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2.406cm"/>
    </style:style>
    <style:style style:name="co12" style:family="table-column">
      <style:table-column-properties fo:break-before="auto" style:column-width="38.019cm"/>
    </style:style>
    <style:style style:name="co13" style:family="table-column">
      <style:table-column-properties fo:break-before="auto" style:column-width="5.161cm"/>
    </style:style>
    <style:style style:name="co8" style:family="table-column">
      <style:table-column-properties fo:break-before="auto" style:column-width="8.017cm"/>
    </style:style>
    <style:style style:name="co9" style:family="table-column">
      <style:table-column-properties fo:break-before="auto" style:column-width="6.191cm"/>
    </style:style>
    <style:style style:name="co10" style:family="table-column">
      <style:table-column-properties fo:break-before="auto" style:column-width="5.888cm"/>
    </style:style>
    <style:style style:name="co7" style:family="table-column">
      <style:table-column-properties fo:break-before="auto" style:column-width="15.79cm"/>
    </style:style>
    <style:style style:name="co14" style:family="table-column">
      <style:table-column-properties fo:break-before="auto" style:column-width="7.082cm"/>
    </style:style>
    <style:style style:name="co15" style:family="table-column">
      <style:table-column-properties fo:break-before="auto" style:column-width="17.42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style:glyph-orientation-vertical="0" style:direction="ltr"/>
      <style:text-properties style:text-position=""/>
    </style:style>
  </office:automatic-styles>
  <office:body>
    <office:spreadsheet>
      <table:table table:name="EdCivica" table:style-name="ta1"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rrect_answer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wrong_answer</text:p>
          </table:table-cell>
        </table:table-row>
        <table:table-row table:style-name="ro1">
          <table:table-cell office:value-type="string" calcext:value-type="string">
            <text:p>il 1° gennaio 1948</text:p>
          </table:table-cell>
          <table:table-cell office:value-type="string" calcext:value-type="string">
            <text:p>La Costituzione italiana è entrata in vigore:</text:p>
          </table:table-cell>
          <table:table-cell office:value-type="string" calcext:value-type="string">
            <text:p>il 1° gennaio 1946|il 1° gennaio 1947|il 30 giugno 1948</text:p>
          </table:table-cell>
        </table:table-row>
        <table:table-row table:style-name="ro1">
          <table:table-cell office:value-type="string" calcext:value-type="string">
            <text:p>è vietata la ricostituzione del partito fascista, sotto qualsiasi forma</text:p>
          </table:table-cell>
          <table:table-cell office:value-type="string" calcext:value-type="string">
            <text:p>Nelle disposizioni transitorie della Costituzione italiana si prescrive che:</text:p>
          </table:table-cell>
          <table:table-cell office:value-type="string" calcext:value-type="string">
            <text:p>è ammessa la sussistenza del partito fascista purché non persegua fini politici mediante organizzazioni di tipo militare o para-militare|è vietato al partito fascista di concorrere alle competizioni elettorali|sono abrogate tutte le leggi emanate durante il regime fascista</text:p>
          </table:table-cell>
        </table:table-row>
        <table:table-row table:style-name="ro1">
          <table:table-cell office:value-type="string" calcext:value-type="string">
            <text:p>No </text:p>
          </table:table-cell>
          <table:table-cell office:value-type="string" calcext:value-type="string">
            <text:p>La Repubblica italiana riconosce i titoli nobiliari?</text:p>
          </table:table-cell>
          <table:table-cell office:value-type="string" calcext:value-type="string">
            <text:p>Sì|Sì, ma solo quelli acquisiti prima del 1945|Sì, ma solo quelli contenuti nel Registro Nobiliare Italiano</text:p>
          </table:table-cell>
        </table:table-row>
        <table:table-row table:style-name="ro1">
          <table:table-cell office:value-type="string" calcext:value-type="string">
            <text:p>trasferiti allo Stato</text:p>
          </table:table-cell>
          <table:table-cell office:value-type="string" calcext:value-type="string">
            <text:p>In base alle Disposizioni transitorie e finali della Costituzione italiana, i beni esistenti sul territorio nazionale appartenenti agli ex re di Casa Savoia sono:</text:p>
          </table:table-cell>
          <table:table-cell office:value-type="string" calcext:value-type="string">
            <text:p>conservati per i legittimi proprietari|distrutti a spese dello Stato|protetti dallo Stato</text:p>
          </table:table-cell>
        </table:table-row>
        <table:table-row table:style-name="ro1">
          <table:table-cell office:value-type="string" calcext:value-type="string">
            <text:p>Provvedimenti provvisori con forza di legge adottati dal Governo </text:p>
          </table:table-cell>
          <table:table-cell office:value-type="string" calcext:value-type="string">
            <text:p>Cosa sono i decreti legge?</text:p>
          </table:table-cell>
          <table:table-cell office:value-type="string" calcext:value-type="string">
            <text:p>Leggi emanate dal Governo su delega espressa del Parlamento|Proposte di legge presentate dal Governo al Parlamento|Provvedimenti definitivi adottati dal Governo senza coinvolgere il Parlamento</text:p>
          </table:table-cell>
        </table:table-row>
        <table:table-row table:style-name="ro1">
          <table:table-cell office:value-type="string" calcext:value-type="string">
            <text:p>Immediatamente dopo la pubblicazione</text:p>
          </table:table-cell>
          <table:table-cell office:value-type="string" calcext:value-type="string">
            <text:p>In Italia, quando entra in vigore un decreto legge?</text:p>
          </table:table-cell>
          <table:table-cell office:value-type="string" calcext:value-type="string">
            <text:p>Dopo la conversione in legge|Quindici giorni dopo la pubblicazione|Trenta giorni dopo la pubblicazione</text:p>
          </table:table-cell>
        </table:table-row>
        <table:table-row table:style-name="ro1">
          <table:table-cell office:value-type="string" calcext:value-type="string">
            <text:p>No, mai</text:p>
          </table:table-cell>
          <table:table-cell office:value-type="string" calcext:value-type="string">
            <text:p>In base alla Costituzione italiana, un'amnistia può riguardare reati commessi successivamente alla presentazione del relativo disegno di legge?</text:p>
          </table:table-cell>
          <table:table-cell office:value-type="string" calcext:value-type="string">
            <text:p>No, tranne casi eccezionali|Sì, ma solo per i reati commessi prima dell'approvazione del disegno di legge che concede l'amnistia|Sì, sempre</text:p>
          </table:table-cell>
        </table:table-row>
        <table:table-row table:style-name="ro1">
          <table:table-cell office:value-type="string" calcext:value-type="string">
            <text:p>Un mese</text:p>
          </table:table-cell>
          <table:table-cell office:value-type="string" calcext:value-type="string">
            <text:p>In base alla Costituzione italiana, entro quanto tempo dalla loro approvazione, di norma, devono essere promulgate le leggi dello Stato?</text:p>
          </table:table-cell>
          <table:table-cell office:value-type="string" calcext:value-type="string">
            <text:p>Cinque giorni|Quindici giorni|Sessanta giorni</text:p>
          </table:table-cell>
        </table:table-row>
        <table:table-row table:style-name="ro1">
          <table:table-cell office:value-type="string" calcext:value-type="string">
            <text:p>progetti di legge redatti in articoli </text:p>
          </table:table-cell>
          <table:table-cell office:value-type="string" calcext:value-type="string">
            <text:p>L'iniziativa legislativa popolare permette agli elettori di presentare alle Camere:</text:p>
          </table:table-cell>
          <table:table-cell office:value-type="string" calcext:value-type="string">
            <text:p>decreti legislativi|interpellanze parlamentari|mozioni di sfiducia</text:p>
          </table:table-cell>
        </table:table-row>
        <table:table-row table:style-name="ro1">
          <table:table-cell office:value-type="string" calcext:value-type="string">
            <text:p>Con una legge</text:p>
          </table:table-cell>
          <table:table-cell office:value-type="string" calcext:value-type="string">
            <text:p>Secondo la Costituzione italiana, come viene concesso l'indulto?</text:p>
          </table:table-cell>
          <table:table-cell office:value-type="string" calcext:value-type="string">
            <text:p>Con un decreto del Governo|Con un decreto del Presidente della Repubblica|Con una sentenza della Corte costituzionale</text:p>
          </table:table-cell>
        </table:table-row>
        <table:table-row table:style-name="ro1">
          <table:table-cell office:value-type="string" calcext:value-type="string">
            <text:p>Sessanta giorni </text:p>
          </table:table-cell>
          <table:table-cell office:value-type="string" calcext:value-type="string">
            <text:p>In base alla Costituzione italiana, i decreti legge adottati dal Governo, per non decadere, entro quanto tempo dalla loro pubblicazione devono essere convertiti in legge dalle Camere?</text:p>
          </table:table-cell>
          <table:table-cell office:value-type="string" calcext:value-type="string">
            <text:p>Quindici giorni|Sei mesi|Un anno</text:p>
          </table:table-cell>
        </table:table-row>
        <table:table-row table:style-name="ro1">
          <table:table-cell office:value-type="string" calcext:value-type="string">
            <text:p>con legge deliberata a maggioranza dei due terzi dei componenti di ciascuna Camera </text:p>
          </table:table-cell>
          <table:table-cell office:value-type="string" calcext:value-type="string">
            <text:p>In base al dettato costituzionale, in Italia l'indulto è concesso:</text:p>
          </table:table-cell>
          <table:table-cell office:value-type="string" calcext:value-type="string">
            <text:p>con decreto del Governo|con referendum popolare|con regolamento del ministero della Giustizia</text:p>
          </table:table-cell>
        </table:table-row>
        <table:table-row table:style-name="ro1">
          <table:table-cell office:value-type="string" calcext:value-type="string">
            <text:p>dalle Camere, con legge</text:p>
          </table:table-cell>
          <table:table-cell office:value-type="string" calcext:value-type="string">
            <text:p>Secondo la Costituzione italiana, l'amnistia viene concessa:</text:p>
          </table:table-cell>
          <table:table-cell office:value-type="string" calcext:value-type="string">
            <text:p>dal Governo|dal Papa|dal Presidente della Repubblica</text:p>
          </table:table-cell>
        </table:table-row>
        <table:table-row table:style-name="ro1">
          <table:table-cell office:value-type="string" calcext:value-type="string">
            <text:p>con legge deliberata a maggioranza dei due terzi dei componenti di ciascuna Camera </text:p>
          </table:table-cell>
          <table:table-cell office:value-type="string" calcext:value-type="string">
            <text:p>In Italia, l'amnistia è concessa:</text:p>
          </table:table-cell>
          <table:table-cell office:value-type="string" calcext:value-type="string">
            <text:p>con decreto del Consiglio dei ministri, sentito il parere del ministro della Giustizia|con legge costituzionale|con legge ordinaria dello Stato o con decreto legislativo</text:p>
          </table:table-cell>
        </table:table-row>
        <table:table-row table:style-name="ro1">
          <table:table-cell office:value-type="string" calcext:value-type="string">
            <text:p>è raggiunta la maggioranza dei voti validamente espressi ed ha partecipato alla votazione la maggioranza degli aventi diritto </text:p>
          </table:table-cell>
          <table:table-cell office:value-type="string" calcext:value-type="string">
            <text:p>Secondo la Costituzione italiana, la proposta soggetta a referendum è approvata se:</text:p>
          </table:table-cell>
          <table:table-cell office:value-type="string" calcext:value-type="string">
            <text:p>è raggiunta la maggioranza dei voti dei cittadini|ha partecipato alla votazione la maggioranza degli aventi diritto|ha partecipato alla votazione la maggioranza dei cittadini</text:p>
          </table:table-cell>
        </table:table-row>
        <table:table-row table:style-name="ro1">
          <table:table-cell office:value-type="string" calcext:value-type="string">
            <text:p>Le Camere </text:p>
          </table:table-cell>
          <table:table-cell office:value-type="string" calcext:value-type="string">
            <text:p>Secondo il dettato costituzionale italiano, chi delibera lo stato di guerra?</text:p>
          </table:table-cell>
          <table:table-cell office:value-type="string" calcext:value-type="string">
            <text:p>Il Governo|Il ministro della Difesa|Il Presidente della Repubblica</text:p>
          </table:table-cell>
        </table:table-row>
        <table:table-row table:style-name="ro1">
          <table:table-cell office:value-type="string" calcext:value-type="string">
            <text:p>18 anni </text:p>
          </table:table-cell>
          <table:table-cell office:value-type="string" calcext:value-type="string">
            <text:p>In base alla Costituzione italiana, partecipano alle votazioni per un referendum popolare i cittadini che abbiano compiuto:</text:p>
          </table:table-cell>
          <table:table-cell office:value-type="string" calcext:value-type="string">
            <text:p>21 anni|25 anni|30 anni</text:p>
          </table:table-cell>
        </table:table-row>
        <table:table-row table:style-name="ro1">
          <table:table-cell office:value-type="string" calcext:value-type="string">
            <text:p>con legge dalle Camere </text:p>
          </table:table-cell>
          <table:table-cell office:value-type="string" calcext:value-type="string">
            <text:p>In base al dettato costituzionale italiano, l'autorizzazione alla ratifica di trattati internazionali che comportano oneri alle finanze è concessa:</text:p>
          </table:table-cell>
          <table:table-cell office:value-type="string" calcext:value-type="string">
            <text:p>con decreto dal Presidente della Repubblica|con decreto legislativo dal Governo|con sentenza dalla Corte costituzionale</text:p>
          </table:table-cell>
        </table:table-row>
        <table:table-row table:style-name="ro1">
          <table:table-cell office:value-type="string" calcext:value-type="string">
            <text:p>con legge e per periodi complessivamente non superiori a quattro mesi </text:p>
          </table:table-cell>
          <table:table-cell office:value-type="string" calcext:value-type="string">
            <text:p>L'esercizio provvisorio del bilancio dello Stato italiano può essere concesso solo:</text:p>
          </table:table-cell>
          <table:table-cell office:value-type="string" calcext:value-type="string">
            <text:p>con legge costituzionale, per non oltre quattro mesi|con legge e con atti aventi forza di legge|con legge e senza limiti di tempo</text:p>
          </table:table-cell>
        </table:table-row>
        <table:table-row table:style-name="ro1">
          <table:table-cell office:value-type="string" calcext:value-type="string">
            <text:p>collettivamente alle due Camere</text:p>
          </table:table-cell>
          <table:table-cell office:value-type="string" calcext:value-type="string">
            <text:p>In base alla Costituzione italiana, la funzione legislativa spetta:</text:p>
          </table:table-cell>
          <table:table-cell office:value-type="string" calcext:value-type="string">
            <text:p>al Governo|al popolo|alternativamente alla Camera e al Senato</text:p>
          </table:table-cell>
        </table:table-row>
        <table:table-row table:style-name="ro1">
          <table:table-cell office:value-type="string" calcext:value-type="string">
            <text:p>collettivamente dalle due Camere</text:p>
          </table:table-cell>
          <table:table-cell office:value-type="string" calcext:value-type="string">
            <text:p>In base alla Costituzione italiana, la funzione legislativa è esercitata:</text:p>
          </table:table-cell>
          <table:table-cell office:value-type="string" calcext:value-type="string">
            <text:p>collettivamente dal Governo e Parlamento|dal Governo su iniziativa del singolo ministro|dalla Magistratura ordinaria</text:p>
          </table:table-cell>
        </table:table-row>
        <table:table-row table:style-name="ro1">
          <table:table-cell office:value-type="string" calcext:value-type="string">
            <text:p>deve essere promulgata obbligatoriamente</text:p>
          </table:table-cell>
          <table:table-cell office:value-type="string" calcext:value-type="string">
            <text:p>Secondo la Costituzione italiana, una legge che, rinviata alle Camere dal Presidente della Repubblica, viene nuovamente approvata dal Parlamento:</text:p>
          </table:table-cell>
          <table:table-cell office:value-type="string" calcext:value-type="string">
            <text:p>deve essere oggetto di apposito referendum|diventa efficace senza promulgazione|è sottoposta al giudizio della Corte costituzionale</text:p>
          </table:table-cell>
        </table:table-row>
        <table:table-row table:style-name="ro1">
          <table:table-cell office:value-type="string" calcext:value-type="string">
            <text:p>Sì, con un'apposita legge di delega, secondo principi e criteri direttivi predeterminati e per un tempo definito</text:p>
          </table:table-cell>
          <table:table-cell office:value-type="string" calcext:value-type="string">
            <text:p>Secondo la Costituzione italiana, le Camere possono delegare al Governo l'esercizio della funzione legislativa?</text:p>
          </table:table-cell>
          <table:table-cell office:value-type="string" calcext:value-type="string">
            <text:p>No, mai|No, tranne che in caso di leggi costituzionali|Sì, senza alcun vincolo</text:p>
          </table:table-cell>
        </table:table-row>
        <table:table-row table:style-name="ro1">
          <table:table-cell office:value-type="string" calcext:value-type="string">
            <text:p>non può essere concesso se non per legge </text:p>
          </table:table-cell>
          <table:table-cell office:value-type="string" calcext:value-type="string">
            <text:p>In base alla Costituzione italiana, l'esercizio provvisorio del bilancio:</text:p>
          </table:table-cell>
          <table:table-cell office:value-type="string" calcext:value-type="string">
            <text:p>è l'unico sistema che il Parlamento può adottare per stabilire nuovi tributi e nuove spese|non può mai essere concesso|può essere concesso solo per periodi superiori a otto mesi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In base alla Costituzione italiana, nel caso in cui a promuovere un referendum siano gli elettori, essi devono essere almeno:</text:p>
          </table:table-cell>
          <table:table-cell office:value-type="string" calcext:value-type="string">
            <text:p>100.000|50.000|800.000</text:p>
          </table:table-cell>
        </table:table-row>
        <table:table-row table:style-name="ro1">
          <table:table-cell office:value-type="string" calcext:value-type="string">
            <text:p>No, sono necessarie la promulgazione da parte del Presidente della Repubblica e la pubblicazione sulla Gazzetta Ufficiale della Repubblica</text:p>
          </table:table-cell>
          <table:table-cell office:value-type="string" calcext:value-type="string">
            <text:p>L'approvazione di una legge da parte del Parlamento è sufficiente perché entri in vigore?</text:p>
          </table:table-cell>
          <table:table-cell office:value-type="string" calcext:value-type="string">
            <text:p>No, è necessaria la promulgazione da parte del Presidente della Camera dei deputati|Sì|Sì, ma solo qualora il testo di legge sia stato concordato anche con il Governo</text:p>
          </table:table-cell>
        </table:table-row>
        <table:table-row table:style-name="ro1">
          <table:table-cell office:value-type="string" calcext:value-type="string">
            <text:p>50.000 elettori </text:p>
          </table:table-cell>
          <table:table-cell office:value-type="string" calcext:value-type="string">
            <text:p>In Italia, in base alla Costituzione italiana, una proposta popolare di legge deve essere sottoscritta da almeno:</text:p>
          </table:table-cell>
          <table:table-cell office:value-type="string" calcext:value-type="string">
            <text:p>1.000 elettori e un Consiglio regionale|100.000 elettori e un gruppo parlamentare|50.000 elettori e un parlamentare</text:p>
          </table:table-cell>
        </table:table-row>
        <table:table-row table:style-name="ro1">
          <table:table-cell office:value-type="string" calcext:value-type="string">
            <text:p>il quindicesimo giorno successivo alla sua pubblicazione sulla Gazzetta Ufficiale </text:p>
          </table:table-cell>
          <table:table-cell office:value-type="string" calcext:value-type="string">
            <text:p>In Italia, salvo diverso termine stabilito nel testo stesso, una legge entra in vigore:</text:p>
          </table:table-cell>
          <table:table-cell office:value-type="string" calcext:value-type="string">
            <text:p>appena viene promulgata dal Presidente della Repubblica|dopo il visto della Corte costituzionale|entro un mese dall'approvazione delle Camere</text:p>
          </table:table-cell>
        </table:table-row>
        <table:table-row table:style-name="ro1">
          <table:table-cell office:value-type="string" calcext:value-type="string">
            <text:p>da entrambe le Camere </text:p>
          </table:table-cell>
          <table:table-cell office:value-type="string" calcext:value-type="string">
            <text:p>In Italia, è presupposto indispensabile perché una legge possa essere promulgata che il testo sia stato integralmente approvato:</text:p>
          </table:table-cell>
          <table:table-cell office:value-type="string" calcext:value-type="string">
            <text:p>almeno dal Senato|dal Governo|dalla Corte dei conti</text:p>
          </table:table-cell>
        </table:table-row>
        <table:table-row table:style-name="ro1">
          <table:table-cell office:value-type="string" calcext:value-type="string">
            <text:p>decorso un termine di quindici giorni dalla pubblicazione, salvo che le leggi stesse non stabiliscano un termine diverso</text:p>
          </table:table-cell>
          <table:table-cell office:value-type="string" calcext:value-type="string">
            <text:p>In base al dettato della Costituzione italiana, le leggi entrano in vigore:</text:p>
          </table:table-cell>
          <table:table-cell office:value-type="string" calcext:value-type="string">
            <text:p>decorsi sei mesi dall'emanazione della legge|immediatamente dopo l'emanazione|in ogni caso quando è decorso un termine di trenta giorni dalla loro pubblicazion e</text:p>
          </table:table-cell>
        </table:table-row>
        <table:table-row table:style-name="ro1">
          <table:table-cell office:value-type="string" calcext:value-type="string">
            <text:p>Le Camere dichiarano lo stato di guerra </text:p>
          </table:table-cell>
          <table:table-cell office:value-type="string" calcext:value-type="string">
            <text:p>Quale delle seguenti affermazioni NON è contenuta nella Costituzione italiana?</text:p>
          </table:table-cell>
          <table:table-cell office:value-type="string" calcext:value-type="string">
            <text:p>Le Camere approvano ogni anno i bilanci e il rendiconto consuntivo presentato dal Governo|Le Camere autorizzano con legge la ratifica dei trattati internazionali|Le Camere deliberano lo stato di guerra</text:p>
          </table:table-cell>
        </table:table-row>
        <table:table-row table:style-name="ro1">
          <table:table-cell office:value-type="string" calcext:value-type="string">
            <text:p>Sì, alle commissioni parlamentari </text:p>
          </table:table-cell>
          <table:table-cell office:value-type="string" calcext:value-type="string">
            <text:p>In base alla Costituzione italiana, le Camere possono deferire ad altri l'approvazione dei disegni di legge?</text:p>
          </table:table-cell>
          <table:table-cell office:value-type="string" calcext:value-type="string">
            <text:p>No, mai|Sì, al Governo|Sì, al Presidente della Repubblica</text:p>
          </table:table-cell>
        </table:table-row>
        <table:table-row table:style-name="ro1">
          <table:table-cell office:value-type="string" calcext:value-type="string">
            <text:p>dalle Camere</text:p>
          </table:table-cell>
          <table:table-cell office:value-type="string" calcext:value-type="string">
            <text:p>Secondo la Costituzione italiana, l'indulto è concesso:</text:p>
          </table:table-cell>
          <table:table-cell office:value-type="string" calcext:value-type="string">
            <text:p>dal Governo|dal Presidente del Senato|dal Presidente della Repubblica</text:p>
          </table:table-cell>
        </table:table-row>
        <table:table-row table:style-name="ro1">
          <table:table-cell office:value-type="string" calcext:value-type="string">
            <text:p>ha partecipato alla votazione la maggioranza degli aventi diritto e se è raggiunta la maggioranza dei voti validamente espressi</text:p>
          </table:table-cell>
          <table:table-cell office:value-type="string" calcext:value-type="string">
            <text:p>In base alla Costituzione italiana, in caso di referendum, una proposta è approvata se:</text:p>
          </table:table-cell>
          <table:table-cell office:value-type="string" calcext:value-type="string">
            <text:p>è raggiunta la maggioranza dei voti validamente espressi a prescindere da quanti degli aventi diritto abbiano partecipato alla votazione|è raggiunta la maggioranza dei voti validamente espressi, indipendentemente dal numero di coloro che hanno partecipato alla votazione|ha partecipato alla votazione la maggioranza degli aventi diritto, anche se non è raggiunta la maggioranza dei voti validamente espressi</text:p>
          </table:table-cell>
        </table:table-row>
        <table:table-row table:style-name="ro1">
          <table:table-cell office:value-type="string" calcext:value-type="string">
            <text:p>da ciascuna Camera </text:p>
          </table:table-cell>
          <table:table-cell office:value-type="string" calcext:value-type="string">
            <text:p>Secondo la Costituzione italiana, le commissioni d'inchiesta parlamentare sono nominate:</text:p>
          </table:table-cell>
          <table:table-cell office:value-type="string" calcext:value-type="string">
            <text:p>dal Governo|dal popolo|dalla Corte costituzionale</text:p>
          </table:table-cell>
        </table:table-row>
        <table:table-row table:style-name="ro1">
          <table:table-cell office:value-type="string" calcext:value-type="string">
            <text:p>dall''Assemblea Costituente </text:p>
          </table:table-cell>
          <table:table-cell office:value-type="string" calcext:value-type="string">
            <text:p>La Costituzione italiana fu redatta:</text:p>
          </table:table-cell>
          <table:table-cell office:value-type="string" calcext:value-type="string">
            <text:p>dal Comitato di Liberazione Nazionale per l'Alta Italia (CLNAI)|dal Governo provvisorio|dal re</text:p>
          </table:table-cell>
        </table:table-row>
        <table:table-row table:style-name="ro1">
          <table:table-cell office:value-type="string" calcext:value-type="string">
            <text:p>Sì, sempre </text:p>
          </table:table-cell>
          <table:table-cell office:value-type="string" calcext:value-type="string">
            <text:p>Secondo la Costituzione italiana, il Governo può presentare alle Camere proposte di legge?</text:p>
          </table:table-cell>
          <table:table-cell office:value-type="string" calcext:value-type="string">
            <text:p>No, mai|No, tranne in casi eccezionali|Sì, purché sottoscritte dal Presidente della Corte costituzionale</text:p>
          </table:table-cell>
        </table:table-row>
        <table:table-row table:style-name="ro1">
          <table:table-cell office:value-type="string" calcext:value-type="string">
            <text:p>Il quindicesimo giorno successivo alla pubblicazione, salvo che la legge stessa stabilisca un termine inferiore </text:p>
          </table:table-cell>
          <table:table-cell office:value-type="string" calcext:value-type="string">
            <text:p>Secondo quanto stabilito dalla Costituzione italiana, quando entra in vigore una legge?</text:p>
          </table:table-cell>
          <table:table-cell office:value-type="string" calcext:value-type="string">
            <text:p>Il quindicesimo giorno successivo all'approvazione del Parlamento, salvo che sia stata deliberata la pubblicazione in Gazzetta Ufficiale|Il quindicesimo giorno successivo alla promulgazione, salvo che sia necessaria la pubblicazione|Immediatamente dopo la promulgazione e l'apposizione del visto da parte del Guardasigilli</text:p>
          </table:table-cell>
        </table:table-row>
        <table:table-row table:style-name="ro1">
          <table:table-cell office:value-type="string" calcext:value-type="string">
            <text:p>l'abrogazione di atti aventi valore di legge </text:p>
          </table:table-cell>
          <table:table-cell office:value-type="string" calcext:value-type="string">
            <text:p>Secondo la Costituzione italiana, il referendum è ammissibile per:</text:p>
          </table:table-cell>
          <table:table-cell office:value-type="string" calcext:value-type="string">
            <text:p>l'abrogazione di decreti ministeriali|l'abrogazione di leggi costituzionali|la proposizione di una nuova legge di iniziativa popolare</text:p>
          </table:table-cell>
        </table:table-row>
        <table:table-row table:style-name="ro1">
          <table:table-cell office:value-type="string" calcext:value-type="string">
            <text:p>Gli elettori della Camera dei deputati </text:p>
          </table:table-cell>
          <table:table-cell office:value-type="string" calcext:value-type="string">
            <text:p>In base alla Costituzione italiana, quali cittadini hanno il diritto di partecipare a un referendum popolare?</text:p>
          </table:table-cell>
          <table:table-cell office:value-type="string" calcext:value-type="string">
            <text:p>Gli elettori del Senato|Tutti i cittadini che abbiano compiuto almeno 25 anni|Tutti i cittadini italiani</text:p>
          </table:table-cell>
        </table:table-row>
        <table:table-row table:style-name="ro1">
          <table:table-cell office:value-type="string" calcext:value-type="string">
            <text:p>il giorno stesso</text:p>
          </table:table-cell>
          <table:table-cell office:value-type="string" calcext:value-type="string">
            <text:p>A norma della Costituzione italiana, quando il Governo adotta un provvedimento provvisorio avente forza di legge, per casi straordinari di necessità e urgenza, questo deve essere presentato per la conversione alle Camere:</text:p>
          </table:table-cell>
          <table:table-cell office:value-type="string" calcext:value-type="string">
            <text:p>entro 30 giorni|entro 5 giorni|entro 60 giorni</text:p>
          </table:table-cell>
        </table:table-row>
        <table:table-row table:style-name="ro1">
          <table:table-cell office:value-type="string" calcext:value-type="string">
            <text:p>elettorale</text:p>
          </table:table-cell>
          <table:table-cell office:value-type="string" calcext:value-type="string">
            <text:p>In base alla Costituzione italiana, la normale procedura di esame e di approvazione diretta da parte di una Camera è sempre adottata per i disegni di legge in materia:</text:p>
          </table:table-cell>
          <table:table-cell office:value-type="string" calcext:value-type="string">
            <text:p>di politica previdenziale|di politica sanitaria|fiscale</text:p>
          </table:table-cell>
        </table:table-row>
        <table:table-row table:style-name="ro1">
          <table:table-cell office:value-type="string" calcext:value-type="string">
            <text:p>sul Governo </text:p>
          </table:table-cell>
          <table:table-cell office:value-type="string" calcext:value-type="string">
            <text:p>In base alla Costituzione italiana, quando, per casi straordinari di necessità e urgenza, il Governo adotta un provvedimento provvisorio avente forza di legge, la responsabilità dell'atto ricade:</text:p>
          </table:table-cell>
          <table:table-cell office:value-type="string" calcext:value-type="string">
            <text:p>sul ministro a capo del dicastero cui si riferisce la materia trattata|sul Parlamento|sul Presidente della Repubblica</text:p>
          </table:table-cell>
        </table:table-row>
        <table:table-row table:style-name="ro1">
          <table:table-cell office:value-type="string" calcext:value-type="string">
            <text:p>Sì, sempre</text:p>
          </table:table-cell>
          <table:table-cell office:value-type="string" calcext:value-type="string">
            <text:p>In base alla Costituzione italiana, il Governo può presentare disegni di legge alle Camere?</text:p>
          </table:table-cell>
          <table:table-cell office:value-type="string" calcext:value-type="string">
            <text:p>No, mai|Sì, purché abbia il consenso di almeno 50 deputati o 25 senatori|Sì, purché siano sostenuti da 50.000 cittadini firmatari</text:p>
          </table:table-cell>
        </table:table-row>
        <table:table-row table:style-name="ro1">
          <table:table-cell office:value-type="string" calcext:value-type="string">
            <text:p>No, sono promulgate dal Presidente della Repubblica</text:p>
          </table:table-cell>
          <table:table-cell office:value-type="string" calcext:value-type="string">
            <text:p>In base alla Costituzione italiana, è corretto affermare che le leggi sono promulgate dal Parlamento?</text:p>
          </table:table-cell>
          <table:table-cell office:value-type="string" calcext:value-type="string">
            <text:p>No, sono promulgate dai Presidenti di Camera e Senato|No, sono promulgate dalla Corte costituzionale|Sì, in seduta comune</text:p>
          </table:table-cell>
        </table:table-row>
        <table:table-row table:style-name="ro1">
          <table:table-cell office:value-type="string" calcext:value-type="string">
            <text:p>collettivamente dalle due Camere </text:p>
          </table:table-cell>
          <table:table-cell office:value-type="string" calcext:value-type="string">
            <text:p>In base alla Costituzione italiana, la funzione legislativa è esercitata:</text:p>
          </table:table-cell>
          <table:table-cell office:value-type="string" calcext:value-type="string">
            <text:p>dal Presidente della Repubblica e dal Parlamento|dal solo Senato|dalla sola Camera dei deputati</text:p>
          </table:table-cell>
        </table:table-row>
        <table:table-row table:style-name="ro1">
          <table:table-cell office:value-type="string" calcext:value-type="string">
            <text:p>su materie di pubblico interesse </text:p>
          </table:table-cell>
          <table:table-cell office:value-type="string" calcext:value-type="string">
            <text:p>In base alla Costituzione italiana, ciascuna Camera può creare commissioni d'inchiesta:</text:p>
          </table:table-cell>
          <table:table-cell office:value-type="string" calcext:value-type="string">
            <text:p>senza alcun limite di materia e di spesa|solo su materie economiche|solo su materie politiche</text:p>
          </table:table-cell>
        </table:table-row>
        <table:table-row table:style-name="ro1">
          <table:table-cell office:value-type="string" calcext:value-type="string">
            <text:p>tutti i cittadini chiamati a eleggere la Camera dei deputati </text:p>
          </table:table-cell>
          <table:table-cell office:value-type="string" calcext:value-type="string">
            <text:p>Secondo la Costituzione italiana, in occasione di un referendum sulle leggi ordinarie dello Stato, il diritto di voto è riconosciuto a:</text:p>
          </table:table-cell>
          <table:table-cell office:value-type="string" calcext:value-type="string">
            <text:p>tutti i cittadini|tutti i cittadini che abbiano compiuto almeno 25 anni al momento del voto|tutti i residenti in Italia al momento del voto</text:p>
          </table:table-cell>
        </table:table-row>
        <table:table-row table:style-name="ro1">
          <table:table-cell office:value-type="string" calcext:value-type="string">
            <text:p>Un decreto emanato dal Governo, su legge di delega del Parlamento, avente valore di legge </text:p>
          </table:table-cell>
          <table:table-cell office:value-type="string" calcext:value-type="string">
            <text:p>Che cos'è un decreto legislativo?</text:p>
          </table:table-cell>
          <table:table-cell office:value-type="string" calcext:value-type="string">
            <text:p>Un atto che non esiste nell'ordinamento giuridico italiano, che contempla solo il decreto legge|Un decreto emanato dal Parlamento, avente valore di legge|Un decreto emanato dal Presidente della Repubblica, contenente norme aventi valore di legge, in casi straordinari di necessità e di urgenza</text:p>
          </table:table-cell>
        </table:table-row>
        <table:table-row table:style-name="ro1">
          <table:table-cell office:value-type="string" calcext:value-type="string">
            <text:p>Quando il Governo, avendoli adottati sotto sua responsabilità, presenta alle Camere uno o più decreti legge per la conversione </text:p>
          </table:table-cell>
          <table:table-cell office:value-type="string" calcext:value-type="string">
            <text:p>In quale dei seguenti casi la Costituzione italiana prevede espressamente che le Camere, anche se sciolte, si debbano necessariamente riunire?</text:p>
          </table:table-cell>
          <table:table-cell office:value-type="string" calcext:value-type="string">
            <text:p>In caso di guerra|Se lo richiede il Presidente della Repubblica|Sempre, su richiesta motivata del Governo</text:p>
          </table:table-cell>
        </table:table-row>
        <table:table-row table:style-name="ro1">
          <table:table-cell office:value-type="string" calcext:value-type="string">
            <text:p>Sì, ogni membro singolarmente </text:p>
          </table:table-cell>
          <table:table-cell office:value-type="string" calcext:value-type="string">
            <text:p>In base alla Costituzione italiana, i membri delle Camere del Parlamento italiano hanno iniziativa legislativa?</text:p>
          </table:table-cell>
          <table:table-cell office:value-type="string" calcext:value-type="string">
            <text:p>No, è una prerogativa collegiale del Parlamento|No, è una prerogativa del Governo|Sì, ma essa deve essere esercitata congiuntamente da almeno dieci membri</text:p>
          </table:table-cell>
        </table:table-row>
        <table:table-row table:style-name="ro1">
          <table:table-cell office:value-type="string" calcext:value-type="string">
            <text:p>il quindicesimo giorno successivo alla loro pubblicazione</text:p>
          </table:table-cell>
          <table:table-cell office:value-type="string" calcext:value-type="string">
            <text:p>Le leggi emanate dal Parlamento entrano normalmente in vigore:</text:p>
          </table:table-cell>
          <table:table-cell office:value-type="string" calcext:value-type="string">
            <text:p>con la promulgazione del Presidente della Repubblica|il giorno stesso della pubblicazione|il ventesimo giorno successivo alla loro pubblicazione</text:p>
          </table:table-cell>
        </table:table-row>
        <table:table-row table:style-name="ro1">
          <table:table-cell office:value-type="string" calcext:value-type="string">
            <text:p>Leggi di bilancio </text:p>
          </table:table-cell>
          <table:table-cell office:value-type="string" calcext:value-type="string">
            <text:p>Secondo la Costituzione italiana, relativamente a quali delle seguenti materie NON è ammesso il referendum popolare?</text:p>
          </table:table-cell>
          <table:table-cell office:value-type="string" calcext:value-type="string">
            <text:p>Diritti civili|Leggi di diritto del lavoro|Leggi penali</text:p>
          </table:table-cell>
        </table:table-row>
        <table:table-row table:style-name="ro1">
          <table:table-cell office:value-type="string" calcext:value-type="string">
            <text:p>Il Governo</text:p>
          </table:table-cell>
          <table:table-cell office:value-type="string" calcext:value-type="string">
            <text:p>Secondo la Costituzione italiana, chi presenta alle Camere ogni anno il bilancio dello Stato?</text:p>
          </table:table-cell>
          <table:table-cell office:value-type="string" calcext:value-type="string">
            <text:p>I parlamentari|Il Presidente della Repubblica|La Corte dei conti</text:p>
          </table:table-cell>
        </table:table-row>
        <table:table-row table:style-name="ro1">
          <table:table-cell office:value-type="string" calcext:value-type="string">
            <text:p>indicare i mezzi per farvi fronte </text:p>
          </table:table-cell>
          <table:table-cell office:value-type="string" calcext:value-type="string">
            <text:p>In base alla Costituzione italiana, ogni legge che importa nuove e maggiori spese deve:</text:p>
          </table:table-cell>
          <table:table-cell office:value-type="string" calcext:value-type="string">
            <text:p>essere sottoposta a referendum|essere sottoposta al vaglio della Corte costituzionale prima di essere vistata dal Presidente della Repubblica e dalla Corte dei conti|ottenere una doppia approvazione parlamentare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È corretta l'affermazione secondo cui le Camere, dopo aver deliberato lo stato di guerra, conferiscono al Governo i poteri necessari?</text:p>
          </table:table-cell>
          <table:table-cell office:value-type="string" calcext:value-type="string">
            <text:p>No, è il Governo a deliberare lo stato di guerra e la Costituzione lo dota già di ogni potere idoneo allo scopo|No, perché il Governo è già dotato di tutti i poteri necessari per affrontare lo stato di guerra e non necessita di alcun conferimento da parte delle Camere|No, perché non sono le Camere a deliberare lo stato di guerra ma è il Capo dello Stato</text:p>
          </table:table-cell>
        </table:table-row>
        <table:table-row table:style-name="ro1">
          <table:table-cell office:value-type="string" calcext:value-type="string">
            <text:p>Le Camere</text:p>
          </table:table-cell>
          <table:table-cell office:value-type="string" calcext:value-type="string">
            <text:p>In base alla Costituzione italiana, chi approva ogni anno i bilanci presentati dal Governo?</text:p>
          </table:table-cell>
          <table:table-cell office:value-type="string" calcext:value-type="string">
            <text:p>Il ministro del Tesoro|Il Presidente della Repubblica|La Corte di cassazione</text:p>
          </table:table-cell>
        </table:table-row>
        <table:table-row table:style-name="ro1">
          <table:table-cell office:value-type="string" calcext:value-type="string">
            <text:p>No, mai </text:p>
          </table:table-cell>
          <table:table-cell office:value-type="string" calcext:value-type="string">
            <text:p>Secondo la Costituzione italiana, si può indire un referendum per abrogare una legge tributaria?</text:p>
          </table:table-cell>
          <table:table-cell office:value-type="string" calcext:value-type="string">
            <text:p>Sì, ma solo se si tratta di imposte indirette|Sì, ma solo se si tratta di tributi di pertinenza dell''Unione europea|Sì, sempre</text:p>
          </table:table-cell>
        </table:table-row>
        <table:table-row table:style-name="ro1">
          <table:table-cell office:value-type="string" calcext:value-type="string">
            <text:p>No, mai </text:p>
          </table:table-cell>
          <table:table-cell office:value-type="string" calcext:value-type="string">
            <text:p>In base alla Costituzione italiana, è ammissibile un referendum popolare per abrogare una legge di amnistia?</text:p>
          </table:table-cell>
          <table:table-cell office:value-type="string" calcext:value-type="string">
            <text:p>Sì, purché la proposta sia avanzata da almeno 5 Consigli regionali|Sì, purché la proposta sia sottoscritta da almeno 500.000 elettori|Sì, sempre</text:p>
          </table:table-cell>
        </table:table-row>
        <table:table-row table:style-name="ro1">
          <table:table-cell office:value-type="string" calcext:value-type="string">
            <text:p>dal Presidente della Repubblica </text:p>
          </table:table-cell>
          <table:table-cell office:value-type="string" calcext:value-type="string">
            <text:p>In base alla Costituzione italiana, le leggi sono promulgate:</text:p>
          </table:table-cell>
          <table:table-cell office:value-type="string" calcext:value-type="string">
            <text:p>dal Parlamento|dal popolo|dal Presidente del Consiglio dei ministri</text:p>
          </table:table-cell>
        </table:table-row>
        <table:table-row table:style-name="ro1">
          <table:table-cell office:value-type="string" calcext:value-type="string">
            <text:p>No </text:p>
          </table:table-cell>
          <table:table-cell office:value-type="string" calcext:value-type="string">
            <text:p>Secondo la Costituzione italiana, la forma repubblicana può essere oggetto di revisione costituzionale?</text:p>
          </table:table-cell>
          <table:table-cell office:value-type="string" calcext:value-type="string">
            <text:p>Sì, mediante referendum abrogativo richiesto da almeno due milioni di elettori|Sì, se almeno la metà più una delle Regioni si dichiara favorevole, tramite plebiscito, alla restaurazione monarchica|Solo con la maggioranza assoluta del Parlamento, riunito in seduta comune</text:p>
          </table:table-cell>
        </table:table-row>
        <table:table-row table:style-name="ro1">
          <table:table-cell office:value-type="string" calcext:value-type="string">
            <text:p>la Corte costituzionale </text:p>
          </table:table-cell>
          <table:table-cell office:value-type="string" calcext:value-type="string">
            <text:p>Secondo la Costituzione italiana, sui conflitti di attribuzione tra i poteri dello Stato giudica:</text:p>
          </table:table-cell>
          <table:table-cell office:value-type="string" calcext:value-type="string">
            <text:p>il Consiglio di Stato|il Parlamento|il Tribunale Amministrativo Regionale del Lazio</text:p>
          </table:table-cell>
        </table:table-row>
        <table:table-row table:style-name="ro1">
          <table:table-cell office:value-type="string" calcext:value-type="string">
            <text:p>solo mediante uno speciale procedimento aggravato </text:p>
          </table:table-cell>
          <table:table-cell office:value-type="string" calcext:value-type="string">
            <text:p>La Costituzione italiana è rigida nel senso che può essere modificata:</text:p>
          </table:table-cell>
          <table:table-cell office:value-type="string" calcext:value-type="string">
            <text:p>con il medesimo procedimento previsto per modificare la legge ordinaria|mediante decreto del Presidente del Consiglio dei ministri|solo dal Presidente della Repubblica</text:p>
          </table:table-cell>
        </table:table-row>
        <table:table-row table:style-name="ro1">
          <table:table-cell office:value-type="string" calcext:value-type="string">
            <text:p>il Presidente della Repubblica</text:p>
          </table:table-cell>
          <table:table-cell office:value-type="string" calcext:value-type="string">
            <text:p>In base alla Costituzione italiana, la Corte costituzionale giudica, tra l'altro, sulle accuse promosse contro:</text:p>
          </table:table-cell>
          <table:table-cell office:value-type="string" calcext:value-type="string">
            <text:p>i parlamentari|il Parlamento|il Presidente della Corte di cassazione</text:p>
          </table:table-cell>
        </table:table-row>
        <table:table-row table:style-name="ro1">
          <table:table-cell office:value-type="string" calcext:value-type="string">
            <text:p>La Corte costituzionale </text:p>
          </table:table-cell>
          <table:table-cell office:value-type="string" calcext:value-type="string">
            <text:p>Secondo la Costituzione italiana, chi giudica della legittimità costituzionale di una legge regionale?</text:p>
          </table:table-cell>
          <table:table-cell office:value-type="string" calcext:value-type="string">
            <text:p>Il Governo|La Corte dei conti|La magistratura ordinaria</text:p>
          </table:table-cell>
        </table:table-row>
        <table:table-row table:style-name="ro1">
          <table:table-cell office:value-type="string" calcext:value-type="string">
            <text:p>La Corte costituzionale </text:p>
          </table:table-cell>
          <table:table-cell office:value-type="string" calcext:value-type="string">
            <text:p>Quale organo giudica sui conflitti di attribuzione tra poteri dello Stato italiano?</text:p>
          </table:table-cell>
          <table:table-cell office:value-type="string" calcext:value-type="string">
            <text:p>Il Consiglio dei ministri|Il Consiglio di Stato|La Corte di Cassazione</text:p>
          </table:table-cell>
        </table:table-row>
        <table:table-row table:style-name="ro1">
          <table:table-cell office:value-type="string" calcext:value-type="string">
            <text:p>rigida, in quanto può essere modificata solo con legge di revisione costituzionale </text:p>
          </table:table-cell>
          <table:table-cell office:value-type="string" calcext:value-type="string">
            <text:p>La Costituzione italiana è:</text:p>
          </table:table-cell>
          <table:table-cell office:value-type="string" calcext:value-type="string">
            <text:p>flessibile, in quanto può essere modificata con legge ordinaria del Parlamento|modificabile solo dal Senato|una legge ordinaria, modificabile dal Presidente della Repubblica</text:p>
          </table:table-cell>
        </table:table-row>
        <table:table-row table:style-name="ro1">
          <table:table-cell office:value-type="string" calcext:value-type="string">
            <text:p>è eletto tra i membri della Corte stessa</text:p>
          </table:table-cell>
          <table:table-cell office:value-type="string" calcext:value-type="string">
            <text:p>Secondo la Costituzione italiana, il Presidente della Corte costituzionale:</text:p>
          </table:table-cell>
          <table:table-cell office:value-type="string" calcext:value-type="string">
            <text:p>è il membro più anziano della Corte stessa|è indicato dal ministro della Giustizia|è nominato dal Presidente della Repubblica</text:p>
          </table:table-cell>
        </table:table-row>
        <table:table-row table:style-name="ro1">
          <table:table-cell office:value-type="string" calcext:value-type="string">
            <text:p>La Corte costituzionale </text:p>
          </table:table-cell>
          <table:table-cell office:value-type="string" calcext:value-type="string">
            <text:p>Secondo la Costituzione italiana, chi giudica sui conflitti tra i diversi poteri dello Stato?</text:p>
          </table:table-cell>
          <table:table-cell office:value-type="string" calcext:value-type="string">
            <text:p>Il Consiglio di Stato|Il popolo|La Corte di cassazione</text:p>
          </table:table-cell>
        </table:table-row>
        <table:table-row table:style-name="ro1">
          <table:table-cell office:value-type="string" calcext:value-type="string">
            <text:p>Sì, purché altri quattro Consigli regionali presentino la medesima richiesta</text:p>
          </table:table-cell>
          <table:table-cell office:value-type="string" calcext:value-type="string">
            <text:p>Secondo la Costituzione italiana, un Consiglio regionale può chiedere di indire un referendum su una legge di revisione costituzionale?</text:p>
          </table:table-cell>
          <table:table-cell office:value-type="string" calcext:value-type="string">
            <text:p>No, mai|No, perché un Consiglio regionale può promuovere referendum solo su leggi regionali|Sì, anche da solo</text:p>
          </table:table-cell>
        </table:table-row>
        <table:table-row table:style-name="ro1">
          <table:table-cell office:value-type="string" calcext:value-type="string">
            <text:p>il presidente della Corte costituzionale</text:p>
          </table:table-cell>
          <table:table-cell office:value-type="string" calcext:value-type="string">
            <text:p>A norma della Costituzione italiana, NON partecipa alla nomina dei giudici della Corte costituzionale:</text:p>
          </table:table-cell>
          <table:table-cell office:value-type="string" calcext:value-type="string">
            <text:p>il Parlamento in seduta comune|il Presidente della Repubblica|le supreme magistrature ordinaria e amministrativa</text:p>
          </table:table-cell>
        </table:table-row>
        <table:table-row table:style-name="ro1">
          <table:table-cell office:value-type="string" calcext:value-type="string">
            <text:p>non si dà luogo al referendum di convalida </text:p>
          </table:table-cell>
          <table:table-cell office:value-type="string" calcext:value-type="string">
            <text:p>In base alla Costituzione italiana, se una legge costituzionale è approvata da ciascuna Camera, nella seconda votazione, con maggioranza dei due terzi dei suoi componenti:</text:p>
          </table:table-cell>
          <table:table-cell office:value-type="string" calcext:value-type="string">
            <text:p>è facoltativo il referendum di convalida|è obbligatorio il referendum di convalida|possono fare richiesta del referendum di convalida almeno 500.000 cittadini</text:p>
          </table:table-cell>
        </table:table-row>
        <table:table-row table:style-name="ro1">
          <table:table-cell office:value-type="string" calcext:value-type="string">
            <text:p>Sì, secondo la procedura prevista dalla Costituzione stessa </text:p>
          </table:table-cell>
          <table:table-cell office:value-type="string" calcext:value-type="string">
            <text:p>Secondo la Costituzione italiana, il testo attuale della Costituzione può essere cambiato?</text:p>
          </table:table-cell>
          <table:table-cell office:value-type="string" calcext:value-type="string">
            <text:p>No, in nessun caso|Sì, ma solo attraverso un'apposita Assemblea costituente|Sì, ma solo attraverso un'apposita Commissione bicamerale</text:p>
          </table:table-cell>
        </table:table-row>
        <table:table-row table:style-name="ro1">
          <table:table-cell office:value-type="string" calcext:value-type="string">
            <text:p>non può essere oggetto di revisione costituzionale </text:p>
          </table:table-cell>
          <table:table-cell office:value-type="string" calcext:value-type="string">
            <text:p>La forma repubblicana dello Stato italiano:</text:p>
          </table:table-cell>
          <table:table-cell office:value-type="string" calcext:value-type="string">
            <text:p>può essere modificata con una procedura istituzionale che richiede l'intervento del Parlamento in seduta comune, del Presidente della Repubblica, del Governo|può essere modificata solo mediante il ricorso a un referendum istituzionale|può essere oggetto di revisione costituzionale tramite una particolare procedura parlamentare</text:p>
          </table:table-cell>
        </table:table-row>
        <table:table-row table:style-name="ro1">
          <table:table-cell office:value-type="string" calcext:value-type="string">
            <text:p>per un terzo dal Presidente della Repubblica, per un terzo dal Parlamento in seduta comune e per un terzo dalle supreme magistrature ordinaria </text:p>
          </table:table-cell>
          <table:table-cell office:value-type="string" calcext:value-type="string">
            <text:p>I giudici della Corte costituzionale sono nominati:</text:p>
          </table:table-cell>
          <table:table-cell office:value-type="string" calcext:value-type="string">
            <text:p>per un terzo dai Presidenti delle Camere, per un terzo dal Presidente della Repubblica e per un terzo dal Presidente del Consiglio dei ministri|per un terzo dal Presidente della Corte stessa, per un terzo dal Parlamento in seduta comune e per un terzo dalle supreme magistrature ordinaria|per un terzo dalla Corte di cassazione, per un terzo dal Consiglio di Stato e per un terzo dalla Corte dei conti</text:p>
          </table:table-cell>
        </table:table-row>
        <table:table-row table:style-name="ro1">
          <table:table-cell office:value-type="string" calcext:value-type="string">
            <text:p>No, in nessun caso</text:p>
          </table:table-cell>
          <table:table-cell office:value-type="string" calcext:value-type="string">
            <text:p>Secondo la Costituzione italiana, la forma repubblicana può essere modificata?</text:p>
          </table:table-cell>
          <table:table-cell office:value-type="string" calcext:value-type="string">
            <text:p>No, tranne se lo delibera il Governo|Sì, con legge costituzionale|Sì, purché vi sia il consenso del Presidente della Repubblica</text:p>
          </table:table-cell>
        </table:table-row>
        <table:table-row table:style-name="ro1">
          <table:table-cell office:value-type="string" calcext:value-type="string">
            <text:p>le leggi e tutti gli atti aventi forza di legge dello Stato e delle Regioni </text:p>
          </table:table-cell>
          <table:table-cell office:value-type="string" calcext:value-type="string">
            <text:p>In Italia, sono oggetto di giudizio di costituzionalità:</text:p>
          </table:table-cell>
          <table:table-cell office:value-type="string" calcext:value-type="string">
            <text:p>le leggi e tutti gli atti aventi forza di legge dello Stato, delle Regioni e delle Province|le leggi provinciali, tutti gli atti aventi forza di legge e i regolamenti dello Stato e delle Regioni|le sole leggi dello Stato</text:p>
          </table:table-cell>
        </table:table-row>
        <table:table-row table:style-name="ro1">
          <table:table-cell office:value-type="string" calcext:value-type="string">
            <text:p>di ciascuna Camera</text:p>
          </table:table-cell>
          <table:table-cell office:value-type="string" calcext:value-type="string">
            <text:p>In base alla Costituzione italiana, le leggi di revisione della Costituzione stessa sono adottate con due successive deliberazioni:</text:p>
          </table:table-cell>
          <table:table-cell office:value-type="string" calcext:value-type="string">
            <text:p>del Consiglio superiore della Magistratura|del Governo|del Presidente della Repubblica</text:p>
          </table:table-cell>
        </table:table-row>
        <table:table-row table:style-name="ro1">
          <table:table-cell office:value-type="string" calcext:value-type="string">
            <text:p>dal giorno successivo alla pubblicazione della decisione</text:p>
          </table:table-cell>
          <table:table-cell office:value-type="string" calcext:value-type="string">
            <text:p>In base alla Costituzione italiana, quando la Corte costituzionale dichiara l'illegittimità di una norma di legge, la norma cessa di avere efficacia:</text:p>
          </table:table-cell>
          <table:table-cell office:value-type="string" calcext:value-type="string">
            <text:p>dal giorno stesso della pubblicazione della decisione|quando il Parlamento emana un atto normativo che abroga la norma illegittima|quindici giorni dopo la pubblicazione della decisione</text:p>
          </table:table-cell>
        </table:table-row>
        <table:table-row table:style-name="ro1">
          <table:table-cell office:value-type="string" calcext:value-type="string">
            <text:p>controllare la rispondenza delle leggi ai principi stabiliti dalla Costituzione </text:p>
          </table:table-cell>
          <table:table-cell office:value-type="string" calcext:value-type="string">
            <text:p>La Corte costituzionale ha il compito di:</text:p>
          </table:table-cell>
          <table:table-cell office:value-type="string" calcext:value-type="string">
            <text:p>mettere in stato d'accusa il Presidente del Consiglio dei ministri|verificare la copertura finanziaria delle proposte di legge|verificare la regolarità dell'elezione dei parlamentari</text:p>
          </table:table-cell>
        </table:table-row>
        <table:table-row table:style-name="ro1">
          <table:table-cell office:value-type="string" calcext:value-type="string">
            <text:p>No, in nessun caso</text:p>
          </table:table-cell>
          <table:table-cell office:value-type="string" calcext:value-type="string">
            <text:p>Secondo la Costituzione, in Italia può essere reintrodotta la monarchia?</text:p>
          </table:table-cell>
          <table:table-cell office:value-type="string" calcext:value-type="string">
            <text:p>No, a meno che non si tenga un apposito referendum|Sì|Sì, purché lo richiedano almeno cinque Regioni</text:p>
          </table:table-cell>
        </table:table-row>
        <table:table-row table:style-name="ro1">
          <table:table-cell office:value-type="string" calcext:value-type="string">
            <text:p>Quindici, a cui si aggiungono sedici giudici aggregati nei giudizi di accusa contro il Presidente della Repubblica</text:p>
          </table:table-cell>
          <table:table-cell office:value-type="string" calcext:value-type="string">
            <text:p>In base alla Costituzione italiana, quanti sono i giudici della Corte costituzionale?</text:p>
          </table:table-cell>
          <table:table-cell office:value-type="string" calcext:value-type="string">
            <text:p>Dieci, a cui si aggiungono sedici giudici aggregati nei giudizi di accusa contro il Presidente della Repubblica|Sempre tre|Venti, a cui si aggiungono sedici giudici aggregati nei giudizi di accusa contro il Presidente della Repubblica</text:p>
          </table:table-cell>
        </table:table-row>
        <table:table-row table:style-name="ro1">
          <table:table-cell office:value-type="string" calcext:value-type="string">
            <text:p>La Corte costituzionale </text:p>
          </table:table-cell>
          <table:table-cell office:value-type="string" calcext:value-type="string">
            <text:p>Secondo la Costituzione italiana, chi giudica della legittimità costituzionale di una legge?</text:p>
          </table:table-cell>
          <table:table-cell office:value-type="string" calcext:value-type="string">
            <text:p>Il Consiglio di Stato|Il Consiglio superiore della magistratura|Il Parlamento</text:p>
          </table:table-cell>
        </table:table-row>
        <table:table-row table:style-name="ro1">
          <table:table-cell office:value-type="string" calcext:value-type="string">
            <text:p>composta da quindici giudici </text:p>
          </table:table-cell>
          <table:table-cell office:value-type="string" calcext:value-type="string">
            <text:p>La Corte costituzionale è:</text:p>
          </table:table-cell>
          <table:table-cell office:value-type="string" calcext:value-type="string">
            <text:p>l'organo che si occupò della stesura della Costituzione e che venne sciolto subito dopo la sua approvazione|presieduta dal ministro della Giustizia|un organo straordinario, nominato in situazioni di eccezionale instabilità politica</text:p>
          </table:table-cell>
        </table:table-row>
        <table:table-row table:style-name="ro1">
          <table:table-cell office:value-type="string" calcext:value-type="string">
            <text:p>una Costituzione le cui disposizioni possono essere modificate o abrogate con leggi ordinarie </text:p>
          </table:table-cell>
          <table:table-cell office:value-type="string" calcext:value-type="string">
            <text:p>Per Costituzione flessibile si intende:</text:p>
          </table:table-cell>
          <table:table-cell office:value-type="string" calcext:value-type="string">
            <text:p>la Costituzione i cui principi fondamentali si adeguano automaticamente alle modificazioni sociali|una Costituzione che richiede un procedimento aggravato per la modifica o l'abrogazione delle sue norme|una Costituzione le cui disposizioni non sono vincolanti per i giudici</text:p>
          </table:table-cell>
        </table:table-row>
        <table:table-row table:style-name="ro1">
          <table:table-cell office:value-type="string" calcext:value-type="string">
            <text:p>Presidente della Repubblica </text:p>
          </table:table-cell>
          <table:table-cell office:value-type="string" calcext:value-type="string">
            <text:p>In base alla Costituzione italiana, il Presidente del Consiglio è nominato dal:</text:p>
          </table:table-cell>
          <table:table-cell office:value-type="string" calcext:value-type="string">
            <text:p>Consiglio dei ministri|Governo|Presidente della Corte costituzionale</text:p>
          </table:table-cell>
        </table:table-row>
        <table:table-row table:style-name="ro1">
          <table:table-cell office:value-type="string" calcext:value-type="string">
            <text:p>dal Presidente della Repubblica </text:p>
          </table:table-cell>
          <table:table-cell office:value-type="string" calcext:value-type="string">
            <text:p>Secondo la Costituzione italiana, i ministri sono nominati:</text:p>
          </table:table-cell>
          <table:table-cell office:value-type="string" calcext:value-type="string">
            <text:p>dal popolo|dal Presidente del Consiglio|dalle Camere</text:p>
          </table:table-cell>
        </table:table-row>
        <table:table-row table:style-name="ro1">
          <table:table-cell office:value-type="string" calcext:value-type="string">
            <text:p>mozione motivata e votata per appello nominale</text:p>
          </table:table-cell>
          <table:table-cell office:value-type="string" calcext:value-type="string">
            <text:p>In base alla Costituzione italiana, ciascuna Camera accorda o revoca la fiducia mediante:</text:p>
          </table:table-cell>
          <table:table-cell office:value-type="string" calcext:value-type="string">
            <text:p>apposita procedura stabilita dal proprio regolamento|mozione motivata e votata con voto segreto|votazione elettronica</text:p>
          </table:table-cell>
        </table:table-row>
        <table:table-row table:style-name="ro1">
          <table:table-cell office:value-type="string" calcext:value-type="string">
            <text:p>deve avere la fiducia delle Camere </text:p>
          </table:table-cell>
          <table:table-cell office:value-type="string" calcext:value-type="string">
            <text:p>In base alla Costituzione italiana, il Governo:</text:p>
          </table:table-cell>
          <table:table-cell office:value-type="string" calcext:value-type="string">
            <text:p>deve avere la fiducia di almeno una Camera|non deve avere la fiducia delle Camere|può avere la fiducia delle Camere</text:p>
          </table:table-cell>
        </table:table-row>
        <table:table-row table:style-name="ro1">
          <table:table-cell office:value-type="string" calcext:value-type="string">
            <text:p>il ministro competente </text:p>
          </table:table-cell>
          <table:table-cell office:value-type="string" calcext:value-type="string">
            <text:p>Secondo la Costituzione italiana, degli atti di ogni singolo dicastero è responsabile:</text:p>
          </table:table-cell>
          <table:table-cell office:value-type="string" calcext:value-type="string">
            <text:p>il Governo collegialmente|il Presidente del Consiglio dei ministri|nessuno</text:p>
          </table:table-cell>
        </table:table-row>
        <table:table-row table:style-name="ro1">
          <table:table-cell office:value-type="string" calcext:value-type="string">
            <text:p>con legge</text:p>
          </table:table-cell>
          <table:table-cell office:value-type="string" calcext:value-type="string">
            <text:p>A norma della Costituzione italiana, l'ordinamento della Presidenza del Consiglio è determinato:</text:p>
          </table:table-cell>
          <table:table-cell office:value-type="string" calcext:value-type="string">
            <text:p>con decreto del Presidente del Consiglio dei ministri|con regolamento emanato dal Presidente della Repubblica|dalla stessa Costituzione</text:p>
          </table:table-cell>
        </table:table-row>
        <table:table-row table:style-name="ro1">
          <table:table-cell office:value-type="string" calcext:value-type="string">
            <text:p>Il Presidente del Consiglio dei ministri </text:p>
          </table:table-cell>
          <table:table-cell office:value-type="string" calcext:value-type="string">
            <text:p>Chi è, in Italia, il Capo del Governo?</text:p>
          </table:table-cell>
          <table:table-cell office:value-type="string" calcext:value-type="string">
            <text:p>Il Presidente del Senato|Il Presidente della Camera dei deputati|Il Presidente della Repubblica</text:p>
          </table:table-cell>
        </table:table-row>
        <table:table-row table:style-name="ro1">
          <table:table-cell office:value-type="string" calcext:value-type="string">
            <text:p>nelle mani del Presidente della Repubblica</text:p>
          </table:table-cell>
          <table:table-cell office:value-type="string" calcext:value-type="string">
            <text:p>Secondo la Costituzione italiana, i ministri, prima di assumere le proprie funzioni, devono prestare giuramento:</text:p>
          </table:table-cell>
          <table:table-cell office:value-type="string" calcext:value-type="string">
            <text:p>davanti al Parlamento|davanti alla propria Camera di appartenenza|nelle mani del Presidente del Consiglio</text:p>
          </table:table-cell>
        </table:table-row>
        <table:table-row table:style-name="ro1">
          <table:table-cell office:value-type="string" calcext:value-type="string">
            <text:p>nelle mani del Presidente della Repubblica</text:p>
          </table:table-cell>
          <table:table-cell office:value-type="string" calcext:value-type="string">
            <text:p>Secondo la Costituzione italiana, il Presidente del Consiglio dei ministri presta giuramento:</text:p>
          </table:table-cell>
          <table:table-cell office:value-type="string" calcext:value-type="string">
            <text:p>di fronte al popolo italiano|di fronte al Senato|di fronte alla Camera</text:p>
          </table:table-cell>
        </table:table-row>
        <table:table-row table:style-name="ro1">
          <table:table-cell office:value-type="string" calcext:value-type="string">
            <text:p>da una legge</text:p>
          </table:table-cell>
          <table:table-cell office:value-type="string" calcext:value-type="string">
            <text:p>A norma della Costituzione italiana, l'organizzazione dei ministeri è determinata:</text:p>
          </table:table-cell>
          <table:table-cell office:value-type="string" calcext:value-type="string">
            <text:p>da un decreto del Presidente del Consiglio dei ministri|da un regolamento emanato dal Presidente della Repubblica|dalla stessa Costituzione</text:p>
          </table:table-cell>
        </table:table-row>
        <table:table-row table:style-name="ro1">
          <table:table-cell office:value-type="string" calcext:value-type="string">
            <text:p>una delle Camere revoca la propria fiducia </text:p>
          </table:table-cell>
          <table:table-cell office:value-type="string" calcext:value-type="string">
            <text:p>Il Governo italiano è tenuto a rassegnare le dimissioni quando:</text:p>
          </table:table-cell>
          <table:table-cell office:value-type="string" calcext:value-type="string">
            <text:p>i ministri revocano la fiducia al Presidente del Consiglio|il Presidente del Consiglio revoca il mandato dei ministri|il Presidente della Repubblica decide di sciogliere le Camere</text:p>
          </table:table-cell>
        </table:table-row>
        <table:table-row table:style-name="ro1">
          <table:table-cell office:value-type="string" calcext:value-type="string">
            <text:p>Il Presidente del Consiglio dei ministri </text:p>
          </table:table-cell>
          <table:table-cell office:value-type="string" calcext:value-type="string">
            <text:p>A norma della Costituzione italiana, chi dirige la politica generale del Governo e ne è responsabile?</text:p>
          </table:table-cell>
          <table:table-cell office:value-type="string" calcext:value-type="string">
            <text:p>Il ministro dell''Economia e delle Finanze|Il Presidente del Senato della Repubblica|Il Presidente della Repubblica</text:p>
          </table:table-cell>
        </table:table-row>
        <table:table-row table:style-name="ro1">
          <table:table-cell office:value-type="string" calcext:value-type="string">
            <text:p>Sì, da entrambe le Camere</text:p>
          </table:table-cell>
          <table:table-cell office:value-type="string" calcext:value-type="string">
            <text:p>In Italia, il Governo deve ottenere la fiducia parlamentare per poter governare?</text:p>
          </table:table-cell>
          <table:table-cell office:value-type="string" calcext:value-type="string">
            <text:p>No, perché è eletto a suffragio universale diretto ed è legittimato a governare per la durata del mandato|No, perché è nominato dal Presidente della Repubblica|Sì, da almeno una Camera</text:p>
          </table:table-cell>
        </table:table-row>
        <table:table-row table:style-name="ro1">
          <table:table-cell office:value-type="string" calcext:value-type="string">
            <text:p>Dieci </text:p>
          </table:table-cell>
          <table:table-cell office:value-type="string" calcext:value-type="string">
            <text:p>In Italia, entro quanti giorni dalla formazione il Governo si deve presentare alle Camere per ottenere la fiducia?</text:p>
          </table:table-cell>
          <table:table-cell office:value-type="string" calcext:value-type="string">
            <text:p>Cinque|Tre|Uno</text:p>
          </table:table-cell>
        </table:table-row>
        <table:table-row table:style-name="ro1">
          <table:table-cell office:value-type="string" calcext:value-type="string">
            <text:p>dalla legge</text:p>
          </table:table-cell>
          <table:table-cell office:value-type="string" calcext:value-type="string">
            <text:p>Secondo la Costituzione italiana, il numero dei ministeri è determinato:</text:p>
          </table:table-cell>
          <table:table-cell office:value-type="string" calcext:value-type="string">
            <text:p>dal ministro per i Rapporti con il Parlamento|dal Presidente della Repubblica|dalla Corte costituzionale</text:p>
          </table:table-cell>
        </table:table-row>
        <table:table-row table:style-name="ro1">
          <table:table-cell office:value-type="string" calcext:value-type="string">
            <text:p>Sì, previa autorizzazione di una delle Camere, secondo le norme stabilite con legge costituzionale </text:p>
          </table:table-cell>
          <table:table-cell office:value-type="string" calcext:value-type="string">
            <text:p>Secondo la Costituzione italiana, i ministri possono essere processati per i reati commessi nell''esercizio delle loro funzioni?</text:p>
          </table:table-cell>
          <table:table-cell office:value-type="string" calcext:value-type="string">
            <text:p>No, mai|No, tranne che per i reati di attentato alla Costituzione e alto tradimento|Sì, senza limitazione alcuna</text:p>
          </table:table-cell>
        </table:table-row>
        <table:table-row table:style-name="ro1">
          <table:table-cell office:value-type="string" calcext:value-type="string">
            <text:p>Presidente del Consiglio dei ministri</text:p>
          </table:table-cell>
          <table:table-cell office:value-type="string" calcext:value-type="string">
            <text:p>In Italia, la politica generale del Governo è diretta e attuata sotto la responsabilità del:</text:p>
          </table:table-cell>
          <table:table-cell office:value-type="string" calcext:value-type="string">
            <text:p>Consiglio dei ministri collegialmente|Parlamento, dal momento che il Governo deve limitarsi ad attuarne le scelte di indirizzo politico|Presidente della Repubblica</text:p>
          </table:table-cell>
        </table:table-row>
        <table:table-row table:style-name="ro1">
          <table:table-cell office:value-type="string" calcext:value-type="string">
            <text:p>dal Presidente della Repubblica</text:p>
          </table:table-cell>
          <table:table-cell office:value-type="string" calcext:value-type="string">
            <text:p>In base alla Costituzione italiana, il Presidente del Consiglio dei ministri è nominato:</text:p>
          </table:table-cell>
          <table:table-cell office:value-type="string" calcext:value-type="string">
            <text:p>dai ministri con votazione|dal Parlamento con voto segreto|dalle Camere, con voto di fiducia</text:p>
          </table:table-cell>
        </table:table-row>
        <table:table-row table:style-name="ro1">
          <table:table-cell office:value-type="string" calcext:value-type="string">
            <text:p>Il Presidente del Consiglio </text:p>
          </table:table-cell>
          <table:table-cell office:value-type="string" calcext:value-type="string">
            <text:p>Secondo la Costituzione italiana, chi dirige la politica generale del Governo?</text:p>
          </table:table-cell>
          <table:table-cell office:value-type="string" calcext:value-type="string">
            <text:p>Il Consiglio dei ministri|Il Consiglio di Gabinetto|La maggioranza parlamentare</text:p>
          </table:table-cell>
        </table:table-row>
        <table:table-row table:style-name="ro1">
          <table:table-cell office:value-type="string" calcext:value-type="string">
            <text:p>non importa l'obbligo di dimissioni del Governo </text:p>
          </table:table-cell>
          <table:table-cell office:value-type="string" calcext:value-type="string">
            <text:p>Secondo la Costituzione italiana, il voto contrario di entrambe le Camere su una proposta del Governo:</text:p>
          </table:table-cell>
          <table:table-cell office:value-type="string" calcext:value-type="string">
            <text:p>importa l'obbligo di dimissioni del Governo|importa l'obbligo di dimissioni se la proposta era annoverata nel programma di Governo|non importa l'obbligo di dimissioni, salvo che ne faccia richiesta il Presidente della Repubblica</text:p>
          </table:table-cell>
        </table:table-row>
        <table:table-row table:style-name="ro1">
          <table:table-cell office:value-type="string" calcext:value-type="string">
            <text:p>Da ciascuna Camera del Parlamento </text:p>
          </table:table-cell>
          <table:table-cell office:value-type="string" calcext:value-type="string">
            <text:p>Secondo la Costituzione italiana, da chi è accordata o revocata la fiducia al Governo?</text:p>
          </table:table-cell>
          <table:table-cell office:value-type="string" calcext:value-type="string">
            <text:p>Dal Presidente della Repubblica|Solo dal Senato della Repubblica|Solo dalla Camera dei deputati</text:p>
          </table:table-cell>
        </table:table-row>
        <table:table-row table:style-name="ro1">
          <table:table-cell office:value-type="string" calcext:value-type="string">
            <text:p>dalla legge</text:p>
          </table:table-cell>
          <table:table-cell office:value-type="string" calcext:value-type="string">
            <text:p>In base alla Costituzione italiana, il numero dei ministeri è determinato:</text:p>
          </table:table-cell>
          <table:table-cell office:value-type="string" calcext:value-type="string">
            <text:p>da un decreto del Presidente del Consiglio dei ministri|da un regolamento della Presidenza del Consiglio dei ministri|dalla Costituzione stessa</text:p>
          </table:table-cell>
        </table:table-row>
        <table:table-row table:style-name="ro1">
          <table:table-cell office:value-type="string" calcext:value-type="string">
            <text:p>una legge ordinaria dello Stato </text:p>
          </table:table-cell>
          <table:table-cell office:value-type="string" calcext:value-type="string">
            <text:p>In base alla Costituzione italiana, le attribuzioni dei ministeri sono determinate da:</text:p>
          </table:table-cell>
          <table:table-cell office:value-type="string" calcext:value-type="string">
            <text:p>un decreto del Presidente del Consiglio dei ministri|un regolamento della Presidenza del Consiglio dei ministri|una legge costituzionale</text:p>
          </table:table-cell>
        </table:table-row>
        <table:table-row table:style-name="ro1">
          <table:table-cell office:value-type="string" calcext:value-type="string">
            <text:p>del Presidente della Repubblica </text:p>
          </table:table-cell>
          <table:table-cell office:value-type="string" calcext:value-type="string">
            <text:p>In base alla Costituzione italiana, il Presidente del Consiglio dei ministri, prima di assumere le sue funzioni, presta giuramento nelle mani:</text:p>
          </table:table-cell>
          <table:table-cell office:value-type="string" calcext:value-type="string">
            <text:p>dei Presidenti di Camera e Senato|del Parlamento in seduta comune|del Presidente della Corte costituzionale</text:p>
          </table:table-cell>
        </table:table-row>
        <table:table-row table:style-name="ro1">
          <table:table-cell office:value-type="string" calcext:value-type="string">
            <text:p>ordinaria, previa autorizzazione della Camera dei deputati o del Senato della Repubblica, secondo le norme stabilite con legge costituzionale </text:p>
          </table:table-cell>
          <table:table-cell office:value-type="string" calcext:value-type="string">
            <text:p>In base alla Costituzione italiana, il Presidente del Consiglio dei ministri, per i reati commessi nell''esercizio delle sue funzioni, è sottoposto alla giurisdizione:</text:p>
          </table:table-cell>
          <table:table-cell office:value-type="string" calcext:value-type="string">
            <text:p>della Corte costituzionale|della Corte dei conti|ordinaria, senza alcuna autorizzazione delle Camere</text:p>
          </table:table-cell>
        </table:table-row>
        <table:table-row table:style-name="ro1">
          <table:table-cell office:value-type="string" calcext:value-type="string">
            <text:p>di almeno un decimo dei componenti di una Camera </text:p>
          </table:table-cell>
          <table:table-cell office:value-type="string" calcext:value-type="string">
            <text:p>Secondo la Costituzione italiana, per presentare una mozione di sfiducia verso il Governo occorre la sottoscrizione da parte:</text:p>
          </table:table-cell>
          <table:table-cell office:value-type="string" calcext:value-type="string">
            <text:p>del Presidente della Corte costituzionale|della maggioranza dei ministri|di almeno 10.000 cittadini</text:p>
          </table:table-cell>
        </table:table-row>
        <table:table-row table:style-name="ro1">
          <table:table-cell office:value-type="string" calcext:value-type="string">
            <text:p>entro dieci giorni dalla sua formazione </text:p>
          </table:table-cell>
          <table:table-cell office:value-type="string" calcext:value-type="string">
            <text:p>In base alla Costituzione italiana, il Governo si presenta alle Camere per ottenere la fiducia:</text:p>
          </table:table-cell>
          <table:table-cell office:value-type="string" calcext:value-type="string">
            <text:p>entro dieci giorni dalla richiesta delle Camere|entro otto giorni dalla sua formazione|solo quando lo delibera autonomamente per vincolare l'approvazione di leggi che considera di particolare rilievo</text:p>
          </table:table-cell>
        </table:table-row>
        <table:table-row table:style-name="ro1">
          <table:table-cell office:value-type="string" calcext:value-type="string">
            <text:p>Il Presidente del Consiglio dei ministri</text:p>
          </table:table-cell>
          <table:table-cell office:value-type="string" calcext:value-type="string">
            <text:p>In base alla Costituzione italiana, chi deve garantire il mantenimento dell'unità di indirizzo amministrativo del Governo?</text:p>
          </table:table-cell>
          <table:table-cell office:value-type="string" calcext:value-type="string">
            <text:p>Il Capo dello Stato|Il ministro per l'Attuazione del programma|Il Presidente della Repubblica</text:p>
          </table:table-cell>
        </table:table-row>
        <table:table-row table:style-name="ro1">
          <table:table-cell office:value-type="string" calcext:value-type="string">
            <text:p>Mediante mozione motivata e votata per appello nominale </text:p>
          </table:table-cell>
          <table:table-cell office:value-type="string" calcext:value-type="string">
            <text:p>Secondo la Costituzione italiana, in quale modo le Camere concedono la fiducia al Governo?</text:p>
          </table:table-cell>
          <table:table-cell office:value-type="string" calcext:value-type="string">
            <text:p>Indicendo un apposito referendum|Mediante mozione motivata e votata per alzata di mano|Riunendosi in seduta comune, alla presenza dei giudici della Corte costituzionale</text:p>
          </table:table-cell>
        </table:table-row>
        <table:table-row table:style-name="ro1">
          <table:table-cell office:value-type="string" calcext:value-type="string">
            <text:p>No </text:p>
          </table:table-cell>
          <table:table-cell office:value-type="string" calcext:value-type="string">
            <text:p>In base alla Costituzione italiana, il voto contrario di entrambe le Camere su una proposta avanzata dal Governo importa l'obbligo di dimissioni?</text:p>
          </table:table-cell>
          <table:table-cell office:value-type="string" calcext:value-type="string">
            <text:p>No, tranne che il voto sia espresso da una maggioranza qualificata di due terzi dei membri|No, tranne che il voto sia espresso da una maggioranza qualificata di due terzi dei votanti|Sì, perché in tal caso è venuto meno il legame con la maggioranza parlamentare di cui è espressione</text:p>
          </table:table-cell>
        </table:table-row>
        <table:table-row table:style-name="ro1">
          <table:table-cell office:value-type="string" calcext:value-type="string">
            <text:p>il Presidente della Repubblica </text:p>
          </table:table-cell>
          <table:table-cell office:value-type="string" calcext:value-type="string">
            <text:p>Secondo la Costituzione italiana, NON è parte del Governo:</text:p>
          </table:table-cell>
          <table:table-cell office:value-type="string" calcext:value-type="string">
            <text:p>il Consiglio dei ministri|il Ministro senza portafoglio|il Presidente del Consiglio</text:p>
          </table:table-cell>
        </table:table-row>
        <table:table-row table:style-name="ro1">
          <table:table-cell office:value-type="string" calcext:value-type="string">
            <text:p>non ha l'obbligo di dimettersi </text:p>
          </table:table-cell>
          <table:table-cell office:value-type="string" calcext:value-type="string">
            <text:p>Secondo la Costituzione italiana, se la Camera dei deputati esprime voto contrario su una proposta del Governo, quest''ultimo:</text:p>
          </table:table-cell>
          <table:table-cell office:value-type="string" calcext:value-type="string">
            <text:p>ha l'obbligo di dimettersi solo nel caso in cui la Corte costituzionale ritenga che la proposta del Governo sia stata illegittima|ha l'obbligo di presentarsi alle Camere per sottoporsi a un voto di fiducia|ha sempre l'obbligo di dimettersi</text:p>
          </table:table-cell>
        </table:table-row>
        <table:table-row table:style-name="ro1">
          <table:table-cell office:value-type="string" calcext:value-type="string">
            <text:p>10 giorni</text:p>
          </table:table-cell>
          <table:table-cell office:value-type="string" calcext:value-type="string">
            <text:p>In base alla Costituzione italiana, entro quale termine dalla sua formazione il Governo deve ottenere la fiducia delle Camere?</text:p>
          </table:table-cell>
          <table:table-cell office:value-type="string" calcext:value-type="string">
            <text:p>3 mesi|5 anni|6 mesi</text:p>
          </table:table-cell>
        </table:table-row>
        <table:table-row table:style-name="ro1">
          <table:table-cell office:value-type="string" calcext:value-type="string">
            <text:p>La legge </text:p>
          </table:table-cell>
          <table:table-cell office:value-type="string" calcext:value-type="string">
            <text:p>Chi determina, secondo la Costituzione italiana, le attribuzioni dei ministeri?</text:p>
          </table:table-cell>
          <table:table-cell office:value-type="string" calcext:value-type="string">
            <text:p>Il Presidente della Camera dei deputati|La Corte dei conti|La Corte di cassazione</text:p>
          </table:table-cell>
        </table:table-row>
        <table:table-row table:style-name="ro1">
          <table:table-cell office:value-type="string" calcext:value-type="string">
            <text:p>dalla legge </text:p>
          </table:table-cell>
          <table:table-cell office:value-type="string" calcext:value-type="string">
            <text:p>A norma della Costituzione italiana, l'ordinamento della Presidenza del Consiglio dei ministri deve essere regolato:</text:p>
          </table:table-cell>
          <table:table-cell office:value-type="string" calcext:value-type="string">
            <text:p>dai Presidenti dei due rami del Parlamento|dalla Magistratura|dalla prassi</text:p>
          </table:table-cell>
        </table:table-row>
        <table:table-row table:style-name="ro1">
          <table:table-cell office:value-type="string" calcext:value-type="string">
            <text:p>dei ministri collegialmente</text:p>
          </table:table-cell>
          <table:table-cell office:value-type="string" calcext:value-type="string">
            <text:p>A norma della Costituzione italiana, la responsabilità per gli atti del Consiglio dei ministri è:</text:p>
          </table:table-cell>
          <table:table-cell office:value-type="string" calcext:value-type="string">
            <text:p>del Parlamento|del Presidente del Consiglio dei ministri|del Presidente della Repubblica</text:p>
          </table:table-cell>
        </table:table-row>
        <table:table-row table:style-name="ro1">
          <table:table-cell office:value-type="string" calcext:value-type="string">
            <text:p>del Presidente della Repubblica </text:p>
          </table:table-cell>
          <table:table-cell office:value-type="string" calcext:value-type="string">
            <text:p>Prima di assumere le funzioni, il governo italiano presta giuramento nelle mani:</text:p>
          </table:table-cell>
          <table:table-cell office:value-type="string" calcext:value-type="string">
            <text:p>del Presidente del Consiglio superiore della Magistratura|del Presidente del Senato|del Presidente della Camera</text:p>
          </table:table-cell>
        </table:table-row>
        <table:table-row table:style-name="ro1">
          <table:table-cell office:value-type="string" calcext:value-type="string">
            <text:p>alla giurisdizione ordinaria, previa autorizzazione della Camera o del Senato</text:p>
          </table:table-cell>
          <table:table-cell office:value-type="string" calcext:value-type="string">
            <text:p>La Costituzione italiana prevede che, in caso di reati commessi dal Presidente del Consiglio dei ministri e dai ministri nell''esercizio delle proprie funzioni, questi, se cessati dalla carica, siano sottoposti:</text:p>
          </table:table-cell>
          <table:table-cell office:value-type="string" calcext:value-type="string">
            <text:p>alla giurisdizione del Parlamento in seduta comune, che vota lo stato di accusa a maggioranza assoluta dei suoi membri|alla giurisdizione della Corte costituzionale|esclusivamente alla giurisdizione del Consiglio di Stato</text:p>
          </table:table-cell>
        </table:table-row>
        <table:table-row table:style-name="ro1">
          <table:table-cell office:value-type="string" calcext:value-type="string">
            <text:p>Nessun obbligo particolare </text:p>
          </table:table-cell>
          <table:table-cell office:value-type="string" calcext:value-type="string">
            <text:p>Secondo la Costituzione italiana, che cosa comporta per il Governo la presentazione alle Camere di una mozione di sfiducia contro di esso?</text:p>
          </table:table-cell>
          <table:table-cell office:value-type="string" calcext:value-type="string">
            <text:p>Impossibilità di compiere atti di straordinaria amministrazione|Obbligo di dimissioni preventive|Obbligo di interrompere la propria attività fino alla votazione della mozione</text:p>
          </table:table-cell>
        </table:table-row>
        <table:table-row table:style-name="ro1">
          <table:table-cell office:value-type="string" calcext:value-type="string">
            <text:p>è nominato dal Presidente della Repubblica </text:p>
          </table:table-cell>
          <table:table-cell office:value-type="string" calcext:value-type="string">
            <text:p>Secondo la Costituzione italiana, il Presidente del Consiglio dei ministri:</text:p>
          </table:table-cell>
          <table:table-cell office:value-type="string" calcext:value-type="string">
            <text:p>è eletto a suffragio universale diretto|è nominato, di comune accordo, dai Presidenti delle Camere|è scelto dal Consiglio dei ministri</text:p>
          </table:table-cell>
        </table:table-row>
        <table:table-row table:style-name="ro1">
          <table:table-cell office:value-type="string" calcext:value-type="string">
            <text:p>Il Presidente del Consiglio dei ministri</text:p>
          </table:table-cell>
          <table:table-cell office:value-type="string" calcext:value-type="string">
            <text:p>Chi dirige la politica generale del Governo e ne è responsabile?</text:p>
          </table:table-cell>
          <table:table-cell office:value-type="string" calcext:value-type="string">
            <text:p>Il Presidente del Senato|Il Presidente della Repubblica|Il segretario del partito di maggioranza</text:p>
          </table:table-cell>
        </table:table-row>
        <table:table-row table:style-name="ro1">
          <table:table-cell office:value-type="string" calcext:value-type="string">
            <text:p>Alla giurisdizione ordinaria, previa autorizzazione del Senato o della Camera, secondo le norme stabilite con legge costituzionale </text:p>
          </table:table-cell>
          <table:table-cell office:value-type="string" calcext:value-type="string">
            <text:p>In base alla Costituzione italiana, a quale giurisdizione sono sottoposti i ministri, cessati dalla carica, per reati commessi nell'esercizio delle loro funzioni?</text:p>
          </table:table-cell>
          <table:table-cell office:value-type="string" calcext:value-type="string">
            <text:p>Alla Corte costituzionale|Alla giurisdizione amministrativa, previa autorizzazione del Senato o della Camera, secondo le norme stabilite con legge ordinaria|Alla giurisdizione straordinaria, previa autorizzazione del Senato o della Camera, secondo le norme stabilite con legge costituzionale</text:p>
          </table:table-cell>
        </table:table-row>
        <table:table-row table:style-name="ro1">
          <table:table-cell office:value-type="string" calcext:value-type="string">
            <text:p>della Presidenza del Consiglio </text:p>
          </table:table-cell>
          <table:table-cell office:value-type="string" calcext:value-type="string">
            <text:p>Palazzo Chigi è la sede:</text:p>
          </table:table-cell>
          <table:table-cell office:value-type="string" calcext:value-type="string">
            <text:p>del ministero degli Esteri|del ministero degli Interni|della Presidenza della Repubblica</text:p>
          </table:table-cell>
        </table:table-row>
        <table:table-row table:style-name="ro1">
          <table:table-cell office:value-type="string" calcext:value-type="string">
            <text:p>Sì, nelle mani del Presidente della Repubblica </text:p>
          </table:table-cell>
          <table:table-cell office:value-type="string" calcext:value-type="string">
            <text:p>Secondo la Costituzione italiana, il Presidente del Consiglio dei ministri, prima di assumere le funzioni, deve prestare giuramento?</text:p>
          </table:table-cell>
          <table:table-cell office:value-type="string" calcext:value-type="string">
            <text:p>No|Sì, davanti al popolo|Sì, davanti alle Camere riunite</text:p>
          </table:table-cell>
        </table:table-row>
        <table:table-row table:style-name="ro1">
          <table:table-cell office:value-type="string" calcext:value-type="string">
            <text:p>Sì, sempre </text:p>
          </table:table-cell>
          <table:table-cell office:value-type="string" calcext:value-type="string">
            <text:p>Secondo la Costituzione italiana, il Governo ha sempre l'obbligo di conseguire il voto di fiducia da parte delle Camere?</text:p>
          </table:table-cell>
          <table:table-cell office:value-type="string" calcext:value-type="string">
            <text:p>No, a meno che lo richieda la maggioranza dei parlamentari|No, mai|Sì, tranne se gode già della fiducia del Presidente della Repubblica</text:p>
          </table:table-cell>
        </table:table-row>
        <table:table-row table:style-name="ro1">
          <table:table-cell office:value-type="string" calcext:value-type="string">
            <text:p>aver ottenuto la fiducia dei due rami del Parlamento</text:p>
          </table:table-cell>
          <table:table-cell office:value-type="string" calcext:value-type="string">
            <text:p>In base alla Costituzione italiana, il governo può esercitare definitivamente i suoi poteri solo dopo:</text:p>
          </table:table-cell>
          <table:table-cell office:value-type="string" calcext:value-type="string">
            <text:p>aver ottenuto la fiducia della magistratura|aver presentato il proprio programma al Presidente della Repubblica|aver presentato il proprio programma alla Corte dei conti</text:p>
          </table:table-cell>
        </table:table-row>
        <table:table-row table:style-name="ro1">
          <table:table-cell office:value-type="string" calcext:value-type="string">
            <text:p>Il Presidente della Repubblica, su proposta del Presidente del Consiglio</text:p>
          </table:table-cell>
          <table:table-cell office:value-type="string" calcext:value-type="string">
            <text:p>In base alla Costituzione italiana, chi nomina i ministri?</text:p>
          </table:table-cell>
          <table:table-cell office:value-type="string" calcext:value-type="string">
            <text:p>Il Presidente del Consiglio|Il Presidente del Consiglio, su proposta del Presidente della Repubblica|Il Presidente del Senato, su proposta del Presidente della Camera dei deputati</text:p>
          </table:table-cell>
        </table:table-row>
        <table:table-row table:style-name="ro1">
          <table:table-cell office:value-type="string" calcext:value-type="string">
            <text:p>nelle materie di contabilità pubblica e nelle altre specificate dalla legge </text:p>
          </table:table-cell>
          <table:table-cell office:value-type="string" calcext:value-type="string">
            <text:p>In base alla Costituzione italiana, la Corte dei conti ha giurisdizione:</text:p>
          </table:table-cell>
          <table:table-cell office:value-type="string" calcext:value-type="string">
            <text:p>in materia di acque pubbliche|in materia di diritti della persona|in materia di reati militari</text:p>
          </table:table-cell>
        </table:table-row>
        <table:table-row table:style-name="ro1">
          <table:table-cell office:value-type="string" calcext:value-type="string">
            <text:p>No, mai</text:p>
          </table:table-cell>
          <table:table-cell office:value-type="string" calcext:value-type="string">
            <text:p>Secondo la Costituzione italiana, è possibile istituire giudici speciali o straordinari?</text:p>
          </table:table-cell>
          <table:table-cell office:value-type="string" calcext:value-type="string">
            <text:p>Sì, ma solo i tribunali militari|Sì, ogni qual volta risulti necessario|Sì, sempre</text:p>
          </table:table-cell>
        </table:table-row>
        <table:table-row table:style-name="ro1">
          <table:table-cell office:value-type="string" calcext:value-type="string">
            <text:p>un organo di giustizia amministrativa </text:p>
          </table:table-cell>
          <table:table-cell office:value-type="string" calcext:value-type="string">
            <text:p>Il Consiglio di Stato è:</text:p>
          </table:table-cell>
          <table:table-cell office:value-type="string" calcext:value-type="string">
            <text:p>l'organo con funzioni legislative dello Stato italiano|un organo di consulenza giuridica vincolante|un organo di giustizia contabile</text:p>
          </table:table-cell>
        </table:table-row>
        <table:table-row table:style-name="ro1">
          <table:table-cell office:value-type="string" calcext:value-type="string">
            <text:p>Sì, sempre </text:p>
          </table:table-cell>
          <table:table-cell office:value-type="string" calcext:value-type="string">
            <text:p>Secondo la Costituzione italiana, è ammessa la tutela giurisdizionale nei confronti degli atti della pubblica amministrazione?</text:p>
          </table:table-cell>
          <table:table-cell office:value-type="string" calcext:value-type="string">
            <text:p>No, mai|No, tranne casi eccezionali|Sì, purché entro un anno dal compimento dall'atto lesivo da parte della pubblica amministrazione</text:p>
          </table:table-cell>
        </table:table-row>
        <table:table-row table:style-name="ro1">
          <table:table-cell office:value-type="string" calcext:value-type="string">
            <text:p>reati militari commessi da appartenenti alle Forze Armate </text:p>
          </table:table-cell>
          <table:table-cell office:value-type="string" calcext:value-type="string">
            <text:p>La giurisdizione dei tribunali militari in tempo di pace è relativa a:</text:p>
          </table:table-cell>
          <table:table-cell office:value-type="string" calcext:value-type="string">
            <text:p>qualunque reato commesso da appartenenti alle Forze Armate|quanto stabilito con legge ordinaria|reati militari commessi da cittadini militari e civili</text:p>
          </table:table-cell>
        </table:table-row>
        <table:table-row table:style-name="ro1">
          <table:table-cell office:value-type="string" calcext:value-type="string">
            <text:p>in materia di contabilità pubblica</text:p>
          </table:table-cell>
          <table:table-cell office:value-type="string" calcext:value-type="string">
            <text:p>La Corte dei conti ha giurisdizione:</text:p>
          </table:table-cell>
          <table:table-cell office:value-type="string" calcext:value-type="string">
            <text:p>in materia di giustizia amministrativa|in materia di giustizia penale|in materia di interessi legittimi</text:p>
          </table:table-cell>
        </table:table-row>
        <table:table-row table:style-name="ro1">
          <table:table-cell office:value-type="string" calcext:value-type="string">
            <text:p>No, in nessun caso </text:p>
          </table:table-cell>
          <table:table-cell office:value-type="string" calcext:value-type="string">
            <text:p>Secondo la Costituzione italiana, possono essere istituiti giudici speciali o giudici straordinari?</text:p>
          </table:table-cell>
          <table:table-cell office:value-type="string" calcext:value-type="string">
            <text:p>Sì, con legge costituzionale|Sì, ma solo nei casi in cui occorra perseguire reati di terrorismo ed eversione dell'ordine costituzionale|Sì, ma solo per determinate materie</text:p>
          </table:table-cell>
        </table:table-row>
        <table:table-row table:style-name="ro1">
          <table:table-cell office:value-type="string" calcext:value-type="string">
            <text:p>sono eletti in parte dai magistrati ordinari e in parte dal Parlamento in seduta comune </text:p>
          </table:table-cell>
          <table:table-cell office:value-type="string" calcext:value-type="string">
            <text:p>I componenti elettivi del Consiglio superiore della Magistratura:</text:p>
          </table:table-cell>
          <table:table-cell office:value-type="string" calcext:value-type="string">
            <text:p>sono eletti dai cittadini che hanno i requisiti per eleggere i deputati|sono eletti dai cittadini che hanno i requisiti per eleggere i senatori|sono eletti dal Parlamento in seduta comune integrato dai rappresentanti regionali</text:p>
          </table:table-cell>
        </table:table-row>
        <table:table-row table:style-name="ro1">
          <table:table-cell office:value-type="string" calcext:value-type="string">
            <text:p>Sì, sempre</text:p>
          </table:table-cell>
          <table:table-cell office:value-type="string" calcext:value-type="string">
            <text:p>In base alla Costituzione italiana, i provvedimenti giurisdizionali devono essere sempre motivati?</text:p>
          </table:table-cell>
          <table:table-cell office:value-type="string" calcext:value-type="string">
            <text:p>No, è obbligatorio motivarli solo se ledono la libertà personale|No, è obbligatorio motivarli solo se non sono di immediata evidenza|No, mai</text:p>
          </table:table-cell>
        </table:table-row>
        <table:table-row table:style-name="ro1">
          <table:table-cell office:value-type="string" calcext:value-type="string">
            <text:p>alla legge</text:p>
          </table:table-cell>
          <table:table-cell office:value-type="string" calcext:value-type="string">
            <text:p>In base alla Costituzione italiana, i giudici sono soggetti:</text:p>
          </table:table-cell>
          <table:table-cell office:value-type="string" calcext:value-type="string">
            <text:p>al Consiglio superiore della magistratura|al popolo|al Regolamento del Consiglio superiore della magistratura</text:p>
          </table:table-cell>
        </table:table-row>
        <table:table-row table:style-name="ro1">
          <table:table-cell office:value-type="string" calcext:value-type="string">
            <text:p>motivati </text:p>
          </table:table-cell>
          <table:table-cell office:value-type="string" calcext:value-type="string">
            <text:p>Secondo la Costituzione italiana, i provvedimenti giurisdizionali devono essere:</text:p>
          </table:table-cell>
          <table:table-cell office:value-type="string" calcext:value-type="string">
            <text:p>concisi|non necessariamente motivati|segreti</text:p>
          </table:table-cell>
        </table:table-row>
        <table:table-row table:style-name="ro1">
          <table:table-cell office:value-type="string" calcext:value-type="string">
            <text:p>costituisce un ordine autonomo e indipendente da ogni altro potere</text:p>
          </table:table-cell>
          <table:table-cell office:value-type="string" calcext:value-type="string">
            <text:p>Secondo la Costituzione italiana, la magistratura:</text:p>
          </table:table-cell>
          <table:table-cell office:value-type="string" calcext:value-type="string">
            <text:p>costituisce un ordine subordinato e dipendente dal Governo|è sempre soggetta al controllo politico del popolo tramite le elezioni e i referendum|esercita le sue funzioni per delega del Presidente della Repubblica</text:p>
          </table:table-cell>
        </table:table-row>
        <table:table-row table:style-name="ro1">
          <table:table-cell office:value-type="string" calcext:value-type="string">
            <text:p>al Consiglio superiore della magistratura </text:p>
          </table:table-cell>
          <table:table-cell office:value-type="string" calcext:value-type="string">
            <text:p>Secondo la Costituzione italiana, le assunzioni, le assegnazioni e i trasferimenti, le promozioni e i provvedimenti disciplinari nei riguardi dei magistrati spettano:</text:p>
          </table:table-cell>
          <table:table-cell office:value-type="string" calcext:value-type="string">
            <text:p>al Consiglio dei ministri|al ministro della Giustizia|al Presidente della Repubblica di concerto con il ministro della Giustizia</text:p>
          </table:table-cell>
        </table:table-row>
        <table:table-row table:style-name="ro1">
          <table:table-cell office:value-type="string" calcext:value-type="string">
            <text:p>Presidente della Repubblica </text:p>
          </table:table-cell>
          <table:table-cell office:value-type="string" calcext:value-type="string">
            <text:p>In Italia, il Consiglio superiore della magistratura è presieduto dal:</text:p>
          </table:table-cell>
          <table:table-cell office:value-type="string" calcext:value-type="string">
            <text:p>ministro della Giustizia|Presidente della Corte dei conti|primo Presidente della Corte di cassazione</text:p>
          </table:table-cell>
        </table:table-row>
        <table:table-row table:style-name="ro1">
          <table:table-cell office:value-type="string" calcext:value-type="string">
            <text:p>Per concorso </text:p>
          </table:table-cell>
          <table:table-cell office:value-type="string" calcext:value-type="string">
            <text:p>Come vengono nominati i magistrati ordinari, di regola?</text:p>
          </table:table-cell>
          <table:table-cell office:value-type="string" calcext:value-type="string">
            <text:p>Per chiamata diretta del Consiglio superiore della Magistratura|Per nomina diretta da parte della Corte costituzionale|Per sorteggio da appositi elenchi di cittadini laureati</text:p>
          </table:table-cell>
        </table:table-row>
        <table:table-row table:style-name="ro1">
          <table:table-cell office:value-type="string" calcext:value-type="string">
            <text:p>Di reati militari commessi da appartenenti alle Forze armate </text:p>
          </table:table-cell>
          <table:table-cell office:value-type="string" calcext:value-type="string">
            <text:p>Secondo la Costituzione italiana, di che cosa si occupano i tribunali militari in tempo di pace?</text:p>
          </table:table-cell>
          <table:table-cell office:value-type="string" calcext:value-type="string">
            <text:p>Dei reati eventualmente indicati da apposita legge|Di nulla, in quanto vengono sciolti|Di reati commessi nei confronti di appartenenti alle Forze Armate</text:p>
          </table:table-cell>
        </table:table-row>
        <table:table-row table:style-name="ro1">
          <table:table-cell office:value-type="string" calcext:value-type="string">
            <text:p>Il Consiglio superiore della Magistratura</text:p>
          </table:table-cell>
          <table:table-cell office:value-type="string" calcext:value-type="string">
            <text:p>Secondo la Costituzione italiana, chi assume la decisione di trasferire un magistrato?</text:p>
          </table:table-cell>
          <table:table-cell office:value-type="string" calcext:value-type="string">
            <text:p>Il ministro della Giustizia|Il Presidente della Repubblica|Il suo diretto superiore gerarchico</text:p>
          </table:table-cell>
        </table:table-row>
        <table:table-row table:style-name="ro1">
          <table:table-cell office:value-type="string" calcext:value-type="string">
            <text:p>Sì, sempre </text:p>
          </table:table-cell>
          <table:table-cell office:value-type="string" calcext:value-type="string">
            <text:p>In base alla Costituzione italiana, contro gli atti della pubblica amministrazione è ammessa la tutela giurisdizionale?</text:p>
          </table:table-cell>
          <table:table-cell office:value-type="string" calcext:value-type="string">
            <text:p>No, è ammesso solo il ricorso da presentare all'ufficio sovraordinato a quello che ha emesso l'atto contestato|No, mai|No, tranne il caso di lesione di diritti</text:p>
          </table:table-cell>
        </table:table-row>
        <table:table-row table:style-name="ro1">
          <table:table-cell office:value-type="string" calcext:value-type="string">
            <text:p>Sì</text:p>
          </table:table-cell>
          <table:table-cell office:value-type="string" calcext:value-type="string">
            <text:p>L'affermazione "la legge sull'ordinamento giudiziario può ammettere la nomina, anche elettiva, di magistrati onorari per tutte le funzioni attribuite a giudici singoli" è attualmente contenuta nella Costituzione italiana?</text:p>
          </table:table-cell>
          <table:table-cell office:value-type="string" calcext:value-type="string">
            <text:p>No, lo era fino al 2001|No, non è mai stata contenuta nella Costituzione|Sì, dalla riforma cosiddetta del giusto processo</text:p>
          </table:table-cell>
        </table:table-row>
        <table:table-row table:style-name="ro1">
          <table:table-cell office:value-type="string" calcext:value-type="string">
            <text:p>Sì</text:p>
          </table:table-cell>
          <table:table-cell office:value-type="string" calcext:value-type="string">
            <text:p>In Italia, esiste una responsabilità civile del giudice per i propri errori?</text:p>
          </table:table-cell>
          <table:table-cell office:value-type="string" calcext:value-type="string">
            <text:p>No, mai|Sì, ma solo per errori nel processo civile|Sì, ma solo per i Pretori</text:p>
          </table:table-cell>
        </table:table-row>
        <table:table-row table:style-name="ro1">
          <table:table-cell office:value-type="string" calcext:value-type="string">
            <text:p>incompatibile con quella di Consigliere regionale </text:p>
          </table:table-cell>
          <table:table-cell office:value-type="string" calcext:value-type="string">
            <text:p>In Italia, la carica di membro elettivo del Consiglio superiore della magistratura è:</text:p>
          </table:table-cell>
          <table:table-cell office:value-type="string" calcext:value-type="string">
            <text:p>compatibile con l'iscrizione a un albo professionale|compatibile con la carica di deputato|compatibile con quella di Consigliere regionale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l Tribunale Amministrativo Regionale è un tribunale speciale?</text:p>
          </table:table-cell>
          <table:table-cell office:value-type="string" calcext:value-type="string">
            <text:p>No, l'unico Tribunale speciale ammesso dalla Costituzione italiana è il Consiglio di Stato|Sì|Sì, è l'unico caso previsto dalla Costituzione italiana</text:p>
          </table:table-cell>
        </table:table-row>
        <table:table-row table:style-name="ro1">
          <table:table-cell office:value-type="string" calcext:value-type="string">
            <text:p>del Parlamento</text:p>
          </table:table-cell>
          <table:table-cell office:value-type="string" calcext:value-type="string">
            <text:p>In base alla Costituzione italiana, i magistrati, finché sono in carica, NON possono far parte:</text:p>
          </table:table-cell>
          <table:table-cell office:value-type="string" calcext:value-type="string">
            <text:p>di alcuna confessione religiosa|di associazione riconosciute giuridicamente|di società commerciali</text:p>
          </table:table-cell>
        </table:table-row>
        <table:table-row table:style-name="ro1">
          <table:table-cell office:value-type="string" calcext:value-type="string">
            <text:p>Il pubblico ministero </text:p>
          </table:table-cell>
          <table:table-cell office:value-type="string" calcext:value-type="string">
            <text:p>Secondo la Costituzione italiana, chi ha l'obbligo di esercitare l'azione penale?</text:p>
          </table:table-cell>
          <table:table-cell office:value-type="string" calcext:value-type="string">
            <text:p>Il giudice per le indagini preliminari|L'avvocato|Nessuno, in quanto la Costituzione rimanda alla legge tale determinazione</text:p>
          </table:table-cell>
        </table:table-row>
        <table:table-row table:style-name="ro1">
          <table:table-cell office:value-type="string" calcext:value-type="string">
            <text:p>inamovibili </text:p>
          </table:table-cell>
          <table:table-cell office:value-type="string" calcext:value-type="string">
            <text:p>In base alla Costituzione italiana, i magistrati sono:</text:p>
          </table:table-cell>
          <table:table-cell office:value-type="string" calcext:value-type="string">
            <text:p>divisi in giudici ordinari e straordinari|ingiudicabili|non promovibili</text:p>
          </table:table-cell>
        </table:table-row>
        <table:table-row table:style-name="ro1">
          <table:table-cell office:value-type="string" calcext:value-type="string">
            <text:p>sempre obbligatoria per il pubblico ministero </text:p>
          </table:table-cell>
          <table:table-cell office:value-type="string" calcext:value-type="string">
            <text:p>L'azione penale, in Italia, è:</text:p>
          </table:table-cell>
          <table:table-cell office:value-type="string" calcext:value-type="string">
            <text:p>facoltativa, ad eccezione di alcuni particolari reati, tassativamente indicati, per i quali è obbligatoria per il pubblico ministero|obbligatoria solo per i delitti e facoltativa per le altre violazioni di legge|sempre facoltativa per il pubblico ministero</text:p>
          </table:table-cell>
        </table:table-row>
        <table:table-row table:style-name="ro1">
          <table:table-cell office:value-type="string" calcext:value-type="string">
            <text:p>un magistrato</text:p>
          </table:table-cell>
          <table:table-cell office:value-type="string" calcext:value-type="string">
            <text:p>In Italia, il pubblico ministero è:</text:p>
          </table:table-cell>
          <table:table-cell office:value-type="string" calcext:value-type="string">
            <text:p>un avvocato, iscritto a una camera penale da almeno 10 anni|un funzionario di Polizia|un prefetto</text:p>
          </table:table-cell>
        </table:table-row>
        <table:table-row table:style-name="ro1">
          <table:table-cell office:value-type="string" calcext:value-type="string">
            <text:p>autonomo</text:p>
          </table:table-cell>
          <table:table-cell office:value-type="string" calcext:value-type="string">
            <text:p>In base alla Costituzione italiana, la Magistratura costituisce un ordine:</text:p>
          </table:table-cell>
          <table:table-cell office:value-type="string" calcext:value-type="string">
            <text:p>declaratorio|democratico|sovrano</text:p>
          </table:table-cell>
        </table:table-row>
        <table:table-row table:style-name="ro1">
          <table:table-cell office:value-type="string" calcext:value-type="string">
            <text:p>legge dello Stato </text:p>
          </table:table-cell>
          <table:table-cell office:value-type="string" calcext:value-type="string">
            <text:p>In base alla Costituzione italiana, le norme dell’'ordinamento giudiziario sono stabilite con:</text:p>
          </table:table-cell>
          <table:table-cell office:value-type="string" calcext:value-type="string">
            <text:p>decreto del ministero della Giustizia|ordinanza del Consiglio superiore della magistratura|regolamento del Presidente della Repubblica</text:p>
          </table:table-cell>
        </table:table-row>
        <table:table-row table:style-name="ro1">
          <table:table-cell office:value-type="string" calcext:value-type="string">
            <text:p>è direttamente a disposizione dell''autorità giudiziaria </text:p>
          </table:table-cell>
          <table:table-cell office:value-type="string" calcext:value-type="string">
            <text:p>In base alla Costituzione italiana, la polizia giudiziaria:</text:p>
          </table:table-cell>
          <table:table-cell office:value-type="string" calcext:value-type="string">
            <text:p>dispone dell''autorità giudiziaria|è esclusivamente a disposizione dei cittadini|non ha l'obbligo di riferire all'autorità giudiziaria</text:p>
          </table:table-cell>
        </table:table-row>
        <table:table-row table:style-name="ro1">
          <table:table-cell office:value-type="string" calcext:value-type="string">
            <text:p>solo per i reati militari commessi da appartenenti alle Forze Armate</text:p>
          </table:table-cell>
          <table:table-cell office:value-type="string" calcext:value-type="string">
            <text:p>In base alla Costituzione italiana, i tribunali militari in tempo di pace hanno giurisdizione:</text:p>
          </table:table-cell>
          <table:table-cell office:value-type="string" calcext:value-type="string">
            <text:p>per qualunque reato commesso contro le Forze Armate|per qualunque reato commesso da appartenenti alle Forze Armate|solo per i reati militari commessi da civili</text:p>
          </table:table-cell>
        </table:table-row>
        <table:table-row table:style-name="ro1">
          <table:table-cell office:value-type="string" calcext:value-type="string">
            <text:p>al ministro della Giustizia</text:p>
          </table:table-cell>
          <table:table-cell office:value-type="string" calcext:value-type="string">
            <text:p>In base alla Costituzione italiana, l'organizzazione e il funzionamento dei servizi relativi alla giustizia spettano:</text:p>
          </table:table-cell>
          <table:table-cell office:value-type="string" calcext:value-type="string">
            <text:p>al ministro dell'Interno|al Presidente del Consiglio dei ministri|alla Corte di cassazione</text:p>
          </table:table-cell>
        </table:table-row>
        <table:table-row table:style-name="ro1">
          <table:table-cell office:value-type="string" calcext:value-type="string">
            <text:p>Il Presidente della Repubblica e il Procuratore Generale della Corte di cassazione </text:p>
          </table:table-cell>
          <table:table-cell office:value-type="string" calcext:value-type="string">
            <text:p>In Italia, chi fa parte di diritto del Consiglio superiore della Magistratura?</text:p>
          </table:table-cell>
          <table:table-cell office:value-type="string" calcext:value-type="string">
            <text:p>Il Presidente della Repubblica e il ministro della Giustizia|Il Presidente della Repubblica e il Presidente del Consiglio dei ministri|Il Presidente della Repubblica e il Procuratore Generale della Corte d'Assise</text:p>
          </table:table-cell>
        </table:table-row>
        <table:table-row table:style-name="ro1">
          <table:table-cell office:value-type="string" calcext:value-type="string">
            <text:p>Sì, nei modi stabiliti dalla legge </text:p>
          </table:table-cell>
          <table:table-cell office:value-type="string" calcext:value-type="string">
            <text:p>Secondo la Costituzione italiana, il popolo può partecipare direttamente all'amministrazione della giustizia?</text:p>
          </table:table-cell>
          <table:table-cell office:value-type="string" calcext:value-type="string">
            <text:p>No, mai|Sì, nei soli casi in cui lo richieda il Consiglio superiore della Magistratura|Sì, senza alcun limite</text:p>
          </table:table-cell>
        </table:table-row>
        <table:table-row table:style-name="ro1">
          <table:table-cell office:value-type="string" calcext:value-type="string">
            <text:p>un organo di tutela nei confronti della giustizia amministrativa </text:p>
          </table:table-cell>
          <table:table-cell office:value-type="string" calcext:value-type="string">
            <text:p>In base alla Costituzione italiana, il Consiglio di Stato è:</text:p>
          </table:table-cell>
          <table:table-cell office:value-type="string" calcext:value-type="string">
            <text:p>un organo di autogoverno della Magistratura|un organo di controllo della contabilità pubblica|un organo di giustizia civile</text:p>
          </table:table-cell>
        </table:table-row>
        <table:table-row table:style-name="ro1">
          <table:table-cell office:value-type="string" calcext:value-type="string">
            <text:p>ha giurisdizione nelle materie di contabilità pubblica</text:p>
          </table:table-cell>
          <table:table-cell office:value-type="string" calcext:value-type="string">
            <text:p>In base alla Costituzione italiana, la Corte dei conti:</text:p>
          </table:table-cell>
          <table:table-cell office:value-type="string" calcext:value-type="string">
            <text:p>è organo di giustizia amministrativa di secondo grado|ha giurisdizione per la tutela degli interessi legittimi nei confronti della pubblica amministrazione|non ha poteri giurisdizionali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In base alla Costituzione italiana, il pubblico ministero ha l'obbligo di esercitare l'azione penale?</text:p>
          </table:table-cell>
          <table:table-cell office:value-type="string" calcext:value-type="string">
            <text:p>No, egli deve tener conto delle priorità fissate dal Parlamento ogni anno|No, mai|No, si tratta di una facoltà</text:p>
          </table:table-cell>
        </table:table-row>
        <table:table-row table:style-name="ro1">
          <table:table-cell office:value-type="string" calcext:value-type="string">
            <text:p>diversità di funzioni </text:p>
          </table:table-cell>
          <table:table-cell office:value-type="string" calcext:value-type="string">
            <text:p>In base alla Costituzione italiana, i magistrati si distinguono fra loro soltanto per:</text:p>
          </table:table-cell>
          <table:table-cell office:value-type="string" calcext:value-type="string">
            <text:p>capacità|diversità di carriera|grado</text:p>
          </table:table-cell>
        </table:table-row>
        <table:table-row table:style-name="ro1">
          <table:table-cell office:value-type="string" calcext:value-type="string">
            <text:p>No, mai </text:p>
          </table:table-cell>
          <table:table-cell office:value-type="string" calcext:value-type="string">
            <text:p>In base alla Costituzione italiana, possono essere istituiti giudici speciali?</text:p>
          </table:table-cell>
          <table:table-cell office:value-type="string" calcext:value-type="string">
            <text:p>No, tranne in caso di reati gravissimi|Sì, ma possono occuparsi solo della materia di specializzazione|Sì, nelle forme di legge</text:p>
          </table:table-cell>
        </table:table-row>
        <table:table-row table:style-name="ro1">
          <table:table-cell office:value-type="string" calcext:value-type="string">
            <text:p>Sì, ma solo con una decisione del Consiglio superiore della Magistratura </text:p>
          </table:table-cell>
          <table:table-cell office:value-type="string" calcext:value-type="string">
            <text:p>In base alla Costituzione italiana, i giudici possono essere dispensati dal servizio?</text:p>
          </table:table-cell>
          <table:table-cell office:value-type="string" calcext:value-type="string">
            <text:p>No, mai|Sì, ma solo dietro loro richiesta|Sì, ma solo su richiesta del ministro della Giustizia</text:p>
          </table:table-cell>
        </table:table-row>
        <table:table-row table:style-name="ro1">
          <table:table-cell office:value-type="string" calcext:value-type="string">
            <text:p>alle Camere </text:p>
          </table:table-cell>
          <table:table-cell office:value-type="string" calcext:value-type="string">
            <text:p>In base alla Costituzione italiana, se la Corte dei conti rileva un'illegittimità in un atto del Governo, è tenuta a riferire:</text:p>
          </table:table-cell>
          <table:table-cell office:value-type="string" calcext:value-type="string">
            <text:p>al Consiglio di Stato|al Consiglio superiore della Magistratura|al Presidente della Repubblica</text:p>
          </table:table-cell>
        </table:table-row>
        <table:table-row table:style-name="ro1">
          <table:table-cell office:value-type="string" calcext:value-type="string">
            <text:p>Il Consiglio di Stato giudica sulle accuse promosse contro il Presidente della Repubblica</text:p>
          </table:table-cell>
          <table:table-cell office:value-type="string" calcext:value-type="string">
            <text:p>In base alla Costituzione italiana, quale delle seguenti affermazioni NON è corretta?</text:p>
          </table:table-cell>
          <table:table-cell office:value-type="string" calcext:value-type="string">
            <text:p>Il Consiglio di Stato è un organo di consulenza giuridico-amministrativa|Il Consiglio di Stato è un organo di tutela della giustizia nell'amministrazione|Il Consiglio di Stato ha giurisdizione per la tutela degli interessi legittimi nei confronti della pubblica amministrazione</text:p>
          </table:table-cell>
        </table:table-row>
        <table:table-row table:style-name="ro1">
          <table:table-cell office:value-type="string" calcext:value-type="string">
            <text:p>del Governo </text:p>
          </table:table-cell>
          <table:table-cell office:value-type="string" calcext:value-type="string">
            <text:p>In base alla Costituzione italiana, la Corte dei conti esercita il controllo preventivo di legittimità sugli atti:</text:p>
          </table:table-cell>
          <table:table-cell office:value-type="string" calcext:value-type="string">
            <text:p>del Presidente della Repubblica|del Senato della Repubblica|della Camera dei deputati</text:p>
          </table:table-cell>
        </table:table-row>
        <table:table-row table:style-name="ro1">
          <table:table-cell office:value-type="string" calcext:value-type="string">
            <text:p>è un organo di consulenza delle Camere e del Governo </text:p>
          </table:table-cell>
          <table:table-cell office:value-type="string" calcext:value-type="string">
            <text:p>Secondo la Costituzione italiana, il Consiglio di Stato:</text:p>
          </table:table-cell>
          <table:table-cell office:value-type="string" calcext:value-type="string">
            <text:p>assume il controllo delle Forze Armate in caso di guerra|esercita il controllo preventivo di legittimità sugli atti del Governo|esercita il controllo sulla gestione del bilancio dello Stato</text:p>
          </table:table-cell>
        </table:table-row>
        <table:table-row table:style-name="ro1">
          <table:table-cell office:value-type="string" calcext:value-type="string">
            <text:p>esperti e rappresentanti delle categorie produttive </text:p>
          </table:table-cell>
          <table:table-cell office:value-type="string" calcext:value-type="string">
            <text:p>Il Consiglio nazionale dell''Economia e del lavoro è composto da:</text:p>
          </table:table-cell>
          <table:table-cell office:value-type="string" calcext:value-type="string">
            <text:p>membri eletti dal popolo|rappresentanti dei lavoratori e degli imprenditori eletti su tutti i luoghi di lavoro|sindacalisti eletti dagli operai delle fabbriche con più di 500 dipendenti</text:p>
          </table:table-cell>
        </table:table-row>
        <table:table-row table:style-name="ro1">
          <table:table-cell office:value-type="string" calcext:value-type="string">
            <text:p>Un organo ausiliario dello Stato </text:p>
          </table:table-cell>
          <table:table-cell office:value-type="string" calcext:value-type="string">
            <text:p>In base alla Costituzione italiana, come può essere classificata la Corte dei conti?</text:p>
          </table:table-cell>
          <table:table-cell office:value-type="string" calcext:value-type="string">
            <text:p>Nessuna delle altre risposte è corretta|Un ente pubblico economico|Un'antica istituzione aristocratica</text:p>
          </table:table-cell>
        </table:table-row>
        <table:table-row table:style-name="ro1">
          <table:table-cell office:value-type="string" calcext:value-type="string">
            <text:p>alle Camere </text:p>
          </table:table-cell>
          <table:table-cell office:value-type="string" calcext:value-type="string">
            <text:p>Secondo la Costituzione italiana, la Corte dei conti riferisce il risultato dei controlli eseguiti sulla gestione del bilancio dello Stato:</text:p>
          </table:table-cell>
          <table:table-cell office:value-type="string" calcext:value-type="string">
            <text:p>al Governo|al popolo|alla Corte costituzionale</text:p>
          </table:table-cell>
        </table:table-row>
        <table:table-row table:style-name="ro1">
          <table:table-cell office:value-type="string" calcext:value-type="string">
            <text:p>è indipendente di fronte al Governo </text:p>
          </table:table-cell>
          <table:table-cell office:value-type="string" calcext:value-type="string">
            <text:p>In base alla Costituzione italiana, la Corte dei conti:</text:p>
          </table:table-cell>
          <table:table-cell office:value-type="string" calcext:value-type="string">
            <text:p>dipende dalle Camere|riferisce al Governo|riferisce alla Corte costituzionale</text:p>
          </table:table-cell>
        </table:table-row>
        <table:table-row table:style-name="ro1">
          <table:table-cell office:value-type="string" calcext:value-type="string">
            <text:p>è organo di consulenza delle Camere e del Governo, ha l'iniziativa legislativa e può contribuire all'elaborazione della legislazione in materia economica e sociale</text:p>
          </table:table-cell>
          <table:table-cell office:value-type="string" calcext:value-type="string">
            <text:p>Il Consiglio nazionale dell'Economia e del Lavoro:</text:p>
          </table:table-cell>
          <table:table-cell office:value-type="string" calcext:value-type="string">
            <text:p>è organo di consulenza delle Camere e del Governo, non ha l'iniziativa legislativa ma può contribuire all'elaborazione della legislazione in materia economica|ha compiti di controllo sull'applicazione della legislazione in materia economica e sociale ed è organo consultivo del Presidente della Repubblica in materia|ha esclusivamente compiti di controllo sull'applicazione della legislazione in materia economica e sociale ed è composto da esperti</text:p>
          </table:table-cell>
        </table:table-row>
        <table:table-row table:style-name="ro1">
          <table:table-cell office:value-type="string" calcext:value-type="string">
            <text:p>Un organo di consulenza per le Camere e il Governo </text:p>
          </table:table-cell>
          <table:table-cell office:value-type="string" calcext:value-type="string">
            <text:p>In base alla Costituzione italiana, che cos''è il Consiglio nazionale dell''Economia e del lavoro?</text:p>
          </table:table-cell>
          <table:table-cell office:value-type="string" calcext:value-type="string">
            <text:p>Un ente pubblico economico|Un forum di sindacalisti e imprenditori|Un organo della giustizia amministrativa</text:p>
          </table:table-cell>
        </table:table-row>
        <table:table-row table:style-name="ro1">
          <table:table-cell office:value-type="string" calcext:value-type="string">
            <text:p>Un organo di consulenza delle Camere e del Governo per le materie previste dalla legge </text:p>
          </table:table-cell>
          <table:table-cell office:value-type="string" calcext:value-type="string">
            <text:p>Che cos'è il CNEL?</text:p>
          </table:table-cell>
          <table:table-cell office:value-type="string" calcext:value-type="string">
            <text:p>L'organo che ha giurisdizione in materia di contabilità pubblica|L'organo di autogoverno dei magistrati|Un organo di giustizia amministrativa</text:p>
          </table:table-cell>
        </table:table-row>
        <table:table-row table:style-name="ro1">
          <table:table-cell office:value-type="string" calcext:value-type="string">
            <text:p>Il Consiglio di Stato ha l'iniziativa legislativa</text:p>
          </table:table-cell>
          <table:table-cell office:value-type="string" calcext:value-type="string">
            <text:p>In base alla Costituzione italiana, quale delle seguenti affermazioni NON è corretta?</text:p>
          </table:table-cell>
          <table:table-cell office:value-type="string" calcext:value-type="string">
            <text:p>Il Consiglio di Stato è organo di giustizia amministrativa|Il Consiglio nazionale dell''Economia e del lavoro è organo di consulenza del Governo|Il Consiglio nazionale dell''Economia e del lavoro è organo di consulenza delle Camere</text:p>
          </table:table-cell>
        </table:table-row>
        <table:table-row table:style-name="ro1">
          <table:table-cell office:value-type="string" calcext:value-type="string">
            <text:p>Alla Corte di giustizia europea </text:p>
          </table:table-cell>
          <table:table-cell office:value-type="string" calcext:value-type="string">
            <text:p>A quale organo dell''Unione europea spetta il compito di dirimere le controversie connesse all'applicazione del diritto comunitario?</text:p>
          </table:table-cell>
          <table:table-cell office:value-type="string" calcext:value-type="string">
            <text:p>A uno Stato membro estratto a sorte|Al Consiglio dei ministri|Alla Corte suprema europea</text:p>
          </table:table-cell>
        </table:table-row>
        <table:table-row table:style-name="ro1">
          <table:table-cell office:value-type="string" calcext:value-type="string">
            <text:p>Fondo Monetario Internazionale</text:p>
          </table:table-cell>
          <table:table-cell office:value-type="string" calcext:value-type="string">
            <text:p>Che cosa indica l'acronimo FMI?</text:p>
          </table:table-cell>
          <table:table-cell office:value-type="string" calcext:value-type="string">
            <text:p>Federazione Mondiale dell'Industria|Federazione Mondiale delle Imprese|Fondo Mondiale Industrializzazione</text:p>
          </table:table-cell>
        </table:table-row>
        <table:table-row table:style-name="ro1">
          <table:table-cell office:value-type="string" calcext:value-type="string">
            <text:p>risoluzioni </text:p>
          </table:table-cell>
          <table:table-cell office:value-type="string" calcext:value-type="string">
            <text:p>L'ONU di regola manifesta le proprie decisioni attraverso:</text:p>
          </table:table-cell>
          <table:table-cell office:value-type="string" calcext:value-type="string">
            <text:p>leggi|raccomandazioni|sentenze</text:p>
          </table:table-cell>
        </table:table-row>
        <table:table-row table:style-name="ro1">
          <table:table-cell office:value-type="string" calcext:value-type="string">
            <text:p>Sì, per gli ex Presidenti della Repubblica e per un ristretto numero di persone che hanno dato lustro alla Repubblica in ambito artistico, scientifico, letterario </text:p>
          </table:table-cell>
          <table:table-cell office:value-type="string" calcext:value-type="string">
            <text:p>In Italia è prevista la carica di senatore a vita?</text:p>
          </table:table-cell>
          <table:table-cell office:value-type="string" calcext:value-type="string">
            <text:p>No, a meno che il Parlamento non lo decida in via straordinaria|No, in nessun caso|No, tutte le cariche sono elettive e soggette a scadenza</text:p>
          </table:table-cell>
        </table:table-row>
        <table:table-row table:style-name="ro1">
          <table:table-cell office:value-type="string" calcext:value-type="string">
            <text:p>chi sia stato Presidente della Repubblica </text:p>
          </table:table-cell>
          <table:table-cell office:value-type="string" calcext:value-type="string">
            <text:p>In base alla Costituzione italiana, è senatore di diritto a vita:</text:p>
          </table:table-cell>
          <table:table-cell office:value-type="string" calcext:value-type="string">
            <text:p>chi abbia onorato la patria per altissimi meriti in ambito sociale, scientifico, artistico, letterario|chi abbia ricoperto la carica di ministro|chi abbia rivestito la carica di Presidente del Senato</text:p>
          </table:table-cell>
        </table:table-row>
        <table:table-row table:style-name="ro1">
          <table:table-cell office:value-type="string" calcext:value-type="string">
            <text:p>previa autorizzazione della Camera d'appartenenza, salvo che sia colto nell'atto di commettere un reato per il quale è previsto l'arresto obbligatorio in flagranza</text:p>
          </table:table-cell>
          <table:table-cell office:value-type="string" calcext:value-type="string">
            <text:p>In base alla Costituzione italiana, un membro del Parlamento può essere arrestato:</text:p>
          </table:table-cell>
          <table:table-cell office:value-type="string" calcext:value-type="string">
            <text:p>senza particolari formalità, salvo che sia colto nell'atto di commettere un reato per il quale è previsto l'arresto obbligatorio in flagranza o in esecuzione di sentenza|solo per i reati per i quali è prevista la pena dell'ergastolo|soltanto per corruzione, salvo che sia colto nell'atto di commettere un reato per il quale è previsto l'arresto obbligatorio in flagranza o in esecuzione di sentenza</text:p>
          </table:table-cell>
        </table:table-row>
        <table:table-row table:style-name="ro1">
          <table:table-cell office:value-type="string" calcext:value-type="string">
            <text:p>normalmente pubbliche </text:p>
          </table:table-cell>
          <table:table-cell office:value-type="string" calcext:value-type="string">
            <text:p>In base alla Costituzione italiana, le sedute delle Camere sono:</text:p>
          </table:table-cell>
          <table:table-cell office:value-type="string" calcext:value-type="string">
            <text:p>normalmente segrete|pubbliche senza eccezioni|segrete senza eccezioni</text:p>
          </table:table-cell>
        </table:table-row>
        <table:table-row table:style-name="ro1">
          <table:table-cell office:value-type="string" calcext:value-type="string">
            <text:p>su base regionale, salvi i seggi assegnati alla circoscrizione Estero</text:p>
          </table:table-cell>
          <table:table-cell office:value-type="string" calcext:value-type="string">
            <text:p>Secondo la Costituzione italiana, il Senato è eletto:</text:p>
          </table:table-cell>
          <table:table-cell office:value-type="string" calcext:value-type="string">
            <text:p>a doppio turno elettorale|per cooptazione|su base comunale, salvi i seggi assegnati alla circoscrizione Estero</text:p>
          </table:table-cell>
        </table:table-row>
        <table:table-row table:style-name="ro1">
          <table:table-cell office:value-type="string" calcext:value-type="string">
            <text:p>sono pubbliche, ma è prevista la possibilità di adunarsi in seduta segreta </text:p>
          </table:table-cell>
          <table:table-cell office:value-type="string" calcext:value-type="string">
            <text:p>In base alla Costituzione italiana, le sedute delle Camere:</text:p>
          </table:table-cell>
          <table:table-cell office:value-type="string" calcext:value-type="string">
            <text:p>non possono essere pubbliche|sono sempre necessariamente pubbliche|sono sempre segrete, salvo che per particolari ragioni debbano essere pubbliche</text:p>
          </table:table-cell>
        </table:table-row>
        <table:table-row table:style-name="ro1">
          <table:table-cell office:value-type="string" calcext:value-type="string">
            <text:p>No, in nessun caso </text:p>
          </table:table-cell>
          <table:table-cell office:value-type="string" calcext:value-type="string">
            <text:p>Secondo la Costituzione italiana, i membri del Parlamento rispondono dei voti dati nell''esercizio delle loro funzioni?</text:p>
          </table:table-cell>
          <table:table-cell office:value-type="string" calcext:value-type="string">
            <text:p>La Costituzione non contiene disposizioni al riguardo|Sì, ma solo in caso di conflitto di interessi|Sì, sempre</text:p>
          </table:table-cell>
        </table:table-row>
        <table:table-row table:style-name="ro1">
          <table:table-cell office:value-type="string" calcext:value-type="string">
            <text:p>della maggioranza dei loro componenti </text:p>
          </table:table-cell>
          <table:table-cell office:value-type="string" calcext:value-type="string">
            <text:p>In base alla Costituzione italiana, perché siano valide le deliberazioni di ciascuna Camera, è necessaria la presenza:</text:p>
          </table:table-cell>
          <table:table-cell office:value-type="string" calcext:value-type="string">
            <text:p>del Presidente del Consiglio|di tutti i loro componenti|di un membro del Governo</text:p>
          </table:table-cell>
        </table:table-row>
        <table:table-row table:style-name="ro1">
          <table:table-cell office:value-type="string" calcext:value-type="string">
            <text:p>la Nazione</text:p>
          </table:table-cell>
          <table:table-cell office:value-type="string" calcext:value-type="string">
            <text:p>In base alla Costituzione italiana, ogni membro del Parlamento rappresenta:</text:p>
          </table:table-cell>
          <table:table-cell office:value-type="string" calcext:value-type="string">
            <text:p>i propri elettori|il proprio partito|solo se stesso, perché non vi è vincolo di mandato</text:p>
          </table:table-cell>
        </table:table-row>
        <table:table-row table:style-name="ro1">
          <table:table-cell office:value-type="string" calcext:value-type="string">
            <text:p>eletto dai deputati stessi </text:p>
          </table:table-cell>
          <table:table-cell office:value-type="string" calcext:value-type="string">
            <text:p>Secondo la Costituzione italiana, il Presidente della Camera dei deputati è:</text:p>
          </table:table-cell>
          <table:table-cell office:value-type="string" calcext:value-type="string">
            <text:p>eletto dal popolo|nominato dal Consiglio dei ministri|nominato dal Presidente della Repubblica</text:p>
          </table:table-cell>
        </table:table-row>
        <table:table-row table:style-name="ro1">
          <table:table-cell office:value-type="string" calcext:value-type="string">
            <text:p>del suo Presidente o del Presidente della Repubblica o di un terzo dei suoi membri</text:p>
          </table:table-cell>
          <table:table-cell office:value-type="string" calcext:value-type="string">
            <text:p>Ciascuna Camera del Parlamento italiano può essere convocata in via straordinaria per iniziativa:</text:p>
          </table:table-cell>
          <table:table-cell office:value-type="string" calcext:value-type="string">
            <text:p>del suo Presidente o del Presidente del Consiglio o di un terzo dei suoi membri|del suo Presidente o di almeno metà dei suoi membri|della maggioranza dei capigruppo di quella Camera</text:p>
          </table:table-cell>
        </table:table-row>
        <table:table-row table:style-name="ro1">
          <table:table-cell office:value-type="string" calcext:value-type="string">
            <text:p>Cinque </text:p>
          </table:table-cell>
          <table:table-cell office:value-type="string" calcext:value-type="string">
            <text:p>Secondo la Costituzione italiana, quanti cittadini possono essere nominati senatori a vita dal Presidente della Repubblica?</text:p>
          </table:table-cell>
          <table:table-cell office:value-type="string" calcext:value-type="string">
            <text:p>Dieci|Quaranta|Quindici</text:p>
          </table:table-cell>
        </table:table-row>
        <table:table-row table:style-name="ro1">
          <table:table-cell office:value-type="string" calcext:value-type="string">
            <text:p>Trecentoquindici </text:p>
          </table:table-cell>
          <table:table-cell office:value-type="string" calcext:value-type="string">
            <text:p>Secondo la Costituzione italiana, qual è il numero dei senatori elettivi?</text:p>
          </table:table-cell>
          <table:table-cell office:value-type="string" calcext:value-type="string">
            <text:p>Centodieci|Ottocento|Seicentocinquanta</text:p>
          </table:table-cell>
        </table:table-row>
        <table:table-row table:style-name="ro1">
          <table:table-cell office:value-type="string" calcext:value-type="string">
            <text:p>Alcuni sono nominati dal Presidente della Repubblica, altri sono ex Presidenti della Repubblica </text:p>
          </table:table-cell>
          <table:table-cell office:value-type="string" calcext:value-type="string">
            <text:p>Come vengono scelti i senatori a vita in Italia?</text:p>
          </table:table-cell>
          <table:table-cell office:value-type="string" calcext:value-type="string">
            <text:p>Alcuni sono nominati dal Presidente della Repubblica, altri sono nominati dal Presidente del Senato|Sono nominati dal partito o dalla coalizione di maggioranza|Sono nominati dal Presidente del Senato</text:p>
          </table:table-cell>
        </table:table-row>
        <table:table-row table:style-name="ro1">
          <table:table-cell office:value-type="string" calcext:value-type="string">
            <text:p>senatori a vita </text:p>
          </table:table-cell>
          <table:table-cell office:value-type="string" calcext:value-type="string">
            <text:p>In base alla Costituzione italiana, gli ex Presidenti della Repubblica sono di diritto:</text:p>
          </table:table-cell>
          <table:table-cell office:value-type="string" calcext:value-type="string">
            <text:p>deputati a vita|ministri ad interim|presidenti del Consiglio supremo di difesa</text:p>
          </table:table-cell>
        </table:table-row>
        <table:table-row table:style-name="ro1">
          <table:table-cell office:value-type="string" calcext:value-type="string">
            <text:p>40 anni </text:p>
          </table:table-cell>
          <table:table-cell office:value-type="string" calcext:value-type="string">
            <text:p>In base alla Costituzione italiana, per essere eletto senatore quale età bisogna aver compiuto?</text:p>
          </table:table-cell>
          <table:table-cell office:value-type="string" calcext:value-type="string">
            <text:p>20 anni|30 anni|50 anni</text:p>
          </table:table-cell>
        </table:table-row>
        <table:table-row table:style-name="ro1">
          <table:table-cell office:value-type="string" calcext:value-type="string">
            <text:p>il venticinquesimo anno di età </text:p>
          </table:table-cell>
          <table:table-cell office:value-type="string" calcext:value-type="string">
            <text:p>In base alla Costituzione italiana, i senatori sono eletti da tutti gli elettori che hanno superato:</text:p>
          </table:table-cell>
          <table:table-cell office:value-type="string" calcext:value-type="string">
            <text:p>il cinquantesimo anno di età|il diciottesimo anno di età|il ventunesimo anno di età</text:p>
          </table:table-cell>
        </table:table-row>
        <table:table-row table:style-name="ro1">
          <table:table-cell office:value-type="string" calcext:value-type="string">
            <text:p>No, è eletta per cinque anni </text:p>
          </table:table-cell>
          <table:table-cell office:value-type="string" calcext:value-type="string">
            <text:p>In base alla Costituzione italiana, è corretto affermare che la Camera dei deputati è eletta per sette anni?</text:p>
          </table:table-cell>
          <table:table-cell office:value-type="string" calcext:value-type="string">
            <text:p>No, è eletta per due anni|No, è eletta per quattro anni|Sì</text:p>
          </table:table-cell>
        </table:table-row>
        <table:table-row table:style-name="ro1">
          <table:table-cell office:value-type="string" calcext:value-type="string">
            <text:p>Presidente della Repubblica </text:p>
          </table:table-cell>
          <table:table-cell office:value-type="string" calcext:value-type="string">
            <text:p>In base alla Costituzione italiana, i senatori a vita sono nominati dal:</text:p>
          </table:table-cell>
          <table:table-cell office:value-type="string" calcext:value-type="string">
            <text:p>Presidente del Consiglio dei ministri|Presidente della Repubblica, su proposta dei Presidenti delle due Camere|Presidente della Repubblica, su proposta del Presidente del Senato</text:p>
          </table:table-cell>
        </table:table-row>
        <table:table-row table:style-name="ro1">
          <table:table-cell office:value-type="string" calcext:value-type="string">
            <text:p>della Camera dei deputati e del Senato della Repubblica </text:p>
          </table:table-cell>
          <table:table-cell office:value-type="string" calcext:value-type="string">
            <text:p>Il Parlamento italiano si compone:</text:p>
          </table:table-cell>
          <table:table-cell office:value-type="string" calcext:value-type="string">
            <text:p>della Camera dei deputati e del Senato delle Regioni|della Camera dei deputati e dell'Assemblea dei Senatori|della Camera delle Regioni e del Senato della Repubblica</text:p>
          </table:table-cell>
        </table:table-row>
        <table:table-row table:style-name="ro1">
          <table:table-cell office:value-type="string" calcext:value-type="string">
            <text:p>rappresenta la Nazione </text:p>
          </table:table-cell>
          <table:table-cell office:value-type="string" calcext:value-type="string">
            <text:p>Secondo la Costituzione italiana, ogni membro del Parlamento:</text:p>
          </table:table-cell>
          <table:table-cell office:value-type="string" calcext:value-type="string">
            <text:p>deve rispettare un vincolo di mandato|esercita la sue funzioni secondo il mandato ricevuto|rappresenta solo gli elettori che lo hanno scelto</text:p>
          </table:table-cell>
        </table:table-row>
        <table:table-row table:style-name="ro1">
          <table:table-cell office:value-type="string" calcext:value-type="string">
            <text:p>No, in nessun caso </text:p>
          </table:table-cell>
          <table:table-cell office:value-type="string" calcext:value-type="string">
            <text:p>In base alla Costituzione italiana, i membri del Parlamento sono responsabili dei voti dati nell''esercizio delle loro funzioni?</text:p>
          </table:table-cell>
          <table:table-cell office:value-type="string" calcext:value-type="string">
            <text:p>No, tranne se violano il codice civile|Sì, ma solo se violano il mandato conferitogli dai cittadini|Sì, sempre</text:p>
          </table:table-cell>
        </table:table-row>
        <table:table-row table:style-name="ro1">
          <table:table-cell office:value-type="string" calcext:value-type="string">
            <text:p>con legge ordinaria </text:p>
          </table:table-cell>
          <table:table-cell office:value-type="string" calcext:value-type="string">
            <text:p>In base al dettato costituzionale italiano, i casi di ineleggibilità e di incompatibilità con l'ufficio di deputato o di senatore sono stabiliti:</text:p>
          </table:table-cell>
          <table:table-cell office:value-type="string" calcext:value-type="string">
            <text:p>con legge costituzionale|dalla stessa Costituzione|esclusivamente dal Regolamento di ciascuna Camera</text:p>
          </table:table-cell>
        </table:table-row>
        <table:table-row table:style-name="ro1">
          <table:table-cell office:value-type="string" calcext:value-type="string">
            <text:p>universale e diretto</text:p>
          </table:table-cell>
          <table:table-cell office:value-type="string" calcext:value-type="string">
            <text:p>In base alla Costituzione italiana, la Camera dei deputati è eletta a suffragio:</text:p>
          </table:table-cell>
          <table:table-cell office:value-type="string" calcext:value-type="string">
            <text:p>indiretto|nazionale|universale e indiretto</text:p>
          </table:table-cell>
        </table:table-row>
        <table:table-row table:style-name="ro1">
          <table:table-cell office:value-type="string" calcext:value-type="string">
            <text:p>Sì, ma non più di cinque </text:p>
          </table:table-cell>
          <table:table-cell office:value-type="string" calcext:value-type="string">
            <text:p>In base alla Costituzione italiana, il Presidente della Repubblica può nominare dei senatori a vita?</text:p>
          </table:table-cell>
          <table:table-cell office:value-type="string" calcext:value-type="string">
            <text:p>No, la nomina spetta al Presidente del Senato|No, mai|Sì, ma non più di venti</text:p>
          </table:table-cell>
        </table:table-row>
        <table:table-row table:style-name="ro1">
          <table:table-cell office:value-type="string" calcext:value-type="string">
            <text:p>la Nazione </text:p>
          </table:table-cell>
          <table:table-cell office:value-type="string" calcext:value-type="string">
            <text:p>Secondo la Costituzione italiana, ogni membro del Parlamento rappresenta:</text:p>
          </table:table-cell>
          <table:table-cell office:value-type="string" calcext:value-type="string">
            <text:p>solo gli elettori che lo hanno scelto|solo il gruppo parlamentare di appartenenza|solo il proprio collegio elettorale</text:p>
          </table:table-cell>
        </table:table-row>
        <table:table-row table:style-name="ro1">
          <table:table-cell office:value-type="string" calcext:value-type="string">
            <text:p>per iniziativa del suo Presidente o del Presidente della Repubblica o di un terzo dei suoi componenti</text:p>
          </table:table-cell>
          <table:table-cell office:value-type="string" calcext:value-type="string">
            <text:p>In base alla Costituzione italiana, ciascuna Camera può essere convocata in via straordinaria :</text:p>
          </table:table-cell>
          <table:table-cell office:value-type="string" calcext:value-type="string">
            <text:p>dal Presidente del Consiglio dei ministri|dal Presidente del Consiglio Superiore della Magistratura|dal Vicepresidente del Senato</text:p>
          </table:table-cell>
        </table:table-row>
        <table:table-row table:style-name="ro1">
          <table:table-cell office:value-type="string" calcext:value-type="string">
            <text:p>La presenza della maggioranza dei componenti della Camera deliberante e l'approvazione da parte della maggioranza dei presenti, salvo i casi in cui la Costituzione preveda la maggioranza dei due terzi </text:p>
          </table:table-cell>
          <table:table-cell office:value-type="string" calcext:value-type="string">
            <text:p>In base alla Costituzione italiana, quali requisiti sono necessari affinché le deliberazioni di ciascuna Camera del Parlamento siano valide?</text:p>
          </table:table-cell>
          <table:table-cell office:value-type="string" calcext:value-type="string">
            <text:p>La presenza dei due terzi dei componenti della Camera deliberante e l'approvazione da parte della maggioranza dei presenti|L'approvazione da parte della maggioranza dei componenti della Camera deliberante, salvo i casi in cui la Costituzione preveda la maggioranza dei due terzi|L'approvazione da parte della maggioranza dei presenti della Camera deliberante</text:p>
          </table:table-cell>
        </table:table-row>
        <table:table-row table:style-name="ro1">
          <table:table-cell office:value-type="string" calcext:value-type="string">
            <text:p>febbraio e ottobre </text:p>
          </table:table-cell>
          <table:table-cell office:value-type="string" calcext:value-type="string">
            <text:p>In base alla Costituzione italiana, le Camere si riuniscono di diritto il primo giorno non festivo di:</text:p>
          </table:table-cell>
          <table:table-cell office:value-type="string" calcext:value-type="string">
            <text:p>gennaio e giugno|gennaio e marzo|settembre e novembre</text:p>
          </table:table-cell>
        </table:table-row>
        <table:table-row table:style-name="ro1">
          <table:table-cell office:value-type="string" calcext:value-type="string">
            <text:p>adottato a maggioranza assoluta dei propri componenti </text:p>
          </table:table-cell>
          <table:table-cell office:value-type="string" calcext:value-type="string">
            <text:p>In base alla Costituzione italiana, il regolamento di ciascuna delle Camere è:</text:p>
          </table:table-cell>
          <table:table-cell office:value-type="string" calcext:value-type="string">
            <text:p>adottato a maggioranza dei votanti|adottato a maggioranza relativa dei propri componenti|deliberato dal rispettivo ufficio di Presidenza</text:p>
          </table:table-cell>
        </table:table-row>
        <table:table-row table:style-name="ro1">
          <table:table-cell office:value-type="string" calcext:value-type="string">
            <text:p>a suffragio universale e diretto</text:p>
          </table:table-cell>
          <table:table-cell office:value-type="string" calcext:value-type="string">
            <text:p>Secondo la Costituzione italiana, i deputati sono eletti:</text:p>
          </table:table-cell>
          <table:table-cell office:value-type="string" calcext:value-type="string">
            <text:p>a suffragio universale da tutti i cittadini residenti nel territorio nazionale|da tutti gli elettori che abbiano compiuto il ventunesimo anno di età|da tutti i residenti sul territorio nazionale che abbiano compiuto il diciottesimo anno di età</text:p>
          </table:table-cell>
        </table:table-row>
        <table:table-row table:style-name="ro1">
          <table:table-cell office:value-type="string" calcext:value-type="string">
            <text:p>legge e soltanto in caso di guerra </text:p>
          </table:table-cell>
          <table:table-cell office:value-type="string" calcext:value-type="string">
            <text:p>In base alla Costituzione italiana, la durata di ciascuna Camera NON può essere prorogata se non per:</text:p>
          </table:table-cell>
          <table:table-cell office:value-type="string" calcext:value-type="string">
            <text:p>decreto del Presidente del Senato e soltanto in caso di guerra|decreto del Presidente della Camera dei deputati|referendum consultivo</text:p>
          </table:table-cell>
        </table:table-row>
        <table:table-row table:style-name="ro1">
          <table:table-cell office:value-type="string" calcext:value-type="string">
            <text:p>Seicentotrenta</text:p>
          </table:table-cell>
          <table:table-cell office:value-type="string" calcext:value-type="string">
            <text:p>Di quanti membri si compone la Camera dei deputati italiana?</text:p>
          </table:table-cell>
          <table:table-cell office:value-type="string" calcext:value-type="string">
            <text:p>Novecentoquarantacinque|Seicento|Trecentoquindici</text:p>
          </table:table-cell>
        </table:table-row>
        <table:table-row table:style-name="ro1">
          <table:table-cell office:value-type="string" calcext:value-type="string">
            <text:p>regionale </text:p>
          </table:table-cell>
          <table:table-cell office:value-type="string" calcext:value-type="string">
            <text:p>Secondo quanto stabilito dalla Costituzione italiana, l'elezione del Senato avviene su base:</text:p>
          </table:table-cell>
          <table:table-cell office:value-type="string" calcext:value-type="string">
            <text:p>cittadina|nazionale|provinciale</text:p>
          </table:table-cell>
        </table:table-row>
        <table:table-row table:style-name="ro1">
          <table:table-cell office:value-type="string" calcext:value-type="string">
            <text:p>non è responsabile degli atti compiuti nell'esercizio delle sue funzioni, tranne che per alto tradimento o attentato alla Costituzione</text:p>
          </table:table-cell>
          <table:table-cell office:value-type="string" calcext:value-type="string">
            <text:p>Il Presidente della Repubblica italiana:</text:p>
          </table:table-cell>
          <table:table-cell office:value-type="string" calcext:value-type="string">
            <text:p>è responsabile degli atti compiuti nell''esercizio delle sue funzioni, salvo che si tratti di atti controfirmati dai ministri proponenti|è sempre responsabile degli atti compiuti nell''esercizio delle sue funzioni|non è responsabile degli atti compiuti nell''esercizio delle sue funzioni, se questi non eccedono l'ordinaria amministrazione</text:p>
          </table:table-cell>
        </table:table-row>
        <table:table-row table:style-name="ro1">
          <table:table-cell office:value-type="string" calcext:value-type="string">
            <text:p>Sì, ma solo per alto tradimento o per attentato alla Costituzione </text:p>
          </table:table-cell>
          <table:table-cell office:value-type="string" calcext:value-type="string">
            <text:p>In base alla Costituzione italiana, il Presidente della Repubblica è responsabile per gli atti compiuti nell''esercizio delle sue funzioni?</text:p>
          </table:table-cell>
          <table:table-cell office:value-type="string" calcext:value-type="string">
            <text:p>No, mai|No, tranne il caso di flagranza di reato|Sì, sempre e senza limiti</text:p>
          </table:table-cell>
        </table:table-row>
        <table:table-row table:style-name="ro1">
          <table:table-cell office:value-type="string" calcext:value-type="string">
            <text:p>alto tradimento e attentato alla Costituzione </text:p>
          </table:table-cell>
          <table:table-cell office:value-type="string" calcext:value-type="string">
            <text:p>Secondo la Costituzione italiana, il Presidente della Repubblica NON è responsabile degli atti compiuti nell''esercizio delle sue funzioni, tranne per i casi di:</text:p>
          </table:table-cell>
          <table:table-cell office:value-type="string" calcext:value-type="string">
            <text:p>alto tradimento e terrorismo|strage e omicidio|violazioni di trattati internazionali</text:p>
          </table:table-cell>
        </table:table-row>
        <table:table-row table:style-name="ro1">
          <table:table-cell office:value-type="string" calcext:value-type="string">
            <text:p>Il Parlamento in seduta comune, a maggioranza assoluta dei componenti </text:p>
          </table:table-cell>
          <table:table-cell office:value-type="string" calcext:value-type="string">
            <text:p>Quale organo può porre in stato di accusa il Presidente della Repubblica italiana?</text:p>
          </table:table-cell>
          <table:table-cell office:value-type="string" calcext:value-type="string">
            <text:p>Ciascuna delle Camere, a maggioranza assoluta dei componenti|Il Parlamento in seduta comune integrato dai delegati regionali, a maggioranza assoluta|Il Senato della Repubblica</text:p>
          </table:table-cell>
        </table:table-row>
        <table:table-row table:style-name="ro1">
          <table:table-cell office:value-type="string" calcext:value-type="string">
            <text:p>Sì, sentiti i loro Presidenti</text:p>
          </table:table-cell>
          <table:table-cell office:value-type="string" calcext:value-type="string">
            <text:p>Ai sensi della Costituzione italiana, il Presidente della Repubblica può sciogliere le Camere?</text:p>
          </table:table-cell>
          <table:table-cell office:value-type="string" calcext:value-type="string">
            <text:p>No, in alcun caso|No, salvo che negli ultimi sei mesi del proprio mandato e se essi coincidono con la fine della legislatura|Sì, ma soltanto negli ultimi sei mesi del proprio mandato</text:p>
          </table:table-cell>
        </table:table-row>
        <table:table-row table:style-name="ro1">
          <table:table-cell office:value-type="string" calcext:value-type="string">
            <text:p>dai ministri proponenti </text:p>
          </table:table-cell>
          <table:table-cell office:value-type="string" calcext:value-type="string">
            <text:p>Secondo la Costituzione italiana, gli atti del Presidente della Repubblica, per essere validi,devono essere controfirmati:</text:p>
          </table:table-cell>
          <table:table-cell office:value-type="string" calcext:value-type="string">
            <text:p>dal Presidente del Senato della Repubblica|dal Presidente della Camera dei deputati|dal Presidente della Corte Costituzionale</text:p>
          </table:table-cell>
        </table:table-row>
        <table:table-row table:style-name="ro1">
          <table:table-cell office:value-type="string" calcext:value-type="string">
            <text:p>dal Presidente della Repubblica</text:p>
          </table:table-cell>
          <table:table-cell office:value-type="string" calcext:value-type="string">
            <text:p>In base alla Costituzione italiana le Camere vengono sciolte:</text:p>
          </table:table-cell>
          <table:table-cell office:value-type="string" calcext:value-type="string">
            <text:p>dai rispettivi Presidenti|dal Governo|dal Presidente del Consiglio dei ministri</text:p>
          </table:table-cell>
        </table:table-row>
        <table:table-row table:style-name="ro1">
          <table:table-cell office:value-type="string" calcext:value-type="string">
            <text:p>Il Presidente del Senato della Repubblica </text:p>
          </table:table-cell>
          <table:table-cell office:value-type="string" calcext:value-type="string">
            <text:p>Secondo la Costituzione italiana, qualora il Presidente della Repubblica non possa esercitare le sue funzioni, chi lo sostituisce?</text:p>
          </table:table-cell>
          <table:table-cell office:value-type="string" calcext:value-type="string">
            <text:p>Il Presidente del Parlamento|Il Presidente della Corte costituzionale|Il Vice Presidente della Repubblica</text:p>
          </table:table-cell>
        </table:table-row>
        <table:table-row table:style-name="ro1">
          <table:table-cell office:value-type="string" calcext:value-type="string">
            <text:p>No, questi devono essere necessariamente controfirmati dai ministri proponenti che se ne assumono la responsabilità</text:p>
          </table:table-cell>
          <table:table-cell office:value-type="string" calcext:value-type="string">
            <text:p>Gli atti del Presidente della Repubblica italiana sono validi immediatamente dopo la firma?</text:p>
          </table:table-cell>
          <table:table-cell office:value-type="string" calcext:value-type="string">
            <text:p>No, è necessario attendere la loro pubblicazione sulla Gazzetta Ufficiale|No, vanno tutti controfirmati dal Presidente del Consiglio dei ministri|Sì, dal giorno successivo</text:p>
          </table:table-cell>
        </table:table-row>
        <table:table-row table:style-name="ro1">
          <table:table-cell office:value-type="string" calcext:value-type="string">
            <text:p>dinanzi al Parlamento in seduta comune</text:p>
          </table:table-cell>
          <table:table-cell office:value-type="string" calcext:value-type="string">
            <text:p>In base alla Costituzione italiana, il Presidente della Repubblica prima di assumere le sue funzioni presta giuramento:</text:p>
          </table:table-cell>
          <table:table-cell office:value-type="string" calcext:value-type="string">
            <text:p>dinanzi al Governo|dinanzi al popolo|nelle mani del Presidente della Corte costituzionale</text:p>
          </table:table-cell>
        </table:table-row>
        <table:table-row table:style-name="ro1">
          <table:table-cell office:value-type="string" calcext:value-type="string">
            <text:p>Sì</text:p>
          </table:table-cell>
          <table:table-cell office:value-type="string" calcext:value-type="string">
            <text:p>In Italia il Senato potrebbe essere sciolto anticipatamente?</text:p>
          </table:table-cell>
          <table:table-cell office:value-type="string" calcext:value-type="string">
            <text:p>No|Sì, ma solo a condizione che sia sciolta anche la Camera|Sì, ma solo dopo le dimissioni del Governo</text:p>
          </table:table-cell>
        </table:table-row>
        <table:table-row table:style-name="ro1">
          <table:table-cell office:value-type="string" calcext:value-type="string">
            <text:p>dal Consiglio regionale di ogni Regione, in modo che sia assicurata la rappresentanza delle minoranze</text:p>
          </table:table-cell>
          <table:table-cell office:value-type="string" calcext:value-type="string">
            <text:p>I delegati regionali che partecipano all'elezione del Presidente della Repubblica italiana sono eletti:</text:p>
          </table:table-cell>
          <table:table-cell office:value-type="string" calcext:value-type="string">
            <text:p>dai consigli provinciali di ogni Regione, in modo che sia assicurata la rappresentanza delle minoranze|dai residenti di ciascuna Regione, in modo che sia assicurata la rappresentanza delle minoranze|dalla Giunta regionale di ogni Regione, in modo che sia assicurata la rappresentanza delle minoranze</text:p>
          </table:table-cell>
        </table:table-row>
        <table:table-row table:style-name="ro1">
          <table:table-cell office:value-type="string" calcext:value-type="string">
            <text:p>50 anni </text:p>
          </table:table-cell>
          <table:table-cell office:value-type="string" calcext:value-type="string">
            <text:p>Secondo la Costituzione italiana, può essere eletto Presidente della Repubblica ogni cittadino che abbia compiuto:</text:p>
          </table:table-cell>
          <table:table-cell office:value-type="string" calcext:value-type="string">
            <text:p>18 anni|25 anni|40 anni</text:p>
          </table:table-cell>
        </table:table-row>
        <table:table-row table:style-name="ro1">
          <table:table-cell office:value-type="string" calcext:value-type="string">
            <text:p>dal Presidente della Repubblica </text:p>
          </table:table-cell>
          <table:table-cell office:value-type="string" calcext:value-type="string">
            <text:p>Il referendum popolare per l'abrogazione parziale o totale di una legge è indetto:</text:p>
          </table:table-cell>
          <table:table-cell office:value-type="string" calcext:value-type="string">
            <text:p>dal ministro dell'Interno|dal Parlamento|dal Presidente del Consiglio dei ministri</text:p>
          </table:table-cell>
        </table:table-row>
        <table:table-row table:style-name="ro1">
          <table:table-cell office:value-type="string" calcext:value-type="string">
            <text:p>dal Presidente della Repubblica </text:p>
          </table:table-cell>
          <table:table-cell office:value-type="string" calcext:value-type="string">
            <text:p>In base alla Costituzione italiana, il Consiglio superiore della magistratura è presieduto:</text:p>
          </table:table-cell>
          <table:table-cell office:value-type="string" calcext:value-type="string">
            <text:p>da un magistrato eletto tra i suoi componenti|dal ministro della Giustizia|dal Presidente della Corte di cassazione</text:p>
          </table:table-cell>
        </table:table-row>
        <table:table-row table:style-name="ro1">
          <table:table-cell office:value-type="string" calcext:value-type="string">
            <text:p>negli ultimi sei mesi del suo mandato, salvo che essi coincidano in tutto o in parte con gli ultimi sei mesi della legislatura </text:p>
          </table:table-cell>
          <table:table-cell office:value-type="string" calcext:value-type="string">
            <text:p>Secondo la Costituzione italiana, il Presidente della Repubblica NON può sciogliere le Camere:</text:p>
          </table:table-cell>
          <table:table-cell office:value-type="string" calcext:value-type="string">
            <text:p>negli ultimi tre mesi del suo mandato, salvo che essi coincidano in tutto o in parte con gli ultimi sei mesi della legislatura|nei primi sei mesi del suo mandato|se la crisi di governo non ha motivazioni di carattere politico-parlamentare</text:p>
          </table:table-cell>
        </table:table-row>
        <table:table-row table:style-name="ro1">
          <table:table-cell office:value-type="string" calcext:value-type="string">
            <text:p>Parlamento in seduta comune</text:p>
          </table:table-cell>
          <table:table-cell office:value-type="string" calcext:value-type="string">
            <text:p>In base alla Costituzione italiana, il Presidente della Repubblica può essere messo in stato d'accusa dal:</text:p>
          </table:table-cell>
          <table:table-cell office:value-type="string" calcext:value-type="string">
            <text:p>Governo|ministro della Giustizia|Presidente del Senato della Repubblica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In base al testo costituzionale italiano, è corretto affermare che il Presidente della Repubblica conferisce le onorificenze della Repubblica?</text:p>
          </table:table-cell>
          <table:table-cell office:value-type="string" calcext:value-type="string">
            <text:p>No|Sì, ma non quelle militari|Sì, ma solo quelle militari</text:p>
          </table:table-cell>
        </table:table-row>
        <table:table-row table:style-name="ro1">
          <table:table-cell office:value-type="string" calcext:value-type="string">
            <text:p>cinquant''anni</text:p>
          </table:table-cell>
          <table:table-cell office:value-type="string" calcext:value-type="string">
            <text:p>In base alla Costituzione italiana, può essere eletto Presidente della Repubblica ogni cittadino che abbia compiuto:</text:p>
          </table:table-cell>
          <table:table-cell office:value-type="string" calcext:value-type="string">
            <text:p>quarant’'anni|settant’'anni|venticinque anni</text:p>
          </table:table-cell>
        </table:table-row>
        <table:table-row table:style-name="ro1">
          <table:table-cell office:value-type="string" calcext:value-type="string">
            <text:p>soltanto per alto tradimento e attentato alla Costituzione</text:p>
          </table:table-cell>
          <table:table-cell office:value-type="string" calcext:value-type="string">
            <text:p>La Costituzione italiana afferma che il Presidente della Repubblica è responsabile per gli atti compiuti nell'esercizio delle sue funzioni:</text:p>
          </table:table-cell>
          <table:table-cell office:value-type="string" calcext:value-type="string">
            <text:p>al pari di ogni ministro della Repubblica|come ogni cittadino|come ogni parlamentare della Repubblica</text:p>
          </table:table-cell>
        </table:table-row>
        <table:table-row table:style-name="ro1">
          <table:table-cell office:value-type="string" calcext:value-type="string">
            <text:p>Sì, in quanto il testo della Costituzione non pone alcun espresso divieto al riguardo</text:p>
          </table:table-cell>
          <table:table-cell office:value-type="string" calcext:value-type="string">
            <text:p>Il Presidente della Repubblica italiana è rieleggibile alla scadenza del mandato?</text:p>
          </table:table-cell>
          <table:table-cell office:value-type="string" calcext:value-type="string">
            <text:p>No, alla scadenza del settennato il Presidente diventa senatore a vita|Sì, ma solo in seguito a voto unanime del Parlamento|Sì, ma solo per una volta</text:p>
          </table:table-cell>
        </table:table-row>
        <table:table-row table:style-name="ro1">
          <table:table-cell office:value-type="string" calcext:value-type="string">
            <text:p>Il Presidente del Senato della Repubblica</text:p>
          </table:table-cell>
          <table:table-cell office:value-type="string" calcext:value-type="string">
            <text:p>In base alla Costituzione italiana, chi esercita le funzioni del Presidente della Repubblica, quando questi non può adempierle?</text:p>
          </table:table-cell>
          <table:table-cell office:value-type="string" calcext:value-type="string">
            <text:p>Il Presidente del Consiglio dei ministri|Il Presidente della Camera dei deputati|Il Presidente della Corte costituzionale</text:p>
          </table:table-cell>
        </table:table-row>
        <table:table-row table:style-name="ro1">
          <table:table-cell office:value-type="string" calcext:value-type="string">
            <text:p>Presidente della Repubblica </text:p>
          </table:table-cell>
          <table:table-cell office:value-type="string" calcext:value-type="string">
            <text:p>A quale carica istituzionale, in Italia, NON si accede per elezione diretta?</text:p>
          </table:table-cell>
          <table:table-cell office:value-type="string" calcext:value-type="string">
            <text:p>Consigliere comunale|Deputato|Sindaco</text:p>
          </table:table-cell>
        </table:table-row>
        <table:table-row table:style-name="ro1">
          <table:table-cell office:value-type="string" calcext:value-type="string">
            <text:p>di regola tre delegati per ogni Regione, tranne che per la Valle d'Aosta che ha diritto a un solo delegato</text:p>
          </table:table-cell>
          <table:table-cell office:value-type="string" calcext:value-type="string">
            <text:p>In Italia, in base al dettato costituzionale, all'elezione del Presidente della Repubblica partecipano:</text:p>
          </table:table-cell>
          <table:table-cell office:value-type="string" calcext:value-type="string">
            <text:p>di regola due delegati per ogni Regione, tranne che per la Valle d'Aosta che ha diritto a un solo delegato|i Presidenti delle Giunte regionali|i Presidenti delle Regioni a statuto speciale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In base al dettato costituzionale italiano, il Presidente della Repubblica può inviare messaggi alle Camere?</text:p>
          </table:table-cell>
          <table:table-cell office:value-type="string" calcext:value-type="string">
            <text:p>No|No, salvo in casi straordinari di necessità e urgenza|Sì, ma non negli ultimi sei mesi del suo mandato</text:p>
          </table:table-cell>
        </table:table-row>
        <table:table-row table:style-name="ro1">
          <table:table-cell office:value-type="string" calcext:value-type="string">
            <text:p>Presidente della Repubblica </text:p>
          </table:table-cell>
          <table:table-cell office:value-type="string" calcext:value-type="string">
            <text:p>Secondo la Costituzione italiana, il comando delle Forze Armate spetta al:</text:p>
          </table:table-cell>
          <table:table-cell office:value-type="string" calcext:value-type="string">
            <text:p>Consiglio supremo di Difesa|ministro dell'Interno|Presidente del Consiglio dei ministri</text:p>
          </table:table-cell>
        </table:table-row>
        <table:table-row table:style-name="ro1">
          <table:table-cell office:value-type="string" calcext:value-type="string">
            <text:p>il Presidente è anche il capo del Governo </text:p>
          </table:table-cell>
          <table:table-cell office:value-type="string" calcext:value-type="string">
            <text:p>Una repubblica si dice presidenziale quando:</text:p>
          </table:table-cell>
          <table:table-cell office:value-type="string" calcext:value-type="string">
            <text:p>è rappresentata dal Presidente|i membri del Parlamento sono scelti dal Presidente|il Parlamento elegge il Presidente</text:p>
          </table:table-cell>
        </table:table-row>
        <table:table-row table:style-name="ro1">
          <table:table-cell office:value-type="string" calcext:value-type="string">
            <text:p>dal Presidente della Repubblica</text:p>
          </table:table-cell>
          <table:table-cell office:value-type="string" calcext:value-type="string">
            <text:p>Secondo la Costituzione italiana, la grazia è concessa:</text:p>
          </table:table-cell>
          <table:table-cell office:value-type="string" calcext:value-type="string">
            <text:p>dal Consiglio di Stato|dal ministro della Giustizia|dalla Corte dei conti</text:p>
          </table:table-cell>
        </table:table-row>
        <table:table-row table:style-name="ro1">
          <table:table-cell office:value-type="string" calcext:value-type="string">
            <text:p>accredita e riceve i rappresentanti diplomatici </text:p>
          </table:table-cell>
          <table:table-cell office:value-type="string" calcext:value-type="string">
            <text:p>Secondo la Costituzione italiana, il Presidente della Repubblica:</text:p>
          </table:table-cell>
          <table:table-cell office:value-type="string" calcext:value-type="string">
            <text:p>dichiara l'incostituzionalità delle leggi ordinarie|è capo del Governo|è organo di tutela della giustizia in materia di contabilità pubblica</text:p>
          </table:table-cell>
        </table:table-row>
        <table:table-row table:style-name="ro1">
          <table:table-cell office:value-type="string" calcext:value-type="string">
            <text:p>Il Presidente della Repubblica </text:p>
          </table:table-cell>
          <table:table-cell office:value-type="string" calcext:value-type="string">
            <text:p>In base alla Costituzione italiana, chi indice i referendum popolari?</text:p>
          </table:table-cell>
          <table:table-cell office:value-type="string" calcext:value-type="string">
            <text:p>Il Parlamento|Il Presidente del Consiglio dei ministri|Il Presidente della Corte costituzionale</text:p>
          </table:table-cell>
        </table:table-row>
        <table:table-row table:style-name="ro1">
          <table:table-cell office:value-type="string" calcext:value-type="string">
            <text:p>attentato alla Costituzione </text:p>
          </table:table-cell>
          <table:table-cell office:value-type="string" calcext:value-type="string">
            <text:p>In base alla Costituzione italiana, il Presidente della Repubblica può essere messo in stato d'accusa per:</text:p>
          </table:table-cell>
          <table:table-cell office:value-type="string" calcext:value-type="string">
            <text:p>qualsiasi reato contro la Pubblica amministrazione|qualunque reato che comporti l'applicazione di una pena non inferiore a dieci anni di reclusione|qualunque reato che comporti una pena detentiva</text:p>
          </table:table-cell>
        </table:table-row>
        <table:table-row table:style-name="ro1">
          <table:table-cell office:value-type="string" calcext:value-type="string">
            <text:p>La Valle d'Aosta</text:p>
          </table:table-cell>
          <table:table-cell office:value-type="string" calcext:value-type="string">
            <text:p>Quale, tra le seguenti Regioni, ha un solo delegato che partecipa alle elezioni del Presidente della Repubblica?</text:p>
          </table:table-cell>
          <table:table-cell office:value-type="string" calcext:value-type="string">
            <text:p>Il Molise|La Basilicata|La Puglia</text:p>
          </table:table-cell>
        </table:table-row>
        <table:table-row table:style-name="ro1">
          <table:table-cell office:value-type="string" calcext:value-type="string">
            <text:p>per scrutinio segreto </text:p>
          </table:table-cell>
          <table:table-cell office:value-type="string" calcext:value-type="string">
            <text:p>La Costituzione italiana prevede che l'elezione del Presidente della Repubblica abbia luogo:</text:p>
          </table:table-cell>
          <table:table-cell office:value-type="string" calcext:value-type="string">
            <text:p>con votazione nominativa da parte di tutti i cittadini|con votazione palese, mediante procedimento elettronico|per alzata di mano da parte di tutti i ministri</text:p>
          </table:table-cell>
        </table:table-row>
        <table:table-row table:style-name="ro1">
          <table:table-cell office:value-type="string" calcext:value-type="string">
            <text:p>il Presidente del Senato </text:p>
          </table:table-cell>
          <table:table-cell office:value-type="string" calcext:value-type="string">
            <text:p>Non fa parte del Governo della Repubblica Italiana:</text:p>
          </table:table-cell>
          <table:table-cell office:value-type="string" calcext:value-type="string">
            <text:p>i ministri senza portafoglio|il ministro della Difesa|il Presidente del Consiglio dei ministri</text:p>
          </table:table-cell>
        </table:table-row>
        <table:table-row table:style-name="ro1">
          <table:table-cell office:value-type="string" calcext:value-type="string">
            <text:p>Il Presidente della Repubblica </text:p>
          </table:table-cell>
          <table:table-cell office:value-type="string" calcext:value-type="string">
            <text:p>In Italia, chi presiede il Consiglio superiore della Magistratura?</text:p>
          </table:table-cell>
          <table:table-cell office:value-type="string" calcext:value-type="string">
            <text:p>Il Consigliere eletto dallo stesso Consiglio a maggioranza assoluta dei votanti|Il Presidente della Corte di cassazione|Il Procuratore Generale presso la Corte di cassazione</text:p>
          </table:table-cell>
        </table:table-row>
        <table:table-row table:style-name="ro1">
          <table:table-cell office:value-type="string" calcext:value-type="string">
            <text:p>I Consigli regionali </text:p>
          </table:table-cell>
          <table:table-cell office:value-type="string" calcext:value-type="string">
            <text:p>In base alla Costituzione italiana, chi elegge i delegati delle Regioni che partecipano all'elezione del Presidente della Repubblica?</text:p>
          </table:table-cell>
          <table:table-cell office:value-type="string" calcext:value-type="string">
            <text:p>I Presidenti delle Giunte regionali|Il popolo|Le Giunte regionali</text:p>
          </table:table-cell>
        </table:table-row>
        <table:table-row table:style-name="ro1">
          <table:table-cell office:value-type="string" calcext:value-type="string">
            <text:p>Il Presidente della Repubblica </text:p>
          </table:table-cell>
          <table:table-cell office:value-type="string" calcext:value-type="string">
            <text:p>In Italia, quale, tra i seguenti soggetti può concedere la grazia?</text:p>
          </table:table-cell>
          <table:table-cell office:value-type="string" calcext:value-type="string">
            <text:p>Il Papa|Il Presidente del Consiglio|Il Presidente della Corte costituzionale</text:p>
          </table:table-cell>
        </table:table-row>
        <table:table-row table:style-name="ro1">
          <table:table-cell office:value-type="string" calcext:value-type="string">
            <text:p>Sì, nel caso in cui per la nuova elezione si debba attendere che si riuniscano le nuove Camere</text:p>
          </table:table-cell>
          <table:table-cell office:value-type="string" calcext:value-type="string">
            <text:p>Secondo la Costituzione italiana, i poteri del presidente della Repubblica possono essere prorogati?</text:p>
          </table:table-cell>
          <table:table-cell office:value-type="string" calcext:value-type="string">
            <text:p>No, fatta salva diversa decisione del Parlamento riunito in seduta comune|No, mai|Sì, ma per non più di quindici giorni</text:p>
          </table:table-cell>
        </table:table-row>
        <table:table-row table:style-name="ro1">
          <table:table-cell office:value-type="string" calcext:value-type="string">
            <text:p>dichiarare lo stato di guerra</text:p>
          </table:table-cell>
          <table:table-cell office:value-type="string" calcext:value-type="string">
            <text:p>In base alla Costituzione italiana, è corretto affermare che spetta al Presidente della Repubblica:</text:p>
          </table:table-cell>
          <table:table-cell office:value-type="string" calcext:value-type="string">
            <text:p>deliberare lo stato di guerra, su indicazione delle Camere|dichiarare lo stato di guerra, su delibera del Governo|dichiarare lo stato di guerra, su indicazione del Consiglio supremo di Difesa</text:p>
          </table:table-cell>
        </table:table-row>
        <table:table-row table:style-name="ro1">
          <table:table-cell office:value-type="string" calcext:value-type="string">
            <text:p>Dai rispettivi Consigli regionali </text:p>
          </table:table-cell>
          <table:table-cell office:value-type="string" calcext:value-type="string">
            <text:p>Secondo la Costituzione italiana, da chi sono nominati i delegati delle Regioni che partecipano all'elezione del Presidente della Repubblica?</text:p>
          </table:table-cell>
          <table:table-cell office:value-type="string" calcext:value-type="string">
            <text:p>Dai rispettivi Presidenti di Regione|Dal popolo|Dalla Corte costituzionale</text:p>
          </table:table-cell>
        </table:table-row>
        <table:table-row table:style-name="ro1">
          <table:table-cell office:value-type="string" calcext:value-type="string">
            <text:p>di due terzi del Parlamento in seduta comune in prima votazione</text:p>
          </table:table-cell>
          <table:table-cell office:value-type="string" calcext:value-type="string">
            <text:p>L'elezione del Presidente della Repubblica italiana avviene a maggioranza:</text:p>
          </table:table-cell>
          <table:table-cell office:value-type="string" calcext:value-type="string">
            <text:p>assoluta dei membri del Senato e dei due terzi dei membri della Camera dei deputati|assoluta dei votanti di entrambe le Camere|semplice dei membri del Senato</text:p>
          </table:table-cell>
        </table:table-row>
        <table:table-row table:style-name="ro1">
          <table:table-cell office:value-type="string" calcext:value-type="string">
            <text:p>sette anni</text:p>
          </table:table-cell>
          <table:table-cell office:value-type="string" calcext:value-type="string">
            <text:p>In base alla Costituzione italiana, il Presidente della Repubblica è eletto per:</text:p>
          </table:table-cell>
          <table:table-cell office:value-type="string" calcext:value-type="string">
            <text:p>cinque anni|dieci anni|quattro anni</text:p>
          </table:table-cell>
        </table:table-row>
        <table:table-row table:style-name="ro1">
          <table:table-cell office:value-type="string" calcext:value-type="string">
            <text:p>Presiedere il Consiglio dei ministri </text:p>
          </table:table-cell>
          <table:table-cell office:value-type="string" calcext:value-type="string">
            <text:p>In base alla Costituzione italiana, quale, fra le seguenti, NON è una funzione del Presidente della Repubblica?</text:p>
          </table:table-cell>
          <table:table-cell office:value-type="string" calcext:value-type="string">
            <text:p>Conferire le onorificenze della Repubblica|Indire il referendum popolare nei casi previsti dalla Costituzione|Presiedere il Consiglio Supremo di Difesa</text:p>
          </table:table-cell>
        </table:table-row>
        <table:table-row table:style-name="ro1">
          <table:table-cell office:value-type="string" calcext:value-type="string">
            <text:p>Dal Presidente della Repubblica</text:p>
          </table:table-cell>
          <table:table-cell office:value-type="string" calcext:value-type="string">
            <text:p>In base alla Costituzione italiana, da chi possono essere sciolte le Camere?</text:p>
          </table:table-cell>
          <table:table-cell office:value-type="string" calcext:value-type="string">
            <text:p>Dal ministro dell'Interno|Dal Presidente del Consiglio dei ministri|dal Presidente di ciascuna Camera</text:p>
          </table:table-cell>
        </table:table-row>
        <table:table-row table:style-name="ro1">
          <table:table-cell office:value-type="string" calcext:value-type="string">
            <text:p>Deve godere dei diritti civili e politici </text:p>
          </table:table-cell>
          <table:table-cell office:value-type="string" calcext:value-type="string">
            <text:p>Secondo la Costituzione italiana, per essere eletto Presidente della Repubblica, in quale condizione giuridica deve trovarsi il candidato?</text:p>
          </table:table-cell>
          <table:table-cell office:value-type="string" calcext:value-type="string">
            <text:p>Deve godere dei soli diritti civili|Deve godere dei soli diritti politici|In nessuna condizione giuridica particolare</text:p>
          </table:table-cell>
        </table:table-row>
        <table:table-row table:style-name="ro1">
          <table:table-cell office:value-type="string" calcext:value-type="string">
            <text:p>Il nuovo Presidente della Repubblica eletto dalle Camere </text:p>
          </table:table-cell>
          <table:table-cell office:value-type="string" calcext:value-type="string">
            <text:p>In base alla Costituzione italiana, chi subentra in modo definitivo nelle funzioni del Presidente della Repubblica in caso di sua morte durante il mandato?</text:p>
          </table:table-cell>
          <table:table-cell office:value-type="string" calcext:value-type="string">
            <text:p>Il Presidente del Consiglio dei ministri|Il Presidente della Camera dei deputati|Il Presidente della Corte costituzionale</text:p>
          </table:table-cell>
        </table:table-row>
        <table:table-row table:style-name="ro1">
          <table:table-cell office:value-type="string" calcext:value-type="string">
            <text:p>previsto dalla Costituzione, costituito secondo la legge e presieduto dal Presidente della Repubblica </text:p>
          </table:table-cell>
          <table:table-cell office:value-type="string" calcext:value-type="string">
            <text:p>In Italia, il Consiglio supremo di difesa è un organo:</text:p>
          </table:table-cell>
          <table:table-cell office:value-type="string" calcext:value-type="string">
            <text:p>interno al ministero della Difesa, costituito secondo regolamento ministeriale e presieduto dal ministro della Difesa|militare, interno alle Forze Armate, che si riunisce solo in caso di guerra e riferisce alle Camere|previsto dalla Costituzione, che si riunisce solo in caso di guerra e riferisce al Presidente del Consiglio dei ministri</text:p>
          </table:table-cell>
        </table:table-row>
        <table:table-row table:style-name="ro1">
          <table:table-cell office:value-type="string" calcext:value-type="string">
            <text:p>può sciogliere le Camere o anche una sola di esse</text:p>
          </table:table-cell>
          <table:table-cell office:value-type="string" calcext:value-type="string">
            <text:p>Il Presidente della Repubblica italiana:</text:p>
          </table:table-cell>
          <table:table-cell office:value-type="string" calcext:value-type="string">
            <text:p>non può mai sciogliere le Camere|può sciogliere entrambe le Camere, ma non una sola di esse|può sciogliere le Camere o anche una sola di esse, ma solo negli ultimi sei mesi del suo mandato</text:p>
          </table:table-cell>
        </table:table-row>
        <table:table-row table:style-name="ro1">
          <table:table-cell office:value-type="string" calcext:value-type="string">
            <text:p>Il Presidente della Repubblica </text:p>
          </table:table-cell>
          <table:table-cell office:value-type="string" calcext:value-type="string">
            <text:p>Secondo la Costituzione italiana, chi ha il potere di concedere la grazia?</text:p>
          </table:table-cell>
          <table:table-cell office:value-type="string" calcext:value-type="string">
            <text:p>Il ministro della Giustizia|Il Presidente del Senato e il Presidente della Camera|Solo il Presidente della Camera</text:p>
          </table:table-cell>
        </table:table-row>
        <table:table-row table:style-name="ro1">
          <table:table-cell office:value-type="string" calcext:value-type="string">
            <text:p>Il Presidente della Repubblica</text:p>
          </table:table-cell>
          <table:table-cell office:value-type="string" calcext:value-type="string">
            <text:p>Chi presiede il Consiglio superiore della Magistratura?</text:p>
          </table:table-cell>
          <table:table-cell office:value-type="string" calcext:value-type="string">
            <text:p>Il Presidente del Consiglio|Il Procuratore Generale presso la Corte di cassazione|Un giudice eletto dal Consiglio stesso</text:p>
          </table:table-cell>
        </table:table-row>
        <table:table-row table:style-name="ro1">
          <table:table-cell office:value-type="string" calcext:value-type="string">
            <text:p>i loro Presidenti </text:p>
          </table:table-cell>
          <table:table-cell office:value-type="string" calcext:value-type="string">
            <text:p>Secondo la Costituzione della Repubblica italiana il Presidente della Repubblica può sciogliere le Camere dopo aver sentito:</text:p>
          </table:table-cell>
          <table:table-cell office:value-type="string" calcext:value-type="string">
            <text:p>il Governo|il ministro per i rapporti con il Parlamento|il Presidente della Corte costituzionale</text:p>
          </table:table-cell>
        </table:table-row>
        <table:table-row table:style-name="ro1">
          <table:table-cell office:value-type="string" calcext:value-type="string">
            <text:p>Sì, ma solo nei casi di alto tradimento e attentato alla Costituzione</text:p>
          </table:table-cell>
          <table:table-cell office:value-type="string" calcext:value-type="string">
            <text:p>Secondo quanto dispone la Costituzione italiana, il Presidente della Repubblica può essere messo in stato d'accusa dal Parlamento?</text:p>
          </table:table-cell>
          <table:table-cell office:value-type="string" calcext:value-type="string">
            <text:p>No, perché il Presidente della Repubblica è irresponsabile durante il suo mandato|Sì, ma soltanto nel tempo in cui è vigente lo stato di guerra deliberato dal Parlamento|Sì, per ogni reato compiuto durante il suo mandato</text:p>
          </table:table-cell>
        </table:table-row>
        <table:table-row table:style-name="ro1">
          <table:table-cell office:value-type="string" calcext:value-type="string">
            <text:p>adempie le funzioni del Presidente della Repubblica quando questi ne è impedito </text:p>
          </table:table-cell>
          <table:table-cell office:value-type="string" calcext:value-type="string">
            <text:p>Il Presidente del Senato:</text:p>
          </table:table-cell>
          <table:table-cell office:value-type="string" calcext:value-type="string">
            <text:p>convoca il Parlamento in seduta comune|indice le elezioni|presiede l'Assemblea che elegge il Presidente della Repubblica</text:p>
          </table:table-cell>
        </table:table-row>
        <table:table-row table:style-name="ro1">
          <table:table-cell office:value-type="string" calcext:value-type="string">
            <text:p>A maggioranza assoluta dei suoi membri </text:p>
          </table:table-cell>
          <table:table-cell office:value-type="string" calcext:value-type="string">
            <text:p>In base alla Costituzione italiana, con quale voto il Presidente della Repubblica è messo in stato di accusa dal Parlamento in seduta comune?</text:p>
          </table:table-cell>
          <table:table-cell office:value-type="string" calcext:value-type="string">
            <text:p>A maggioranza semplice dei parlamentari presenti|Con il consenso unanime del Governo|Solo con il consenso dei Presidenti di Camera e Senato</text:p>
          </table:table-cell>
        </table:table-row>
        <table:table-row table:style-name="ro1">
          <table:table-cell office:value-type="string" calcext:value-type="string">
            <text:p>indice l'elezione del Presidente della Repubblica</text:p>
          </table:table-cell>
          <table:table-cell office:value-type="string" calcext:value-type="string">
            <text:p>Il Presidente della Camera:</text:p>
          </table:table-cell>
          <table:table-cell office:value-type="string" calcext:value-type="string">
            <text:p>indice le elezioni|rappresenta l'unità nazionale|sostituisce il Presidente della Repubblica nelle sue funzioni quando questi ne è impedito</text:p>
          </table:table-cell>
        </table:table-row>
        <table:table-row table:style-name="ro1">
          <table:table-cell office:value-type="string" calcext:value-type="string">
            <text:p>Presidente della Repubblica, eletto dal Parlamento in seduta comune e dai delegati regionali</text:p>
          </table:table-cell>
          <table:table-cell office:value-type="string" calcext:value-type="string">
            <text:p>In Italia, il Capo dello Stato è il:</text:p>
          </table:table-cell>
          <table:table-cell office:value-type="string" calcext:value-type="string">
            <text:p>Presidente del Consiglio, eletto direttamente dagli elettori|Presidente della Repubblica, eletto direttamente dagli elettori|Presidente della Repubblica, nominato dal Presidente del Consiglio</text:p>
          </table:table-cell>
        </table:table-row>
        <table:table-row table:style-name="ro1">
          <table:table-cell office:value-type="string" calcext:value-type="string">
            <text:p>Con nessuna</text:p>
          </table:table-cell>
          <table:table-cell office:value-type="string" calcext:value-type="string">
            <text:p>Secondo la Costituzione italiana, con quale altra carica è compatibile l'ufficio di Presidente della Repubblica?</text:p>
          </table:table-cell>
          <table:table-cell office:value-type="string" calcext:value-type="string">
            <text:p>Con quella di deputato|Con quella di ministro|Con quella di senatore</text:p>
          </table:table-cell>
        </table:table-row>
        <table:table-row table:style-name="ro1">
          <table:table-cell office:value-type="string" calcext:value-type="string">
            <text:p>attentato alla Costituzione </text:p>
          </table:table-cell>
          <table:table-cell office:value-type="string" calcext:value-type="string">
            <text:p>Secondo la Costituzione italiana, il Presidente della Repubblica può essere messo in stato d'accusa per:</text:p>
          </table:table-cell>
          <table:table-cell office:value-type="string" calcext:value-type="string">
            <text:p>incapacità|non aver rispettato le norme del Codice civile|offesa al Presidente del Consiglio dei ministri</text:p>
          </table:table-cell>
        </table:table-row>
        <table:table-row table:style-name="ro1">
          <table:table-cell office:value-type="string" calcext:value-type="string">
            <text:p>conferisce le onorificenze della Repubblica </text:p>
          </table:table-cell>
          <table:table-cell office:value-type="string" calcext:value-type="string">
            <text:p>In base alla Costituzione italiana, il Presidente della Repubblica:</text:p>
          </table:table-cell>
          <table:table-cell office:value-type="string" calcext:value-type="string">
            <text:p>approva le leggi|presiede il Senato della Repubblica|sceglie i componenti del Consiglio Nazionale dell''Economia e del Lavoro</text:p>
          </table:table-cell>
        </table:table-row>
        <table:table-row table:style-name="ro1">
          <table:table-cell office:value-type="string" calcext:value-type="string">
            <text:p>Sì, tutte </text:p>
          </table:table-cell>
          <table:table-cell office:value-type="string" calcext:value-type="string">
            <text:p>In Italia sono tutelate le minoranze linguistiche?</text:p>
          </table:table-cell>
          <table:table-cell office:value-type="string" calcext:value-type="string">
            <text:p>No, solo quelle di lingua francese|No, solo quelle di lingua tedesca|Sì, a eccezione di quelle non comunitarie</text:p>
          </table:table-cell>
        </table:table-row>
        <table:table-row table:style-name="ro1">
          <table:table-cell office:value-type="string" calcext:value-type="string">
            <text:p>nei confronti sia delle Regioni, sia delle Province, sia dei Comuni </text:p>
          </table:table-cell>
          <table:table-cell office:value-type="string" calcext:value-type="string">
            <text:p>Il decentramento amministrativo dei servizi che dipendono dallo Stato italiano può avvenire:</text:p>
          </table:table-cell>
          <table:table-cell office:value-type="string" calcext:value-type="string">
            <text:p>solo nei confronti dei Comuni|solo nei confronti delle Province|solo nei confronti delle Regioni</text:p>
          </table:table-cell>
        </table:table-row>
        <table:table-row table:style-name="ro1">
          <table:table-cell office:value-type="string" calcext:value-type="string">
            <text:p>Sì, se non contrasta con l'ordinamento giuridico italiano</text:p>
          </table:table-cell>
          <table:table-cell office:value-type="string" calcext:value-type="string">
            <text:p>In Italia ogni confessione religiosa è libera di organizzarsi?</text:p>
          </table:table-cell>
          <table:table-cell office:value-type="string" calcext:value-type="string">
            <text:p>No, perché la religione di Stato è solo quella cattolica|Sì, in ogni caso|Sì, ma solo se si è costituita in associazione</text:p>
          </table:table-cell>
        </table:table-row>
        <table:table-row table:style-name="ro1">
          <table:table-cell office:value-type="string" calcext:value-type="string">
            <text:p>Sì, perché tutte le minoranze linguistiche sono tutelate </text:p>
          </table:table-cell>
          <table:table-cell office:value-type="string" calcext:value-type="string">
            <text:p>La Repubblica italiana tutela con apposite norme i ladini?</text:p>
          </table:table-cell>
          <table:table-cell office:value-type="string" calcext:value-type="string">
            <text:p>No, perché i ladini sono considerati stranieri|No, perché tutti i cittadini sono eguali davanti alla legge|Sì, ma solo quelli che prestano servizio militare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Secondo la Costituzione italiana, il lavoro è anche un dovere del cittadino?</text:p>
          </table:table-cell>
          <table:table-cell office:value-type="string" calcext:value-type="string">
            <text:p>No, è solo un diritto|No, infatti la disoccupazione non è sanzionata|Sì, ma solo se ha una famiglia da mantenere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La Repubblica italiana garantisce i diritti della persona nelle formazioni sociali?</text:p>
          </table:table-cell>
          <table:table-cell office:value-type="string" calcext:value-type="string">
            <text:p>No, garantisce solo il singolo in quanto tale|No, garantisce solo la famiglia|Sì, ma solo in quelle espressamente indicate dalla Costituzione</text:p>
          </table:table-cell>
        </table:table-row>
        <table:table-row table:style-name="ro1">
          <table:table-cell office:value-type="string" calcext:value-type="string">
            <text:p>la guerra </text:p>
          </table:table-cell>
          <table:table-cell office:value-type="string" calcext:value-type="string">
            <text:p>La Costituzione italiana prevede espressamente che l'Italia ripudi:</text:p>
          </table:table-cell>
          <table:table-cell office:value-type="string" calcext:value-type="string">
            <text:p>il Comunismo|l'ingiustizia tra le Nazioni|le controversie internazionali</text:p>
          </table:table-cell>
        </table:table-row>
        <table:table-row table:style-name="ro1">
          <table:table-cell office:value-type="string" calcext:value-type="string">
            <text:p>dai Patti Lateranensi </text:p>
          </table:table-cell>
          <table:table-cell office:value-type="string" calcext:value-type="string">
            <text:p>In base alla Costituzione italiana, i rapporti tra lo Stato e la Chiesa cattolica sono regolati:</text:p>
          </table:table-cell>
          <table:table-cell office:value-type="string" calcext:value-type="string">
            <text:p>dal capitolato di Roma|dal Concilio Vaticano II|dalla Legge delle Guarentigie</text:p>
          </table:table-cell>
        </table:table-row>
        <table:table-row table:style-name="ro1">
          <table:table-cell office:value-type="string" calcext:value-type="string">
            <text:p>un dovere di ogni cittadino, secondo le proprie possibilità e la propria scelta </text:p>
          </table:table-cell>
          <table:table-cell office:value-type="string" calcext:value-type="string">
            <text:p>In base alla Costituzione italiana, svolgere un'attività o funzione che concorra al progresso materiale o spirituale della società è:</text:p>
          </table:table-cell>
          <table:table-cell office:value-type="string" calcext:value-type="string">
            <text:p>un dovere di ogni cittadino maggiorenne|un obbligo per tutti i residenti nel territorio della Repubblica|una libera facoltà di ogni cittadino</text:p>
          </table:table-cell>
        </table:table-row>
        <table:table-row table:style-name="ro1">
          <table:table-cell office:value-type="string" calcext:value-type="string">
            <text:p>linguistiche </text:p>
          </table:table-cell>
          <table:table-cell office:value-type="string" calcext:value-type="string">
            <text:p>Secondo la Costituzione italiana, la Repubblica tutela espressamente con apposite norme le minoranze:</text:p>
          </table:table-cell>
          <table:table-cell office:value-type="string" calcext:value-type="string">
            <text:p>etniche|politiche|sociali</text:p>
          </table:table-cell>
        </table:table-row>
        <table:table-row table:style-name="ro1">
          <table:table-cell office:value-type="string" calcext:value-type="string">
            <text:p>Sì, purché non contrastino con l'ordinamento giuridico italiano </text:p>
          </table:table-cell>
          <table:table-cell office:value-type="string" calcext:value-type="string">
            <text:p>In base alla Costituzione italiana, le confessioni religiose diverse da quella cattolica hanno il diritto di organizzarsi secondo i propri statuti?</text:p>
          </table:table-cell>
          <table:table-cell office:value-type="string" calcext:value-type="string">
            <text:p>La Costituzione non prevede nulla al riguardo|No|Sì, sempre e senza limitazioni di alcun tipo e genere</text:p>
          </table:table-cell>
        </table:table-row>
        <table:table-row table:style-name="ro1">
          <table:table-cell office:value-type="string" calcext:value-type="string">
            <text:p>dalla legge ordinaria </text:p>
          </table:table-cell>
          <table:table-cell office:value-type="string" calcext:value-type="string">
            <text:p>Lo straniero ha diritto d'asilo nel territorio della Repubblica italiana secondo le condizioni stabilite:</text:p>
          </table:table-cell>
          <table:table-cell office:value-type="string" calcext:value-type="string">
            <text:p>dagli usi e dalle consuetudini locali|dai trattati internazionali|dalle apposite leggi costituzionali</text:p>
          </table:table-cell>
        </table:table-row>
        <table:table-row table:style-name="ro1">
          <table:table-cell office:value-type="string" calcext:value-type="string">
            <text:p>Al popolo </text:p>
          </table:table-cell>
          <table:table-cell office:value-type="string" calcext:value-type="string">
            <text:p>Secondo la Costituzione italiana, a chi appartiene la sovranità?</text:p>
          </table:table-cell>
          <table:table-cell office:value-type="string" calcext:value-type="string">
            <text:p>Al Parlamento|Alla Nazione|Allo Stato</text:p>
          </table:table-cell>
        </table:table-row>
        <table:table-row table:style-name="ro1">
          <table:table-cell office:value-type="string" calcext:value-type="string">
            <text:p>unitario </text:p>
          </table:table-cell>
          <table:table-cell office:value-type="string" calcext:value-type="string">
            <text:p>Secondo la Costituzione italiana, la Repubblica è uno Stato:</text:p>
          </table:table-cell>
          <table:table-cell office:value-type="string" calcext:value-type="string">
            <text:p>autonomista|centralizzato|federato</text:p>
          </table:table-cell>
        </table:table-row>
        <table:table-row table:style-name="ro1">
          <table:table-cell office:value-type="string" calcext:value-type="string">
            <text:p>è contenuta nella Costituzione </text:p>
          </table:table-cell>
          <table:table-cell office:value-type="string" calcext:value-type="string">
            <text:p>La Repubblica italiana riconosce e promuove le autonomie locali. Questa affermazione:</text:p>
          </table:table-cell>
          <table:table-cell office:value-type="string" calcext:value-type="string">
            <text:p>è contenuta nelle Disposizioni transitorie e finali della Costituzione, quale obiettivo da perseguire nel tempo|è stata espunta dalla Costituzione in quanto in contrasto con il principio dell'indivisibilità della nazione|è stata solo recentemente inserita in progetti di legge relativi alla riforma sul federalismo fiscale</text:p>
          </table:table-cell>
        </table:table-row>
        <table:table-row table:style-name="ro1">
          <table:table-cell office:value-type="string" calcext:value-type="string">
            <text:p>a tutti i cittadini italiani</text:p>
          </table:table-cell>
          <table:table-cell office:value-type="string" calcext:value-type="string">
            <text:p>A norma della Costituzione italiana, il diritto al lavoro viene riconosciuto:</text:p>
          </table:table-cell>
          <table:table-cell office:value-type="string" calcext:value-type="string">
            <text:p>ai soli cittadini italiani inabili al lavoro|ai soli cittadini italiani non abbienti|unicamente agli orfani e agli invalidi di guerra</text:p>
          </table:table-cell>
        </table:table-row>
        <table:table-row table:style-name="ro1">
          <table:table-cell office:value-type="string" calcext:value-type="string">
            <text:p>dalla Costituzione </text:p>
          </table:table-cell>
          <table:table-cell office:value-type="string" calcext:value-type="string">
            <text:p>La caratteristiche della bandiera italiana sono disciplinate:</text:p>
          </table:table-cell>
          <table:table-cell office:value-type="string" calcext:value-type="string">
            <text:p>da alcune leggi che risalgono alla Repubblica Romana|da un regio decreto rimasto in vigore|dal Codice penale militare di guerra</text:p>
          </table:table-cell>
        </table:table-row>
        <table:table-row table:style-name="ro1">
          <table:table-cell office:value-type="string" calcext:value-type="string">
            <text:p>Sì, è il tricolore verde, bianco e rosso, a tre bande verticali di eguali dimensioni</text:p>
          </table:table-cell>
          <table:table-cell office:value-type="string" calcext:value-type="string">
            <text:p>La bandiera della Repubblica italiana è unica?</text:p>
          </table:table-cell>
          <table:table-cell office:value-type="string" calcext:value-type="string">
            <text:p>No, ma deve comunque essere verde, bianca e rossa|No, può essere usato indifferentemente il tricolore o una bandiera completamente azzurra|No, può essere usato indifferentemente il tricolore, il tricolore con i simboli delle quattro repubbliche marinare al centro oppure una bandiera completamente</text:p>
          </table:table-cell>
        </table:table-row>
        <table:table-row table:style-name="ro1">
          <table:table-cell office:value-type="string" calcext:value-type="string">
            <text:p>Sì</text:p>
          </table:table-cell>
          <table:table-cell office:value-type="string" calcext:value-type="string">
            <text:p>È compito della Repubblica italiana rimuovere gli ostacoli di ordine economico e sociale che impediscono il pieno sviluppo della persona?</text:p>
          </table:table-cell>
          <table:table-cell office:value-type="string" calcext:value-type="string">
            <text:p>No, è compito della famiglia|No, è compito di ogni singola persona|Sì, ma solo per alcune categorie di cittadini</text:p>
          </table:table-cell>
        </table:table-row>
        <table:table-row table:style-name="ro1">
          <table:table-cell office:value-type="string" calcext:value-type="string">
            <text:p>Sì</text:p>
          </table:table-cell>
          <table:table-cell office:value-type="string" calcext:value-type="string">
            <text:p>Le minoranze linguistiche sono sempre tutelabili da apposite norme?</text:p>
          </table:table-cell>
          <table:table-cell office:value-type="string" calcext:value-type="string">
            <text:p>No, esistono delle minoranze linguistiche non tutelabili|No, non è giusto che esistano norme particolari per alcune minoranze|Sì, ma solo se di religione cattolica</text:p>
          </table:table-cell>
        </table:table-row>
        <table:table-row table:style-name="ro1">
          <table:table-cell office:value-type="string" calcext:value-type="string">
            <text:p>Sì, in generale </text:p>
          </table:table-cell>
          <table:table-cell office:value-type="string" calcext:value-type="string">
            <text:p>Secondo quanto previsto dall'art. 9 della Costituzione italiana, il paesaggio è un bene costituzionalmente protetto?</text:p>
          </table:table-cell>
          <table:table-cell office:value-type="string" calcext:value-type="string">
            <text:p>No|Sì, ma solo quello montano, marino e lacustre|Sì, ma solo se riguarda beni di proprietà dello Stato</text:p>
          </table:table-cell>
        </table:table-row>
        <table:table-row table:style-name="ro1">
          <table:table-cell office:value-type="string" calcext:value-type="string">
            <text:p>la sovranità </text:p>
          </table:table-cell>
          <table:table-cell office:value-type="string" calcext:value-type="string">
            <text:p>In base al dettato della Costituzione italiana, il popolo esercita, nelle forme e nei limiti previsti dalla stessa Costituzione:</text:p>
          </table:table-cell>
          <table:table-cell office:value-type="string" calcext:value-type="string">
            <text:p>la libertà|la nazionalità|la socialità</text:p>
          </table:table-cell>
        </table:table-row>
        <table:table-row table:style-name="ro1">
          <table:table-cell office:value-type="string" calcext:value-type="string">
            <text:p>non è ammessa l'estradizione dello straniero per reati politici </text:p>
          </table:table-cell>
          <table:table-cell office:value-type="string" calcext:value-type="string">
            <text:p>La Costituzione italiana stabilisce che:</text:p>
          </table:table-cell>
          <table:table-cell office:value-type="string" calcext:value-type="string">
            <text:p>è ammessa l'estradizione dello straniero solo per reati politici|non è ammessa l'estradizione del cittadino se non per reati politici|non è mai ammessa l'estradizione dello straniero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Il principio di uguaglianza vale per tutti i cittadini italiani?</text:p>
          </table:table-cell>
          <table:table-cell office:value-type="string" calcext:value-type="string">
            <text:p>No, solo per le donne|Sì, eccetto i rappresentanti del popolo|Sì, purché maggiorenni</text:p>
          </table:table-cell>
        </table:table-row>
        <table:table-row table:style-name="ro1">
          <table:table-cell office:value-type="string" calcext:value-type="string">
            <text:p>ciascuno nel proprio ordine indipendenti e sovrani</text:p>
          </table:table-cell>
          <table:table-cell office:value-type="string" calcext:value-type="string">
            <text:p>In base alla Costituzione italiana, lo Stato e la Chiesa cattolica sono:</text:p>
          </table:table-cell>
          <table:table-cell office:value-type="string" calcext:value-type="string">
            <text:p>entrambi vincolati alle direttive della Corte costituzionale|giuridicamente legati tra loro, in quanto l'ordinamento ecclesiastico deve essere approvato dallo Stato|il primo gerarchicamente dipendente dalla seconda</text:p>
          </table:table-cell>
        </table:table-row>
        <table:table-row table:style-name="ro1">
          <table:table-cell office:value-type="string" calcext:value-type="string">
            <text:p>la Repubblica riconosce e garantisce i diritti inviolabili dell'uomo, sia come singolo sia nelle formazioni sociali ove si svolge la sua personalità</text:p>
          </table:table-cell>
          <table:table-cell office:value-type="string" calcext:value-type="string">
            <text:p>In base alla Costituzione italiana:</text:p>
          </table:table-cell>
          <table:table-cell office:value-type="string" calcext:value-type="string">
            <text:p>la Repubblica riconosce e garantisce i diritti inviolabili del cittadino maggiorenne, sia come singolo sia nelle formazioni sociali ove si svolge la sua personalità|la Repubblica riconosce e garantisce i diritti inviolabili del lavoratore, sia come singolo sia nelle formazioni sociali ove si svolge la sua personalità|la Repubblica riconosce e garantisce i diritti inviolabili dell'uomo che possono essere esercitati solo come singolo</text:p>
          </table:table-cell>
        </table:table-row>
        <table:table-row table:style-name="ro1">
          <table:table-cell office:value-type="string" calcext:value-type="string">
            <text:p>sia una e indivisibile </text:p>
          </table:table-cell>
          <table:table-cell office:value-type="string" calcext:value-type="string">
            <text:p>La Costituzione italiana dispone che la Repubblica:</text:p>
          </table:table-cell>
          <table:table-cell office:value-type="string" calcext:value-type="string">
            <text:p>accetti limitazioni di sovranità da parte di altre Nazioni|non attui decentramento amministrativo|trasferisca progressivamente sovranità alle autonomie locali</text:p>
          </table:table-cell>
        </table:table-row>
        <table:table-row table:style-name="ro1">
          <table:table-cell office:value-type="string" calcext:value-type="string">
            <text:p>Sì</text:p>
          </table:table-cell>
          <table:table-cell office:value-type="string" calcext:value-type="string">
            <text:p>La Repubblica riconosce a tutti i cittadini il diritto al lavoro. È contenuta questa affermazione nella Costituzione italiana?</text:p>
          </table:table-cell>
          <table:table-cell office:value-type="string" calcext:value-type="string">
            <text:p>No|No, la Repubblica garantisce il diritto al lavoro|No, la Repubblica riconosce il diritto al reddito sociale</text:p>
          </table:table-cell>
        </table:table-row>
        <table:table-row table:style-name="ro1">
          <table:table-cell office:value-type="string" calcext:value-type="string">
            <text:p>aconfessionale</text:p>
          </table:table-cell>
          <table:table-cell office:value-type="string" calcext:value-type="string">
            <text:p>La Repubblica italiana è uno Stato:</text:p>
          </table:table-cell>
          <table:table-cell office:value-type="string" calcext:value-type="string">
            <text:p>ateo|cattolico|multiconfessionale</text:p>
          </table:table-cell>
        </table:table-row>
        <table:table-row table:style-name="ro1">
          <table:table-cell office:value-type="string" calcext:value-type="string">
            <text:p>Sì</text:p>
          </table:table-cell>
          <table:table-cell office:value-type="string" calcext:value-type="string">
            <text:p>In Italia esiste un diritto del cittadino al lavoro?</text:p>
          </table:table-cell>
          <table:table-cell office:value-type="string" calcext:value-type="string">
            <text:p>No, è compito di ogni persona trovare una occupazione|No, perché il lavoro non è un diritto ma un obbligo|Sì, ma solo se si è maggiorenni</text:p>
          </table:table-cell>
        </table:table-row>
        <table:table-row table:style-name="ro1">
          <table:table-cell office:value-type="string" calcext:value-type="string">
            <text:p>sul lavoro</text:p>
          </table:table-cell>
          <table:table-cell office:value-type="string" calcext:value-type="string">
            <text:p>La Costituzione italiana prevede espressamente che l'Italia è una Repubblica fondata:</text:p>
          </table:table-cell>
          <table:table-cell office:value-type="string" calcext:value-type="string">
            <text:p>sull'uguaglianza|sulla democrazia|sulla famiglia</text:p>
          </table:table-cell>
        </table:table-row>
        <table:table-row table:style-name="ro1">
          <table:table-cell office:value-type="string" calcext:value-type="string">
            <text:p>tutti i cittadini hanno pari dignità sociale e sono eguali davanti alla legge </text:p>
          </table:table-cell>
          <table:table-cell office:value-type="string" calcext:value-type="string">
            <text:p>In base alla Costituzione italiana:</text:p>
          </table:table-cell>
          <table:table-cell office:value-type="string" calcext:value-type="string">
            <text:p>solo i cittadini maggiorenni hanno pari dignità sociale e sono eguali davanti alla legge|sono ammesse discriminazioni tra cittadini solo in base all'appartenenza all'Unione europea del Paese d'origine|tutti i cittadini sono eguali davanti alla legge, ma la dignità sociale può essere differenziata</text:p>
          </table:table-cell>
        </table:table-row>
        <table:table-row table:style-name="ro1">
          <table:table-cell office:value-type="string" calcext:value-type="string">
            <text:p>democratica </text:p>
          </table:table-cell>
          <table:table-cell office:value-type="string" calcext:value-type="string">
            <text:p>La Costituzione italiana prevede espressamente che l'Italia sia una Repubblica:</text:p>
          </table:table-cell>
          <table:table-cell office:value-type="string" calcext:value-type="string">
            <text:p>confederale|federale|libera</text:p>
          </table:table-cell>
        </table:table-row>
        <table:table-row table:style-name="ro1">
          <table:table-cell office:value-type="string" calcext:value-type="string">
            <text:p>Nei Principi fondamentali </text:p>
          </table:table-cell>
          <table:table-cell office:value-type="string" calcext:value-type="string">
            <text:p>In quale parte della Costituzione italiana sono disciplinate le caratteristiche della bandiera della Repubblica?</text:p>
          </table:table-cell>
          <table:table-cell office:value-type="string" calcext:value-type="string">
            <text:p>Nei Diritti e doveri dei cittadini|Nell'ordinamento della Repubblica|Nelle Disposizioni transitorie</text:p>
          </table:table-cell>
        </table:table-row>
        <table:table-row table:style-name="ro1">
          <table:table-cell office:value-type="string" calcext:value-type="string">
            <text:p>Sì, ma solo in condizioni di parità con gli altri Stati </text:p>
          </table:table-cell>
          <table:table-cell office:value-type="string" calcext:value-type="string">
            <text:p>In base alla Costituzione italiana, l'Italia può consentire a limitazioni della propria sovranità per assicurare la pace tra le Nazioni?</text:p>
          </table:table-cell>
          <table:table-cell office:value-type="string" calcext:value-type="string">
            <text:p>No, mai|Sì, ma solo se lo approva il popolo mediante un referendum|Sì, sempre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In base alla propria Costituzione, la Repubblica italiana promuove il decentramento amministrativo?</text:p>
          </table:table-cell>
          <table:table-cell office:value-type="string" calcext:value-type="string">
            <text:p>No, il principio costituzionale è esattamente l'opposto|No, perché le amministrazioni locali dipendono sempre dal Governo|Sì, ma solo per le Regioni</text:p>
          </table:table-cell>
        </table:table-row>
        <table:table-row table:style-name="ro1">
          <table:table-cell office:value-type="string" calcext:value-type="string">
            <text:p>l'Italia è una Repubblica democratica fondata sul lavoro </text:p>
          </table:table-cell>
          <table:table-cell office:value-type="string" calcext:value-type="string">
            <text:p>L'articolo 1 della Costituzione italiana prevede che:</text:p>
          </table:table-cell>
          <table:table-cell office:value-type="string" calcext:value-type="string">
            <text:p>l'Italia è una democrazia fondata sul principio di uguaglianza|l'Italia è una Repubblica fondata sui principi democratici|l'Italia è uno Stato democratico fondato sul più ampio decentramento amministrativo</text:p>
          </table:table-cell>
        </table:table-row>
        <table:table-row table:style-name="ro1">
          <table:table-cell office:value-type="string" calcext:value-type="string">
            <text:p>ha diritto d'asilo nel territorio della Repubblica, qualora gli sia impedito nel suo Paese l'effettivo esercizio delle libertà democratiche garantite dalla Costituzione</text:p>
          </table:table-cell>
          <table:table-cell office:value-type="string" calcext:value-type="string">
            <text:p>In base al dettato costituzionale italiano, lo straniero:</text:p>
          </table:table-cell>
          <table:table-cell office:value-type="string" calcext:value-type="string">
            <text:p>ha sempre diritto d'asilo nel territorio della Repubblica|non ha mai diritto d'asilo nel territorio della Repubblica|può beneficiare del diritto di asilo solo se è condannato a morte nel suo Paese</text:p>
          </table:table-cell>
        </table:table-row>
        <table:table-row table:style-name="ro1">
          <table:table-cell office:value-type="string" calcext:value-type="string">
            <text:p>Il diritto a essere accolti nel territorio della Repubblica italiana per cittadini stranieri ai quali sia impedito nel loro Paese l'effettivo esercizio delle libertà </text:p>
          </table:table-cell>
          <table:table-cell office:value-type="string" calcext:value-type="string">
            <text:p>Secondo la Costituzione italiana, cos''è il diritto di asilo?</text:p>
          </table:table-cell>
          <table:table-cell office:value-type="string" calcext:value-type="string">
            <text:p>La concessione della cittadinanza a stranieri colpevoli di reati politici|La concessione della cittadinanza in favore di autorità politiche straniere|Una sovvenzione economica a carico dello Stato in favore dei cittadini stranieri</text:p>
          </table:table-cell>
        </table:table-row>
        <table:table-row table:style-name="ro1">
          <table:table-cell office:value-type="string" calcext:value-type="string">
            <text:p>del dovere inderogabile di solidarietà economica</text:p>
          </table:table-cell>
          <table:table-cell office:value-type="string" calcext:value-type="string">
            <text:p>In base al dettato della Costituzione italiana, la Repubblica richiede l'adempimento:</text:p>
          </table:table-cell>
          <table:table-cell office:value-type="string" calcext:value-type="string">
            <text:p>del dovere di risparmio|dell'obbligo di costituire una famiglia|dell'obbligo di partecipare al culto della religione di Stato</text:p>
          </table:table-cell>
        </table:table-row>
        <table:table-row table:style-name="ro1">
          <table:table-cell office:value-type="string" calcext:value-type="string">
            <text:p>esercitare la solidarietà politica </text:p>
          </table:table-cell>
          <table:table-cell office:value-type="string" calcext:value-type="string">
            <text:p>Secondo la Costituzione italiana, la Repubblica richiede l'adempimento del dovere inderogabile di:</text:p>
          </table:table-cell>
          <table:table-cell office:value-type="string" calcext:value-type="string">
            <text:p>costituire una famiglia|professare la religione cattolica|trarre il maggior profitto dal proprio lavoro</text:p>
          </table:table-cell>
        </table:table-row>
        <table:table-row table:style-name="ro1">
          <table:table-cell office:value-type="string" calcext:value-type="string">
            <text:p>sociale </text:p>
          </table:table-cell>
          <table:table-cell office:value-type="string" calcext:value-type="string">
            <text:p>Secondo la Costituzione italiana, la Repubblica richiede espressamente l'adempimento dei doveri inderogabili di solidarietà politica, economica e:</text:p>
          </table:table-cell>
          <table:table-cell office:value-type="string" calcext:value-type="string">
            <text:p>nazionale|popolare|umana</text:p>
          </table:table-cell>
        </table:table-row>
        <table:table-row table:style-name="ro1">
          <table:table-cell office:value-type="string" calcext:value-type="string">
            <text:p>Sì</text:p>
          </table:table-cell>
          <table:table-cell office:value-type="string" calcext:value-type="string">
            <text:p>Ogni cittadino ha il dovere di svolgere, secondo le proprie possibilità e la propria scelta, un'attività o una funzione che concorra al progresso materiale o spirituale della società. Questa disposizione è contenuta nella Costituzione italiana?</text:p>
          </table:table-cell>
          <table:table-cell office:value-type="string" calcext:value-type="string">
            <text:p>No|No, in quanto la Costituzione parla di diritto del cittadino e non di dovere|No, in quanto la Costituzione parla di facoltà del cittadino e non di dovere</text:p>
          </table:table-cell>
        </table:table-row>
        <table:table-row table:style-name="ro1">
          <table:table-cell office:value-type="string" calcext:value-type="string">
            <text:p>una repubblica democratica parlamentare </text:p>
          </table:table-cell>
          <table:table-cell office:value-type="string" calcext:value-type="string">
            <text:p>Dal punto di vista giuridico l'Italia è:</text:p>
          </table:table-cell>
          <table:table-cell office:value-type="string" calcext:value-type="string">
            <text:p>una repubblica semi-presidenziale|uno Stato federale|uno Stato il cui Presidente è eletto dal governo</text:p>
          </table:table-cell>
        </table:table-row>
        <table:table-row table:style-name="ro1">
          <table:table-cell office:value-type="string" calcext:value-type="string">
            <text:p>riconosce a tutti i cittadini il diritto al lavoro</text:p>
          </table:table-cell>
          <table:table-cell office:value-type="string" calcext:value-type="string">
            <text:p>La Repubblica, secondo la Costituzione italiana:</text:p>
          </table:table-cell>
          <table:table-cell office:value-type="string" calcext:value-type="string">
            <text:p>fornisce a tutti i cittadini un lavoro retribuito|impone a tutti i cittadini l'obbligo del lavoro|impone ai disoccupati servizi di pubblica utilità</text:p>
          </table:table-cell>
        </table:table-row>
        <table:table-row table:style-name="ro1">
          <table:table-cell office:value-type="string" calcext:value-type="string">
            <text:p>economico e sociale</text:p>
          </table:table-cell>
          <table:table-cell office:value-type="string" calcext:value-type="string">
            <text:p>La Costituzione italiana prevede espressamente che, al fine di garantire il pieno sviluppo della persona umana, sia compito della Repubblica rimuovere gli ostacoli di ordine:</text:p>
          </table:table-cell>
          <table:table-cell office:value-type="string" calcext:value-type="string">
            <text:p>generazionale|politico|razziale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La Repubblica italiana richiede l'adempimento dei doveri inderogabili di solidarietà sociale?</text:p>
          </table:table-cell>
          <table:table-cell office:value-type="string" calcext:value-type="string">
            <text:p>No, questo adempimento è lasciato alla coscienza del singolo|Sì, ma solo ai più abbienti|Sì, ma solo verso i familiari</text:p>
          </table:table-cell>
        </table:table-row>
        <table:table-row table:style-name="ro1">
          <table:table-cell office:value-type="string" calcext:value-type="string">
            <text:p>fondata sul lavoro </text:p>
          </table:table-cell>
          <table:table-cell office:value-type="string" calcext:value-type="string">
            <text:p>Secondo la Costituzione, l'Italia è una Repubblica democratica:</text:p>
          </table:table-cell>
          <table:table-cell office:value-type="string" calcext:value-type="string">
            <text:p>di lavoratori|fondata sul popolo|fondata sulla libertà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Secondo la Costituzione italiana, lo Stato e la Chiesa cattolica sono, ciascuno nel proprio ordine, indipendenti e sovrani?</text:p>
          </table:table-cell>
          <table:table-cell office:value-type="string" calcext:value-type="string">
            <text:p>No, la Chiesa cattolica dipende economicamente dallo Stato italiano|No, la Chiesa cattolica dipende legislativamente dallo Stato italiano|No, lo Stato italiano può sindacare gli atti amministrativi della Chiesa cattolica</text:p>
          </table:table-cell>
        </table:table-row>
        <table:table-row table:style-name="ro1">
          <table:table-cell office:value-type="string" calcext:value-type="string">
            <text:p>alla legge</text:p>
          </table:table-cell>
          <table:table-cell office:value-type="string" calcext:value-type="string">
            <text:p>Secondo la Costituzione italiana, tutte le confessioni religiose sono egualmente libere davanti:</text:p>
          </table:table-cell>
          <table:table-cell office:value-type="string" calcext:value-type="string">
            <text:p>a Dio|agli uomini|ai giudici</text:p>
          </table:table-cell>
        </table:table-row>
        <table:table-row table:style-name="ro1">
          <table:table-cell office:value-type="string" calcext:value-type="string">
            <text:p>Stato italiano e Chiesa cattolica </text:p>
          </table:table-cell>
          <table:table-cell office:value-type="string" calcext:value-type="string">
            <text:p>Secondo la Costituzione italiana, i Patti Lateranensi regolano i rapporti tra:</text:p>
          </table:table-cell>
          <table:table-cell office:value-type="string" calcext:value-type="string">
            <text:p>Chiesa cattolica e Chiese protestanti|fedeli e Chiesa cattolica|Stato italiano e Chiese presenti sul territorio nazionale</text:p>
          </table:table-cell>
        </table:table-row>
        <table:table-row table:style-name="ro1">
          <table:table-cell office:value-type="string" calcext:value-type="string">
            <text:p>hanno diritto di organizzarsi secondo i propri statuti, in quanto non contrastino con l'ordinamento giuridico italiano </text:p>
          </table:table-cell>
          <table:table-cell office:value-type="string" calcext:value-type="string">
            <text:p>In base alla Costituzione italiana, le confessioni religiose diverse dalla cattolica:</text:p>
          </table:table-cell>
          <table:table-cell office:value-type="string" calcext:value-type="string">
            <text:p>hanno diritto di organizzarsi secondo i propri statuti, senza condizioni|hanno l'obbligo di organizzarsi secondo i propri statuti, in quanto non contrastino con il diritto canonico italiano|hanno l'obbligo di organizzarsi secondo i propri statuti, uniformandoli con l'ordinamento giuridico italiano</text:p>
          </table:table-cell>
        </table:table-row>
        <table:table-row table:style-name="ro1">
          <table:table-cell office:value-type="string" calcext:value-type="string">
            <text:p>Accordi regolativi dei rapporti tra lo Stato italiano e la Chiesa cattolica </text:p>
          </table:table-cell>
          <table:table-cell office:value-type="string" calcext:value-type="string">
            <text:p>Cosa sono i Patti Lateranensi?</text:p>
          </table:table-cell>
          <table:table-cell office:value-type="string" calcext:value-type="string">
            <text:p>Accordi che regolano le relazioni tra lo Stato italiano e la confessione ebraica|Accordi che regolano le relazioni tra lo Stato italiano e le principali confessioni religiose|Intese tra le confessioni religiose previste dall'ordinamento dallo Stato italiano</text:p>
          </table:table-cell>
        </table:table-row>
        <table:table-row table:style-name="ro1">
          <table:table-cell office:value-type="string" calcext:value-type="string">
            <text:p>sovrani e indipendenti, ciascuno nel proprio ordine </text:p>
          </table:table-cell>
          <table:table-cell office:value-type="string" calcext:value-type="string">
            <text:p>Secondo la Costituzione italiana, lo Stato italiano e la Chiesa sono:</text:p>
          </table:table-cell>
          <table:table-cell office:value-type="string" calcext:value-type="string">
            <text:p>dipendenti, nel senso che l'ordinamento della Chiesa deve essere conforme a quello dello Stato italiano|indipendenti, ma l'ordinamento della Repubblica deve tenere conto dei principi della religione cattolica, che è la religione di Stato|sovrani ciascuno nel proprio ordine, ma la Chiesa dipende economicamente dallo Stato italiano</text:p>
          </table:table-cell>
        </table:table-row>
        <table:table-row table:style-name="ro1">
          <table:table-cell office:value-type="string" calcext:value-type="string">
            <text:p>solidarietà </text:p>
          </table:table-cell>
          <table:table-cell office:value-type="string" calcext:value-type="string">
            <text:p>La Costituzione italiana prevede espressamente che la Repubblica richieda l'adempimento dei doveri inderogabili di:</text:p>
          </table:table-cell>
          <table:table-cell office:value-type="string" calcext:value-type="string">
            <text:p>bontà|legalità|libertà</text:p>
          </table:table-cell>
        </table:table-row>
        <table:table-row table:style-name="ro1">
          <table:table-cell office:value-type="string" calcext:value-type="string">
            <text:p>Sì, purché in condizioni di parità con gli altri Stati</text:p>
          </table:table-cell>
          <table:table-cell office:value-type="string" calcext:value-type="string">
            <text:p>In base alla Costituzione italiana, la Repubblica può acconsentire a limitazioni della propria sovranità?</text:p>
          </table:table-cell>
          <table:table-cell office:value-type="string" calcext:value-type="string">
            <text:p>No, fatti salvi i casi di armistizio e cessazione delle ostilità belliche|No, mai|Sì, anche in modo unilaterale qualora ciò risolva le controversie internazionali in corso</text:p>
          </table:table-cell>
        </table:table-row>
        <table:table-row table:style-name="ro1">
          <table:table-cell office:value-type="string" calcext:value-type="string">
            <text:p>i cittadini </text:p>
          </table:table-cell>
          <table:table-cell office:value-type="string" calcext:value-type="string">
            <text:p>In base alla Costituzione italiana, la Repubblica riconosce il diritto al lavoro a tutti:</text:p>
          </table:table-cell>
          <table:table-cell office:value-type="string" calcext:value-type="string">
            <text:p>i cittadini non comunitari|i poveri|i residenti in Italia</text:p>
          </table:table-cell>
        </table:table-row>
        <table:table-row table:style-name="ro1">
          <table:table-cell office:value-type="string" calcext:value-type="string">
            <text:p>al popolo </text:p>
          </table:table-cell>
          <table:table-cell office:value-type="string" calcext:value-type="string">
            <text:p>Secondo la Costituzione italiana, la sovranità appartiene:</text:p>
          </table:table-cell>
          <table:table-cell office:value-type="string" calcext:value-type="string">
            <text:p>alla maggioranza che vince le elezioni politiche nazionali|alla Nazione|allo Stato</text:p>
          </table:table-cell>
        </table:table-row>
        <table:table-row table:style-name="ro1">
          <table:table-cell office:value-type="string" calcext:value-type="string">
            <text:p>Repubblica democratica fondata sul lavoro </text:p>
          </table:table-cell>
          <table:table-cell office:value-type="string" calcext:value-type="string">
            <text:p>In base alla Costituzione, l'Italia è una:</text:p>
          </table:table-cell>
          <table:table-cell office:value-type="string" calcext:value-type="string">
            <text:p>democrazia fondata sulla libera iniziativa economica|democrazia popolare fondata sul principio di uguaglianza|Repubblica monocratica fondata sulla Costituzione</text:p>
          </table:table-cell>
        </table:table-row>
        <table:table-row table:style-name="ro1">
          <table:table-cell office:value-type="string" calcext:value-type="string">
            <text:p>Sì, ma non per reati politici </text:p>
          </table:table-cell>
          <table:table-cell office:value-type="string" calcext:value-type="string">
            <text:p>In base alla Costituzione italiana, è ammessa l'estradizione dello straniero?</text:p>
          </table:table-cell>
          <table:table-cell office:value-type="string" calcext:value-type="string">
            <text:p>No, mai|Sì, ma solo per reati politici|Sì, sempre</text:p>
          </table:table-cell>
        </table:table-row>
        <table:table-row table:style-name="ro1">
          <table:table-cell office:value-type="string" calcext:value-type="string">
            <text:p>Sì, ma solo se nel suo Paese gli sia impedito l'effettivo esercizio delle libertà garantite dalla Costituzione italiana</text:p>
          </table:table-cell>
          <table:table-cell office:value-type="string" calcext:value-type="string">
            <text:p>In base alla Costituzione italiana, lo straniero che lo richieda ha sempre diritto d'asilo?</text:p>
          </table:table-cell>
          <table:table-cell office:value-type="string" calcext:value-type="string">
            <text:p>No, mai|Sì, ma solo se nel suo Paese gli sia impedito l'effettivo esercizio delle libertà garantite dalla Costituzione locale|Sì, sempre</text:p>
          </table:table-cell>
        </table:table-row>
        <table:table-row table:style-name="ro1">
          <table:table-cell office:value-type="string" calcext:value-type="string">
            <text:p>il patrimonio storico della Nazione</text:p>
          </table:table-cell>
          <table:table-cell office:value-type="string" calcext:value-type="string">
            <text:p>In base alla Costituzione italiana, la Repubblica tutela:</text:p>
          </table:table-cell>
          <table:table-cell office:value-type="string" calcext:value-type="string">
            <text:p>il patrimonio storico della Nazione, ma soltanto dopo la sua espropriazione|soltanto il patrimonio archeologico romano|soltanto il patrimonio preistorico presente sul territorio</text:p>
          </table:table-cell>
        </table:table-row>
        <table:table-row table:style-name="ro1">
          <table:table-cell office:value-type="string" calcext:value-type="string">
            <text:p>il più ampio decentramento amministrativo</text:p>
          </table:table-cell>
          <table:table-cell office:value-type="string" calcext:value-type="string">
            <text:p>In base alla Costituzione italiana, la Repubblica attua nei servizi che dipendono dallo Stato:</text:p>
          </table:table-cell>
          <table:table-cell office:value-type="string" calcext:value-type="string">
            <text:p>esclusivamente i principi del libero mercato|i piani economici decennali|la più incisiva forma di federalismo</text:p>
          </table:table-cell>
        </table:table-row>
        <table:table-row table:style-name="ro1">
          <table:table-cell office:value-type="string" calcext:value-type="string">
            <text:p>al quale sia impedito nel suo Paese l'effettivo esercizio delle libertà democratiche garantite dalla Costituzionei italiana</text:p>
          </table:table-cell>
          <table:table-cell office:value-type="string" calcext:value-type="string">
            <text:p>In base al dettato costituzionale, ha diritto d'asilo nel territorio della Repubblica italiana, secondo le condizioni stabilite dalla legge, lo straniero:</text:p>
          </table:table-cell>
          <table:table-cell office:value-type="string" calcext:value-type="string">
            <text:p>che abbia un posto di lavoro stabile in Italia|che non abbia riportato condanne penali nel suo Paese|che viva al di sotto della soglia di assoluta indigenza</text:p>
          </table:table-cell>
        </table:table-row>
        <table:table-row table:style-name="ro1">
          <table:table-cell office:value-type="string" calcext:value-type="string">
            <text:p>qualora gli venga impedito nel suo Paese l'effettivo esercizio delle libertà democratiche garantite dalla Costituzione italiana</text:p>
          </table:table-cell>
          <table:table-cell office:value-type="string" calcext:value-type="string">
            <text:p>Lo straniero ha diritto d'asilo in Italia:</text:p>
          </table:table-cell>
          <table:table-cell office:value-type="string" calcext:value-type="string">
            <text:p>nei casi previsti dalle norme di diritto internazionale generalmente riconosciute|nei casi tassativamente previsti dalla legge ordinaria italiana|tutte le volte che lo richieda</text:p>
          </table:table-cell>
        </table:table-row>
        <table:table-row table:style-name="ro1">
          <table:table-cell office:value-type="string" calcext:value-type="string">
            <text:p>alle limitazioni della propria sovranità necessarie a un ordinamento che assicuri la pace e la giustizia fra le Nazioni </text:p>
          </table:table-cell>
          <table:table-cell office:value-type="string" calcext:value-type="string">
            <text:p>In base al dettato costituzionale, l'Italia consente, in condizioni di parità con gli altri Stati:</text:p>
          </table:table-cell>
          <table:table-cell office:value-type="string" calcext:value-type="string">
            <text:p>alla riduzione del territorio nazionale quando ciò sia utile alla risoluzione di controversie internazionali|alla rinuncia alla sovranità nazionale qualora necessario al completamento del processo di integrazione europea|alle limitazioni di sovranità da cui derivi un vantaggio patrimoniale immediato alle casse dello Stato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Secondo la Costituzione, l'Italia può partecipare a un conflitto armato?</text:p>
          </table:table-cell>
          <table:table-cell office:value-type="string" calcext:value-type="string">
            <text:p>No, in quanto l'Italia ripudia la guerra in ogni caso|Sì, in qualunque caso di limitazioni alla propria sovranità|Sì, ma solo per risolvere le controversie internazionali</text:p>
          </table:table-cell>
        </table:table-row>
        <table:table-row table:style-name="ro1">
          <table:table-cell office:value-type="string" calcext:value-type="string">
            <text:p>generalmente riconosciute </text:p>
          </table:table-cell>
          <table:table-cell office:value-type="string" calcext:value-type="string">
            <text:p>In base alla Costituzione, l'ordinamento giuridico italiano si conforma alle norme del diritto internazionale:</text:p>
          </table:table-cell>
          <table:table-cell office:value-type="string" calcext:value-type="string">
            <text:p>solo se contenute in un trattato internazionale|solo se recepite in atti normativi dell''Unione europea|solo se recepite in delibere dell'ONU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Non è ammessa l'estradizione dello straniero per reati politici. È contenuta questa affermazione nella Costituzione italiana?</text:p>
          </table:table-cell>
          <table:table-cell office:value-type="string" calcext:value-type="string">
            <text:p>No|No, in quanto l'estradizione dello straniero è sempre ammessa|No, l'estradizione dello straniero non è ammessa solo se la pena prevista per il reato commesso è la pena capitale</text:p>
          </table:table-cell>
        </table:table-row>
        <table:table-row table:style-name="ro1">
          <table:table-cell office:value-type="string" calcext:value-type="string">
            <text:p>sul lavoro</text:p>
          </table:table-cell>
          <table:table-cell office:value-type="string" calcext:value-type="string">
            <text:p>L'articolo 1 della Costituzione italiana dichiara espressamente che l'Italia è una Repubblica fondata:</text:p>
          </table:table-cell>
          <table:table-cell office:value-type="string" calcext:value-type="string">
            <text:p>sui valori umani|sulla democrazia|sulla libertà personale</text:p>
          </table:table-cell>
        </table:table-row>
        <table:table-row table:style-name="ro1">
          <table:table-cell office:value-type="string" calcext:value-type="string">
            <text:p>generalmente riconosciute</text:p>
          </table:table-cell>
          <table:table-cell office:value-type="string" calcext:value-type="string">
            <text:p>Secondo la Costituzione, l'ordinamento giuridico italiano si conforma alle norme del diritto internazionale:</text:p>
          </table:table-cell>
          <table:table-cell office:value-type="string" calcext:value-type="string">
            <text:p>emanate dall'Unione europea|praticate più comunemente|riconosciute dall'ONU</text:p>
          </table:table-cell>
        </table:table-row>
        <table:table-row table:style-name="ro1">
          <table:table-cell office:value-type="string" calcext:value-type="string">
            <text:p>una e indivisibile</text:p>
          </table:table-cell>
          <table:table-cell office:value-type="string" calcext:value-type="string">
            <text:p>In base alla Costituzione italiana, la Repubblica è:</text:p>
          </table:table-cell>
          <table:table-cell office:value-type="string" calcext:value-type="string">
            <text:p>centralista|federale|inseparabile</text:p>
          </table:table-cell>
        </table:table-row>
        <table:table-row table:style-name="ro1">
          <table:table-cell office:value-type="string" calcext:value-type="string">
            <text:p>per legge, sulla base di intese con le relative rappresentanze</text:p>
          </table:table-cell>
          <table:table-cell office:value-type="string" calcext:value-type="string">
            <text:p>In base alla Costituzione italiana, i rapporti tra le confessioni religiose diverse da quella cattolica e lo Stato sono regolati:</text:p>
          </table:table-cell>
          <table:table-cell office:value-type="string" calcext:value-type="string">
            <text:p>con decreti interministeriali|da convenzioni internazionali|dai Patti Lateranensi</text:p>
          </table:table-cell>
        </table:table-row>
        <table:table-row table:style-name="ro1">
          <table:table-cell office:value-type="string" calcext:value-type="string">
            <text:p>Sì, a coloro ai quali sia impedito nel loro Paese l'effettivo esercizio delle libertà democratiche</text:p>
          </table:table-cell>
          <table:table-cell office:value-type="string" calcext:value-type="string">
            <text:p>La Costituzione italiana riconosce il diritto d'asilo ai cittadini stranieri?</text:p>
          </table:table-cell>
          <table:table-cell office:value-type="string" calcext:value-type="string">
            <text:p>No, a meno che lo straniero non sia anche cittadino italiano|No, ma esiste un diritto all'accoglienza|Sì, a coloro ai quali siano imposte restrizioni alla libertà personale nel Paese di appartenza</text:p>
          </table:table-cell>
        </table:table-row>
        <table:table-row table:style-name="ro1">
          <table:table-cell office:value-type="string" calcext:value-type="string">
            <text:p>svolgere un'attività o funzione che concorra al progresso materiale o spirituale della società</text:p>
          </table:table-cell>
          <table:table-cell office:value-type="string" calcext:value-type="string">
            <text:p>A norma della Costituzione italiana, ogni cittadino ha il dovere di:</text:p>
          </table:table-cell>
          <table:table-cell office:value-type="string" calcext:value-type="string">
            <text:p>non interferire con il progresso materiale o spirituale della società|svolgere un'attività o funzione che concorra al progresso spirituale della sua comunità di appartenenza|svolgere un'attività o funzione che concorra al proprio progresso materiale</text:p>
          </table:table-cell>
        </table:table-row>
        <table:table-row table:style-name="ro1">
          <table:table-cell office:value-type="string" calcext:value-type="string">
            <text:p>alla legge </text:p>
          </table:table-cell>
          <table:table-cell office:value-type="string" calcext:value-type="string">
            <text:p>La Costituzione italiana prevede espressamente che tutti i cittadini siano uguali davanti:</text:p>
          </table:table-cell>
          <table:table-cell office:value-type="string" calcext:value-type="string">
            <text:p>agli uomini|alle loro responsabilità|allo Stato</text:p>
          </table:table-cell>
        </table:table-row>
        <table:table-row table:style-name="ro1">
          <table:table-cell office:value-type="string" calcext:value-type="string">
            <text:p>egualmente libere davanti alla legge </text:p>
          </table:table-cell>
          <table:table-cell office:value-type="string" calcext:value-type="string">
            <text:p>In base alla Costituzione italiana, tutte le confessioni religiose sono:</text:p>
          </table:table-cell>
          <table:table-cell office:value-type="string" calcext:value-type="string">
            <text:p>periodicamente sottoposte a controlli di legge|vietate dalla Repubblica|vincolate allo Stato</text:p>
          </table:table-cell>
        </table:table-row>
        <table:table-row table:style-name="ro1">
          <table:table-cell office:value-type="string" calcext:value-type="string">
            <text:p>verde, bianco e rosso, a tre bande verticali di uguali dimensioni </text:p>
          </table:table-cell>
          <table:table-cell office:value-type="string" calcext:value-type="string">
            <text:p>In base alla Costituzione italiana, il tricolore della Repubblica è:</text:p>
          </table:table-cell>
          <table:table-cell office:value-type="string" calcext:value-type="string">
            <text:p>rosso, bianco e verde, a tre bande orizzontali di uguali dimensioni|verde, bianco e rosso, a tre bande orizzontali di uguali dimensioni|verde, bianco e rosso, a tre bande verticali di cui la centrale leggermente più grande delle altre due</text:p>
          </table:table-cell>
        </table:table-row>
        <table:table-row table:style-name="ro1">
          <table:table-cell office:value-type="string" calcext:value-type="string">
            <text:p>democratica</text:p>
          </table:table-cell>
          <table:table-cell office:value-type="string" calcext:value-type="string">
            <text:p>La Carta costituzionale dichiara espressamente che l'Italia è una Repubblica:</text:p>
          </table:table-cell>
          <table:table-cell office:value-type="string" calcext:value-type="string">
            <text:p>maggioritaria|popolare|presidenziale</text:p>
          </table:table-cell>
        </table:table-row>
        <table:table-row table:style-name="ro1">
          <table:table-cell office:value-type="string" calcext:value-type="string">
            <text:p>una Repubblica democratica, fondata sul lavoro</text:p>
          </table:table-cell>
          <table:table-cell office:value-type="string" calcext:value-type="string">
            <text:p>In base al dettato costituzionale, l'Italia è:</text:p>
          </table:table-cell>
          <table:table-cell office:value-type="string" calcext:value-type="string">
            <text:p>una Repubblica presidenziale che promuove le autonomie locali|uno Stato confederato che tutela le minoranze|uno Stato federale, fondato sull'autonomia delle Regioni</text:p>
          </table:table-cell>
        </table:table-row>
        <table:table-row table:style-name="ro1">
          <table:table-cell office:value-type="string" calcext:value-type="string">
            <text:p>Vigila sul rispetto delle regole che definiscono il corretto svolgimento della concorrenza </text:p>
          </table:table-cell>
          <table:table-cell office:value-type="string" calcext:value-type="string">
            <text:p>Quale funzione svolge principalmente l'Autorità Antitrust in Italia?</text:p>
          </table:table-cell>
          <table:table-cell office:value-type="string" calcext:value-type="string">
            <text:p>Analizza lo stato congiunturale dell''Economia del Paese|Effettua ricerche statistiche sulla realtà socio-economica italiana|Gestisce l'assicurazione obbligatoria contro gli infortuni sul lavoro</text:p>
          </table:table-cell>
        </table:table-row>
        <table:table-row table:style-name="ro1">
          <table:table-cell office:value-type="string" calcext:value-type="string">
            <text:p>Consiglio Nazionale delle Ricerche </text:p>
          </table:table-cell>
          <table:table-cell office:value-type="string" calcext:value-type="string">
            <text:p>Cosa indica l'acronimo CNR?</text:p>
          </table:table-cell>
          <table:table-cell office:value-type="string" calcext:value-type="string">
            <text:p>Comitato Nazionale per le Regioni|Comitato per le Nuove Risorse|Consiglio Nazionale delle Risorse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Secondo la Costituzione italiana, si possono stabilire limiti al diritto di iscriversi ai partiti politici per i militari di carriera in servizio attivo?</text:p>
          </table:table-cell>
          <table:table-cell office:value-type="string" calcext:value-type="string">
            <text:p>No|No, tranne casi eccezionali|Sì, ma solo per un massimo di tre anni</text:p>
          </table:table-cell>
        </table:table-row>
        <table:table-row table:style-name="ro1">
          <table:table-cell office:value-type="string" calcext:value-type="string">
            <text:p>del Lavoro </text:p>
          </table:table-cell>
          <table:table-cell office:value-type="string" calcext:value-type="string">
            <text:p>L'INPS dipende dal ministero:</text:p>
          </table:table-cell>
          <table:table-cell office:value-type="string" calcext:value-type="string">
            <text:p>del Tesoro|della Giustizia|dell'Industria</text:p>
          </table:table-cell>
        </table:table-row>
        <table:table-row table:style-name="ro1">
          <table:table-cell office:value-type="string" calcext:value-type="string">
            <text:p>ISVAP </text:p>
          </table:table-cell>
          <table:table-cell office:value-type="string" calcext:value-type="string">
            <text:p>Quale dei seguenti Istituti ha il compito di vigilare sul mercato assicurativo italiano?</text:p>
          </table:table-cell>
          <table:table-cell office:value-type="string" calcext:value-type="string">
            <text:p>ICE|INAIL|INPS</text:p>
          </table:table-cell>
        </table:table-row>
        <table:table-row table:style-name="ro1">
          <table:table-cell office:value-type="string" calcext:value-type="string">
            <text:p>Sì, sempre</text:p>
          </table:table-cell>
          <table:table-cell office:value-type="string" calcext:value-type="string">
            <text:p>Secondo la Costituzione italiana, si possono stabilire limiti al diritto di iscriversi ai partiti politici per i rappresentanti diplomatici all'estero?</text:p>
          </table:table-cell>
          <table:table-cell office:value-type="string" calcext:value-type="string">
            <text:p>No, mai|No, tranne casi eccezionali|Sì, ma solo per un massimo di 3 anni</text:p>
          </table:table-cell>
        </table:table-row>
        <table:table-row table:style-name="ro1">
          <table:table-cell office:value-type="string" calcext:value-type="string">
            <text:p>Sì, ma solo per legge </text:p>
          </table:table-cell>
          <table:table-cell office:value-type="string" calcext:value-type="string">
            <text:p>In base alla Costituzione italiana, possono essere stabiliti limiti al diritto di iscriversi ai partiti politici per i militari di carriera?</text:p>
          </table:table-cell>
          <table:table-cell office:value-type="string" calcext:value-type="string">
            <text:p>No, mai|No, perché è un diritto inalienabile|Sì, per tutti i militari di carriera</text:p>
          </table:table-cell>
        </table:table-row>
        <table:table-row table:style-name="ro1">
          <table:table-cell office:value-type="string" calcext:value-type="string">
            <text:p>un ente pubblico non economico </text:p>
          </table:table-cell>
          <table:table-cell office:value-type="string" calcext:value-type="string">
            <text:p>L'Istituto per il Commercio Estero è:</text:p>
          </table:table-cell>
          <table:table-cell office:value-type="string" calcext:value-type="string">
            <text:p>un ente pubblico economico|un istituto privato|una fondazione no profit</text:p>
          </table:table-cell>
        </table:table-row>
        <table:table-row table:style-name="ro1">
          <table:table-cell office:value-type="string" calcext:value-type="string">
            <text:p>secondo disposizioni di legge </text:p>
          </table:table-cell>
          <table:table-cell office:value-type="string" calcext:value-type="string">
            <text:p>In base alla Costituzione italiana, i pubblici uffici sono organizzati:</text:p>
          </table:table-cell>
          <table:table-cell office:value-type="string" calcext:value-type="string">
            <text:p>con circolari interpretative|con disposizioni degli enti territoriali|secondo regole consuetudinarie</text:p>
          </table:table-cell>
        </table:table-row>
        <table:table-row table:style-name="ro1">
          <table:table-cell office:value-type="string" calcext:value-type="string">
            <text:p>Commissione Nazionale per le Società e la Borsa </text:p>
          </table:table-cell>
          <table:table-cell office:value-type="string" calcext:value-type="string">
            <text:p>L'acronimo CONSOB indica:</text:p>
          </table:table-cell>
          <table:table-cell office:value-type="string" calcext:value-type="string">
            <text:p>Comitato Nazionale Sperimentale degli Operatori di Borsa|Commissione Nazionale dei Sindacati, degli Opifici e delle Banche|Commissione Nazionale per il Sostegno delle Operazioni di Borsa</text:p>
          </table:table-cell>
        </table:table-row>
        <table:table-row table:style-name="ro1">
          <table:table-cell office:value-type="string" calcext:value-type="string">
            <text:p>anzianità</text:p>
          </table:table-cell>
          <table:table-cell office:value-type="string" calcext:value-type="string">
            <text:p>Secondo la Costituzione italiana, i pubblici impiegati, se sono membri del Parlamento, possono conseguire promozioni solo per:</text:p>
          </table:table-cell>
          <table:table-cell office:value-type="string" calcext:value-type="string">
            <text:p>decreto|meriti professionali|sentenza</text:p>
          </table:table-cell>
        </table:table-row>
        <table:table-row table:style-name="ro1">
          <table:table-cell office:value-type="string" calcext:value-type="string">
            <text:p>della Nazione </text:p>
          </table:table-cell>
          <table:table-cell office:value-type="string" calcext:value-type="string">
            <text:p>In base alla Costituzione italiana, i pubblici impiegati sono al servizio esclusivo:</text:p>
          </table:table-cell>
          <table:table-cell office:value-type="string" calcext:value-type="string">
            <text:p>del Governo|del popolo|dell'amministrazione da cui dipendono</text:p>
          </table:table-cell>
        </table:table-row>
        <table:table-row table:style-name="ro1">
          <table:table-cell office:value-type="string" calcext:value-type="string">
            <text:p>Mediante concorso </text:p>
          </table:table-cell>
          <table:table-cell office:value-type="string" calcext:value-type="string">
            <text:p>Come si accede, di regola, agli impieghi nelle pubbliche amministrazioni italiane?</text:p>
          </table:table-cell>
          <table:table-cell office:value-type="string" calcext:value-type="string">
            <text:p>Con i medesimi sistemi selettivi usati dalle aziende private|Per chiamata diretta|Solo per titoli e meriti professionali</text:p>
          </table:table-cell>
        </table:table-row>
        <table:table-row table:style-name="ro1">
          <table:table-cell office:value-type="string" calcext:value-type="string">
            <text:p>Sì, ma solo con una legge</text:p>
          </table:table-cell>
          <table:table-cell office:value-type="string" calcext:value-type="string">
            <text:p>In base alla Costituzione italiana, si possono stabilire limiti al diritto di iscrizione a un partito politico per gli agenti di polizia?</text:p>
          </table:table-cell>
          <table:table-cell office:value-type="string" calcext:value-type="string">
            <text:p>No, in nessun caso|No, tranne per i partiti antidemocratici|Sì, con un regolamento del Governo</text:p>
          </table:table-cell>
        </table:table-row>
        <table:table-row table:style-name="ro1">
          <table:table-cell office:value-type="string" calcext:value-type="string">
            <text:p>al servizio esclusivo della Nazione </text:p>
          </table:table-cell>
          <table:table-cell office:value-type="string" calcext:value-type="string">
            <text:p>In base alla Costituzione italiana, i pubblici impiegati sono:</text:p>
          </table:table-cell>
          <table:table-cell office:value-type="string" calcext:value-type="string">
            <text:p>al servizio privilegiato degli interessi dello Stato|costituiti in ordine autonomo|soggetti solo alla legge</text:p>
          </table:table-cell>
        </table:table-row>
        <table:table-row table:style-name="ro1">
          <table:table-cell office:value-type="string" calcext:value-type="string">
            <text:p>dotato di personalità giuridica di diritto pubblico e di un ordinamento autonomo </text:p>
          </table:table-cell>
          <table:table-cell office:value-type="string" calcext:value-type="string">
            <text:p>Il Consiglio Nazionale delle Ricerche è un organo statale:</text:p>
          </table:table-cell>
          <table:table-cell office:value-type="string" calcext:value-type="string">
            <text:p>dotato di personalità giuridica di diritto privato|dotato di personalità giuridica di diritto pubblico, ma privo di un proprio ordinamento|privo di autonoma personalità giuridica</text:p>
          </table:table-cell>
        </table:table-row>
        <table:table-row table:style-name="ro1">
          <table:table-cell office:value-type="string" calcext:value-type="string">
            <text:p>possono, con legge, essere imposte limitazioni al diritto di iscriversi ai partiti politici</text:p>
          </table:table-cell>
          <table:table-cell office:value-type="string" calcext:value-type="string">
            <text:p>Ai militari di carriera in servizio attivo:</text:p>
          </table:table-cell>
          <table:table-cell office:value-type="string" calcext:value-type="string">
            <text:p>è fatto divieto di iscriversi a un partito politico|è richiesto esplicitamente di indicare le proprie preferenze politiche|non può essere imposta alcuna limitazione al diritto di iscriversi a un partito politico</text:p>
          </table:table-cell>
        </table:table-row>
        <table:table-row table:style-name="ro1">
          <table:table-cell office:value-type="string" calcext:value-type="string">
            <text:p>Sì, sempre </text:p>
          </table:table-cell>
          <table:table-cell office:value-type="string" calcext:value-type="string">
            <text:p>In Italia, un recluso può liberamente manifestare il proprio pensiero a mezzo stampa?</text:p>
          </table:table-cell>
          <table:table-cell office:value-type="string" calcext:value-type="string">
            <text:p>No, lo può fare solamente tramite il proprio legale|No, mai|Sì, ma solo dietro autorizzazione della competente autorità</text:p>
          </table:table-cell>
        </table:table-row>
        <table:table-row table:style-name="ro1">
          <table:table-cell office:value-type="string" calcext:value-type="string">
            <text:p>Sì, salve le limitazioni imposte dalla legge</text:p>
          </table:table-cell>
          <table:table-cell office:value-type="string" calcext:value-type="string">
            <text:p>In base alla Costituzione italiana, ogni cittadino può circolare liberamente nel territorio nazionale?</text:p>
          </table:table-cell>
          <table:table-cell office:value-type="string" calcext:value-type="string">
            <text:p>No, perché vi sono zone vietate quali i terreni demaniali|Sì, purché ne dimostri, su richiesta dell''autorità di pubblica sicurezza, le ragioni|Sì, sempre e senza limiti</text:p>
          </table:table-cell>
        </table:table-row>
        <table:table-row table:style-name="ro1">
          <table:table-cell office:value-type="string" calcext:value-type="string">
            <text:p>Nessuno </text:p>
          </table:table-cell>
          <table:table-cell office:value-type="string" calcext:value-type="string">
            <text:p>Secondo la Costituzione italiana, chi può essere privato della cittadinanza per motivi politici?</text:p>
          </table:table-cell>
          <table:table-cell office:value-type="string" calcext:value-type="string">
            <text:p>Chi sia stato dichiarato fallito|Chi sia stato inabilitato con sentenza|Chi sia stato interdetto con sentenza</text:p>
          </table:table-cell>
        </table:table-row>
        <table:table-row table:style-name="ro1">
          <table:table-cell office:value-type="string" calcext:value-type="string">
            <text:p>Il provvedimento si intende revocato </text:p>
          </table:table-cell>
          <table:table-cell office:value-type="string" calcext:value-type="string">
            <text:p>In base alla Costituzione italiana, cosa accade se l'autorità giudiziaria non convalida una misura di restrizione della libertà personale adottata dall''autorità di pubblica sicurezza?</text:p>
          </table:table-cell>
          <table:table-cell office:value-type="string" calcext:value-type="string">
            <text:p>È possibile fare ricorso al Consiglio di Stato per decidere la sorte del provvedimento|Il provvedimento si intende confermato|Il provvedimento si intende sospeso</text:p>
          </table:table-cell>
        </table:table-row>
        <table:table-row table:style-name="ro1">
          <table:table-cell office:value-type="string" calcext:value-type="string">
            <text:p>all'autorità giudiziaria</text:p>
          </table:table-cell>
          <table:table-cell office:value-type="string" calcext:value-type="string">
            <text:p>In base alla Costituzione italiana, l'autorità di pubblica sicurezza che abbia adottato una misura di restrizione della libertà personale deve comunicarlo:</text:p>
          </table:table-cell>
          <table:table-cell office:value-type="string" calcext:value-type="string">
            <text:p>al ministero dell'Interno|al Prefetto|all'autorità immediatamente superiore in grado</text:p>
          </table:table-cell>
        </table:table-row>
        <table:table-row table:style-name="ro1">
          <table:table-cell office:value-type="string" calcext:value-type="string">
            <text:p>nei casi previsti dalla legge e a seguito di un provvedimento dell''autorità giudiziaria</text:p>
          </table:table-cell>
          <table:table-cell office:value-type="string" calcext:value-type="string">
            <text:p>In base alla Costituzione italiana, fatti salvi i casi di necessità e urgenza, una misura di restrizione della libertà personale è ammessa:</text:p>
          </table:table-cell>
          <table:table-cell office:value-type="string" calcext:value-type="string">
            <text:p>a discrezione dell''autorità giudiziaria|in nessun caso|quando lo ritenga opportuno l'autorità di pubblica sicurezza</text:p>
          </table:table-cell>
        </table:table-row>
        <table:table-row table:style-name="ro1">
          <table:table-cell office:value-type="string" calcext:value-type="string">
            <text:p>Sì, anche se essi hanno un valore che non riguarda solo l'individuo privato, ma riflettono gli interessi di tutti</text:p>
          </table:table-cell>
          <table:table-cell office:value-type="string" calcext:value-type="string">
            <text:p>I diritti fondamentali contenuti nel Titolo I della Costituzione italiana sono diritti individuali ?</text:p>
          </table:table-cell>
          <table:table-cell office:value-type="string" calcext:value-type="string">
            <text:p>No, sono diritti che lo Stato concede ai cittadini e non spettano all'individuo in quanto tale|No, sono diritti della collettività|Sì, perché spettano al cittadino, indipendentemente dagli interessi degli altri</text:p>
          </table:table-cell>
        </table:table-row>
        <table:table-row table:style-name="ro1">
          <table:table-cell office:value-type="string" calcext:value-type="string">
            <text:p>nei casi previsti dalla legge e a seguito di un provvedimento dell''autorità giudiziaria</text:p>
          </table:table-cell>
          <table:table-cell office:value-type="string" calcext:value-type="string">
            <text:p>In base alla Costituzione italiana, fatti salvi i casi di necessità e urgenza, l'ispezione personale è ammessa:</text:p>
          </table:table-cell>
          <table:table-cell office:value-type="string" calcext:value-type="string">
            <text:p>a discrezione dell''autorità giudiziaria|in nessun caso|quando lo ritenga opportuno l'autorità di pubblica sicurezza</text:p>
          </table:table-cell>
        </table:table-row>
        <table:table-row table:style-name="ro1">
          <table:table-cell office:value-type="string" calcext:value-type="string">
            <text:p>dalla legge </text:p>
          </table:table-cell>
          <table:table-cell office:value-type="string" calcext:value-type="string">
            <text:p>In base alla Costituzione italiana, i limiti massimi della carcerazione preventiva sono stabiliti :</text:p>
          </table:table-cell>
          <table:table-cell office:value-type="string" calcext:value-type="string">
            <text:p>dal ministro della Giustizia|dall''autorità di pubblica sicurezza|dall''autorità giudiziaria</text:p>
          </table:table-cell>
        </table:table-row>
        <table:table-row table:style-name="ro1">
          <table:table-cell office:value-type="string" calcext:value-type="string">
            <text:p>No, a meno che non sia prevista espressamente dalle convenzioni internazionali e a condizione che non si tratti di reati politici</text:p>
          </table:table-cell>
          <table:table-cell office:value-type="string" calcext:value-type="string">
            <text:p>La Costituzione italiana ammette l'estradizione del cittadino?</text:p>
          </table:table-cell>
          <table:table-cell office:value-type="string" calcext:value-type="string">
            <text:p>No, a meno che essa non sia prevista espressamente dalle convenzioni internazionali anche nei casi di reati politici|No, salvo che per i reati politici|Sì, sempre</text:p>
          </table:table-cell>
        </table:table-row>
        <table:table-row table:style-name="ro1">
          <table:table-cell office:value-type="string" calcext:value-type="string">
            <text:p>Sì, se c'è un atto motivato dell'autorità giudiziaria e nei soli casi previsti dalla legge</text:p>
          </table:table-cell>
          <table:table-cell office:value-type="string" calcext:value-type="string">
            <text:p>In Italia una persona può essere sottoposta a perquisizione personale?</text:p>
          </table:table-cell>
          <table:table-cell office:value-type="string" calcext:value-type="string">
            <text:p>No, in nessun caso|Sì, se c'è un atto motivato dell'autorità giudiziaria anche nei casi non previsti dalla legge|Sì, sempre</text:p>
          </table:table-cell>
        </table:table-row>
        <table:table-row table:style-name="ro1">
          <table:table-cell office:value-type="string" calcext:value-type="string">
            <text:p>ai meno abbienti </text:p>
          </table:table-cell>
          <table:table-cell office:value-type="string" calcext:value-type="string">
            <text:p>La Costituzione italiana prevede espressamente che devono essere assicurati i mezzi per difendersi in giudizio:</text:p>
          </table:table-cell>
          <table:table-cell office:value-type="string" calcext:value-type="string">
            <text:p>a tutti i residenti in Italia|solo ai cittadini comunitari|solo ai cittadini italiani</text:p>
          </table:table-cell>
        </table:table-row>
        <table:table-row table:style-name="ro1">
          <table:table-cell office:value-type="string" calcext:value-type="string">
            <text:p>è punita </text:p>
          </table:table-cell>
          <table:table-cell office:value-type="string" calcext:value-type="string">
            <text:p>A norma della Costituzione italiana, la violenza fisica sulle persone sottoposte a restrizione di libertà:</text:p>
          </table:table-cell>
          <table:table-cell office:value-type="string" calcext:value-type="string">
            <text:p>è ammessa ogni qual volta le circostanze lo richiedano|è tollerata|non è ammessa se non in casi di estrema necessità</text:p>
          </table:table-cell>
        </table:table-row>
        <table:table-row table:style-name="ro1">
          <table:table-cell office:value-type="string" calcext:value-type="string">
            <text:p>Sì, ma solo in virtù di limitazioni stabilite dalla legge in via generale</text:p>
          </table:table-cell>
          <table:table-cell office:value-type="string" calcext:value-type="string">
            <text:p>Può essere vietato a un cittadino di circolare o soggiornare in alcune parti del territorio nazionale per motivi di sanità?</text:p>
          </table:table-cell>
          <table:table-cell office:value-type="string" calcext:value-type="string">
            <text:p>No|Sì, con un decreto del ministero della Sanità|Sì, con un provvedimento di qualsiasi ente o autorità pubblica</text:p>
          </table:table-cell>
        </table:table-row>
        <table:table-row table:style-name="ro1">
          <table:table-cell office:value-type="string" calcext:value-type="string">
            <text:p>Sì</text:p>
          </table:table-cell>
          <table:table-cell office:value-type="string" calcext:value-type="string">
            <text:p>Nessuno può essere privato, per motivi politici, della capacità giuridica, della cittadinanza, del nome. Questa disposizione è contenuta nella Costituzione italiana?</text:p>
          </table:table-cell>
          <table:table-cell office:value-type="string" calcext:value-type="string">
            <text:p>No, la Costituzione ammette che, per motivi politici, si possa essere privati della sola capacità giuridica|No, la Costituzione ammette che, per motivi politici, si possa essere privati della sola cittadinanza|No, tale disposizione non è contenuta nella Costituzione</text:p>
          </table:table-cell>
        </table:table-row>
        <table:table-row table:style-name="ro1">
          <table:table-cell office:value-type="string" calcext:value-type="string">
            <text:p>nei casi previsti dalla legge e a seguito di un provvedimento dell''autorità giudiziaria</text:p>
          </table:table-cell>
          <table:table-cell office:value-type="string" calcext:value-type="string">
            <text:p>In base alla Costituzione italiana, fatti salvi i casi di necessità e urgenza, la perquisizione personale è ammessa:</text:p>
          </table:table-cell>
          <table:table-cell office:value-type="string" calcext:value-type="string">
            <text:p>in nessun caso|quando lo ritenga opportuno l'autorità di pubblica sicurezza|sempre</text:p>
          </table:table-cell>
        </table:table-row>
        <table:table-row table:style-name="ro1">
          <table:table-cell office:value-type="string" calcext:value-type="string">
            <text:p>No, mai </text:p>
          </table:table-cell>
          <table:table-cell office:value-type="string" calcext:value-type="string">
            <text:p>Secondo la Costituzione italiana, si può limitare per ragioni politiche la possibilità per un cittadino di circolare nel territorio nazionale?</text:p>
          </table:table-cell>
          <table:table-cell office:value-type="string" calcext:value-type="string">
            <text:p>No, tranne che in casi di condannati per reati di terrorismo|Sì, ma solo in casi eccezionali|Sì, sempre</text:p>
          </table:table-cell>
        </table:table-row>
        <table:table-row table:style-name="ro1">
          <table:table-cell office:value-type="string" calcext:value-type="string">
            <text:p>La persona non è punibile </text:p>
          </table:table-cell>
          <table:table-cell office:value-type="string" calcext:value-type="string">
            <text:p>Si ipotizzi che una persona tenga un determinato comportamento, al momento perfettamente lecito, ma successivamente dichiarato reato dalla legge. Che cosa si verifica?</text:p>
          </table:table-cell>
          <table:table-cell office:value-type="string" calcext:value-type="string">
            <text:p>La persona deve sottostare alla pena e agli altri effetti penali|La persona incorre soltanto in una sanzione pecuniaria|La persona non è sottoposta alla pena, ma solo agli altri effetti penali</text:p>
          </table:table-cell>
        </table:table-row>
        <table:table-row table:style-name="ro1">
          <table:table-cell office:value-type="string" calcext:value-type="string">
            <text:p>essere titolari di rapporti giuridici </text:p>
          </table:table-cell>
          <table:table-cell office:value-type="string" calcext:value-type="string">
            <text:p>La capacità giuridica è la capacità di:</text:p>
          </table:table-cell>
          <table:table-cell office:value-type="string" calcext:value-type="string">
            <text:p>appartenere a categorie particolari della società|esercitare direttamente i diritti e i doveri previsti dall'ordinamento|ricevere sussidi dallo Stato</text:p>
          </table:table-cell>
        </table:table-row>
        <table:table-row table:style-name="ro1">
          <table:table-cell office:value-type="string" calcext:value-type="string">
            <text:p>alla legge </text:p>
          </table:table-cell>
          <table:table-cell office:value-type="string" calcext:value-type="string">
            <text:p>Secondo la Costituzione italiana, nessuna prestazione personale o patrimoniale può essere imposta se non in base:</text:p>
          </table:table-cell>
          <table:table-cell office:value-type="string" calcext:value-type="string">
            <text:p>a un provvedimento dell'Agenzia delle Entrate|al regolamento tributario|alla Costituzione</text:p>
          </table:table-cell>
        </table:table-row>
        <table:table-row table:style-name="ro1">
          <table:table-cell office:value-type="string" calcext:value-type="string">
            <text:p>Sempre </text:p>
          </table:table-cell>
          <table:table-cell office:value-type="string" calcext:value-type="string">
            <text:p>In Italia, quando si può agire in giudizio per tutelare i propri diritti?</text:p>
          </table:table-cell>
          <table:table-cell office:value-type="string" calcext:value-type="string">
            <text:p>Dopo il raggiungimento della maggiore età|Quando non si è pregiudicati|Solo nei rapporti tra privati</text:p>
          </table:table-cell>
        </table:table-row>
        <table:table-row table:style-name="ro1">
          <table:table-cell office:value-type="string" calcext:value-type="string">
            <text:p>al buon costume </text:p>
          </table:table-cell>
          <table:table-cell office:value-type="string" calcext:value-type="string">
            <text:p>La Costituzione italiana vieta espressamente gli spettacoli contrari:</text:p>
          </table:table-cell>
          <table:table-cell office:value-type="string" calcext:value-type="string">
            <text:p>al sentimento religioso|alla buona fede|alla libertà d'espressione</text:p>
          </table:table-cell>
        </table:table-row>
        <table:table-row table:style-name="ro1">
          <table:table-cell office:value-type="string" calcext:value-type="string">
            <text:p>A chiunque </text:p>
          </table:table-cell>
          <table:table-cell office:value-type="string" calcext:value-type="string">
            <text:p>A quali soggetti la Costituzione italiana riconosce il diritto di agire in giudizio per la tutela dei propri diritti o interessi legittimi?</text:p>
          </table:table-cell>
          <table:table-cell office:value-type="string" calcext:value-type="string">
            <text:p>A ogni persona, purché sia cittadina italiana|Solo alle persone fisiche|Solo alle persone giuridiche o collettive</text:p>
          </table:table-cell>
        </table:table-row>
        <table:table-row table:style-name="ro1">
          <table:table-cell office:value-type="string" calcext:value-type="string">
            <text:p>personale </text:p>
          </table:table-cell>
          <table:table-cell office:value-type="string" calcext:value-type="string">
            <text:p>Secondo la Costituzione italiana, la responsabilità penale è:</text:p>
          </table:table-cell>
          <table:table-cell office:value-type="string" calcext:value-type="string">
            <text:p>collettiva|privata|pubblica</text:p>
          </table:table-cell>
        </table:table-row>
        <table:table-row table:style-name="ro1">
          <table:table-cell office:value-type="string" calcext:value-type="string">
            <text:p>Sì, purché non si tratti di riti contrari al buon costume </text:p>
          </table:table-cell>
          <table:table-cell office:value-type="string" calcext:value-type="string">
            <text:p>Secondo la Costituzione italiana, una persona ha sempre il diritto di professare la propria fede religiosa?</text:p>
          </table:table-cell>
          <table:table-cell office:value-type="string" calcext:value-type="string">
            <text:p>No, mai|Sì, sempre e senza alcun limite|Sì, tranne quando si tratti di una fede religiosa non riconosciuta dalle Autorità competenti</text:p>
          </table:table-cell>
        </table:table-row>
        <table:table-row table:style-name="ro1">
          <table:table-cell office:value-type="string" calcext:value-type="string">
            <text:p>sistema tributario </text:p>
          </table:table-cell>
          <table:table-cell office:value-type="string" calcext:value-type="string">
            <text:p>Nella Costituzione italiana, la progressività è alla base del:</text:p>
          </table:table-cell>
          <table:table-cell office:value-type="string" calcext:value-type="string">
            <text:p>sistema penale|sistema sanitario|sistema scolastico</text:p>
          </table:table-cell>
        </table:table-row>
        <table:table-row table:style-name="ro1">
          <table:table-cell office:value-type="string" calcext:value-type="string">
            <text:p>Alla rieducazione dei condannati </text:p>
          </table:table-cell>
          <table:table-cell office:value-type="string" calcext:value-type="string">
            <text:p>Secondo la Costituzione italiana, a quale scopo devono tendere le pene inflitte ai condannati?</text:p>
          </table:table-cell>
          <table:table-cell office:value-type="string" calcext:value-type="string">
            <text:p>Al risarcimento morale delle parti offese|Alla punizione del colpevole|Alla sicurezza della società</text:p>
          </table:table-cell>
        </table:table-row>
        <table:table-row table:style-name="ro1">
          <table:table-cell office:value-type="string" calcext:value-type="string">
            <text:p>la riparazione degli errori giudiziari non può essere regolata per legge</text:p>
          </table:table-cell>
          <table:table-cell office:value-type="string" calcext:value-type="string">
            <text:p>Ai sensi dell'articolo 24 della Costituzione italiana, è FALSO affermare che:</text:p>
          </table:table-cell>
          <table:table-cell office:value-type="string" calcext:value-type="string">
            <text:p>la difesa è diritto inviolabile|sono assicurati ai non abbienti i mezzi per difendersi in ogni giurisdizione|tutti possono agire in giudizio per la tutela dei propri diritti e interessi legittimi</text:p>
          </table:table-cell>
        </table:table-row>
        <table:table-row table:style-name="ro1">
          <table:table-cell office:value-type="string" calcext:value-type="string">
            <text:p>per comprovati motivi di sicurezza</text:p>
          </table:table-cell>
          <table:table-cell office:value-type="string" calcext:value-type="string">
            <text:p>In base alla Costituzione italiana, le riunioni in luogo pubblico possono essere vietate:</text:p>
          </table:table-cell>
          <table:table-cell office:value-type="string" calcext:value-type="string">
            <text:p>esclusivamente per motivi penali|per comprovati motivi di futilità|per comprovati motivi di immoralità</text:p>
          </table:table-cell>
        </table:table-row>
        <table:table-row table:style-name="ro1">
          <table:table-cell office:value-type="string" calcext:value-type="string">
            <text:p>che non siano vietati ai singoli dalla legge penale </text:p>
          </table:table-cell>
          <table:table-cell office:value-type="string" calcext:value-type="string">
            <text:p>Secondo la Costituzione italiana, i cittadini hanno diritto di associarsi liberamente, senza autorizzazione, per fini:</text:p>
          </table:table-cell>
          <table:table-cell office:value-type="string" calcext:value-type="string">
            <text:p>anche segreti|che non siano vietati ai singoli dal buon costume|che non siano vietati ai singoli dalla legge civile</text:p>
          </table:table-cell>
        </table:table-row>
        <table:table-row table:style-name="ro1">
          <table:table-cell office:value-type="string" calcext:value-type="string">
            <text:p>possono subire limitazioni soltanto per atto motivato dell''autorità giudiziaria con le garanzie stabilite dalla legge</text:p>
          </table:table-cell>
          <table:table-cell office:value-type="string" calcext:value-type="string">
            <text:p>Secondo quanto previsto dall'art. 15 della Costituzione italiana, la libertà e la segretezza della corrispondenza:</text:p>
          </table:table-cell>
          <table:table-cell office:value-type="string" calcext:value-type="string">
            <text:p>non possono mai subire limitazioni|non sono diritti che possono essere tutelati costituzionalmente|possono subire limitazioni soltanto sulla base di leggi speciali</text:p>
          </table:table-cell>
        </table:table-row>
        <table:table-row table:style-name="ro1">
          <table:table-cell office:value-type="string" calcext:value-type="string">
            <text:p>un diritto</text:p>
          </table:table-cell>
          <table:table-cell office:value-type="string" calcext:value-type="string">
            <text:p>La possibilità di professare liberamente la propria fede religiosa è ritenuta dalla Costituzione italiana:</text:p>
          </table:table-cell>
          <table:table-cell office:value-type="string" calcext:value-type="string">
            <text:p>un dovere|un fatto privato e giuridicamente non rilevante|un obiettivo</text:p>
          </table:table-cell>
        </table:table-row>
        <table:table-row table:style-name="ro1">
          <table:table-cell office:value-type="string" calcext:value-type="string">
            <text:p>No, in nessun caso </text:p>
          </table:table-cell>
          <table:table-cell office:value-type="string" calcext:value-type="string">
            <text:p>In base alla Costituzione italiana, i fini religiosi di un'associazione potrebbero giustificare speciali gravami fiscali per la sua costituzione?</text:p>
          </table:table-cell>
          <table:table-cell office:value-type="string" calcext:value-type="string">
            <text:p>Sì, ma solo se non eccedenti il 5% dei normali gravami fiscali|Sì, ma solo se sono previsti da uno specifico accordo con lo Stato|Sì, sempre</text:p>
          </table:table-cell>
        </table:table-row>
        <table:table-row table:style-name="ro1">
          <table:table-cell office:value-type="string" calcext:value-type="string">
            <text:p>non necessita di preavviso</text:p>
          </table:table-cell>
          <table:table-cell office:value-type="string" calcext:value-type="string">
            <text:p>In base alle norme dell''ordinamento italiano, una riunione da tenersi in un ristorante:</text:p>
          </table:table-cell>
          <table:table-cell office:value-type="string" calcext:value-type="string">
            <text:p>necessita di preavviso di cinque giorni al Prefetto, ma solo se ha carattere politico|richiede un preavviso di cinque giorni al Prefetto|richiede un preavviso di cinque giorni all'autorità di polizia</text:p>
          </table:table-cell>
        </table:table-row>
        <table:table-row table:style-name="ro1">
          <table:table-cell office:value-type="string" calcext:value-type="string">
            <text:p>No </text:p>
          </table:table-cell>
          <table:table-cell office:value-type="string" calcext:value-type="string">
            <text:p>La Costituzione italiana ammette la pena di morte in tempo di pace?</text:p>
          </table:table-cell>
          <table:table-cell office:value-type="string" calcext:value-type="string">
            <text:p>Sì, e rimette alle leggi speciali la sua regolamentazione|Sì, ma solo per il reato di omicidio volontario|Sì, ma solo per il reato di tradimento commesso da un militare</text:p>
          </table:table-cell>
        </table:table-row>
        <table:table-row table:style-name="ro1">
          <table:table-cell office:value-type="string" calcext:value-type="string">
            <text:p>Della capacità giuridica, della cittadinanza e del nome </text:p>
          </table:table-cell>
          <table:table-cell office:value-type="string" calcext:value-type="string">
            <text:p>Secondo la Costituzione italiana, di quali attributi la persona NON può essere privata mai, per motivi politici?</text:p>
          </table:table-cell>
          <table:table-cell office:value-type="string" calcext:value-type="string">
            <text:p>Del solo diritto di voto|Della sola capacità giuridica|Della sola cittadinanza</text:p>
          </table:table-cell>
        </table:table-row>
        <table:table-row table:style-name="ro1">
          <table:table-cell office:value-type="string" calcext:value-type="string">
            <text:p>Sì, salvo gli obblighi di legge </text:p>
          </table:table-cell>
          <table:table-cell office:value-type="string" calcext:value-type="string">
            <text:p>I cittadini italiani sono liberi di uscire dal territorio nazionale?</text:p>
          </table:table-cell>
          <table:table-cell office:value-type="string" calcext:value-type="string">
            <text:p>No, salvo preavviso al ministero degli Esteri|No, se non sono in possesso di passaporto|Sì, in qualunque momento e condizione</text:p>
          </table:table-cell>
        </table:table-row>
        <table:table-row table:style-name="ro1">
          <table:table-cell office:value-type="string" calcext:value-type="string">
            <text:p>Sì, purché per fini che non siano vietati ai singoli </text:p>
          </table:table-cell>
          <table:table-cell office:value-type="string" calcext:value-type="string">
            <text:p>Secondo la Costituzione italiana, i cittadini hanno sempre il diritto di associarsi?</text:p>
          </table:table-cell>
          <table:table-cell office:value-type="string" calcext:value-type="string">
            <text:p>No, devono sempre chiedere preventivamente un'apposita autorizzazione alle Autorità competenti|Sì, ma i limiti di autonomia organizzativa aumentano all'aumentare del numero degli associati|Sì, senza alcun vincolo</text:p>
          </table:table-cell>
        </table:table-row>
        <table:table-row table:style-name="ro1">
          <table:table-cell office:value-type="string" calcext:value-type="string">
            <text:p>inviolabile </text:p>
          </table:table-cell>
          <table:table-cell office:value-type="string" calcext:value-type="string">
            <text:p>Secondo la Costituzione italiana, il domicilio è:</text:p>
          </table:table-cell>
          <table:table-cell office:value-type="string" calcext:value-type="string">
            <text:p>obbligatorio|pubblico|riservato</text:p>
          </table:table-cell>
        </table:table-row>
        <table:table-row table:style-name="ro1">
          <table:table-cell office:value-type="string" calcext:value-type="string">
            <text:p>solo per atto motivato dell'autorità giudiziaria e nei casi e modi previsti dalla legge</text:p>
          </table:table-cell>
          <table:table-cell office:value-type="string" calcext:value-type="string">
            <text:p>In base alla Costituzione italiana, la perquisizione di una persona è ammessa:</text:p>
          </table:table-cell>
          <table:table-cell office:value-type="string" calcext:value-type="string">
            <text:p>sempre|solo con il suo consenso|solo per atto motivato dell'autorità di Governo</text:p>
          </table:table-cell>
        </table:table-row>
        <table:table-row table:style-name="ro1">
          <table:table-cell office:value-type="string" calcext:value-type="string">
            <text:p>Sì, purché non si tratti di una formazione tendente a riorganizzare il partito fascista</text:p>
          </table:table-cell>
          <table:table-cell office:value-type="string" calcext:value-type="string">
            <text:p>A norma della Costituzione italiana, esiste un diritto del cittadino ad aderire a una formazione politica?</text:p>
          </table:table-cell>
          <table:table-cell office:value-type="string" calcext:value-type="string">
            <text:p>No, salvo specifiche autorizzazioni rilasciate dalle autorità di pubblica sicurezza|Sì, senza limitazioni|Sì, tranne che per i religiosi</text:p>
          </table:table-cell>
        </table:table-row>
        <table:table-row table:style-name="ro1">
          <table:table-cell office:value-type="string" calcext:value-type="string">
            <text:p>solo dopo la condanna definitiva </text:p>
          </table:table-cell>
          <table:table-cell office:value-type="string" calcext:value-type="string">
            <text:p>Secondo la Costituzione italiana, un imputato è da considerarsi colpevole:</text:p>
          </table:table-cell>
          <table:table-cell office:value-type="string" calcext:value-type="string">
            <text:p>dal momento dell'emanazione dell'informazione di garanzia, salvo prova contraria|dal momento dell'inizio del processo, salvo prova contraria|dal momento dell'iscrizione nel registro degli indagati, salvo prova contraria</text:p>
          </table:table-cell>
        </table:table-row>
        <table:table-row table:style-name="ro1">
          <table:table-cell office:value-type="string" calcext:value-type="string">
            <text:p>personale </text:p>
          </table:table-cell>
          <table:table-cell office:value-type="string" calcext:value-type="string">
            <text:p>Secondo la Costituzione italiana, la responsabilità penale è:</text:p>
          </table:table-cell>
          <table:table-cell office:value-type="string" calcext:value-type="string">
            <text:p>collettiva|oggettiva|proporzionale</text:p>
          </table:table-cell>
        </table:table-row>
        <table:table-row table:style-name="ro1">
          <table:table-cell office:value-type="string" calcext:value-type="string">
            <text:p>Ai non abbienti</text:p>
          </table:table-cell>
          <table:table-cell office:value-type="string" calcext:value-type="string">
            <text:p>Secondo la Costituzione italiana, a chi vengono assicurati i mezzi per difendersi davanti a ogni giurisdizione?</text:p>
          </table:table-cell>
          <table:table-cell office:value-type="string" calcext:value-type="string">
            <text:p>Agli interdetti|Ai meritevoli|Ai militari</text:p>
          </table:table-cell>
        </table:table-row>
        <table:table-row table:style-name="ro1">
          <table:table-cell office:value-type="string" calcext:value-type="string">
            <text:p>Sì, ma la segretezza può essere limitata con atto motivato dall''autorità giudiziaria e con le garanzie stabilite dalla legge</text:p>
          </table:table-cell>
          <table:table-cell office:value-type="string" calcext:value-type="string">
            <text:p>In Italia, esiste un diritto costituzionalmente garantito alla segretezza delle proprie comunicazioni telefoniche?</text:p>
          </table:table-cell>
          <table:table-cell office:value-type="string" calcext:value-type="string">
            <text:p>No, perché le comunicazioni telefoniche avvengono attraverso un servizio dello Stato|No, solo la segretezza della corrispondenza è inviolabile|Sì, né la polizia né la magistratura possono operare intercettazioni telefoniche</text:p>
          </table:table-cell>
        </table:table-row>
        <table:table-row table:style-name="ro1">
          <table:table-cell office:value-type="string" calcext:value-type="string">
            <text:p>Sì, ma solo per atto motivato dell''autorità giudiziaria o da questa convalidato e per delitti specificamente indicati dalla legge</text:p>
          </table:table-cell>
          <table:table-cell office:value-type="string" calcext:value-type="string">
            <text:p>In Italia, le forze di polizia possono procedere a sequestro di materiale di stampa?</text:p>
          </table:table-cell>
          <table:table-cell office:value-type="string" calcext:value-type="string">
            <text:p>No, in nessun caso|No, mai|Sì, anche senza darne motivazione</text:p>
          </table:table-cell>
        </table:table-row>
        <table:table-row table:style-name="ro1">
          <table:table-cell office:value-type="string" calcext:value-type="string">
            <text:p>solo dopo la condanna definitiva</text:p>
          </table:table-cell>
          <table:table-cell office:value-type="string" calcext:value-type="string">
            <text:p>Secondo la Costituzione italiana, un imputato deve essere considerato colpevole:</text:p>
          </table:table-cell>
          <table:table-cell office:value-type="string" calcext:value-type="string">
            <text:p>dal momento in cui l'autorità giudiziaria invia l'avviso di garanzia|dal momento in cui l'autorità giudiziaria predispone o convalida l'arresto|quando inizia il processo, salvo ne venga poi provata l'innocenza</text:p>
          </table:table-cell>
        </table:table-row>
        <table:table-row table:style-name="ro1">
          <table:table-cell office:value-type="string" calcext:value-type="string">
            <text:p>Il buon costume </text:p>
          </table:table-cell>
          <table:table-cell office:value-type="string" calcext:value-type="string">
            <text:p>Quale dei seguenti è un limite posto dalla Costituzione italiana alla libertà di stampa?</text:p>
          </table:table-cell>
          <table:table-cell office:value-type="string" calcext:value-type="string">
            <text:p>Il rilascio di autorizzazioni amministrative|L'ordine pubblico interno|La non contrarietà ai principi della religione di Stato</text:p>
          </table:table-cell>
        </table:table-row>
        <table:table-row table:style-name="ro1">
          <table:table-cell office:value-type="string" calcext:value-type="string">
            <text:p>Alla rieducazione del condannato </text:p>
          </table:table-cell>
          <table:table-cell office:value-type="string" calcext:value-type="string">
            <text:p>Secondo la Costituzione italiana, a cosa devono tendere le pene?</text:p>
          </table:table-cell>
          <table:table-cell office:value-type="string" calcext:value-type="string">
            <text:p>Alla mortificazione del condannato|Alla punizione esemplare del condannato|Alla soddisfazione di chi ha subito il torto</text:p>
          </table:table-cell>
        </table:table-row>
        <table:table-row table:style-name="ro1">
          <table:table-cell office:value-type="string" calcext:value-type="string">
            <text:p>No, salvo che ci sia un atto motivato dell'autorità giudiziaria e nei casi e modi stabiliti dalla legge </text:p>
          </table:table-cell>
          <table:table-cell office:value-type="string" calcext:value-type="string">
            <text:p>Ai sensi della Costituzione italiana, la Polizia di Stato può eseguire il sequestro di un bene, violando il domicilio di un soggetto?</text:p>
          </table:table-cell>
          <table:table-cell office:value-type="string" calcext:value-type="string">
            <text:p>No, in nessun caso|Sì, se c'è un atto motivato dell'autorità giudiziaria anche in assenza di una legge|Sì, seguendo il regolamento di polizia giudiziaria, anche senza atti dell''autorità giudiziaria</text:p>
          </table:table-cell>
        </table:table-row>
        <table:table-row table:style-name="ro1">
          <table:table-cell office:value-type="string" calcext:value-type="string">
            <text:p>inviolabile </text:p>
          </table:table-cell>
          <table:table-cell office:value-type="string" calcext:value-type="string">
            <text:p>In base alla Costituzione italiana, la libertà personale è:</text:p>
          </table:table-cell>
          <table:table-cell office:value-type="string" calcext:value-type="string">
            <text:p>inscindibile|irrevocabile|sacra</text:p>
          </table:table-cell>
        </table:table-row>
        <table:table-row table:style-name="ro1">
          <table:table-cell office:value-type="string" calcext:value-type="string">
            <text:p>Sì, quando espressamente prevista dalle convenzioni internazionali ma in nessun caso per reati politici </text:p>
          </table:table-cell>
          <table:table-cell office:value-type="string" calcext:value-type="string">
            <text:p>In base alla Costituzione italiana, è consentita l'estradizione del cittadino?</text:p>
          </table:table-cell>
          <table:table-cell office:value-type="string" calcext:value-type="string">
            <text:p>No, in nessun caso|No, salvo che per reati politici|Sì, senza limitazione alcuna</text:p>
          </table:table-cell>
        </table:table-row>
        <table:table-row table:style-name="ro1">
          <table:table-cell office:value-type="string" calcext:value-type="string">
            <text:p>non è ammessa alcuna forma di detenzione, di ispezione o perquisizione personale se non per atto motivato dell'autorità giudiziaria </text:p>
          </table:table-cell>
          <table:table-cell office:value-type="string" calcext:value-type="string">
            <text:p>L'espressione costituzionale "la libertà personale è inviolabile" significa che:</text:p>
          </table:table-cell>
          <table:table-cell office:value-type="string" calcext:value-type="string">
            <text:p>è ammessa la carcerazione preventiva, ma solo nei confronti dei pregiudicati|il cittadino non può mai essere incarcerato se non dopo una sentenza|non è ammessa alcuna forma di detenzione, di ispezione o perquisizione personale se non per atto motivato dell'autorità amministrativa</text:p>
          </table:table-cell>
        </table:table-row>
        <table:table-row table:style-name="ro1">
          <table:table-cell office:value-type="string" calcext:value-type="string">
            <text:p>Con la sola legge</text:p>
          </table:table-cell>
          <table:table-cell office:value-type="string" calcext:value-type="string">
            <text:p>In Italia, come possono essere disciplinate le violazioni in tema di buon costume nelle pubblicazioni a stampa?</text:p>
          </table:table-cell>
          <table:table-cell office:value-type="string" calcext:value-type="string">
            <text:p>Con regolamento|Con un provvedimento del Prefetto|Solo con un intervento dell''autorità pubblica</text:p>
          </table:table-cell>
        </table:table-row>
        <table:table-row table:style-name="ro1">
          <table:table-cell office:value-type="string" calcext:value-type="string">
            <text:p>48 ore dall'adozione del provvedimento</text:p>
          </table:table-cell>
          <table:table-cell office:value-type="string" calcext:value-type="string">
            <text:p>I provvedimenti in materia di perquisizione o detenzione adottati dall'autorità di pubblica sicurezza devono essere convalidati dall'autorità giudiziaria entro:</text:p>
          </table:table-cell>
          <table:table-cell office:value-type="string" calcext:value-type="string">
            <text:p>24 ore dalla comunicazione del provvedimento|96 ore dalla comunicazione del provvedimento|96 ore dall'adozione del provvedimento</text:p>
          </table:table-cell>
        </table:table-row>
        <table:table-row table:style-name="ro1">
          <table:table-cell office:value-type="string" calcext:value-type="string">
            <text:p>Sì, ma è la legge a determinare le condizioni e i modi per la riparazione</text:p>
          </table:table-cell>
          <table:table-cell office:value-type="string" calcext:value-type="string">
            <text:p>Chi è rimasto vittima di un errore giudiziario può essere risarcito a spese dello Stato italiano?</text:p>
          </table:table-cell>
          <table:table-cell office:value-type="string" calcext:value-type="string">
            <text:p>No, mai|Sì, a condizione che sia maggiorenne|Sì, ma solo se i giudici hanno agito con dolo</text:p>
          </table:table-cell>
        </table:table-row>
        <table:table-row table:style-name="ro1">
          <table:table-cell office:value-type="string" calcext:value-type="string">
            <text:p>quarantotto ore </text:p>
          </table:table-cell>
          <table:table-cell office:value-type="string" calcext:value-type="string">
            <text:p>In Italia, i provvedimenti provvisori adottati dall''autorità di pubblica sicurezza devono essere comunicati all'’autorità giudiziaria per la loro convalida entro:</text:p>
          </table:table-cell>
          <table:table-cell office:value-type="string" calcext:value-type="string">
            <text:p>cinque giorni|settantadue ore|ventiquattro ore</text:p>
          </table:table-cell>
        </table:table-row>
        <table:table-row table:style-name="ro1">
          <table:table-cell office:value-type="string" calcext:value-type="string">
            <text:p>solo nei casi e nei modi stabiliti dalla legge </text:p>
          </table:table-cell>
          <table:table-cell office:value-type="string" calcext:value-type="string">
            <text:p>La Costituzione italiana prevede che le perquisizioni domiciliari possano avvenire:</text:p>
          </table:table-cell>
          <table:table-cell office:value-type="string" calcext:value-type="string">
            <text:p>nei casi e nei modi ritenuti opportuni dall'autorità di pubblica sicurezza|nei casi e nei modi stabiliti dall''autorità giudiziaria|nei casi e nei modi stabiliti dalle norme di pubblica sicurezza</text:p>
          </table:table-cell>
        </table:table-row>
        <table:table-row table:style-name="ro1">
          <table:table-cell office:value-type="string" calcext:value-type="string">
            <text:p>il cittadino deve essere giudicato dal giudice o dal tribunale costituito, secondo la legge, nel luogo in cui il reato è stato commesso </text:p>
          </table:table-cell>
          <table:table-cell office:value-type="string" calcext:value-type="string">
            <text:p>L'espressione "nessuno può essere distolto dal giudice naturale precostituito per legge",sancita dalla Costituzione italiana, significa che:</text:p>
          </table:table-cell>
          <table:table-cell office:value-type="string" calcext:value-type="string">
            <text:p>la legge è uguale per tutti|lo stesso giudice deve seguire il processo dall'inizio alla fine|se per un determinato reato la legge stabilisce un tipo di giudice (ad esempio il giudice di pace), ogni giudice di pace italiano può giudicare per quel reato</text:p>
          </table:table-cell>
        </table:table-row>
        <table:table-row table:style-name="ro1">
          <table:table-cell office:value-type="string" calcext:value-type="string">
            <text:p>Rispetto del buon costume </text:p>
          </table:table-cell>
          <table:table-cell office:value-type="string" calcext:value-type="string">
            <text:p>Quale, tra i seguenti, è un limite posto dalla Costituzione italiana alla libertà di stampa?</text:p>
          </table:table-cell>
          <table:table-cell office:value-type="string" calcext:value-type="string">
            <text:p>Compatibilità con l'ordine pubblico esterno|Compatibilità con l'ordine pubblico interno|Conformità dei contenuti all'etica dominante</text:p>
          </table:table-cell>
        </table:table-row>
        <table:table-row table:style-name="ro1">
          <table:table-cell office:value-type="string" calcext:value-type="string">
            <text:p>non è soggetta a censure</text:p>
          </table:table-cell>
          <table:table-cell office:value-type="string" calcext:value-type="string">
            <text:p>In base alla Costituzione italiana, la stampa:</text:p>
          </table:table-cell>
          <table:table-cell office:value-type="string" calcext:value-type="string">
            <text:p>non è soggetta a censure, ma è soggetta ad autorizzazioni|può essere soggetta a censure per atto motivato del Presidente della Repubblica|può essere soggetta a censure per decisione del Governo</text:p>
          </table:table-cell>
        </table:table-row>
        <table:table-row table:style-name="ro1">
          <table:table-cell office:value-type="string" calcext:value-type="string">
            <text:p>le perquisizioni possono essere eseguite solo nei casi e nei modi stabiliti dalla legge, secondo le garanzie prescritte per la tutela della libertà personale </text:p>
          </table:table-cell>
          <table:table-cell office:value-type="string" calcext:value-type="string">
            <text:p>In base alla Costituzione italiana, il principio dell'inviolabilità del domicilio implica che:</text:p>
          </table:table-cell>
          <table:table-cell office:value-type="string" calcext:value-type="string">
            <text:p>le perquisizioni devono essere sempre autorizzate dal ministro della Difesa|le perquisizioni sono ammesse solo in caso in cui si sospetti che il domiciliato sia implicato in qualche reato|non possono mai essere eseguite perquisizioni nel domicilio dei cittadini</text:p>
          </table:table-cell>
        </table:table-row>
        <table:table-row table:style-name="ro1">
          <table:table-cell office:value-type="string" calcext:value-type="string">
            <text:p>sia punita ogni violenza fisica e morale sulle persone comunque sottoposte a restrizioni di libertà </text:p>
          </table:table-cell>
          <table:table-cell office:value-type="string" calcext:value-type="string">
            <text:p>L'inviolabilità della libertà personale prevista dall'art. 13 della Costituzione italiana comporta che:</text:p>
          </table:table-cell>
          <table:table-cell office:value-type="string" calcext:value-type="string">
            <text:p>i casi di carcerazione preventiva siano autorizzati da un pool di magistrati appositamente istituito|non si possa procedere ad alcuna forma di detenzione, se non in seguito a una sentenza di condanna passata in giudicato|tutti i cittadini, residenti in Italia, siano liberi di professare liberamente la propria fede religiosa in qualsiasi forma</text:p>
          </table:table-cell>
        </table:table-row>
        <table:table-row table:style-name="ro1">
          <table:table-cell office:value-type="string" calcext:value-type="string">
            <text:p>sia possibile, per i soli casi fissati dalla legge e se vi è assoluta urgenza, a opera di ufficiali di polizia giudiziaria</text:p>
          </table:table-cell>
          <table:table-cell office:value-type="string" calcext:value-type="string">
            <text:p>La Costituzione italiana prevede che, qualora NON sia possibile il tempestivo intervento dell''autorità giudiziaria, il sequestro della stampa:</text:p>
          </table:table-cell>
          <table:table-cell office:value-type="string" calcext:value-type="string">
            <text:p>non sia possibile|sia possibile, a discrezione di ufficiali di polizia giudiziaria, che devono comunque fare denunzia del sequestro entro 12 ore all'autorità giudiziaria|sia possibile, a discrezione di ufficiali di polizia giudiziaria, che devono comunque fare denunzia del sequestro entro 24 ore all'autorità giudiziaria</text:p>
          </table:table-cell>
        </table:table-row>
        <table:table-row table:style-name="ro1">
          <table:table-cell office:value-type="string" calcext:value-type="string">
            <text:p>tutti possano agire in giudizio per la tutela dei propri diritti e interessi legittimi </text:p>
          </table:table-cell>
          <table:table-cell office:value-type="string" calcext:value-type="string">
            <text:p>La Costituzione italiana stabilisce che:</text:p>
          </table:table-cell>
          <table:table-cell office:value-type="string" calcext:value-type="string">
            <text:p>i cittadini possano agire in giudizio solo per la tutela dei propri diritti, mentre i pubblici ufficiali possono agire anche per la tutela degli interessi legittimi|possano agire in giudizio per la tutela dei propri diritti e interessi legittimi esclusivamente i cittadini residenti nel territorio nazionale|solo i cittadini maggiorenni possano agire in giudizio per la tutela dei propri diritti</text:p>
          </table:table-cell>
        </table:table-row>
        <table:table-row table:style-name="ro1">
          <table:table-cell office:value-type="string" calcext:value-type="string">
            <text:p>I sindacati sono organizzazioni politiche </text:p>
          </table:table-cell>
          <table:table-cell office:value-type="string" calcext:value-type="string">
            <text:p>Secondo la Costituzione italiana, quale delle seguenti affermazioni NON è corretta?</text:p>
          </table:table-cell>
          <table:table-cell office:value-type="string" calcext:value-type="string">
            <text:p>I sindacati registrati hanno personalità giuridica|I sindacati registrati possono stipulare contratti collettivi di lavoro|L'organizzazione sindacale è libera</text:p>
          </table:table-cell>
        </table:table-row>
        <table:table-row table:style-name="ro1">
          <table:table-cell office:value-type="string" calcext:value-type="string">
            <text:p>Sì, afferma che la donna ha gli stessi diritti e, a parità di lavoro, le stesse retribuzioni che spettano al lavoratore </text:p>
          </table:table-cell>
          <table:table-cell office:value-type="string" calcext:value-type="string">
            <text:p>Esiste una norma costituzionale italiana che prevede la protezione della donna lavoratrice?</text:p>
          </table:table-cell>
          <table:table-cell office:value-type="string" calcext:value-type="string">
            <text:p>No, la Costituzione riconosce genericamente il diritto al lavoro per tutti i cittadini e promuove le condizioni che rendano effettivo questo diritto|No, nella Costituzione non vi è alcun riferimento alla donna lavoratrice|Sì, è prevista la protezione delle donne lavoratrici capaci e meritevoli</text:p>
          </table:table-cell>
        </table:table-row>
        <table:table-row table:style-name="ro1">
          <table:table-cell office:value-type="string" calcext:value-type="string">
            <text:p>a carattere di preminente interesse generale </text:p>
          </table:table-cell>
          <table:table-cell office:value-type="string" calcext:value-type="string">
            <text:p>Secondo il dettato della Costituzione italiana, la legge può riservare allo Stato, in origine o per trasferimento, categorie di imprese:</text:p>
          </table:table-cell>
          <table:table-cell office:value-type="string" calcext:value-type="string">
            <text:p>che abbiano carattere di mutualità|che non si riferiscano a situazioni di monopolio|in situazione di monopolio</text:p>
          </table:table-cell>
        </table:table-row>
        <table:table-row table:style-name="ro1">
          <table:table-cell office:value-type="string" calcext:value-type="string">
            <text:p>non può rinunciare </text:p>
          </table:table-cell>
          <table:table-cell office:value-type="string" calcext:value-type="string">
            <text:p>La Costituzione italiana garantisce il diritto alle ferie annuali retribuite alle quali il lavoratore :</text:p>
          </table:table-cell>
          <table:table-cell office:value-type="string" calcext:value-type="string">
            <text:p>può comunque rinunciare|può rinunciare a fronte di un equo indennizzo|può rinunciare su richiesta del datore di lavoro, ma solo se, per il periodo corrispondente, gli viene corrisposta una remunerazione doppia</text:p>
          </table:table-cell>
        </table:table-row>
        <table:table-row table:style-name="ro1">
          <table:table-cell office:value-type="string" calcext:value-type="string">
            <text:p>Sì, il lavoratore ha in ogni caso diritto a una retribuzione proporzionata alla quantità e qualità del proprio lavoro</text:p>
          </table:table-cell>
          <table:table-cell office:value-type="string" calcext:value-type="string">
            <text:p>In Italia esiste un diritto costituzionale a un'equa retribuzione?</text:p>
          </table:table-cell>
          <table:table-cell office:value-type="string" calcext:value-type="string">
            <text:p>No, è solo il lavoratore che può decidere se la retribuzione è proporzionata al proprio lavoro|No, la Costituzione dice solo che la Repubblica è fondata sul lavoro|No, la regolazione del rapporto di lavoro è sempre lasciata all'iniziativa dei privati</text:p>
          </table:table-cell>
        </table:table-row>
        <table:table-row table:style-name="ro1">
          <table:table-cell office:value-type="string" calcext:value-type="string">
            <text:p>un diritto che si esercita nelle forme e nell'ambito delle leggi che lo regolano </text:p>
          </table:table-cell>
          <table:table-cell office:value-type="string" calcext:value-type="string">
            <text:p>Secondo la Costituzione italiana, lo sciopero è:</text:p>
          </table:table-cell>
          <table:table-cell office:value-type="string" calcext:value-type="string">
            <text:p>un comportamento illecito del lavoratore, che si espone a sanzioni di carattere civile e, in alcuni casi, penale|un diritto che può essere esercitato nella più assoluta libertà, senza vincoli o limitazioni|una forma di inadempimento contrattuale, che può portare, nei casi più gravi, al licenziamento del lavoratore</text:p>
          </table:table-cell>
        </table:table-row>
        <table:table-row table:style-name="ro1">
          <table:table-cell office:value-type="string" calcext:value-type="string">
            <text:p>la stessa retribuzione</text:p>
          </table:table-cell>
          <table:table-cell office:value-type="string" calcext:value-type="string">
            <text:p>Secondo la Costituzione italiana, a parità di lavoro con un adulto, un minore che lavori deve ricevere:</text:p>
          </table:table-cell>
          <table:table-cell office:value-type="string" calcext:value-type="string">
            <text:p>una retribuzione diversa|una retribuzione inferiore|una retribuzione superiore</text:p>
          </table:table-cell>
        </table:table-row>
        <table:table-row table:style-name="ro1">
          <table:table-cell office:value-type="string" calcext:value-type="string">
            <text:p>l'espropriazione non avviene per motivi d'interesse generale un indennizzo</text:p>
          </table:table-cell>
          <table:table-cell office:value-type="string" calcext:value-type="string">
            <text:p>Nel caso di espropriazione della proprietà privata, la Costituzione italiana prevede che si corrisponda:</text:p>
          </table:table-cell>
          <table:table-cell office:value-type="string" calcext:value-type="string">
            <text:p>il risarcimento del danno eventualmente arrecato al proprietario, solo se|un risarcimento|una cifra puramente simbolica se l'espropriazione avviene per motivi d'interesse generale</text:p>
          </table:table-cell>
        </table:table-row>
        <table:table-row table:style-name="ro1">
          <table:table-cell office:value-type="string" calcext:value-type="string">
            <text:p>Sì, sempre </text:p>
          </table:table-cell>
          <table:table-cell office:value-type="string" calcext:value-type="string">
            <text:p>Secondo la Costituzione italiana, il lavoratore ha diritto alle ferie annuali?</text:p>
          </table:table-cell>
          <table:table-cell office:value-type="string" calcext:value-type="string">
            <text:p>No, mai|No, tranne se previsto dai contratti collettivi nazionali|Sì, tranne casi eccezionali</text:p>
          </table:table-cell>
        </table:table-row>
        <table:table-row table:style-name="ro1">
          <table:table-cell office:value-type="string" calcext:value-type="string">
            <text:p>L'iniziativa economica privata, nei casi previsti dalla legge, e salvo indennizzo, può essere limitata per motivi d'interesse generale</text:p>
          </table:table-cell>
          <table:table-cell office:value-type="string" calcext:value-type="string">
            <text:p>Quale delle seguenti affermazioni NON è prevista dal dettato costituzionale italiano?</text:p>
          </table:table-cell>
          <table:table-cell office:value-type="string" calcext:value-type="string">
            <text:p>L'iniziativa economica non può svolgersi in contrasto con l'utilità sociale|L'iniziativa economica non può svolgersi in modo da recare danno alla sicurezza, alla libertà, alla dignità umana|L'iniziativa economica privata è libera</text:p>
          </table:table-cell>
        </table:table-row>
        <table:table-row table:style-name="ro1">
          <table:table-cell office:value-type="string" calcext:value-type="string">
            <text:p>libera </text:p>
          </table:table-cell>
          <table:table-cell office:value-type="string" calcext:value-type="string">
            <text:p>Secondo la Costituzione italiana, l'organizzazione sindacale è:</text:p>
          </table:table-cell>
          <table:table-cell office:value-type="string" calcext:value-type="string">
            <text:p>consentita solo alle associazioni che contino almeno 50.000 iscritti|diretta e gestita dalle Camere del lavoro|obbligatoria nell'ambito delle aziende con più di 15 dipendenti</text:p>
          </table:table-cell>
        </table:table-row>
        <table:table-row table:style-name="ro1">
          <table:table-cell office:value-type="string" calcext:value-type="string">
            <text:p>Sì, sempre </text:p>
          </table:table-cell>
          <table:table-cell office:value-type="string" calcext:value-type="string">
            <text:p>Secondo la Costituzione italiana, il lavoratore ha diritto al riposo settimanale?</text:p>
          </table:table-cell>
          <table:table-cell office:value-type="string" calcext:value-type="string">
            <text:p>No, mai|No, tranne che lo concedano i contratti collettivi nazionali|Sì, tranne casi eccezionali</text:p>
          </table:table-cell>
        </table:table-row>
        <table:table-row table:style-name="ro1">
          <table:table-cell office:value-type="string" calcext:value-type="string">
            <text:p>Sì, sempre </text:p>
          </table:table-cell>
          <table:table-cell office:value-type="string" calcext:value-type="string">
            <text:p>Secondo la Costituzione italiana, le ferie annuali cui ha diritto ogni lavoratore devono essere retribuite?</text:p>
          </table:table-cell>
          <table:table-cell office:value-type="string" calcext:value-type="string">
            <text:p>No, mai|No, tranne che lo concedano i contratti collettivi nazionali|Sì, tranne casi eccezionali</text:p>
          </table:table-cell>
        </table:table-row>
        <table:table-row table:style-name="ro1">
          <table:table-cell office:value-type="string" calcext:value-type="string">
            <text:p>No, mai</text:p>
          </table:table-cell>
          <table:table-cell office:value-type="string" calcext:value-type="string">
            <text:p>Secondo la Costituzione italiana, un lavoratore può rinunciare al proprio riposo settimanale ?</text:p>
          </table:table-cell>
          <table:table-cell office:value-type="string" calcext:value-type="string">
            <text:p>Sì, ma non più di una volta all'anno|Sì, per esigenze del lavoro|Sì, qualora lo preveda lo Statuto dei lavoratori</text:p>
          </table:table-cell>
        </table:table-row>
        <table:table-row table:style-name="ro1">
          <table:table-cell office:value-type="string" calcext:value-type="string">
            <text:p>è ammesso, purché esercitato nell'ambito delle leggi che lo regolano </text:p>
          </table:table-cell>
          <table:table-cell office:value-type="string" calcext:value-type="string">
            <text:p>In base alla Costituzione italiana, il diritto di sciopero:</text:p>
          </table:table-cell>
          <table:table-cell office:value-type="string" calcext:value-type="string">
            <text:p>è ammesso e non può essere mai limitato dalla legge|è ammesso soltanto per i lavoratori del settore privato|è ammesso, previa autorizzazione delle autorità competenti</text:p>
          </table:table-cell>
        </table:table-row>
        <table:table-row table:style-name="ro1">
          <table:table-cell office:value-type="string" calcext:value-type="string">
            <text:p>Sì, mediante una legge</text:p>
          </table:table-cell>
          <table:table-cell office:value-type="string" calcext:value-type="string">
            <text:p>Secondo la Costituzione italiana, si possono stabilire limiti all'estensione della proprietà terriera privata?</text:p>
          </table:table-cell>
          <table:table-cell office:value-type="string" calcext:value-type="string">
            <text:p>No, mai|No, tranne il caso dei grandi latifondi|Sì, con un decreto del Governo</text:p>
          </table:table-cell>
        </table:table-row>
        <table:table-row table:style-name="ro1">
          <table:table-cell office:value-type="string" calcext:value-type="string">
            <text:p>sono tutelati da norme speciali</text:p>
          </table:table-cell>
          <table:table-cell office:value-type="string" calcext:value-type="string">
            <text:p>In base alla Costituzione italiana, i minorenni che lavorano:</text:p>
          </table:table-cell>
          <table:table-cell office:value-type="string" calcext:value-type="string">
            <text:p>non possono svolgere un lavoro uguale a quello di un adulto|ricevono, a parità di lavoro, una retribuzione inferiore a quella degli adulti|ricevono, a parità di lavoro, una retribuzione superiore a quella degli adulti</text:p>
          </table:table-cell>
        </table:table-row>
        <table:table-row table:style-name="ro1">
          <table:table-cell office:value-type="string" calcext:value-type="string">
            <text:p>Sì, ma solo se privo dei mezzi necessari per vivere</text:p>
          </table:table-cell>
          <table:table-cell office:value-type="string" calcext:value-type="string">
            <text:p>Secondo la Costituzione italiana, ogni cittadino inabile al lavoro ha diritto all'assistenza sociale?</text:p>
          </table:table-cell>
          <table:table-cell office:value-type="string" calcext:value-type="string">
            <text:p>No, in nessun caso|No, tranne se anziano|Sì, sempre</text:p>
          </table:table-cell>
        </table:table-row>
        <table:table-row table:style-name="ro1">
          <table:table-cell office:value-type="string" calcext:value-type="string">
            <text:p>della Repubblica </text:p>
          </table:table-cell>
          <table:table-cell office:value-type="string" calcext:value-type="string">
            <text:p>La formazione e l'elevazione professionali dei lavoratori sono dalla Costituzione italiana posti a carico:</text:p>
          </table:table-cell>
          <table:table-cell office:value-type="string" calcext:value-type="string">
            <text:p>delle Regioni|delle università|di nessun ente in particolare</text:p>
          </table:table-cell>
        </table:table-row>
        <table:table-row table:style-name="ro1">
          <table:table-cell office:value-type="string" calcext:value-type="string">
            <text:p>La legge stabilisce il limite minimo d'età per il lavoro salariato </text:p>
          </table:table-cell>
          <table:table-cell office:value-type="string" calcext:value-type="string">
            <text:p>Quale delle seguenti disposizioni è contenuta nella Costituzione italiana?</text:p>
          </table:table-cell>
          <table:table-cell office:value-type="string" calcext:value-type="string">
            <text:p>Il limite minimo d'età per il lavoro salariato è stabilito dall'autorità giudiziaria caso per caso, tenuto conto delle circostanze|Il ministro del Lavoro e della Funzione Pubblica stabilisce con decreto il limite minimo d'età per il lavoro salariato|La contrattazione collettiva stabilisce il limite minimo d'età per il lavoro salariato</text:p>
          </table:table-cell>
        </table:table-row>
        <table:table-row table:style-name="ro1">
          <table:table-cell office:value-type="string" calcext:value-type="string">
            <text:p>libera </text:p>
          </table:table-cell>
          <table:table-cell office:value-type="string" calcext:value-type="string">
            <text:p>La Costituzione italiana definisce espressamente l'organizzazione sindacale:</text:p>
          </table:table-cell>
          <table:table-cell office:value-type="string" calcext:value-type="string">
            <text:p>limitata nel tempo e nello spazio|soggetta a controlli periodici|soggetta ad autorizzazione delle autorità competenti</text:p>
          </table:table-cell>
        </table:table-row>
        <table:table-row table:style-name="ro1">
          <table:table-cell office:value-type="string" calcext:value-type="string">
            <text:p>libera </text:p>
          </table:table-cell>
          <table:table-cell office:value-type="string" calcext:value-type="string">
            <text:p>La Costituzione italiana prevede espressamente che l'iniziativa economica privata sia:</text:p>
          </table:table-cell>
          <table:table-cell office:value-type="string" calcext:value-type="string">
            <text:p>limitata nel tempo e nello spazio|soggetta a controlli periodici|soggetta ad autorizzazione delle autorità competenti</text:p>
          </table:table-cell>
        </table:table-row>
        <table:table-row table:style-name="ro1">
          <table:table-cell office:value-type="string" calcext:value-type="string">
            <text:p>Sì, a condizione che non contrasti con l'utilità sociale o non rechi danno alla sicurezza, alla libertà e alla dignità umana </text:p>
          </table:table-cell>
          <table:table-cell office:value-type="string" calcext:value-type="string">
            <text:p>In base alla Costituzione italiana, l'iniziativa economica privata è libera?</text:p>
          </table:table-cell>
          <table:table-cell office:value-type="string" calcext:value-type="string">
            <text:p>No|Sì, anche se contrasta con l'utilità sociale|Sì, senza alcuna condizione</text:p>
          </table:table-cell>
        </table:table-row>
        <table:table-row table:style-name="ro1">
          <table:table-cell office:value-type="string" calcext:value-type="string">
            <text:p>Dalla legge</text:p>
          </table:table-cell>
          <table:table-cell office:value-type="string" calcext:value-type="string">
            <text:p>In base alla Costituzione italiana, da quale fonte giuridica è stabilita la durata massima della giornata lavorativa?</text:p>
          </table:table-cell>
          <table:table-cell office:value-type="string" calcext:value-type="string">
            <text:p>Dai contratti collettivi di lavoro|Dai contratti individuali di lavoro|Dai regolamenti interni a ciascuna unità produttiva</text:p>
          </table:table-cell>
        </table:table-row>
        <table:table-row table:style-name="ro1">
          <table:table-cell office:value-type="string" calcext:value-type="string">
            <text:p>dalla legge </text:p>
          </table:table-cell>
          <table:table-cell office:value-type="string" calcext:value-type="string">
            <text:p>La Costituzione italiana prevede che la durata massima della giornata lavorativa sia stabilita esclusivamente:</text:p>
          </table:table-cell>
          <table:table-cell office:value-type="string" calcext:value-type="string">
            <text:p>dagli accordi individuali tra datore di lavoro e lavoratore|dalla contrattazione collettiva|dall'accordo tra le maggiori organizzazioni sindacali dei lavoratori</text:p>
          </table:table-cell>
        </table:table-row>
        <table:table-row table:style-name="ro1">
          <table:table-cell office:value-type="string" calcext:value-type="string">
            <text:p>libera</text:p>
          </table:table-cell>
          <table:table-cell office:value-type="string" calcext:value-type="string">
            <text:p>In base alla Costituzione italiana, l'organizzazione sindacale dei lavoratori è:</text:p>
          </table:table-cell>
          <table:table-cell office:value-type="string" calcext:value-type="string">
            <text:p>improntata ai criteri organizzativi dettati dal ministero del Lavoro|sottoposta al controllo solo di legittimità della pubblica amministrazione|sottoposta al nulla osta del ministro del Lavoro per quanto riguarda la sua costituzione</text:p>
          </table:table-cell>
        </table:table-row>
        <table:table-row table:style-name="ro1">
          <table:table-cell office:value-type="string" calcext:value-type="string">
            <text:p>non può essere imposto alcun obbligo se non la loro registrazione presso uffici locali o centrali secondo norme di legge </text:p>
          </table:table-cell>
          <table:table-cell office:value-type="string" calcext:value-type="string">
            <text:p>In base al dettato costituzionale italiano, ai sindacati:</text:p>
          </table:table-cell>
          <table:table-cell office:value-type="string" calcext:value-type="string">
            <text:p>è possibile imporre vincoli organizzativi da parte della pubblica amministrazione|non può essere imposto alcun obbligo e la loro costituzione è libera|non può essere riconosciuta in alcun caso la personalità giuridica</text:p>
          </table:table-cell>
        </table:table-row>
        <table:table-row table:style-name="ro1">
          <table:table-cell office:value-type="string" calcext:value-type="string">
            <text:p>è libera </text:p>
          </table:table-cell>
          <table:table-cell office:value-type="string" calcext:value-type="string">
            <text:p>Secondo la Costituzione italiana, l'iniziativa economica privata:</text:p>
          </table:table-cell>
          <table:table-cell office:value-type="string" calcext:value-type="string">
            <text:p>non può essere libera ma deve essere sottoposta al controllo e agli indirizzi di natura economica impartiti dal Governo|può svolgersi anche in contrasto con l'utilità sociale|può trovare spazio solo negli ambiti in cui l'iniziativa economica pubblica non riesce a operare</text:p>
          </table:table-cell>
        </table:table-row>
        <table:table-row table:style-name="ro1">
          <table:table-cell office:value-type="string" calcext:value-type="string">
            <text:p>è libera e non può svolgersi in contrasto con l'utilità sociale</text:p>
          </table:table-cell>
          <table:table-cell office:value-type="string" calcext:value-type="string">
            <text:p>Secondo quanto disposto dall'art. 41 della Costituzione italiana, l'iniziativa economica privata:</text:p>
          </table:table-cell>
          <table:table-cell office:value-type="string" calcext:value-type="string">
            <text:p>costituisce una libertà illimitata|costituisce una libertà illimitata e incontrollata|non è tutelata come garanzia costituzionale</text:p>
          </table:table-cell>
        </table:table-row>
        <table:table-row table:style-name="ro1">
          <table:table-cell office:value-type="string" calcext:value-type="string">
            <text:p>libera </text:p>
          </table:table-cell>
          <table:table-cell office:value-type="string" calcext:value-type="string">
            <text:p>A norma della Costituzione italiana, l'assistenza privata è:</text:p>
          </table:table-cell>
          <table:table-cell office:value-type="string" calcext:value-type="string">
            <text:p>disincentivata|limitata|tollerata</text:p>
          </table:table-cell>
        </table:table-row>
        <table:table-row table:style-name="ro1">
          <table:table-cell office:value-type="string" calcext:value-type="string">
            <text:p>è stabilita dalla legge </text:p>
          </table:table-cell>
          <table:table-cell office:value-type="string" calcext:value-type="string">
            <text:p>La Costituzione italiana afferma che la durata massima della giornata lavorativa:</text:p>
          </table:table-cell>
          <table:table-cell office:value-type="string" calcext:value-type="string">
            <text:p>è stabilita dal contratto tra il lavoratore e il datore di lavoro|è stabilita unilateralmente dal datore di lavoro|viene stabilita dagli accordi sindacali poi recepiti nei contratti</text:p>
          </table:table-cell>
        </table:table-row>
        <table:table-row table:style-name="ro1">
          <table:table-cell office:value-type="string" calcext:value-type="string">
            <text:p>nell'ambito delle leggi che lo regolano </text:p>
          </table:table-cell>
          <table:table-cell office:value-type="string" calcext:value-type="string">
            <text:p>A norma della Costituzione italiana, il diritto di sciopero si esercita:</text:p>
          </table:table-cell>
          <table:table-cell office:value-type="string" calcext:value-type="string">
            <text:p>senza alcun vincolo|solo nel settore privato|solo nel settore pubblico</text:p>
          </table:table-cell>
        </table:table-row>
        <table:table-row table:style-name="ro1">
          <table:table-cell office:value-type="string" calcext:value-type="string">
            <text:p>diritto al mantenimento e all'assistenza sociale</text:p>
          </table:table-cell>
          <table:table-cell office:value-type="string" calcext:value-type="string">
            <text:p>In base all'art. 38 della Costituzione italiana, ogni cittadino inabile al lavoro e sprovvisto di mezzi necessari per vivere ha:</text:p>
          </table:table-cell>
          <table:table-cell office:value-type="string" calcext:value-type="string">
            <text:p>il dovere di recarsi negli istituti di terapia dello Stato indicati dalla legge|il dovere di registrarsi presso l'ufficio locale di una organizzazione sindacale|il dovere di sottoporsi a controlli sanitari periodici presso i servizi pubblici</text:p>
          </table:table-cell>
        </table:table-row>
        <table:table-row table:style-name="ro1">
          <table:table-cell office:value-type="string" calcext:value-type="string">
            <text:p>L'iniziativa economica privata non è ammessa</text:p>
          </table:table-cell>
          <table:table-cell office:value-type="string" calcext:value-type="string">
            <text:p>Secondo la Costituzione italiana, quale fra le seguenti affermazioni è FALSA?</text:p>
          </table:table-cell>
          <table:table-cell office:value-type="string" calcext:value-type="string">
            <text:p>I beni economici appartengono allo Stato, a enti o a privati|L'iniziativa economica privata è libera|L'iniziativa economica privata non può svolgersi in contrasto con l'utilità sociale</text:p>
          </table:table-cell>
        </table:table-row>
        <table:table-row table:style-name="ro1">
          <table:table-cell office:value-type="string" calcext:value-type="string">
            <text:p>agli indigenti</text:p>
          </table:table-cell>
          <table:table-cell office:value-type="string" calcext:value-type="string">
            <text:p>In base alla Costituzione italiana, la Repubblica garantisce cure gratuite:</text:p>
          </table:table-cell>
          <table:table-cell office:value-type="string" calcext:value-type="string">
            <text:p>a tutti i residenti in Italia|agli stranieri|ai cittadini non iscritti al sistema sanitario nazionale</text:p>
          </table:table-cell>
        </table:table-row>
        <table:table-row table:style-name="ro1">
          <table:table-cell office:value-type="string" calcext:value-type="string">
            <text:p>legge</text:p>
          </table:table-cell>
          <table:table-cell office:value-type="string" calcext:value-type="string">
            <text:p>In base alla Costituzione italiana, nessuno può essere obbligato a un determinato trattamento sanitario, se non per:</text:p>
          </table:table-cell>
          <table:table-cell office:value-type="string" calcext:value-type="string">
            <text:p>atto dell''autorità giudiziaria|disposizione di medici specialisti|ingiunzione scritta del ministero della Salute</text:p>
          </table:table-cell>
        </table:table-row>
        <table:table-row table:style-name="ro1">
          <table:table-cell office:value-type="string" calcext:value-type="string">
            <text:p>sul matrimonio</text:p>
          </table:table-cell>
          <table:table-cell office:value-type="string" calcext:value-type="string">
            <text:p>Secondo la Costituzione italiana, la famiglia è fondata:</text:p>
          </table:table-cell>
          <table:table-cell office:value-type="string" calcext:value-type="string">
            <text:p>su un'unione indissolubile|sul consenso dei coniugi|sul mutuo accordo tra genitori e figli</text:p>
          </table:table-cell>
        </table:table-row>
        <table:table-row table:style-name="ro1">
          <table:table-cell office:value-type="string" calcext:value-type="string">
            <text:p>Che la Repubblica garantisca cure gratuite agli indigenti </text:p>
          </table:table-cell>
          <table:table-cell office:value-type="string" calcext:value-type="string">
            <text:p>Cosa prevede la Costituzione italiana in materia di diritto alle cure mediche?</text:p>
          </table:table-cell>
          <table:table-cell office:value-type="string" calcext:value-type="string">
            <text:p>Che la Repubblica garantisca cure a costo calmierato agli indigenti|Che la Repubblica garantisca cure gratuite a tutti i cittadini|Nulla, poiché rimanda tale fattispecie integralmente alla legge</text:p>
          </table:table-cell>
        </table:table-row>
        <table:table-row table:style-name="ro1">
          <table:table-cell office:value-type="string" calcext:value-type="string">
            <text:p>l'arte e la scienza sono libere e libero ne è l'insegnamento </text:p>
          </table:table-cell>
          <table:table-cell office:value-type="string" calcext:value-type="string">
            <text:p>Nell'articolo 33 della Costituzione italiana si afferma che:</text:p>
          </table:table-cell>
          <table:table-cell office:value-type="string" calcext:value-type="string">
            <text:p>i beni esistenti sul territorio nazionale degli ex re di Casa Savoia sono avocati allo Stato|la sovranità spetta al popolo|Roma è la capitale della Repubblica</text:p>
          </table:table-cell>
        </table:table-row>
        <table:table-row table:style-name="ro1">
          <table:table-cell office:value-type="string" calcext:value-type="string">
            <text:p>hanno il diritto di istituire scuole e istituti di educazione, senza oneri per lo Stato </text:p>
          </table:table-cell>
          <table:table-cell office:value-type="string" calcext:value-type="string">
            <text:p>In Italia, enti e privati:</text:p>
          </table:table-cell>
          <table:table-cell office:value-type="string" calcext:value-type="string">
            <text:p>hanno il diritto di istituire scuole e istituti di educazione, con oneri per lo Stato che non superino il 5% di quelli sostenuti per la scuola statale|hanno l'obbligo di istituire scuole e istituti di educazione|possono istituire scuole e istituti di educazione ma hanno l'obbligo di chiedere la parità con scuole e istituti statali</text:p>
          </table:table-cell>
        </table:table-row>
        <table:table-row table:style-name="ro1">
          <table:table-cell office:value-type="string" calcext:value-type="string">
            <text:p>la Repubblica garantisce cure gratuite agli indigenti </text:p>
          </table:table-cell>
          <table:table-cell office:value-type="string" calcext:value-type="string">
            <text:p>Secondo la Costituzione italiana:</text:p>
          </table:table-cell>
          <table:table-cell office:value-type="string" calcext:value-type="string">
            <text:p>dipende dal legislatore l'eventuale concessione di assistenza ai lavoratori in caso di infortunio, malattia, invalidità e vecchiaia, disoccupazione involontaria|in nessun caso una persona può essere obbligata a un determinato trattamento sanitario|l'età pensionabile è di 65 anni per gli uomini e di 60 anni per le donne</text:p>
          </table:table-cell>
        </table:table-row>
        <table:table-row table:style-name="ro1">
          <table:table-cell office:value-type="string" calcext:value-type="string">
            <text:p>Sì, nei limiti stabiliti dalla legge </text:p>
          </table:table-cell>
          <table:table-cell office:value-type="string" calcext:value-type="string">
            <text:p>Secondo la Costituzione italiana, il matrimonio è fondato sull'uguaglianza assoluta dei coniugi?</text:p>
          </table:table-cell>
          <table:table-cell office:value-type="string" calcext:value-type="string">
            <text:p>No, è fondato solo sull'uguaglianza giuridica|No, perché prevale la volontà del marito|No, perché prevale la volontà della moglie</text:p>
          </table:table-cell>
        </table:table-row>
        <table:table-row table:style-name="ro1">
          <table:table-cell office:value-type="string" calcext:value-type="string">
            <text:p>obbligatoria e gratuita</text:p>
          </table:table-cell>
          <table:table-cell office:value-type="string" calcext:value-type="string">
            <text:p>In base alla Costituzione italiana, l'istruzione inferiore è:</text:p>
          </table:table-cell>
          <table:table-cell office:value-type="string" calcext:value-type="string">
            <text:p>completamente a carico delle famiglie degli studenti|facoltativa|riservata ai capaci e meritevoli</text:p>
          </table:table-cell>
        </table:table-row>
        <table:table-row table:style-name="ro1">
          <table:table-cell office:value-type="string" calcext:value-type="string">
            <text:p>degli indigenti</text:p>
          </table:table-cell>
          <table:table-cell office:value-type="string" calcext:value-type="string">
            <text:p>La Costituzione italiana garantisce cure gratuite a favore:</text:p>
          </table:table-cell>
          <table:table-cell office:value-type="string" calcext:value-type="string">
            <text:p>dei malati terminali|di chiunque ne faccia richiesta|di ogni cittadino</text:p>
          </table:table-cell>
        </table:table-row>
        <table:table-row table:style-name="ro1">
          <table:table-cell office:value-type="string" calcext:value-type="string">
            <text:p>dei gradi più alti degli studi </text:p>
          </table:table-cell>
          <table:table-cell office:value-type="string" calcext:value-type="string">
            <text:p>Secondo la Costituzione italiana, le borse di studio e le provvidenze statali erogate per i capaci e meritevoli privi di mezzi sono previste sino al raggiungimento:</text:p>
          </table:table-cell>
          <table:table-cell office:value-type="string" calcext:value-type="string">
            <text:p>dell'istruzione dell'obbligo|dell'istruzione obbligatoria inferiore|dell'istruzione secondaria superiore</text:p>
          </table:table-cell>
        </table:table-row>
        <table:table-row table:style-name="ro1">
          <table:table-cell office:value-type="string" calcext:value-type="string">
            <text:p>No, perché la Repubblica riconosce solo i diritti della famiglia fondata sul matrimonio </text:p>
          </table:table-cell>
          <table:table-cell office:value-type="string" calcext:value-type="string">
            <text:p>La Costituzione italiana riconosce la famiglia non fondata sul matrimonio?</text:p>
          </table:table-cell>
          <table:table-cell office:value-type="string" calcext:value-type="string">
            <text:p>No, in forza di quanto previsto dai Patti Lateranensi|Sì, perché esiste la libertà di sposarsi o meno|Sì, perché il matrimonio è un sacramento cattolico e non un obbligo giuridico</text:p>
          </table:table-cell>
        </table:table-row>
        <table:table-row table:style-name="ro1">
          <table:table-cell office:value-type="string" calcext:value-type="string">
            <text:p>la Repubblica tutela la salute come fondamentale diritto dell'individuo e interesse della collettività</text:p>
          </table:table-cell>
          <table:table-cell office:value-type="string" calcext:value-type="string">
            <text:p>Secondo quanto è espressamente stabilito dalla Costituzione italiana:</text:p>
          </table:table-cell>
          <table:table-cell office:value-type="string" calcext:value-type="string">
            <text:p>la Repubblica tutela la salute come diritto inviolabile degli anziani|la Repubblica tutela la salute come diritto inviolabile dei cittadini e non cittadini di età inferiore a 18 anni|non è prevista un'espressa tutela del diritto alla salute, se non nei casi di calamità naturale</text:p>
          </table:table-cell>
        </table:table-row>
        <table:table-row table:style-name="ro1">
          <table:table-cell office:value-type="string" calcext:value-type="string">
            <text:p>obbligatoria e gratuita </text:p>
          </table:table-cell>
          <table:table-cell office:value-type="string" calcext:value-type="string">
            <text:p>Secondo la Costituzione italiana, l'istruzione inferiore è:</text:p>
          </table:table-cell>
          <table:table-cell office:value-type="string" calcext:value-type="string">
            <text:p>facoltativa|obbligatoria e rapportata alle capacità di ciascuno|soggetta a limiti di reddito</text:p>
          </table:table-cell>
        </table:table-row>
        <table:table-row table:style-name="ro1">
          <table:table-cell office:value-type="string" calcext:value-type="string">
            <text:p>hanno diritto di darsi ordinamenti autonomi nei limiti stabiliti dalle leggi </text:p>
          </table:table-cell>
          <table:table-cell office:value-type="string" calcext:value-type="string">
            <text:p>Secondo la Costituzione italiana, le istituzioni di alta cultura, le università e le accademie:</text:p>
          </table:table-cell>
          <table:table-cell office:value-type="string" calcext:value-type="string">
            <text:p>hanno l'obbligo di darsi ordinamenti autonomi nei limiti stabiliti dalle leggi|hanno ordinamenti fissati dalle leggi dello Stato, anche se sono istituite da privati|non possono essere istituite da privati</text:p>
          </table:table-cell>
        </table:table-row>
        <table:table-row table:style-name="ro1">
          <table:table-cell office:value-type="string" calcext:value-type="string">
            <text:p>No, mai</text:p>
          </table:table-cell>
          <table:table-cell office:value-type="string" calcext:value-type="string">
            <text:p>La Costituzione italiana prevede che enti e privati possano istituire scuole e istituti di educazione finanziati dallo Stato?</text:p>
          </table:table-cell>
          <table:table-cell office:value-type="string" calcext:value-type="string">
            <text:p>No, salvo che siano istituti scolastici riconosciuti dallo Stato|Sì|Sì, ma in tal caso lo Stato ha diritto di intervenire nella loro gestione</text:p>
          </table:table-cell>
        </table:table-row>
        <table:table-row table:style-name="ro1">
          <table:table-cell office:value-type="string" calcext:value-type="string">
            <text:p>Sì, viene tutelata come fondamentale diritto dell'individuo e interesse della collettività</text:p>
          </table:table-cell>
          <table:table-cell office:value-type="string" calcext:value-type="string">
            <text:p>Secondo l'ordinamento italiano, la salute dei cittadini è tutelata dalla Repubblica?</text:p>
          </table:table-cell>
          <table:table-cell office:value-type="string" calcext:value-type="string">
            <text:p>Sì, ma la tutela non si estende a chi ha un reddito molto alto|Sì, ma la tutela riguarda solo i lavoratori dipendenti|Sì, viene tutelata per tutti i cittadini, con l'esclusione di interventi chirurgici particolarmente difficili e costosi</text:p>
          </table:table-cell>
        </table:table-row>
        <table:table-row table:style-name="ro1">
          <table:table-cell office:value-type="string" calcext:value-type="string">
            <text:p>mantenere, istruire ed educare i figli </text:p>
          </table:table-cell>
          <table:table-cell office:value-type="string" calcext:value-type="string">
            <text:p>La Costituzione italiana pone a carico dei genitori il dovere di:</text:p>
          </table:table-cell>
          <table:table-cell office:value-type="string" calcext:value-type="string">
            <text:p>permettere ai figli più meritevoli di raggiungere i gradi più alti degli studi|provvedere solo al sostentamento materiale dei figli|riconoscere i figli nati fuori dal matrimonio</text:p>
          </table:table-cell>
        </table:table-row>
        <table:table-row table:style-name="ro1">
          <table:table-cell office:value-type="string" calcext:value-type="string">
            <text:p>per i figli, anche se nati fuori dal matrimonio </text:p>
          </table:table-cell>
          <table:table-cell office:value-type="string" calcext:value-type="string">
            <text:p>In base al dettato costituzionale italiano, l'obbligo posto a carico dei genitori di educare i figli vale:</text:p>
          </table:table-cell>
          <table:table-cell office:value-type="string" calcext:value-type="string">
            <text:p>per tutti i figli, anche nati fuori dal matrimonio, purché legittimati in seguito|solo per i figli legittimi|solo per i figli legittimi e adottivi che convivono con i genitori</text:p>
          </table:table-cell>
        </table:table-row>
        <table:table-row table:style-name="ro1">
          <table:table-cell office:value-type="string" calcext:value-type="string">
            <text:p>a tutti</text:p>
          </table:table-cell>
          <table:table-cell office:value-type="string" calcext:value-type="string">
            <text:p>Secondo la Costituzione italiana, la scuola è aperta:</text:p>
          </table:table-cell>
          <table:table-cell office:value-type="string" calcext:value-type="string">
            <text:p>solo ai bambini|solo ai capaci e meritevoli|solo ai meno abbienti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La Costituzione italiana prevede agevolazioni economiche per la formazione della famiglia?</text:p>
          </table:table-cell>
          <table:table-cell office:value-type="string" calcext:value-type="string">
            <text:p>No|Sì, con l'elencazione tassativa dei casi in cui tali agevolazioni possono essere concesse|Sì, ma solo per le famiglie indigenti</text:p>
          </table:table-cell>
        </table:table-row>
        <table:table-row table:style-name="ro1">
          <table:table-cell office:value-type="string" calcext:value-type="string">
            <text:p>è prescritto il superamento di un esame di Stato</text:p>
          </table:table-cell>
          <table:table-cell office:value-type="string" calcext:value-type="string">
            <text:p>In base alla Costituzione italiana, per l'abilitazione all'esercizio di un'attività professionale:</text:p>
          </table:table-cell>
          <table:table-cell office:value-type="string" calcext:value-type="string">
            <text:p>è istituita una Commissione parlamentare di controllo|è sempre richiesto un titolo di studio di livello universitario|è sempre sufficiente il titolo di studio corrispondente</text:p>
          </table:table-cell>
        </table:table-row>
        <table:table-row table:style-name="ro1">
          <table:table-cell office:value-type="string" calcext:value-type="string">
            <text:p>se non per disposizione di legge </text:p>
          </table:table-cell>
          <table:table-cell office:value-type="string" calcext:value-type="string">
            <text:p>In base alla Costituzione italiana, nessuno può essere obbligato a un determinato trattamento sanitario:</text:p>
          </table:table-cell>
          <table:table-cell office:value-type="string" calcext:value-type="string">
            <text:p>in alcun caso|se non in presenza di epidemie|se non in presenza di malattie infettive</text:p>
          </table:table-cell>
        </table:table-row>
        <table:table-row table:style-name="ro1">
          <table:table-cell office:value-type="string" calcext:value-type="string">
            <text:p>naturale </text:p>
          </table:table-cell>
          <table:table-cell office:value-type="string" calcext:value-type="string">
            <text:p>In base alla Costituzione italiana, la famiglia è una società:</text:p>
          </table:table-cell>
          <table:table-cell office:value-type="string" calcext:value-type="string">
            <text:p>personale|sacra|volontaria</text:p>
          </table:table-cell>
        </table:table-row>
        <table:table-row table:style-name="ro1">
          <table:table-cell office:value-type="string" calcext:value-type="string">
            <text:p>una società naturale</text:p>
          </table:table-cell>
          <table:table-cell office:value-type="string" calcext:value-type="string">
            <text:p>La Costituzione italiana riconosce espressamente la famiglia come:</text:p>
          </table:table-cell>
          <table:table-cell office:value-type="string" calcext:value-type="string">
            <text:p>un accordo tra un uomo e una donna|un incontro di volontà comuni|un'unione libera</text:p>
          </table:table-cell>
        </table:table-row>
        <table:table-row table:style-name="ro1">
          <table:table-cell office:value-type="string" calcext:value-type="string">
            <text:p>Mediante concorso</text:p>
          </table:table-cell>
          <table:table-cell office:value-type="string" calcext:value-type="string">
            <text:p>In base alla Costituzione italiana, con quali modalità devono essere attribuite le borse di studio ai capaci e meritevoli?</text:p>
          </table:table-cell>
          <table:table-cell office:value-type="string" calcext:value-type="string">
            <text:p>In base a criteri geografici|In base all'ordine di anzianità della domanda|Tenendo conto primariamente del reddito familiare</text:p>
          </table:table-cell>
        </table:table-row>
        <table:table-row table:style-name="ro1">
          <table:table-cell office:value-type="string" calcext:value-type="string">
            <text:p>la scuola è aperta a tutti</text:p>
          </table:table-cell>
          <table:table-cell office:value-type="string" calcext:value-type="string">
            <text:p>Secondo la Costituzione italiana:</text:p>
          </table:table-cell>
          <table:table-cell office:value-type="string" calcext:value-type="string">
            <text:p>l'istruzione inferiore è obbligatoria e gratuita per i capaci e i meritevoli|la scuola è aperta a tutti coloro che liberamente scelgano di frequentarla|la scuola è aperta a tutti i capaci e meritevoli</text:p>
          </table:table-cell>
        </table:table-row>
        <table:table-row table:style-name="ro1">
          <table:table-cell office:value-type="string" calcext:value-type="string">
            <text:p>mediante concorso</text:p>
          </table:table-cell>
          <table:table-cell office:value-type="string" calcext:value-type="string">
            <text:p>In base alla Costituzione italiana, le borse di studio possono essere attribuite:</text:p>
          </table:table-cell>
          <table:table-cell office:value-type="string" calcext:value-type="string">
            <text:p>in base all'ordine di presentazione delle domande|mediante sorteggio|secondo criteri stabiliti volta per volta</text:p>
          </table:table-cell>
        </table:table-row>
        <table:table-row table:style-name="ro1">
          <table:table-cell office:value-type="string" calcext:value-type="string">
            <text:p>anche se nati fuori del matrimonio </text:p>
          </table:table-cell>
          <table:table-cell office:value-type="string" calcext:value-type="string">
            <text:p>La Costituzione italiana prevede il diritto-dovere dei genitori di mantenere, istruire ed educare i figli:</text:p>
          </table:table-cell>
          <table:table-cell office:value-type="string" calcext:value-type="string">
            <text:p>anche se nati fuori dal matrimonio, purché riconosciuti in seguito|sempre e in ogni caso, ma solo fino al raggiungimento della maggiore età|solo se nati nel matrimonio</text:p>
          </table:table-cell>
        </table:table-row>
        <table:table-row table:style-name="ro1">
          <table:table-cell office:value-type="string" calcext:value-type="string">
            <text:p>Sì, ma solo compatibilmente con i diritti dei membri della famiglia legittima</text:p>
          </table:table-cell>
          <table:table-cell office:value-type="string" calcext:value-type="string">
            <text:p>In base alla Costituzione italiana, la legge assicura ai figli nati al di fuori del matrimonio ogni tutela giuridica e sociale?</text:p>
          </table:table-cell>
          <table:table-cell office:value-type="string" calcext:value-type="string">
            <text:p>No, mai|No, tranne i casi di assoluta indigenza|Sì, sempre e senza limiti</text:p>
          </table:table-cell>
        </table:table-row>
        <table:table-row table:style-name="ro1">
          <table:table-cell office:value-type="string" calcext:value-type="string">
            <text:p>gli stessi diritti e doveri che hanno rispetto ai figli legittimi </text:p>
          </table:table-cell>
          <table:table-cell office:value-type="string" calcext:value-type="string">
            <text:p>Secondo la Costituzione italiana, i genitori, nei confronti dei figli nati al di fuori del matrimonio, hanno:</text:p>
          </table:table-cell>
          <table:table-cell office:value-type="string" calcext:value-type="string">
            <text:p>gli stessi diritti, ma non gli stessi doveri che hanno rispetto ai figli legittimi|il solo dovere di mantenerli|il solo dovere di riconoscerli</text:p>
          </table:table-cell>
        </table:table-row>
        <table:table-row table:style-name="ro1">
          <table:table-cell office:value-type="string" calcext:value-type="string">
            <text:p>i capaci e meritevoli </text:p>
          </table:table-cell>
          <table:table-cell office:value-type="string" calcext:value-type="string">
            <text:p>La Costituzione italiana prevede che abbiano diritto a raggiungere i gradi più alti degli studi:</text:p>
          </table:table-cell>
          <table:table-cell office:value-type="string" calcext:value-type="string">
            <text:p>i capaci non abbienti|tutti|tutti i cittadini, senza distinzione di sesso, razza, religione, lingua, opinioni politiche, condizioni personali e sociali</text:p>
          </table:table-cell>
        </table:table-row>
        <table:table-row table:style-name="ro1">
          <table:table-cell office:value-type="string" calcext:value-type="string">
            <text:p>Sì, almeno otto anni </text:p>
          </table:table-cell>
          <table:table-cell office:value-type="string" calcext:value-type="string">
            <text:p>La Costituzione italiana prevede che l'istruzione obbligatoria abbia una durata obbligatoria?</text:p>
          </table:table-cell>
          <table:table-cell office:value-type="string" calcext:value-type="string">
            <text:p>No|Sì, almeno cinque anni|Sì, almeno dieci anni</text:p>
          </table:table-cell>
        </table:table-row>
        <table:table-row table:style-name="ro1">
          <table:table-cell office:value-type="string" calcext:value-type="string">
            <text:p>Sì </text:p>
          </table:table-cell>
          <table:table-cell office:value-type="string" calcext:value-type="string">
            <text:p>Esiste il dovere di fedeltà alla Repubblica italiana?</text:p>
          </table:table-cell>
          <table:table-cell office:value-type="string" calcext:value-type="string">
            <text:p>No|No, infatti si può essere legittimamente monarchici|Solo in caso di guerra</text:p>
          </table:table-cell>
        </table:table-row>
        <table:table-row table:style-name="ro1">
          <table:table-cell office:value-type="string" calcext:value-type="string">
            <text:p>un obbligo, nei modi e nei limiti stabiliti dalla legge</text:p>
          </table:table-cell>
          <table:table-cell office:value-type="string" calcext:value-type="string">
            <text:p>Secondo la Costituzione italiana, l'adempimento del servizio militare è:</text:p>
          </table:table-cell>
          <table:table-cell office:value-type="string" calcext:value-type="string">
            <text:p>un diritto|un obbligo connesso all'esercizio dei diritti politici|una libera facoltà del singolo cittadino</text:p>
          </table:table-cell>
        </table:table-row>
        <table:table-row table:style-name="ro1">
          <table:table-cell office:value-type="string" calcext:value-type="string">
            <text:p>associarsi liberamente in partiti</text:p>
          </table:table-cell>
          <table:table-cell office:value-type="string" calcext:value-type="string">
            <text:p>A norma della Costituzione italiana, per concorrere con metodo democratico a determinare la politica nazionale, tutti i cittadini hanno diritto di:</text:p>
          </table:table-cell>
          <table:table-cell office:value-type="string" calcext:value-type="string">
            <text:p>accedere ai pubblici uffici|conservare il loro posto di lavoro, se chiamati a funzioni pubbliche|esercitare il voto</text:p>
          </table:table-cell>
        </table:table-row>
        <table:table-row table:style-name="ro1">
          <table:table-cell office:value-type="string" calcext:value-type="string">
            <text:p>progressività </text:p>
          </table:table-cell>
          <table:table-cell office:value-type="string" calcext:value-type="string">
            <text:p>In base al dettato costituzionale, il sistema tributario italiano è informato a criteri di:</text:p>
          </table:table-cell>
          <table:table-cell office:value-type="string" calcext:value-type="string">
            <text:p>libertà|proporzionalità|uguaglianza</text:p>
          </table:table-cell>
        </table:table-row>
        <table:table-row table:style-name="ro1">
          <table:table-cell office:value-type="string" calcext:value-type="string">
            <text:p>non pregiudica l'esercizio dei diritti politici </text:p>
          </table:table-cell>
          <table:table-cell office:value-type="string" calcext:value-type="string">
            <text:p>In base alla Costituzione italiana, l'adempimento del servizio militare:</text:p>
          </table:table-cell>
          <table:table-cell office:value-type="string" calcext:value-type="string">
            <text:p>esenta dalla giurisdizione penale|pregiudica l'esercizio dei diritti civili|pregiudica l'esercizio dei diritti politici</text:p>
          </table:table-cell>
        </table:table-row>
        <table:table-row table:style-name="ro1">
          <table:table-cell office:value-type="string" calcext:value-type="string">
            <text:p>Sì, in ogni caso </text:p>
          </table:table-cell>
          <table:table-cell office:value-type="string" calcext:value-type="string">
            <text:p>Secondo la Costituzione italiana, le donne possono accedere agli uffici pubblici alle stesse condizioni degli uomini?</text:p>
          </table:table-cell>
          <table:table-cell office:value-type="string" calcext:value-type="string">
            <text:p>Dipende dall'ordinamento regionale|No, vi sono condizioni differenziate|Sì, solo dopo speciali esami di idoneità</text:p>
          </table:table-cell>
        </table:table-row>
        <table:table-row table:style-name="ro1">
          <table:table-cell office:value-type="string" calcext:value-type="string">
            <text:p>tutti i cittadini </text:p>
          </table:table-cell>
          <table:table-cell office:value-type="string" calcext:value-type="string">
            <text:p>Possono rivolgere petizioni alle Camere per chiedere provvedimenti legislativi:</text:p>
          </table:table-cell>
          <table:table-cell office:value-type="string" calcext:value-type="string">
            <text:p>esclusivamente i parlamentari|tutti i cittadini che abbiano compiuto il quarantesimo anno d'età|tutti i cittadini che abbiano compiuto il ventunesimo anno d'età</text:p>
          </table:table-cell>
        </table:table-row>
        <table:table-row table:style-name="ro1">
          <table:table-cell office:value-type="string" calcext:value-type="string">
            <text:p>tutti i cittadini possono rivolgere petizioni alle Camere </text:p>
          </table:table-cell>
          <table:table-cell office:value-type="string" calcext:value-type="string">
            <text:p>In base alla Costituzione italiana:</text:p>
          </table:table-cell>
          <table:table-cell office:value-type="string" calcext:value-type="string">
            <text:p>i cittadini italiani, i residenti in Italia e gli apolidi possono rivolgere petizioni alle Camere|tutti i cittadini residenti in Italia, che abbiano compiuto i 18 anni, possono rivolgere petizioni alle Camere|tutti i cittadini, anche se residenti all'estero, purché abbiano compiuto i 18 anni, possono rivolgere petizioni alle Camere</text:p>
          </table:table-cell>
        </table:table-row>
        <table:table-row table:style-name="ro1">
          <table:table-cell office:value-type="string" calcext:value-type="string">
            <text:p>sullo spirito democratico della Repubblica</text:p>
          </table:table-cell>
          <table:table-cell office:value-type="string" calcext:value-type="string">
            <text:p>Secondo la Costituzione italiana, l'ordinamento delle Forze Armate si fonda:</text:p>
          </table:table-cell>
          <table:table-cell office:value-type="string" calcext:value-type="string">
            <text:p>sul criterio degli interventi esclusivamente umanitari|sul principio dell'obbedienza|sul principio della non ingerenza</text:p>
          </table:table-cell>
        </table:table-row>
        <table:table-row table:style-name="ro1">
          <table:table-cell office:value-type="string" calcext:value-type="string">
            <text:p>tutti</text:p>
          </table:table-cell>
          <table:table-cell office:value-type="string" calcext:value-type="string">
            <text:p>Secondo la Costituzione italiana, sono tenuti a concorrere alle spese pubbliche in ragione della propria capacità contributiva:</text:p>
          </table:table-cell>
          <table:table-cell office:value-type="string" calcext:value-type="string">
            <text:p>tutti coloro che hanno un reddito sufficiente|tutti i cittadini maggiorenni|tutti i residenti in Italia da almeno 5 anni</text:p>
          </table:table-cell>
        </table:table-row>
        <table:table-row table:style-name="ro1">
          <table:table-cell office:value-type="string" calcext:value-type="string">
            <text:p>tutti i cittadini che abbiano raggiunto la maggiore età</text:p>
          </table:table-cell>
          <table:table-cell office:value-type="string" calcext:value-type="string">
            <text:p>A norma della Costituzione italiana, sono elettori:</text:p>
          </table:table-cell>
          <table:table-cell office:value-type="string" calcext:value-type="string">
            <text:p>coloro che hanno raggiunto la maggiore età e risiedono sul territorio nazionale|coloro che risiedono sul territorio nazionale|i cittadini senza limitazione alcuna</text:p>
          </table:table-cell>
        </table:table-row>
        <table:table-row table:style-name="ro1">
          <table:table-cell office:value-type="string" calcext:value-type="string">
            <text:p>Sì, attraverso apposite petizioni </text:p>
          </table:table-cell>
          <table:table-cell office:value-type="string" calcext:value-type="string">
            <text:p>Secondo la Costituzione italiana, i cittadini possono chiedere alle Camere provvedimenti legislativi?</text:p>
          </table:table-cell>
          <table:table-cell office:value-type="string" calcext:value-type="string">
            <text:p>No, tale iniziativa è delegata ai Consigli regionali|No, tranne nei casi di proposte di leggi costituzionali|Sì, ma solo se percepiscono un reddito</text:p>
          </table:table-cell>
        </table:table-row>
        <table:table-row table:style-name="ro1">
          <table:table-cell office:value-type="string" calcext:value-type="string">
            <text:p>conserva il proprio posto di lavoro </text:p>
          </table:table-cell>
          <table:table-cell office:value-type="string" calcext:value-type="string">
            <text:p>Secondo la Costituzione italiana, chi è chiamato a svolgere funzioni pubbliche elettive:</text:p>
          </table:table-cell>
          <table:table-cell office:value-type="string" calcext:value-type="string">
            <text:p>deve continuare a svolgere contemporaneamente il proprio lavoro|deve mantenere il proprio posto di lavoro senza percepire alcuna retribuzione|può conservare il proprio posto di lavoro, ma non può ricevere retribuzione</text:p>
          </table:table-cell>
        </table:table-row>
        <table:table-row table:style-name="ro1">
          <table:table-cell office:value-type="string" calcext:value-type="string">
            <text:p>è improntato a criteri di progressività </text:p>
          </table:table-cell>
          <table:table-cell office:value-type="string" calcext:value-type="string">
            <text:p>In base alle disposizioni costituzionali, il sistema tributario italiano:</text:p>
          </table:table-cell>
          <table:table-cell office:value-type="string" calcext:value-type="string">
            <text:p>è improntato a criteri di esponenzialità|è improntato a criteri di proporzionalità|stabilisce imposte di valore fisso</text:p>
          </table:table-cell>
        </table:table-row>
        <table:table-row table:style-name="ro1">
          <table:table-cell office:value-type="string" calcext:value-type="string">
            <text:p>Soltanto per incapacità civile, per effetto di sentenza penale irrevocabile o nei casi di indegnità morale indicati dalla legge</text:p>
          </table:table-cell>
          <table:table-cell office:value-type="string" calcext:value-type="string">
            <text:p>Secondo il dettato costituzionale, in Italia il diritto di voto può essere limitato?</text:p>
          </table:table-cell>
          <table:table-cell office:value-type="string" calcext:value-type="string">
            <text:p>Esclusivamente per motivi politici, purché tassativamente indicati dalla legge|No, in nessun caso può essere limitato|Soltanto per incapacità civile, per effetto di sentenza penale irrevocabile o nei casi di indegnità politica indicati dalla legge</text:p>
          </table:table-cell>
        </table:table-row>
        <table:table-row table:style-name="ro1">
          <table:table-cell office:value-type="string" calcext:value-type="string">
            <text:p>incapacità civile </text:p>
          </table:table-cell>
          <table:table-cell office:value-type="string" calcext:value-type="string">
            <text:p>Secondo la Costituzione italiana, il diritto di voto può essere limitato, tra gli altri casi, per:</text:p>
          </table:table-cell>
          <table:table-cell office:value-type="string" calcext:value-type="string">
            <text:p>disoccupazione|malattia|mancanza assoluta di reddito</text:p>
          </table:table-cell>
        </table:table-row>
        <table:table-row table:style-name="ro1">
          <table:table-cell office:value-type="string" calcext:value-type="string">
            <text:p>i cittadini </text:p>
          </table:table-cell>
          <table:table-cell office:value-type="string" calcext:value-type="string">
            <text:p>Secondo la Costituzione italiana, la difesa della Patria è un dovere per tutti:</text:p>
          </table:table-cell>
          <table:table-cell office:value-type="string" calcext:value-type="string">
            <text:p>coloro che si trovano in Italia|i lavoratori|i residenti in Italia da più di 5 anni</text:p>
          </table:table-cell>
        </table:table-row>
        <table:table-row table:style-name="ro1">
          <table:table-cell office:value-type="string" calcext:value-type="string">
            <text:p>un dovere</text:p>
          </table:table-cell>
          <table:table-cell office:value-type="string" calcext:value-type="string">
            <text:p>In base alla Costituzione italiana, per i cittadini la difesa della Patria è:</text:p>
          </table:table-cell>
          <table:table-cell office:value-type="string" calcext:value-type="string">
            <text:p>un diritto|un obbligo solo per chi ha prestato servizio militare|una scelta</text:p>
          </table:table-cell>
        </table:table-row>
        <table:table-row table:style-name="ro1">
          <table:table-cell office:value-type="string" calcext:value-type="string">
            <text:p>tutti i cittadini hanno il dovere di essere fedeli alla Repubblica</text:p>
          </table:table-cell>
          <table:table-cell office:value-type="string" calcext:value-type="string">
            <text:p>La Costituzione italiana prevede espressamente che:</text:p>
          </table:table-cell>
          <table:table-cell office:value-type="string" calcext:value-type="string">
            <text:p>solo i membri del Consiglio superiore della Magistratura devono essere fedeli alla Repubblica|solo i pubblici funzionari hanno il dovere di essere fedeli alla Repubblica|tutti coloro che risiedono nel territorio dello Stato hanno il dovere di essere fedeli alla Repubblica</text:p>
          </table:table-cell>
        </table:table-row>
        <table:table-row table:style-name="ro1">
          <table:table-cell office:value-type="string" calcext:value-type="string">
            <text:p>personale, eguale, libero e segreto</text:p>
          </table:table-cell>
          <table:table-cell office:value-type="string" calcext:value-type="string">
            <text:p>In base all'articolo 48 della Costituzione italiana, il voto è:</text:p>
          </table:table-cell>
          <table:table-cell office:value-type="string" calcext:value-type="string">
            <text:p>segreto, proporzionale, libero ed effettivo|un diritto ma non un dovere|un obbligo soggetto a sanzione se non assolto</text:p>
          </table:table-cell>
        </table:table-row>
        <table:table-row table:style-name="ro1">
          <table:table-cell office:value-type="string" calcext:value-type="string">
            <text:p>ha diritto di conservare il posto di lavoro </text:p>
          </table:table-cell>
          <table:table-cell office:value-type="string" calcext:value-type="string">
            <text:p>In base alla Costituzione italiana, chi è chiamato a ricoprire cariche elettive:</text:p>
          </table:table-cell>
          <table:table-cell office:value-type="string" calcext:value-type="string">
            <text:p>ha il dovere di lasciare la propria professione|può conservare il posto di lavoro|riceve un risarcimento se perde il posto di lavoro</text:p>
          </table:table-cell>
        </table:table-row>
        <table:table-row table:style-name="ro1">
          <table:table-cell office:value-type="string" calcext:value-type="string">
            <text:p>gli italiani non appartenenti alla Repubblica</text:p>
          </table:table-cell>
          <table:table-cell office:value-type="string" calcext:value-type="string">
            <text:p>Secondo la Costituzione italiana, per l'ammissione ai pubblici uffici la legge può parificare ai cittadini italiani:</text:p>
          </table:table-cell>
          <table:table-cell office:value-type="string" calcext:value-type="string">
            <text:p>i cittadini degli Stati membri dell''Unione europea|i cittadini dei Paesi con i quali sono stati conclusi appositi accordi|i cittadini di Paesi non comunitari, purché residenti in Italia da almeno 10 anni</text:p>
          </table:table-cell>
        </table:table-row>
        <table:table-row table:style-name="ro1">
          <table:table-cell office:value-type="string" calcext:value-type="string">
            <text:p>No </text:p>
          </table:table-cell>
          <table:table-cell office:value-type="string" calcext:value-type="string">
            <text:p>Una regione italiana può adottare provvedimenti che ostacolino la libera circolazione delle persone e delle cose tra le Regioni?</text:p>
          </table:table-cell>
          <table:table-cell office:value-type="string" calcext:value-type="string">
            <text:p>Sì|Solo in casi eccezionali|Solo se autorizzata dal Consiglio dei ministri</text:p>
          </table:table-cell>
        </table:table-row>
        <table:table-row table:style-name="ro1">
          <table:table-cell office:value-type="string" calcext:value-type="string">
            <text:p>Calabria </text:p>
          </table:table-cell>
          <table:table-cell office:value-type="string" calcext:value-type="string">
            <text:p>Secondo quanto affermato della Costituzione italiana, quale delle seguenti Regioni NON è astatuto speciale?</text:p>
          </table:table-cell>
          <table:table-cell office:value-type="string" calcext:value-type="string">
            <text:p>Friuli-Venezia Giulia|Sardegna|Valle d'Aosta</text:p>
          </table:table-cell>
        </table:table-row>
        <table:table-row table:style-name="ro1">
          <table:table-cell office:value-type="string" calcext:value-type="string">
            <text:p>dal popolo, a suffragio universale e diretto, salvo che lo Statuto regionale disponga diversamente </text:p>
          </table:table-cell>
          <table:table-cell office:value-type="string" calcext:value-type="string">
            <text:p>Secondo la Costituzione italiana, il Presidente della Giunta regionale viene eletto:</text:p>
          </table:table-cell>
          <table:table-cell office:value-type="string" calcext:value-type="string">
            <text:p>dal Consiglio regionale|dal Parlamento|dalla Giunta regionale</text:p>
          </table:table-cell>
        </table:table-row>
        <table:table-row table:style-name="ro1">
          <table:table-cell office:value-type="string" calcext:value-type="string">
            <text:p>La Giunta regionale</text:p>
          </table:table-cell>
          <table:table-cell office:value-type="string" calcext:value-type="string">
            <text:p>In base alla Costituzione italiana, qual è l'organo esecutivo delle Regioni?</text:p>
          </table:table-cell>
          <table:table-cell office:value-type="string" calcext:value-type="string">
            <text:p>Il Consiglio regionale|Il Presidente della Giunta regionale|Il Sindaco</text:p>
          </table:table-cell>
        </table:table-row>
        <table:table-row table:style-name="ro1">
          <table:table-cell office:value-type="string" calcext:value-type="string">
            <text:p>il Presidente della Giunta regionale</text:p>
          </table:table-cell>
          <table:table-cell office:value-type="string" calcext:value-type="string">
            <text:p>In Italia, il Presidente della Regione è:</text:p>
          </table:table-cell>
          <table:table-cell office:value-type="string" calcext:value-type="string">
            <text:p>il Presidente del Consiglio regionale|un delegato del Parlamento|un organo distinto dal Presidente della Giunta e da quello del Consiglio regionale</text:p>
          </table:table-cell>
        </table:table-row>
        <table:table-row table:style-name="ro1">
          <table:table-cell office:value-type="string" calcext:value-type="string">
            <text:p>nessuno può appartenere contemporaneamente a un Consiglio regionale e a una delle camere del Parlamento o a un altro Consiglio regionale</text:p>
          </table:table-cell>
          <table:table-cell office:value-type="string" calcext:value-type="string">
            <text:p>Secondo la Costituzione italiana:</text:p>
          </table:table-cell>
          <table:table-cell office:value-type="string" calcext:value-type="string">
            <text:p>è possibile appartenere contemporaneamente a due Consigli regionali, ma non a una delle camere del Parlamento|è possibile appartenere contemporaneamente a un Consiglio regionale e a una delle camere del Parlamento, ma non a un altro Consiglio regionale|non si può appartenere contemporaneamente a più di tre Consigli regionali</text:p>
          </table:table-cell>
        </table:table-row>
        <table:table-row table:style-name="ro1">
          <table:table-cell office:value-type="string" calcext:value-type="string">
            <text:p>No, non rientrano</text:p>
          </table:table-cell>
          <table:table-cell office:value-type="string" calcext:value-type="string">
            <text:p>In base alla Costituzione italiana, tra le materie di competenza regionale esclusiva rientrano il trasporto e la distribuzione dell'energia?</text:p>
          </table:table-cell>
          <table:table-cell office:value-type="string" calcext:value-type="string">
            <text:p>No, non rientrano perché si tratta di una competenza esclusiva dello Stato|Sì, congiuntamente a produzione e stoccaggio|Sì, rientrano</text:p>
          </table:table-cell>
        </table:table-row>
        <table:table-row table:style-name="ro1">
          <table:table-cell office:value-type="string" calcext:value-type="string">
            <text:p>La Repubblica è costituita dai Comuni, dalle Province, dalle Città metropolitane, dalle Regioni e dallo Stato</text:p>
          </table:table-cell>
          <table:table-cell office:value-type="string" calcext:value-type="string">
            <text:p>In base al nuovo titolo V della Costituzione italiana, quale delle seguenti affermazioni è corretta?</text:p>
          </table:table-cell>
          <table:table-cell office:value-type="string" calcext:value-type="string">
            <text:p>La Repubblica è costituita da Comuni, Province e Città metropolitane|La Repubblica è costituita dai Comuni, dalle Province, dalle Città metropolitane, dalle Regioni e dalla Nazione|La Repubblica si riparte in Regioni, Province, Comuni e Comunità montane</text:p>
          </table:table-cell>
        </table:table-row>
        <table:table-row table:style-name="ro1">
          <table:table-cell office:value-type="string" calcext:value-type="string">
            <text:p>istruzione artigiana e professionale e assistenza scolastica</text:p>
          </table:table-cell>
          <table:table-cell office:value-type="string" calcext:value-type="string">
            <text:p>Secondo quanto stabilito dalla Costituzione italiana, le Regioni possono emanare norme legislative, purchè non siano in contrasto con l'interesse nazionale e con quello di altre Regioni, in materia di:</text:p>
          </table:table-cell>
          <table:table-cell office:value-type="string" calcext:value-type="string">
            <text:p>dazi di importazione, esportazione o transito di merci tra le Regioni|riforma del sistema previdenziale nazionale|servizio militare obbligatorio</text:p>
          </table:table-cell>
        </table:table-row>
        <table:table-row table:style-name="ro1">
          <table:table-cell office:value-type="string" calcext:value-type="string">
            <text:p>cinque </text:p>
          </table:table-cell>
          <table:table-cell office:value-type="string" calcext:value-type="string">
            <text:p>In Italia, le Regioni a statuto speciale sono:</text:p>
          </table:table-cell>
          <table:table-cell office:value-type="string" calcext:value-type="string">
            <text:p>otto|sei|tre</text:p>
          </table:table-cell>
        </table:table-row>
        <table:table-row table:style-name="ro1">
          <table:table-cell office:value-type="string" calcext:value-type="string">
            <text:p>Il Presidente della Giunta regionale </text:p>
          </table:table-cell>
          <table:table-cell office:value-type="string" calcext:value-type="string">
            <text:p>Chi nomina i componenti della Giunta regionale?</text:p>
          </table:table-cell>
          <table:table-cell office:value-type="string" calcext:value-type="string">
            <text:p>Il Consiglio regionale|Il Prefetto|Il Presidente del Senato della Repubblica</text:p>
          </table:table-cell>
        </table:table-row>
        <table:table-row table:style-name="ro1">
          <table:table-cell office:value-type="string" calcext:value-type="string">
            <text:p>No, in nessun caso </text:p>
          </table:table-cell>
          <table:table-cell office:value-type="string" calcext:value-type="string">
            <text:p>Secondo la Costituzione italiana, una persona può far parte contemporaneamente di un Consiglio regionale e della Camera dei deputati?</text:p>
          </table:table-cell>
          <table:table-cell office:value-type="string" calcext:value-type="string">
            <text:p>No, a meno che non si tratti di un cittadino che ha illustrato la Patria per altissimi meriti|Sì, purché abbia il consenso del Presidente della Regione|Sì, se riesce a far fronte agli impegni di entrambi gli organi</text:p>
          </table:table-cell>
        </table:table-row>
        <table:table-row table:style-name="ro1">
          <table:table-cell office:value-type="string" calcext:value-type="string">
            <text:p>Il Presidente della Giunta regionale </text:p>
          </table:table-cell>
          <table:table-cell office:value-type="string" calcext:value-type="string">
            <text:p>Secondo la Costituzione italiana, di regola chi nomina e revoca i componenti della Giunta regionale?</text:p>
          </table:table-cell>
          <table:table-cell office:value-type="string" calcext:value-type="string">
            <text:p>I cittadini, a suffragio universale e diretto|Il Consiglio regionale|Il Presidente della Repubblica</text:p>
          </table:table-cell>
        </table:table-row>
        <table:table-row table:style-name="ro1">
          <table:table-cell office:value-type="string" calcext:value-type="string">
            <text:p>dal Presidente della Giunta </text:p>
          </table:table-cell>
          <table:table-cell office:value-type="string" calcext:value-type="string">
            <text:p>Le leggi regionali sono promulgate:</text:p>
          </table:table-cell>
          <table:table-cell office:value-type="string" calcext:value-type="string">
            <text:p>dal Presidente del Consiglio regionale|dall'assessore regionale agli affari legislativi|nessuna delle altre risposte è corretta</text:p>
          </table:table-cell>
        </table:table-row>
        <table:table-row table:style-name="ro1">
          <table:table-cell office:value-type="string" calcext:value-type="string">
            <text:p>il Consiglio regionale, la Giunta regionale e il Presidente della Regione </text:p>
          </table:table-cell>
          <table:table-cell office:value-type="string" calcext:value-type="string">
            <text:p>In base alla Costituzione italiana, gli organi delle Regioni sono:</text:p>
          </table:table-cell>
          <table:table-cell office:value-type="string" calcext:value-type="string">
            <text:p>il Consiglio regionale e la Giunta regionale|il Consiglio regionale, la Giunta regionale e il Presidente della Regione e l'Ufficio di Presidenza|tutti i loro pubblici uffici</text:p>
          </table:table-cell>
        </table:table-row>
        <table:table-row table:style-name="ro1">
          <table:table-cell office:value-type="string" calcext:value-type="string">
            <text:p>La potestà legislativa è esercitata dallo Stato e dalle Regioni nel rispetto della Costituzione, dei vincoli derivanti dall'ordinamento comunitario e dagli obblighi </text:p>
          </table:table-cell>
          <table:table-cell office:value-type="string" calcext:value-type="string">
            <text:p>In base al nuovo titolo V della Costituzione italiana, quale delle seguenti affermazioni è esatta?</text:p>
          </table:table-cell>
          <table:table-cell office:value-type="string" calcext:value-type="string">
            <text:p>La potestà legislativa è esercitata dalle Regioni solo nelle materie di competenza esclusiva, nel rispetto della Costituzione, dei vincoli derivanti dall'ordinamento|La potestà legislativa è esercitata dallo Stato ma non dalle Regioni|La potestà legislativa è esercitata generalmente dallo Stato, che ha competenza residuale</text:p>
          </table:table-cell>
        </table:table-row>
        <table:table-row table:style-name="ro1">
          <table:table-cell office:value-type="string" calcext:value-type="string">
            <text:p>I Comuni, le Province, le Città metropolitane e le Regioni hanno risorse autonome </text:p>
          </table:table-cell>
          <table:table-cell office:value-type="string" calcext:value-type="string">
            <text:p>In base all'art. 119 della Costituzione italiana, quale delle seguenti affermazioni è vera?</text:p>
          </table:table-cell>
          <table:table-cell office:value-type="string" calcext:value-type="string">
            <text:p>Le Regioni, sia ordinarie sia a statuto speciale, non possono avere risorse autonome|Nessun ente locale ha risorse autonome|Solo le Regioni e le Province hanno risorse autonome</text:p>
          </table:table-cell>
        </table:table-row>
        <table:table-row table:style-name="ro1">
          <table:table-cell office:value-type="string" calcext:value-type="string">
            <text:p>dal Presidente della Giunta regionale </text:p>
          </table:table-cell>
          <table:table-cell office:value-type="string" calcext:value-type="string">
            <text:p>In base alla Costituzione italiana, la Regione è rappresentata:</text:p>
          </table:table-cell>
          <table:table-cell office:value-type="string" calcext:value-type="string">
            <text:p>dal Commissario di Governo|dal membro più anziano della Giunta regionale|dalla Giunta regionale</text:p>
          </table:table-cell>
        </table:table-row>
        <table:table-row table:style-name="ro1">
          <table:table-cell office:value-type="string" calcext:value-type="string">
            <text:p>il Consiglio regionale, la Giunta, il Presidente della Giunta </text:p>
          </table:table-cell>
          <table:table-cell office:value-type="string" calcext:value-type="string">
            <text:p>Sono organi della Regione:</text:p>
          </table:table-cell>
          <table:table-cell office:value-type="string" calcext:value-type="string">
            <text:p>il Consiglio regionale, i consiglieri, la Giunta|Il Consiglio regionale, la Giunta, gli assessori|il Presidente della Regione, il Consiglio regionale, i consiglieri</text:p>
          </table:table-cell>
        </table:table-row>
        <table:table-row table:style-name="ro1">
          <table:table-cell office:value-type="string" calcext:value-type="string">
            <text:p>Le Regioni, avendo un proprio Parlamento, un proprio Governo e un proprio Presidente, possono essere considerate Stati all'interno dello Stato</text:p>
          </table:table-cell>
          <table:table-cell office:value-type="string" calcext:value-type="string">
            <text:p>Con riferimento all'ordinamento italiano, quale tra le seguenti affermazioni sulle Regioni NON è corretta?</text:p>
          </table:table-cell>
          <table:table-cell office:value-type="string" calcext:value-type="string">
            <text:p>Ciascuna Regione ha uno statuto che, in armonia con la Costituzione, ne determina la forma di Governo|La Costituzione assegna alle Regioni compiti legislativi|Ogni Regione ha un Presidente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 Italia, può la Regione adottare provvedimenti che ostacolino la libera circolazione delle persone e delle cose?</text:p>
          </table:table-cell>
          <table:table-cell office:value-type="string" calcext:value-type="string">
            <text:p>No, salvo quando sia giustificato da motivi economici|Sì|Sì, secondo quanto disposto dall'art. 122 della Costituzione</text:p>
          </table:table-cell>
        </table:table-row>
        <table:table-row table:style-name="ro1">
          <table:table-cell office:value-type="string" calcext:value-type="string">
            <text:p>non possono adottare provvedimenti che ostacolino in alcun modo la libera circolazione delle persone tra le Regioni</text:p>
          </table:table-cell>
          <table:table-cell office:value-type="string" calcext:value-type="string">
            <text:p>Secondo la Costituzione italiana, le Regioni:</text:p>
          </table:table-cell>
          <table:table-cell office:value-type="string" calcext:value-type="string">
            <text:p>possono adottare provvedimenti che ostacolino la libera circolazione delle persone tra le Regioni solo se provvedono con un'intesa tra le Regioni interessate|possono adottare provvedimenti che ostacolino la libera circolazione delle persone tra le Regioni, ma solo per ragioni di ordine pubblico|se sono a statuto ordinario, non possono adottare provvedimenti che ostacolino in qualsiasi modo la libera circolazione delle persone tra le Regioni;</text:p>
          </table:table-cell>
        </table:table-row>
        <table:table-row table:style-name="ro1">
          <table:table-cell office:value-type="string" calcext:value-type="string">
            <text:p>Con decreto motivato del Presidente della Repubblica </text:p>
          </table:table-cell>
          <table:table-cell office:value-type="string" calcext:value-type="string">
            <text:p>Con quale atto è disposto lo scioglimento del Consiglio regionale?</text:p>
          </table:table-cell>
          <table:table-cell office:value-type="string" calcext:value-type="string">
            <text:p>Con ordinanza del Tribunale Amministrativo Regionale|Con ordinanza motivata del Consiglio di Stato|Con sentenza della Corte costituzionale</text:p>
          </table:table-cell>
        </table:table-row>
        <table:table-row table:style-name="ro1">
          <table:table-cell office:value-type="string" calcext:value-type="string">
            <text:p>dal Consiglio regionale </text:p>
          </table:table-cell>
          <table:table-cell office:value-type="string" calcext:value-type="string">
            <text:p>In base alla Costituzione italiana, in ambito regionale la potestà legislativa viene esercitata:</text:p>
          </table:table-cell>
          <table:table-cell office:value-type="string" calcext:value-type="string">
            <text:p>dal popolo|dal Presidente della Giunta regionale|dalla Giunta regiona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 Italia, le Regioni a statuto ordinario sono:</text:p>
          </table:table-cell>
          <table:table-cell office:value-type="string" calcext:value-type="string">
            <text:p>14|17|5</text:p>
          </table:table-cell>
        </table:table-row>
        <table:table-row table:style-name="ro1">
          <table:table-cell office:value-type="string" calcext:value-type="string">
            <text:p>Sì, con legge regionale </text:p>
          </table:table-cell>
          <table:table-cell office:value-type="string" calcext:value-type="string">
            <text:p>La Regione può delegare alle Province le proprie funzioni amministrative?</text:p>
          </table:table-cell>
          <table:table-cell office:value-type="string" calcext:value-type="string">
            <text:p>No, in nessun caso|No, può avvalersi degli uffici delle Province ma non può delegare loro le proprie funzioni amministrative|No, può delegarle solo ai Comuni</text:p>
          </table:table-cell>
        </table:table-row>
        <table:table-row table:style-name="ro1">
          <table:table-cell office:value-type="string" calcext:value-type="string">
            <text:p>istituire dazi d'importazione </text:p>
          </table:table-cell>
          <table:table-cell office:value-type="string" calcext:value-type="string">
            <text:p>In base all'articolo 120 della Costituzione italiana una Regione NON può:</text:p>
          </table:table-cell>
          <table:table-cell office:value-type="string" calcext:value-type="string">
            <text:p>adottare provvedimenti in materia di trasporti|essere beneficiaria di tributi erariali|limitare il diritto dei cittadini di esercitare attività venatoria</text:p>
          </table:table-cell>
        </table:table-row>
        <table:table-row table:style-name="ro1">
          <table:table-cell office:value-type="string" calcext:value-type="string">
            <text:p>non possono adottare provvedimenti che ostacolino in qualsiasi modo la libera circolazione delle cose tra le Regioni</text:p>
          </table:table-cell>
          <table:table-cell office:value-type="string" calcext:value-type="string">
            <text:p>Secondo la Costituzione italiana, le Regioni:</text:p>
          </table:table-cell>
          <table:table-cell office:value-type="string" calcext:value-type="string">
            <text:p>possono adottare provvedimenti che ostacolino la libera circolazione delle cose tra le Regioni, ma solo per ragioni di ordine pubblico|possono adottare provvedimenti che ostacolino la libera circolazione delle cose tra le Regioni, solo se provvedono con un'intesa tra le Regioni interessate|se sono a statuto ordinario, non possono adottare provvedimenti che ostacolino in qualsiasi modo la libera circolazione delle cose tra le Regioni</text:p>
          </table:table-cell>
        </table:table-row>
        <table:table-row table:style-name="ro1">
          <table:table-cell office:value-type="string" calcext:value-type="string">
            <text:p>Sì, ognuna ha il proprio</text:p>
          </table:table-cell>
          <table:table-cell office:value-type="string" calcext:value-type="string">
            <text:p>In base alla Costituzione, le Regioni italiane hanno un proprio statuto?</text:p>
          </table:table-cell>
          <table:table-cell office:value-type="string" calcext:value-type="string">
            <text:p>No, esiste un unico statuto per la maggioranza delle Regioni più un altro per le Regioni a statuto speciale|No, esiste un unico statuto per tutte le Regioni|No, l'hanno solo le Regioni a statuto speciale</text:p>
          </table:table-cell>
        </table:table-row>
        <table:table-row table:style-name="ro1">
          <table:table-cell office:value-type="string" calcext:value-type="string">
            <text:p>Sardegna, Sicilia, Trentino-Alto Adige, Friuli Venezia Giulia e Valle d'Aosta </text:p>
          </table:table-cell>
          <table:table-cell office:value-type="string" calcext:value-type="string">
            <text:p>Quali sono le Regioni italiane a statuto speciale?</text:p>
          </table:table-cell>
          <table:table-cell office:value-type="string" calcext:value-type="string">
            <text:p>Campania, Sicilia, Sardegna e Calabria|Sardegna, Sicilia, Lazio, Friuli Venezia Giulia e Valle d'Aosta|Sicilia, Veneto, Friuli Venezia Giulia e Valle d'Aosta</text:p>
          </table:table-cell>
        </table:table-row>
        <table:table-row table:style-name="ro1">
          <table:table-cell office:value-type="string" calcext:value-type="string">
            <text:p>Il Consiglio regionale, la Giunta e il suo Presidente </text:p>
          </table:table-cell>
          <table:table-cell office:value-type="string" calcext:value-type="string">
            <text:p>Quali sono gli organi di una Regione italiana?</text:p>
          </table:table-cell>
          <table:table-cell office:value-type="string" calcext:value-type="string">
            <text:p>Il Consiglio regionale|Il Consiglio regionale e il suo Presidente|La consulta regionale, la Giunta regionale e il capo della Regione</text:p>
          </table:table-cell>
        </table:table-row>
        <table:table-row table:style-name="ro1">
          <table:table-cell office:value-type="string" calcext:value-type="string">
            <text:p>Sì, rispettando la procedura prevista dalla stessa Costituzione </text:p>
          </table:table-cell>
          <table:table-cell office:value-type="string" calcext:value-type="string">
            <text:p>Secondo la Costituzione italiana, si possono fondere due Regioni già esistenti per crearne una sola?</text:p>
          </table:table-cell>
          <table:table-cell office:value-type="string" calcext:value-type="string">
            <text:p>No, in nessun caso|Sì, purché abbia il consenso dei Presidenti delle Regioni interessate|Sì, senza alcun vincolo</text:p>
          </table:table-cell>
        </table:table-row>
        <table:table-row table:style-name="ro1">
          <table:table-cell office:value-type="string" calcext:value-type="string">
            <text:p>hanno potestà legislativa propria </text:p>
          </table:table-cell>
          <table:table-cell office:value-type="string" calcext:value-type="string">
            <text:p>Secondo la Costituzione italiana, le Regioni:</text:p>
          </table:table-cell>
          <table:table-cell office:value-type="string" calcext:value-type="string">
            <text:p>hanno potestà decisionale propria, ma non legislativa|hanno solo potestà regolamentare propria|non hanno né funzioni né poteri propri</text:p>
          </table:table-cell>
        </table:table-row>
        <table:table-row table:style-name="ro1">
          <table:table-cell office:value-type="string" calcext:value-type="string">
            <text:p>Il Consiglio regionale </text:p>
          </table:table-cell>
          <table:table-cell office:value-type="string" calcext:value-type="string">
            <text:p>Secondo la Costituzione italiana, quale organo della Regione può fare proposte di legge alle camere?</text:p>
          </table:table-cell>
          <table:table-cell office:value-type="string" calcext:value-type="string">
            <text:p>Il Presidente della Giunta regionale|La Giunta regionale|Tutti gli organi che ne fanno parte</text:p>
          </table:table-cell>
        </table:table-row>
        <table:table-row table:style-name="ro1">
          <table:table-cell office:value-type="string" calcext:value-type="string">
            <text:p>alla Corte costituzionale</text:p>
          </table:table-cell>
          <table:table-cell office:value-type="string" calcext:value-type="string">
            <text:p>In base alla Costituzione italiana, per eccesso di competenza il Governo può impugnare le leggi regionali davanti:</text:p>
          </table:table-cell>
          <table:table-cell office:value-type="string" calcext:value-type="string">
            <text:p>al Consiglio di Stato|al TAR|alla Corte di cassazione</text:p>
          </table:table-cell>
        </table:table-row>
        <table:table-row table:style-name="ro1">
          <table:table-cell office:value-type="string" calcext:value-type="string">
            <text:p>Emanare i regolamenti regionali </text:p>
          </table:table-cell>
          <table:table-cell office:value-type="string" calcext:value-type="string">
            <text:p>In base alla Costituzione italiana, quale dei seguenti compiti spetta al Presidente della Giunta regionale?</text:p>
          </table:table-cell>
          <table:table-cell office:value-type="string" calcext:value-type="string">
            <text:p>Decidere i ricorsi giurisdizionali|Istituire nuove Province|Nominare i consiglieri regionali a vita</text:p>
          </table:table-cell>
        </table:table-row>
        <table:table-row table:style-name="ro1">
          <table:table-cell office:value-type="string" calcext:value-type="string">
            <text:p>in ogni Regione </text:p>
          </table:table-cell>
          <table:table-cell office:value-type="string" calcext:value-type="string">
            <text:p>Secondo la Costituzione italiana gli organi di giustizia amministrativa di primo grado sono istituiti:</text:p>
          </table:table-cell>
          <table:table-cell office:value-type="string" calcext:value-type="string">
            <text:p>in ogni Regione, obbligatoriamente nel capoluogo|solo nella Capitale|solo nelle Regioni a statuto speciale</text:p>
          </table:table-cell>
        </table:table-row>
        <table:table-row table:style-name="ro1">
          <table:table-cell office:value-type="string" calcext:value-type="string">
            <text:p>Tutti i cittadini maggiorenni del Comune</text:p>
          </table:table-cell>
          <table:table-cell office:value-type="string" calcext:value-type="string">
            <text:p>In base alla legge, chi può votare per eleggere il Sindaco?</text:p>
          </table:table-cell>
          <table:table-cell office:value-type="string" calcext:value-type="string">
            <text:p>Tutti i cittadini domiciliati nel Comune|Tutti i cittadini residenti nel Comune|Tutti i cittadini residenti nella Provincia</text:p>
          </table:table-cell>
        </table:table-row>
        <table:table-row table:style-name="ro1">
          <table:table-cell office:value-type="string" calcext:value-type="string">
            <text:p>in tutte le materie, salvo quelle espressamente riservate dalla Costituzione allo Stato od oggetto di competenza concorrente</text:p>
          </table:table-cell>
          <table:table-cell office:value-type="string" calcext:value-type="string">
            <text:p>In base alla Costituzione italiana, le Regioni a statuto ordinario hanno competenza legislativa:</text:p>
          </table:table-cell>
          <table:table-cell office:value-type="string" calcext:value-type="string">
            <text:p>in tutte le materie|nelle sole materie individuate dalla Costituzione|nelle sole materie individuate dalla Costituzione e dalle leggi ordinarie</text:p>
          </table:table-cell>
        </table:table-row>
        <table:table-row table:style-name="ro1">
          <table:table-cell office:value-type="string" calcext:value-type="string">
            <text:p>Sì, in tutte le materie non riservate alla legislazione esclusiva dello Stato</text:p>
          </table:table-cell>
          <table:table-cell office:value-type="string" calcext:value-type="string">
            <text:p>Le Regioni possono emanare leggi?</text:p>
          </table:table-cell>
          <table:table-cell office:value-type="string" calcext:value-type="string">
            <text:p>No|No, la potestà legislativa è esercitata solo dallo Stato|Sì, in tutte le materie di interesse regionale</text:p>
          </table:table-cell>
        </table:table-row>
        <table:table-row table:style-name="ro1">
          <table:table-cell office:value-type="string" calcext:value-type="string">
            <text:p>Dal Consiglio regionale stesso </text:p>
          </table:table-cell>
          <table:table-cell office:value-type="string" calcext:value-type="string">
            <text:p>Secondo il dettato costituzionale italiano, da chi è eletto il Presidente del Consiglio regionale?</text:p>
          </table:table-cell>
          <table:table-cell office:value-type="string" calcext:value-type="string">
            <text:p>Dal Commissario del Governo presso la Regione|Dal Parlamento in seduta comune|Dalla Giunta</text:p>
          </table:table-cell>
        </table:table-row>
        <table:table-row table:style-name="ro1">
          <table:table-cell office:value-type="string" calcext:value-type="string">
            <text:p>Sì, mediante mozione motivata sottoscritta da almeno un quinto dei suoi componenti</text:p>
          </table:table-cell>
          <table:table-cell office:value-type="string" calcext:value-type="string">
            <text:p>In base alla Costituzione italiana, il Consiglio regionale può esprimere la sfiducia verso il Presidente della Giunta regionale?</text:p>
          </table:table-cell>
          <table:table-cell office:value-type="string" calcext:value-type="string">
            <text:p>No|No, salvo che per accertata inadempienza dei suoi doveri d'ufficio|Sì, ma solo con mozione sottoscritta da un terzo dei suoi componenti</text:p>
          </table:table-cell>
        </table:table-row>
        <table:table-row table:style-name="ro1">
          <table:table-cell office:value-type="string" calcext:value-type="string">
            <text:p>No, mai </text:p>
          </table:table-cell>
          <table:table-cell office:value-type="string" calcext:value-type="string">
            <text:p>In base alla Costituzione italiana, i consiglieri regionali possono essere chiamati a rispondere dei voti dati nell''esercizio delle loro funzioni?</text:p>
          </table:table-cell>
          <table:table-cell office:value-type="string" calcext:value-type="string">
            <text:p>No, tranne in caso di attentato alla Costituzione|Sì, ma solo in caso di alto tradimento|Sì, sempre</text:p>
          </table:table-cell>
        </table:table-row>
        <table:table-row table:style-name="ro1">
          <table:table-cell office:value-type="string" calcext:value-type="string">
            <text:p>No, in nessun caso </text:p>
          </table:table-cell>
          <table:table-cell office:value-type="string" calcext:value-type="string">
            <text:p>In base alla Costituzione italiana, una Regione può imporre dei dazi sulle merci provenienti da altre Regioni?</text:p>
          </table:table-cell>
          <table:table-cell office:value-type="string" calcext:value-type="string">
            <text:p>Sì, ma solo per sei mesi|Sì, ma solo per tutelare i prodotti agricoli|Sì, ma solo per tutelare i prodotti tipici</text:p>
          </table:table-cell>
        </table:table-row>
        <table:table-row table:style-name="ro1">
          <table:table-cell office:value-type="string" calcext:value-type="string">
            <text:p>Sì, sempre </text:p>
          </table:table-cell>
          <table:table-cell office:value-type="string" calcext:value-type="string">
            <text:p>Secondo la Costituzione italiana, ogni Regione deve elaborare e adottare un proprio Statuto?</text:p>
          </table:table-cell>
          <table:table-cell office:value-type="string" calcext:value-type="string">
            <text:p>No, è un obbligo che riguarda solo le Regioni a statuto speciale|No, mai|Sì, tranne se la Regione scelga di adottare il modello generale di statuto regionale elaborato dal Governo</text:p>
          </table:table-cell>
        </table:table-row>
        <table:table-row table:style-name="ro1">
          <table:table-cell office:value-type="string" calcext:value-type="string">
            <text:p>Sì, mediante mozione motivata, sottoscritta da almeno un quinto dei suoi componenti e approvata a maggioranza assoluta dei componenti</text:p>
          </table:table-cell>
          <table:table-cell office:value-type="string" calcext:value-type="string">
            <text:p>Il Consiglio regionale può esprimere la sfiducia nei confronti del Presidente della Giunta?</text:p>
          </table:table-cell>
          <table:table-cell office:value-type="string" calcext:value-type="string">
            <text:p>No, è una possibilità riservata solo alla Giunta regionale|Sì, con mozione anche non motivata|Solo mediante mozione motivata, sottoscritta dalla maggioranza assoluta dei suoi componenti</text:p>
          </table:table-cell>
        </table:table-row>
        <table:table-row table:style-name="ro1">
          <table:table-cell office:value-type="string" calcext:value-type="string">
            <text:p>è possibile disporre la fusione di Regioni esistenti o la creazione di nuove Regioni </text:p>
          </table:table-cell>
          <table:table-cell office:value-type="string" calcext:value-type="string">
            <text:p>Secondo la Costituzione italiana:</text:p>
          </table:table-cell>
          <table:table-cell office:value-type="string" calcext:value-type="string">
            <text:p>è possibile disporre la creazione di nuove Regioni, ma non la fusione di Regioni esistenti|è possibile disporre la fusione di Regioni esistenti, ma non la creazione di nuove Regioni|non è possibile disporre né la fusione di Regioni esistenti né la creazione di nuove Regioni</text:p>
          </table:table-cell>
        </table:table-row>
        <table:table-row table:style-name="ro1">
          <table:table-cell office:value-type="string" calcext:value-type="string">
            <text:p>una legge costituzionale </text:p>
          </table:table-cell>
          <table:table-cell office:value-type="string" calcext:value-type="string">
            <text:p>In base alla Costituzione italiana, per la fusione di due Regioni esistenti è, tra l'altro, necessaria:</text:p>
          </table:table-cell>
          <table:table-cell office:value-type="string" calcext:value-type="string">
            <text:p>una decisione del Presidente della Repubblica adottata mediante decreto|una legge ordinaria dello Stato|una sentenza in merito della Corte costituzionale</text:p>
          </table:table-cell>
        </table:table-row>
        <table:table-row table:style-name="ro1">
          <table:table-cell office:value-type="string" calcext:value-type="string">
            <text:p>Ogni cinque anni </text:p>
          </table:table-cell>
          <table:table-cell office:value-type="string" calcext:value-type="string">
            <text:p>Con quale cadenza si svolgono le elezioni per il Parlamento europeo?</text:p>
          </table:table-cell>
          <table:table-cell office:value-type="string" calcext:value-type="string">
            <text:p>Ogni quattro anni|Ogni sei anni|Ogni sette anni</text:p>
          </table:table-cell>
        </table:table-row>
        <table:table-row table:style-name="ro1">
          <table:table-cell office:value-type="string" calcext:value-type="string">
            <text:p>Stabilità della democrazia </text:p>
          </table:table-cell>
          <table:table-cell office:value-type="string" calcext:value-type="string">
            <text:p>Quale dei seguenti è un requisito che uno Stato candidato all'ingresso nell'Unione europea deve soddisfare per ottenere l'accettazione?</text:p>
          </table:table-cell>
          <table:table-cell office:value-type="string" calcext:value-type="string">
            <text:p>Adesione alla NATO|Bilancia commerciale in attivo|Lingua ufficiale neolatina o germanica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Il Trattato di Maastricht è stato firmato nell'anno:</text:p>
          </table:table-cell>
          <table:table-cell office:value-type="string" calcext:value-type="string">
            <text:p>1948|1957|1986</text:p>
          </table:table-cell>
        </table:table-row>
        <table:table-row table:style-name="ro1">
          <table:table-cell office:value-type="string" calcext:value-type="string">
            <text:p>Nel 1957 </text:p>
          </table:table-cell>
          <table:table-cell office:value-type="string" calcext:value-type="string">
            <text:p>In quale anno l'Italia è entrata a far parte della Comunità economica europea?</text:p>
          </table:table-cell>
          <table:table-cell office:value-type="string" calcext:value-type="string">
            <text:p>Nel 1948|Nel 1997|Nel 2000</text:p>
          </table:table-cell>
        </table:table-row>
        <table:table-row table:style-name="ro1">
          <table:table-cell office:value-type="string" calcext:value-type="string">
            <text:p>La capacità giuridica si acquista con la nascita, la capacità di agire con la maggiore età</text:p>
          </table:table-cell>
          <table:table-cell office:value-type="string" calcext:value-type="string">
            <text:p>Come può essere descritta la differenza fra "capacità giuridica" e "capacità di agire"?</text:p>
          </table:table-cell>
          <table:table-cell office:value-type="string" calcext:value-type="string">
            <text:p>In alcun modo, poiché sono nozioni equivalenti|La capacità di agire si acquista con la nascita, la capacità giuridica con la maggiore età|La capacità giuridica può essere negata nel caso di gravi disturbi psichici, la capacità di agire non può mai essere negata</text:p>
          </table:table-cell>
        </table:table-row>
        <table:table-row table:style-name="ro1">
          <table:table-cell office:value-type="string" calcext:value-type="string">
            <text:p>che fa eccezione a una norma generale </text:p>
          </table:table-cell>
          <table:table-cell office:value-type="string" calcext:value-type="string">
            <text:p>È detta derogatoria una norma:</text:p>
          </table:table-cell>
          <table:table-cell office:value-type="string" calcext:value-type="string">
            <text:p>approvata, per motivi di urgenza, da un solo ramo del Parlamento|retroattiva|secondaria rispetto a quella generale</text:p>
          </table:table-cell>
        </table:table-row>
        <table:table-row table:style-name="ro1">
          <table:table-cell office:value-type="string" calcext:value-type="string">
            <text:p>il sistema attraverso il quale il popolo è rappresentato da cittadini eletti con libere elezioni </text:p>
          </table:table-cell>
          <table:table-cell office:value-type="string" calcext:value-type="string">
            <text:p>La democrazia rappresentativa è:</text:p>
          </table:table-cell>
          <table:table-cell office:value-type="string" calcext:value-type="string">
            <text:p>il sistema attraverso il quale i parlamentari possono esprimere il loro voto nei procedimenti legislativi|l'istituto che consente al popolo di esprimere le proprie libere opinioni|un dispositivo a garanzia del pluralismo politico</text:p>
          </table:table-cell>
        </table:table-row>
        <table:table-row table:style-name="ro1">
          <table:table-cell office:value-type="string" calcext:value-type="string">
            <text:p>al complesso delle opinioni degli studiosi </text:p>
          </table:table-cell>
          <table:table-cell office:value-type="string" calcext:value-type="string">
            <text:p>Con il termine "dottrina", nel mondo giuridico si fa riferimento:</text:p>
          </table:table-cell>
          <table:table-cell office:value-type="string" calcext:value-type="string">
            <text:p>al complesso delle interpretazioni date dal legislatore sulle proprie leggi|al complesso delle sentenze dei giudici|all'insieme delle norme relative alla medesima materia</text:p>
          </table:table-cell>
        </table:table-row>
        <table:table-row table:style-name="ro1">
          <table:table-cell office:value-type="string" calcext:value-type="string">
            <text:p>Sì, dal 1940 </text:p>
          </table:table-cell>
          <table:table-cell office:value-type="string" calcext:value-type="string">
            <text:p>Nell'ordinamento italiano esiste un Codice di procedura civile?</text:p>
          </table:table-cell>
          <table:table-cell office:value-type="string" calcext:value-type="string">
            <text:p>No, è il Codice civile che disciplina anche la procedura|No, è la consuetudine a disciplinare i processi|Sì, dal 1975</text:p>
          </table:table-cell>
        </table:table-row>
        <table:table-row table:style-name="ro1">
          <table:table-cell office:value-type="string" calcext:value-type="string">
            <text:p>La Magistratura </text:p>
          </table:table-cell>
          <table:table-cell office:value-type="string" calcext:value-type="string">
            <text:p>A norma della Costituzione italiana, quale dei seguenti è un organo fondamentale dello Stato?</text:p>
          </table:table-cell>
          <table:table-cell office:value-type="string" calcext:value-type="string">
            <text:p>Il Comitato di controllo sulle Regioni|L'Erario|Le Aziende Sanitarie Locali</text:p>
          </table:table-cell>
        </table:table-row>
        <table:table-row table:style-name="ro1">
          <table:table-cell office:value-type="string" calcext:value-type="string">
            <text:p>Diritti e doveri dei cittadini </text:p>
          </table:table-cell>
          <table:table-cell office:value-type="string" calcext:value-type="string">
            <text:p>La Parte Prima della Costituzione italiana è intitolata:</text:p>
          </table:table-cell>
          <table:table-cell office:value-type="string" calcext:value-type="string">
            <text:p>Ordinamento della Repubblica|Rapporti civili|Rapporti politici</text:p>
          </table:table-cell>
        </table:table-row>
        <table:table-row table:style-name="ro1">
          <table:table-cell office:value-type="string" calcext:value-type="string">
            <text:p>le relazioni intercorrenti tra il cittadino e l'autorità e tra cittadino e cittadino </text:p>
          </table:table-cell>
          <table:table-cell office:value-type="string" calcext:value-type="string">
            <text:p>Il Titolo I della Costituzione italiana "Rapporti civili" tende a regolare:</text:p>
          </table:table-cell>
          <table:table-cell office:value-type="string" calcext:value-type="string">
            <text:p>le relazioni politiche|solo le relazioni tra i cittadini|solo le relazioni tra il cittadino e l'autorità</text:p>
          </table:table-cell>
        </table:table-row>
        <table:table-row table:style-name="ro1">
          <table:table-cell office:value-type="string" calcext:value-type="string">
            <text:p>Una legge</text:p>
          </table:table-cell>
          <table:table-cell office:value-type="string" calcext:value-type="string">
            <text:p>Che cos'è lo Statuto dei lavoratori?</text:p>
          </table:table-cell>
          <table:table-cell office:value-type="string" calcext:value-type="string">
            <text:p>Un decreto delegato|Un documento redatto solo dai sindacati di alcune categorie|Una legge costituzionale</text:p>
          </table:table-cell>
        </table:table-row>
        <table:table-row table:style-name="ro1">
          <table:table-cell office:value-type="string" calcext:value-type="string">
            <text:p>la capacità di agire </text:p>
          </table:table-cell>
          <table:table-cell office:value-type="string" calcext:value-type="string">
            <text:p>In base all'ordinamento italiano, al compimento della maggiore età un individuo acquista:</text:p>
          </table:table-cell>
          <table:table-cell office:value-type="string" calcext:value-type="string">
            <text:p>il diritto a eleggere i senatori della Repubblica|il diritto a essere eletto al Senato della Repubblica|la capacità giuridica</text:p>
          </table:table-cell>
        </table:table-row>
        <table:table-row table:style-name="ro1">
          <table:table-cell office:value-type="string" calcext:value-type="string">
            <text:p>139 articoli, escluse le disposizioni transitorie e finali </text:p>
          </table:table-cell>
          <table:table-cell office:value-type="string" calcext:value-type="string">
            <text:p>La Costituzione della Repubblica italiana consta di:</text:p>
          </table:table-cell>
          <table:table-cell office:value-type="string" calcext:value-type="string">
            <text:p>12 articoli|2.900 articoli|749 articoli</text:p>
          </table:table-cell>
        </table:table-row>
        <table:table-row table:style-name="ro1">
          <table:table-cell office:value-type="string" calcext:value-type="string">
            <text:p>Una raccolta di leggi relative a una determinata materia giuridica </text:p>
          </table:table-cell>
          <table:table-cell office:value-type="string" calcext:value-type="string">
            <text:p>Che cosa si intende nel mondo giuridico con il termine "codice"?</text:p>
          </table:table-cell>
          <table:table-cell office:value-type="string" calcext:value-type="string">
            <text:p>Un testo che raccoglie i principi fondamentali per interpretare altre leggi relative alla stessa materia|Un testo che raccoglie le principali sentenze relative a una determinata materia|Una raccolta di testi dottrinali</text:p>
          </table:table-cell>
        </table:table-row>
        <table:table-row table:style-name="ro1">
          <table:table-cell office:value-type="string" calcext:value-type="string">
            <text:p>il periodo durante il quale il Parlamento resta in carica </text:p>
          </table:table-cell>
          <table:table-cell office:value-type="string" calcext:value-type="string">
            <text:p>La legislatura è:</text:p>
          </table:table-cell>
          <table:table-cell office:value-type="string" calcext:value-type="string">
            <text:p>il periodo durante il quale resta in carica il Presidente della Repubblica|l'insieme delle leggi della Repubblica italiana|l'insieme delle procedure per l'applicazione delle leggi</text:p>
          </table:table-cell>
        </table:table-row>
        <table:table-row table:style-name="ro1">
          <table:table-cell office:value-type="string" calcext:value-type="string">
            <text:p>al Parlamento </text:p>
          </table:table-cell>
          <table:table-cell office:value-type="string" calcext:value-type="string">
            <text:p>Nei sistemi democratico-rappresentativi il potere legislativo compete:</text:p>
          </table:table-cell>
          <table:table-cell office:value-type="string" calcext:value-type="string">
            <text:p>al capo dello Stato che promulga le leggi|al governo|al governo e al Parlamento insieme</text:p>
          </table:table-cell>
        </table:table-row>
        <table:table-row table:style-name="ro1">
          <table:table-cell office:value-type="string" calcext:value-type="string">
            <text:p>i membri del Parlamento</text:p>
          </table:table-cell>
          <table:table-cell office:value-type="string" calcext:value-type="string">
            <text:p>Alle elezioni politiche si vota per eleggere:</text:p>
          </table:table-cell>
          <table:table-cell office:value-type="string" calcext:value-type="string">
            <text:p>il Prefetto|il Sindaco e la Giunta Comunale|le amministrazioni locali</text:p>
          </table:table-cell>
        </table:table-row>
        <table:table-row table:style-name="ro1">
          <table:table-cell office:value-type="string" calcext:value-type="string">
            <text:p>A tutti i cittadini e ai residenti in Italia </text:p>
          </table:table-cell>
          <table:table-cell office:value-type="string" calcext:value-type="string">
            <text:p>In generale, a chi sono dirette le disposizioni di legge italiane?</text:p>
          </table:table-cell>
          <table:table-cell office:value-type="string" calcext:value-type="string">
            <text:p>A tutti i cittadini, tranne il Presidente della Repubblica|Ai magistrati che le debbono applicare|Ai magistrati e ai pubblici funzionari</text:p>
          </table:table-cell>
        </table:table-row>
        <table:table-row table:style-name="ro1">
          <table:table-cell office:value-type="string" calcext:value-type="string">
            <text:p>Come un organo statale ausiliario con funzioni di controllo </text:p>
          </table:table-cell>
          <table:table-cell office:value-type="string" calcext:value-type="string">
            <text:p>Come può essere classificata la Corte dei conti?</text:p>
          </table:table-cell>
          <table:table-cell office:value-type="string" calcext:value-type="string">
            <text:p>Come un organo statale ausiliario con funzioni consultive|Come un'authority di garanzia|Come una commissione parlamentare</text:p>
          </table:table-cell>
        </table:table-row>
        <table:table-row table:style-name="ro1" table:number-rows-repeated="10479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eografia" table:style-name="ta1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wrong_ans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i seguenti Paesi europei scorre il fiume Tamigi?</text:p>
          </table:table-cell>
          <table:table-cell office:value-type="string" calcext:value-type="string">
            <text:p>Gran Bretagna</text:p>
          </table:table-cell>
          <table:table-cell office:value-type="string" calcext:value-type="string">
            <text:p>Francia|Paesi Bassi|Rom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ittà di Sparta si trova in: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Bulgaria|Croazia|Litu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Stato si affaccia sul Golfo di Botnia?</text:p>
          </table:table-cell>
          <table:table-cell office:value-type="string" calcext:value-type="string">
            <text:p>Finlandia</text:p>
          </table:table-cell>
          <table:table-cell office:value-type="string" calcext:value-type="string">
            <text:p>Alaska|Germania|Groenlan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i seguenti Paesi europei scorre il fiume Reno?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Norvegia|Polonia|Spa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i seguenti Paesi europei scorre il fiume Douro?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Croazia|Italia|Rom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i seguenti Paesi europei scorre il fiume Danubio?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ecia|Polonia|Svizz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i seguenti Paesi europei scorre il fiume Tago?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Belgio|Francia|Paesi Bas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In quale dei seguenti Paesi europei scorre il fiume Dnepr?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nimarca|Finlandia|Polo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i seguenti Paesi europei scorre il fiume Reno?</text:p>
          </table:table-cell>
          <table:table-cell office:value-type="string" calcext:value-type="string">
            <text:p>Germania</text:p>
          </table:table-cell>
          <table:table-cell office:value-type="string" calcext:value-type="string">
            <text:p>Austria|Belgio|Jugosla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Stato si affaccia sul Golfo del Leone?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Gran Bretagna|Italia|Turch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Stati è attraversato dal fiume Reno?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Gran Bretagna|Romania|Rus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Stato si affaccia sul Golfo di Riga?</text:p>
          </table:table-cell>
          <table:table-cell office:value-type="string" calcext:value-type="string">
            <text:p>Lettonia</text:p>
          </table:table-cell>
          <table:table-cell office:value-type="string" calcext:value-type="string">
            <text:p>Canada|Messico|Rus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Stati europei è attraversato dal fiume Dvina?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talia|Portogallo|Svizz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 quale dei seguenti Paesi, tra gli altri, confina la Francia?</text:p>
          </table:table-cell>
          <table:table-cell office:value-type="string" calcext:value-type="string">
            <text:p>Germania</text:p>
          </table:table-cell>
          <table:table-cell office:value-type="string" calcext:value-type="string">
            <text:p>Austria|Paesi Bassi|Repubblica Ce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 quale dei seguenti Paesi, tra gli altri, confina la Svizzera?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Paesi Bassi|Slovenia|Spa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 quale dei seguenti Paesi confina il Portogallo?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Francia|Grecia|It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ittà di Lipsia si trova in:</text:p>
          </table:table-cell>
          <table:table-cell office:value-type="string" calcext:value-type="string">
            <text:p>Germania</text:p>
          </table:table-cell>
          <table:table-cell office:value-type="string" calcext:value-type="string">
            <text:p>Austria|Olanda|Polo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Stato si trova la città di Istanbul?</text:p>
          </table:table-cell>
          <table:table-cell office:value-type="string" calcext:value-type="string">
            <text:p>Turchia</text:p>
          </table:table-cell>
          <table:table-cell office:value-type="string" calcext:value-type="string">
            <text:p>Egitto|Finlandia|Fra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Stato si trova la città di Dublino?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Galles|Inghilterra|Scoz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ittà di Coimbra si trova in:</text:p>
          </table:table-cell>
          <table:table-cell office:value-type="string" calcext:value-type="string">
            <text:p>Portogallo</text:p>
          </table:table-cell>
          <table:table-cell office:value-type="string" calcext:value-type="string">
            <text:p>Francia|Lituania|Norve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ittà di Lucerna si trova in: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Belgio|Francia|Letto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i seguenti Paesi europei scorre il fiume Rodano?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Polonia|Romania|Spa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Creta?</text:p>
          </table:table-cell>
          <table:table-cell office:value-type="string" calcext:value-type="string">
            <text:p>Mar Mediterraneo</text:p>
          </table:table-cell>
          <table:table-cell office:value-type="string" calcext:value-type="string">
            <text:p>Mar Caspio|Mar Nero|Mar Tir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l'Estonia?</text:p>
          </table:table-cell>
          <table:table-cell office:value-type="string" calcext:value-type="string">
            <text:p>Mar Baltico</text:p>
          </table:table-cell>
          <table:table-cell office:value-type="string" calcext:value-type="string">
            <text:p>Mar Caspio|Mar Egeo|Mar 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Malta?</text:p>
          </table:table-cell>
          <table:table-cell office:value-type="string" calcext:value-type="string">
            <text:p>Mar Mediterraneo</text:p>
          </table:table-cell>
          <table:table-cell office:value-type="string" calcext:value-type="string">
            <text:p>Mar di Marmara|Mar Morto|Mare Tir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l'Albania?</text:p>
          </table:table-cell>
          <table:table-cell office:value-type="string" calcext:value-type="string">
            <text:p>Mare Adriatico</text:p>
          </table:table-cell>
          <table:table-cell office:value-type="string" calcext:value-type="string">
            <text:p>Mar Caspio|Mar Egeo|Mare di Marm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 stretto di Gibilterra collega:</text:p>
          </table:table-cell>
          <table:table-cell office:value-type="string" calcext:value-type="string">
            <text:p>il Mar Mediterraneo con l'Oceano Atlantico</text:p>
          </table:table-cell>
          <table:table-cell office:value-type="string" calcext:value-type="string">
            <text:p>il Mar Mediterraneo con il Mar Nero|il Mar Mediterraneo con il Mar Rosso|Il Mar Rosso con l'Oceano Ind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/oceani bagna la Francia?</text:p>
          </table:table-cell>
          <table:table-cell office:value-type="string" calcext:value-type="string">
            <text:p>Oceano Atlantico</text:p>
          </table:table-cell>
          <table:table-cell office:value-type="string" calcext:value-type="string">
            <text:p>Mar Caspio|Mar Nero|Mare di Bar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l'isola di Lesbo?</text:p>
          </table:table-cell>
          <table:table-cell office:value-type="string" calcext:value-type="string">
            <text:p>Mar Egeo</text:p>
          </table:table-cell>
          <table:table-cell office:value-type="string" calcext:value-type="string">
            <text:p>Mar Bianco|Mar Caspio|Mar 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le isole Canarie?</text:p>
          </table:table-cell>
          <table:table-cell office:value-type="string" calcext:value-type="string">
            <text:p>Oceano Atlantico</text:p>
          </table:table-cell>
          <table:table-cell office:value-type="string" calcext:value-type="string">
            <text:p>Mar Baltico|Mar Mediterraneo|Mare di Bar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l'isola di Pantelleria?</text:p>
          </table:table-cell>
          <table:table-cell office:value-type="string" calcext:value-type="string">
            <text:p>Mar Mediterraneo</text:p>
          </table:table-cell>
          <table:table-cell office:value-type="string" calcext:value-type="string">
            <text:p>Mar di Marmara|Mar Egeo|Mare Adria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Stato si affaccia sul Golfo di Finlandia?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Germania|Paesi Bassi|Polo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la Croazia?</text:p>
          </table:table-cell>
          <table:table-cell office:value-type="string" calcext:value-type="string">
            <text:p>Mare Adriatico</text:p>
          </table:table-cell>
          <table:table-cell office:value-type="string" calcext:value-type="string">
            <text:p>Mar Caspio|Mar Egeo|Mar Tir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Stati europei è attraversato dal fiume Elba?</text:p>
          </table:table-cell>
          <table:table-cell office:value-type="string" calcext:value-type="string">
            <text:p>Germania</text:p>
          </table:table-cell>
          <table:table-cell office:value-type="string" calcext:value-type="string">
            <text:p>Grecia|Italia|Litu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 delle seguenti città si trova nella Repubblica Slovacca?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Budapest|Lipsia|Pr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 delle seguenti città si trova in Polonia?</text:p>
          </table:table-cell>
          <table:table-cell office:value-type="string" calcext:value-type="string">
            <text:p>Danzica</text:p>
          </table:table-cell>
          <table:table-cell office:value-type="string" calcext:value-type="string">
            <text:p>Amburgo|Lione|Mon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 delle seguenti città si trova in Liechtenstein?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Bruxelles|Dallas|Jere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il Montenegro?</text:p>
          </table:table-cell>
          <table:table-cell office:value-type="string" calcext:value-type="string">
            <text:p>Mar Adriatico</text:p>
          </table:table-cell>
          <table:table-cell office:value-type="string" calcext:value-type="string">
            <text:p>Mar Egeo|Mare Arabico|Mare 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la Slovenia?</text:p>
          </table:table-cell>
          <table:table-cell office:value-type="string" calcext:value-type="string">
            <text:p>Mar Adriatico</text:p>
          </table:table-cell>
          <table:table-cell office:value-type="string" calcext:value-type="string">
            <text:p>Mar Egeo|Mar Nero|Mare I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Paesi europei è bagnato dall'Oceano Atlantico?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roazia|Grecia|It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Paesi europei è bagnato dall'Oceano Atlantico?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Bulgaria|Grecia|It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, tra i seguenti Stati, si trova il lago Ladoga?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rabia Saudita|Giappone|Per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mare si trova l'isola di Cipro?</text:p>
          </table:table-cell>
          <table:table-cell office:value-type="string" calcext:value-type="string">
            <text:p>Mar Mediterraneo</text:p>
          </table:table-cell>
          <table:table-cell office:value-type="string" calcext:value-type="string">
            <text:p>Mar Caspio|Mar Ionio|Mar Mo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le isole Baleari?</text:p>
          </table:table-cell>
          <table:table-cell office:value-type="string" calcext:value-type="string">
            <text:p>Mar Mediterraneo</text:p>
          </table:table-cell>
          <table:table-cell office:value-type="string" calcext:value-type="string">
            <text:p>Mar Egeo|Mar Ionio|Mare Adria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capitale della Grecia?</text:p>
          </table:table-cell>
          <table:table-cell office:value-type="string" calcext:value-type="string">
            <text:p>Atene</text:p>
          </table:table-cell>
          <table:table-cell office:value-type="string" calcext:value-type="string">
            <text:p>Creta|Salonicco|Sof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ittà di Tolone si trova in: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Belgio|Portogallo|Slove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Stato si affaccia sul Golfo di Finlandia?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Alaska|Groenlandia|Irl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europee si trova più a est?</text:p>
          </table:table-cell>
          <table:table-cell office:value-type="string" calcext:value-type="string">
            <text:p>Helsinky</text:p>
          </table:table-cell>
          <table:table-cell office:value-type="string" calcext:value-type="string">
            <text:p>Copenaghen|Oslo|Stoccol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situata più a est?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Bratislava|Madrid|Zaga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capitale del Belgio?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ordeaux|Liegi|Li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NON è capitale di uno Stato?</text:p>
          </table:table-cell>
          <table:table-cell office:value-type="string" calcext:value-type="string">
            <text:p>Salonicco</text:p>
          </table:table-cell>
          <table:table-cell office:value-type="string" calcext:value-type="string">
            <text:p>Belgrado|Berna|Buca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NON è capitale di uno Stato?</text:p>
          </table:table-cell>
          <table:table-cell office:value-type="string" calcext:value-type="string">
            <text:p>Salisburgo</text:p>
          </table:table-cell>
          <table:table-cell office:value-type="string" calcext:value-type="string">
            <text:p>Kiev|Mosca|Varsa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ittà di Innsbruck si trova in: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animarca|Germania|Svizz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savia si trova in: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Austria|Germania|Repubblica Ce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e si trova in: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Italia|Regno Unito|Spa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Stato si trova la città di Francoforte?</text:p>
          </table:table-cell>
          <table:table-cell office:value-type="string" calcext:value-type="string">
            <text:p>Germania</text:p>
          </table:table-cell>
          <table:table-cell office:value-type="string" calcext:value-type="string">
            <text:p>Gran Bretagna|Grecia|Rom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 si trova in:</text:p>
          </table:table-cell>
          <table:table-cell office:value-type="string" calcext:value-type="string">
            <text:p>Svizzera</text:p>
          </table:table-cell>
          <table:table-cell office:value-type="string" calcext:value-type="string">
            <text:p>Austria|Francia|Germ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Stato si trova la città di Lione?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Austria|Germania|Portoga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NON è capitale di uno Stato?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Atene|Il Cairo|New Del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 Tirolo è una regione:</text:p>
          </table:table-cell>
          <table:table-cell office:value-type="string" calcext:value-type="string">
            <text:p>dell'Austria e dell'Italia</text:p>
          </table:table-cell>
          <table:table-cell office:value-type="string" calcext:value-type="string">
            <text:p>del Belgio|della Spagna|della Svizzera e della Fra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ittà di Bristol si trova in:</text:p>
          </table:table-cell>
          <table:table-cell/>
          <table:table-cell office:value-type="string" calcext:value-type="string">
            <text:p>Austria|Irlanda|Norve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capoluogo di regione?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Matera|Salerno|Tera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capoluogo di regione?</text:p>
          </table:table-cell>
          <table:table-cell office:value-type="string" calcext:value-type="string">
            <text:p>Campobasso</text:p>
          </table:table-cell>
          <table:table-cell office:value-type="string" calcext:value-type="string">
            <text:p>Avellino|Matera|Pa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italiane è capoluogo di regione?</text:p>
          </table:table-cell>
          <table:table-cell office:value-type="string" calcext:value-type="string">
            <text:p>Ancona</text:p>
          </table:table-cell>
          <table:table-cell office:value-type="string" calcext:value-type="string">
            <text:p>Brindisi|Frosinone|Mess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italiane è capoluogo di regione?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Matera|Savona|Tara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capoluogo di regione?</text:p>
          </table:table-cell>
          <table:table-cell office:value-type="string" calcext:value-type="string">
            <text:p>Catanzaro</text:p>
          </table:table-cell>
          <table:table-cell office:value-type="string" calcext:value-type="string">
            <text:p>Lecce|Pordenone|Sav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capoluogo di provincia?</text:p>
          </table:table-cell>
          <table:table-cell office:value-type="string" calcext:value-type="string">
            <text:p>Crotone</text:p>
          </table:table-cell>
          <table:table-cell office:value-type="string" calcext:value-type="string">
            <text:p>Castrovillari|Lamezia Terme|Pa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italiane è capoluogo di regione?</text:p>
          </table:table-cell>
          <table:table-cell office:value-type="string" calcext:value-type="string">
            <text:p>L'Aquila</text:p>
          </table:table-cell>
          <table:table-cell office:value-type="string" calcext:value-type="string">
            <text:p>Lecce|Mantova|Pa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italiane è capoluogo di regione?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Modena|Taranto|Ver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capoluogo di regione?</text:p>
          </table:table-cell>
          <table:table-cell office:value-type="string" calcext:value-type="string">
            <text:p>Potenza</text:p>
          </table:table-cell>
          <table:table-cell office:value-type="string" calcext:value-type="string">
            <text:p>Alessandria|Foggia|Trap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capoluogo di provincia?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Aversa|Chiaravalle|Ga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capoluogo di provincia?</text:p>
          </table:table-cell>
          <table:table-cell office:value-type="string" calcext:value-type="string">
            <text:p>Isernia</text:p>
          </table:table-cell>
          <table:table-cell office:value-type="string" calcext:value-type="string">
            <text:p>Agnone|Vasto|Ver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onti appartiene alla catena degli Appennini?</text:p>
          </table:table-cell>
          <table:table-cell office:value-type="string" calcext:value-type="string">
            <text:p>Pollino</text:p>
          </table:table-cell>
          <table:table-cell office:value-type="string" calcext:value-type="string">
            <text:p>Monte Bianco|Monte Cervino|Monte R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capoluogo di provincia?</text:p>
          </table:table-cell>
          <table:table-cell office:value-type="string" calcext:value-type="string">
            <text:p>Rovigo</text:p>
          </table:table-cell>
          <table:table-cell office:value-type="string" calcext:value-type="string">
            <text:p>Forlimpopoli|Riccione|S. Benedetto del Tro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onti appartiene alla catena delle Alpi?</text:p>
          </table:table-cell>
          <table:table-cell office:value-type="string" calcext:value-type="string">
            <text:p>Monte Bianco</text:p>
          </table:table-cell>
          <table:table-cell office:value-type="string" calcext:value-type="string">
            <text:p>Cimone|Gran Sasso|La Maj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capoluogo di provincia?</text:p>
          </table:table-cell>
          <table:table-cell office:value-type="string" calcext:value-type="string">
            <text:p>Nuoro</text:p>
          </table:table-cell>
          <table:table-cell office:value-type="string" calcext:value-type="string">
            <text:p>Gubbio|Monreale|Trevig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capoluogo di provincia?</text:p>
          </table:table-cell>
          <table:table-cell office:value-type="string" calcext:value-type="string">
            <text:p>Rieti</text:p>
          </table:table-cell>
          <table:table-cell office:value-type="string" calcext:value-type="string">
            <text:p>Civitavecchia|Tarquinia|Tiv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onti appartiene alla catena delle Alpi?</text:p>
          </table:table-cell>
          <table:table-cell office:value-type="string" calcext:value-type="string">
            <text:p>Ortles</text:p>
          </table:table-cell>
          <table:table-cell office:value-type="string" calcext:value-type="string">
            <text:p>Cimone|La Majella|Vet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si trova la città di Piombino?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Liguria|Lombardia|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si trova la città di Locri?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Basilicata|Puglia|Sici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si trova la città di Empoli?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Lazio|Liguria|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si trova la città di Rapallo?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Marche|Piemonte|Tosc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rafia In quale Regione si trova la città di Fidenza?</text:p>
          </table:table-cell>
          <table:table-cell office:value-type="string" calcext:value-type="string">
            <text:p>Emilia Romagna</text:p>
          </table:table-cell>
          <table:table-cell office:value-type="string" calcext:value-type="string">
            <text:p>Marche|Toscana|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rafia Paola, Rosarno e Castrovillari. In quale delle seguenti Regioni italiane si trovano queste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Abruzzo|Sicilia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rafia Quale dei seguenti monti appartiene alla catena degli Appennini?</text:p>
          </table:table-cell>
          <table:table-cell office:value-type="string" calcext:value-type="string">
            <text:p>Montagna Grande</text:p>
          </table:table-cell>
          <table:table-cell office:value-type="string" calcext:value-type="string">
            <text:p>Colle del Gran San Bernardo|Monte Bianco|Pizzo Bern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biaco, Bressanone e Rovereto. In quale delle seguenti Regioni italiane si trovano</text:p>
          </table:table-cell>
          <table:table-cell office:value-type="string" calcext:value-type="string">
            <text:p>Trentino-Alto Adige</text:p>
          </table:table-cell>
          <table:table-cell office:value-type="string" calcext:value-type="string">
            <text:p>Friuli-Venezia Giulia|Piemonte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onti appartiene alla catena degli Appennini?</text:p>
          </table:table-cell>
          <table:table-cell office:value-type="string" calcext:value-type="string">
            <text:p>La Meta</text:p>
          </table:table-cell>
          <table:table-cell office:value-type="string" calcext:value-type="string">
            <text:p>Gran Paradiso|Monte Bianco|Monte R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onti appartiene alla catena degli Appennini?</text:p>
          </table:table-cell>
          <table:table-cell office:value-type="string" calcext:value-type="string">
            <text:p>Velino</text:p>
          </table:table-cell>
          <table:table-cell office:value-type="string" calcext:value-type="string">
            <text:p>Monte Bianco|Monte Rosa|Monv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 è la targa automobilistica di:</text:p>
          </table:table-cell>
          <table:table-cell office:value-type="string" calcext:value-type="string">
            <text:p>Pistoia</text:p>
          </table:table-cell>
          <table:table-cell office:value-type="string" calcext:value-type="string">
            <text:p>Paestum|Potenza|Pr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onti appartiene alla catena degli Appennini?</text:p>
          </table:table-cell>
          <table:table-cell office:value-type="string" calcext:value-type="string">
            <text:p>Vettore</text:p>
          </table:table-cell>
          <table:table-cell office:value-type="string" calcext:value-type="string">
            <text:p>Monte Cervino|Monviso|Ort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capoluogo di provincia?</text:p>
          </table:table-cell>
          <table:table-cell office:value-type="string" calcext:value-type="string">
            <text:p>Lucca</text:p>
          </table:table-cell>
          <table:table-cell office:value-type="string" calcext:value-type="string">
            <text:p>Fidenza|Ivrea|Orvi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onti appartiene alla catena degli Appennini?</text:p>
          </table:table-cell>
          <table:table-cell office:value-type="string" calcext:value-type="string">
            <text:p>Monte Titano</text:p>
          </table:table-cell>
          <table:table-cell office:value-type="string" calcext:value-type="string">
            <text:p>Colle del Gran San Bernardo|Monte Bianco|Monte R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onti appartiene alla catena delle Alpi?</text:p>
          </table:table-cell>
          <table:table-cell office:value-type="string" calcext:value-type="string">
            <text:p>Adamello</text:p>
          </table:table-cell>
          <table:table-cell office:value-type="string" calcext:value-type="string">
            <text:p>Cimone|La Meta|Vet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onti appartiene alla catena degli Appennini?</text:p>
          </table:table-cell>
          <table:table-cell office:value-type="string" calcext:value-type="string">
            <text:p>Sirente</text:p>
          </table:table-cell>
          <table:table-cell office:value-type="string" calcext:value-type="string">
            <text:p>Gran Paradiso|Monte Bianco|Monte R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si trova la città di Olbia?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Lazio|Marche|Sici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situata più a est?</text:p>
          </table:table-cell>
          <table:table-cell office:value-type="string" calcext:value-type="string">
            <text:p>Brindisi</text:p>
          </table:table-cell>
          <table:table-cell office:value-type="string" calcext:value-type="string">
            <text:p>Pescara|Roma|Venez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distanza chilometrica approssimativa in linea d'aria tra Savona e Modena?</text:p>
          </table:table-cell>
          <table:table-cell office:value-type="string" calcext:value-type="string">
            <text:p>Circa 200 km</text:p>
          </table:table-cell>
          <table:table-cell office:value-type="string" calcext:value-type="string">
            <text:p>Circa 100 km|Più di 500 km|Tra 250 e 300 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distanza chilometrica approssimativa in linea d'aria tra Cosenza e L'Aquila?</text:p>
          </table:table-cell>
          <table:table-cell office:value-type="string" calcext:value-type="string">
            <text:p>Tra 400 e 600 chilometri</text:p>
          </table:table-cell>
          <table:table-cell office:value-type="string" calcext:value-type="string">
            <text:p>Meno di 100 chilometri|Più di 700 chilometri|Tra 200 e 300 chilome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situata più a est?</text:p>
          </table:table-cell>
          <table:table-cell office:value-type="string" calcext:value-type="string">
            <text:p>L'Aquila</text:p>
          </table:table-cell>
          <table:table-cell office:value-type="string" calcext:value-type="string">
            <text:p>Aosta|Genova|P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situata più a ovest?</text:p>
          </table:table-cell>
          <table:table-cell office:value-type="string" calcext:value-type="string">
            <text:p>Imperia</text:p>
          </table:table-cell>
          <table:table-cell office:value-type="string" calcext:value-type="string">
            <text:p>Foggia|Messina|Pesc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situata più a nord?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Alessandria|Aosta|Var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situata più a est?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Alessandria|Lecco|Orvi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distanza chilometrica approssimativa in linea d'aria tra Firenze e Perugia?</text:p>
          </table:table-cell>
          <table:table-cell office:value-type="string" calcext:value-type="string">
            <text:p>Meno di 200 km</text:p>
          </table:table-cell>
          <table:table-cell office:value-type="string" calcext:value-type="string">
            <text:p>Più di 500 km|Tra 300 e 400 km|Tra 400 e 500 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italiana si trova la città di Monfalcone?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Lazio|Marche|Pug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distanza chilometrica approssimativa in linea d'aria tra Bari e Napoli?</text:p>
          </table:table-cell>
          <table:table-cell office:value-type="string" calcext:value-type="string">
            <text:p>Tra 200 km e 300 km</text:p>
          </table:table-cell>
          <table:table-cell office:value-type="string" calcext:value-type="string">
            <text:p>Circa 400 km|Meno di 150 km|Più di 500 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italiane è capoluogo di regione?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Reggio Emilia|Savona|Var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situata più a est?</text:p>
          </table:table-cell>
          <table:table-cell office:value-type="string" calcext:value-type="string">
            <text:p>Siracusa</text:p>
          </table:table-cell>
          <table:table-cell office:value-type="string" calcext:value-type="string">
            <text:p>Agrigento|Palermo|Rag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distanza chilometrica approssimativa in linea d'aria tra Palermo e Catania?</text:p>
          </table:table-cell>
          <table:table-cell office:value-type="string" calcext:value-type="string">
            <text:p>Circa 160 chilometri</text:p>
          </table:table-cell>
          <table:table-cell office:value-type="string" calcext:value-type="string">
            <text:p>Circa 90 chilometri|Meno di 50 chilometri|Più di 400 chilome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distanza chilometrica approssimativa in linea d'aria tra Cagliari e Nuoro?</text:p>
          </table:table-cell>
          <table:table-cell office:value-type="string" calcext:value-type="string">
            <text:p>Tra 100 e 200 km</text:p>
          </table:table-cell>
          <table:table-cell office:value-type="string" calcext:value-type="string">
            <text:p>Circa 550 km|Meno di 50 km|Più di 400 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distanza chilometrica approssimativa in linea d'aria tra Cagliari e Nuoro?</text:p>
          </table:table-cell>
          <table:table-cell office:value-type="string" calcext:value-type="string">
            <text:p>Circa 120 km</text:p>
          </table:table-cell>
          <table:table-cell office:value-type="string" calcext:value-type="string">
            <text:p>Circa 300 km|Meno di 60 km|Più di 400 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situata più a sud?</text:p>
          </table:table-cell>
          <table:table-cell office:value-type="string" calcext:value-type="string">
            <text:p>Potenza</text:p>
          </table:table-cell>
          <table:table-cell office:value-type="string" calcext:value-type="string">
            <text:p>Campobasso|Foggia|La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è situata più a ovest?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Caserta|Gorizia|Rie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 è la targa automobilistica di:</text:p>
          </table:table-cell>
          <table:table-cell office:value-type="string" calcext:value-type="string">
            <text:p>Frosinone</text:p>
          </table:table-cell>
          <table:table-cell office:value-type="string" calcext:value-type="string">
            <text:p>Fermo|Ferrara|Forl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lle seguenti Regioni italiane si trova l'area geografica della Val di Mazara?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Basilicata|Calabria|Trentino-Alto Ad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lle seguenti Regioni italiane si trova l'area geografica della Barbagia?</text:p>
          </table:table-cell>
          <table:table-cell office:value-type="string" calcext:value-type="string">
            <text:p>Sardegna</text:p>
          </table:table-cell>
          <table:table-cell office:value-type="string" calcext:value-type="string">
            <text:p>Liguria|Piemonte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lle seguenti Regioni italiane si trova l'area geografica del Mugello?</text:p>
          </table:table-cell>
          <table:table-cell office:value-type="string" calcext:value-type="string">
            <text:p>In Toscana</text:p>
          </table:table-cell>
          <table:table-cell office:value-type="string" calcext:value-type="string">
            <text:p>In Abruzzo|In Campania|In Mol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lle seguenti Regioni si trova l'area geografica della Maremma?</text:p>
          </table:table-cell>
          <table:table-cell office:value-type="string" calcext:value-type="string">
            <text:p>In Toscana</text:p>
          </table:table-cell>
          <table:table-cell office:value-type="string" calcext:value-type="string">
            <text:p>In Abruzzo|In Emilia-Romagna|In 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lle seguenti Regioni italiane si trova l'area geografica della Carnia?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Lombardia|Sardegna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distanza chilometrica approssimativa in linea d'aria tra Oristano e Olbia?</text:p>
          </table:table-cell>
          <table:table-cell office:value-type="string" calcext:value-type="string">
            <text:p>Tra 150 e 200 km</text:p>
          </table:table-cell>
          <table:table-cell office:value-type="string" calcext:value-type="string">
            <text:p>Circa 300 km|Meno di 50 km|Più di 500 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distanza chilometrica approssimativa in linea d'aria tra Salerno e Ferrara?</text:p>
          </table:table-cell>
          <table:table-cell office:value-type="string" calcext:value-type="string">
            <text:p>Circa 600 km</text:p>
          </table:table-cell>
          <table:table-cell office:value-type="string" calcext:value-type="string">
            <text:p>Meno di 200 km|Più di 800 km|Tra 200 e 300 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 è la targa automobilistica di:</text:p>
          </table:table-cell>
          <table:table-cell office:value-type="string" calcext:value-type="string">
            <text:p>Cuneo</text:p>
          </table:table-cell>
          <table:table-cell office:value-type="string" calcext:value-type="string">
            <text:p>Catania|Catanzaro|C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lle seguenti Regioni italiane si trova l'area geografica del Canavese?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Liguria|Lombardia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 è la targa automobilistica di: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Perugia|Pordenone|Pr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 è la targa automobilistica di: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Perugia|Pesaro|Peschi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 è la targa automobilistica di:</text:p>
          </table:table-cell>
          <table:table-cell office:value-type="string" calcext:value-type="string">
            <text:p>Salerno</text:p>
          </table:table-cell>
          <table:table-cell office:value-type="string" calcext:value-type="string">
            <text:p>Sassari|Sassuolo|Sav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è la targa automobilistica di: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Castrovillari|Catania|Catanz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è la targa automobilistica di:</text:p>
          </table:table-cell>
          <table:table-cell office:value-type="string" calcext:value-type="string">
            <text:p>Cosenza</text:p>
          </table:table-cell>
          <table:table-cell office:value-type="string" calcext:value-type="string">
            <text:p>Campobasso|Caserta|Ces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distanza chilometrica approssimativa in linea d'aria tra Torino e Padova?</text:p>
          </table:table-cell>
          <table:table-cell office:value-type="string" calcext:value-type="string">
            <text:p>Tra 300 km e 400 km</text:p>
          </table:table-cell>
          <table:table-cell office:value-type="string" calcext:value-type="string">
            <text:p>Meno di 200 km|Più di 600 km|Tra 200 e 300 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 è la targa automobilistica di:</text:p>
          </table:table-cell>
          <table:table-cell office:value-type="string" calcext:value-type="string">
            <text:p>Lecco</text:p>
          </table:table-cell>
          <table:table-cell office:value-type="string" calcext:value-type="string">
            <text:p>Lecce|Licata|Luc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Modena</text:p>
          </table:table-cell>
          <table:table-cell office:value-type="string" calcext:value-type="string">
            <text:p>Piacenza|Reggio Emilia|Rim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Bergamo si chiamano:</text:p>
          </table:table-cell>
          <table:table-cell office:value-type="string" calcext:value-type="string">
            <text:p>bergamaschi</text:p>
          </table:table-cell>
          <table:table-cell office:value-type="string" calcext:value-type="string">
            <text:p>bergamani|bergamesi|bergam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italiana si trova la città di Alassio?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Emilia-Romagna|Lazio|Tosc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Belluno|Treviso|Vice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italiane è capoluogo di regione?</text:p>
          </table:table-cell>
          <table:table-cell office:value-type="string" calcext:value-type="string">
            <text:p>Aosta</text:p>
          </table:table-cell>
          <table:table-cell office:value-type="string" calcext:value-type="string">
            <text:p>Bolzano|Sondrio|Ud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Como|Genova|Verce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Cuneo|Ivrea|Verce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Cesena|Faenza|Im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Città di Castello|Pisa|Viareg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Nuoro|Olbia|Orist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Bolzano</text:p>
          </table:table-cell>
          <table:table-cell office:value-type="string" calcext:value-type="string">
            <text:p>Bressanone|Gorizia|Porde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la provincia di Caltanissetta?</text:p>
          </table:table-cell>
          <table:table-cell office:value-type="string" calcext:value-type="string">
            <text:p>Mare di Sicilia</text:p>
          </table:table-cell>
          <table:table-cell office:value-type="string" calcext:value-type="string">
            <text:p>Ionio|Nessuno|Tir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la provincia di Imperia?</text:p>
          </table:table-cell>
          <table:table-cell office:value-type="string" calcext:value-type="string">
            <text:p>Ligure</text:p>
          </table:table-cell>
          <table:table-cell office:value-type="string" calcext:value-type="string">
            <text:p>Adriatico|Nessuno|Tir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il Piemonte?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Emilia Romagna|Liguria|Valle d'A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NON confina con la Lombardia?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Emilia Romagna|Piemonte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La Spezia</text:p>
          </table:table-cell>
          <table:table-cell office:value-type="string" calcext:value-type="string">
            <text:p>Gorizia|Sanremo|Sav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Cosenza si chiamano:</text:p>
          </table:table-cell>
          <table:table-cell office:value-type="string" calcext:value-type="string">
            <text:p>cosentini</text:p>
          </table:table-cell>
          <table:table-cell office:value-type="string" calcext:value-type="string">
            <text:p>cosenzani|cosenzesi|cosenz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Treviso si chiamano:</text:p>
          </table:table-cell>
          <table:table-cell office:value-type="string" calcext:value-type="string">
            <text:p>trevigiani</text:p>
          </table:table-cell>
          <table:table-cell office:value-type="string" calcext:value-type="string">
            <text:p>treviseni|trevisini|vis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Vicenza si chiamano:</text:p>
          </table:table-cell>
          <table:table-cell office:value-type="string" calcext:value-type="string">
            <text:p>vicentini</text:p>
          </table:table-cell>
          <table:table-cell office:value-type="string" calcext:value-type="string">
            <text:p>vicenzani|vicenzesi|vicenz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Arezzo si chiamano:</text:p>
          </table:table-cell>
          <table:table-cell office:value-type="string" calcext:value-type="string">
            <text:p>aretini</text:p>
          </table:table-cell>
          <table:table-cell office:value-type="string" calcext:value-type="string">
            <text:p>arezzani|arezzesi|arezzit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Asti si chiamano:</text:p>
          </table:table-cell>
          <table:table-cell office:value-type="string" calcext:value-type="string">
            <text:p>astigiani</text:p>
          </table:table-cell>
          <table:table-cell office:value-type="string" calcext:value-type="string">
            <text:p>astani|astesi|ast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Catania si chiamano:</text:p>
          </table:table-cell>
          <table:table-cell office:value-type="string" calcext:value-type="string">
            <text:p>catanesi</text:p>
          </table:table-cell>
          <table:table-cell office:value-type="string" calcext:value-type="string">
            <text:p>catanensi|cataniani|catan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Bergamo</text:p>
          </table:table-cell>
          <table:table-cell office:value-type="string" calcext:value-type="string">
            <text:p>Lecco|Lodi|Mant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Padova si chiamano:</text:p>
          </table:table-cell>
          <table:table-cell office:value-type="string" calcext:value-type="string">
            <text:p>padovani</text:p>
          </table:table-cell>
          <table:table-cell office:value-type="string" calcext:value-type="string">
            <text:p>padovensi|padovesi|padov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le Marche?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Abruzzo|Toscana|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Aosta si chiamano:</text:p>
          </table:table-cell>
          <table:table-cell office:value-type="string" calcext:value-type="string">
            <text:p>aostani</text:p>
          </table:table-cell>
          <table:table-cell office:value-type="string" calcext:value-type="string">
            <text:p>aostensi|aostesi|aost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italiane NON è capoluogo di provincia?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Brescia|Lecce|Pesc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italiane NON è capoluogo di provincia?</text:p>
          </table:table-cell>
          <table:table-cell office:value-type="string" calcext:value-type="string">
            <text:p>Viareggio</text:p>
          </table:table-cell>
          <table:table-cell office:value-type="string" calcext:value-type="string">
            <text:p>Enna|Latina|Mat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italiane NON è capoluogo di provincia?</text:p>
          </table:table-cell>
          <table:table-cell office:value-type="string" calcext:value-type="string">
            <text:p>Mestre</text:p>
          </table:table-cell>
          <table:table-cell office:value-type="string" calcext:value-type="string">
            <text:p>Frosinone|Imperia|Tera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Caserta|Catania|Gen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Como|Cremona|Pa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Piacenza si chiamano:</text:p>
          </table:table-cell>
          <table:table-cell office:value-type="string" calcext:value-type="string">
            <text:p>piacentini</text:p>
          </table:table-cell>
          <table:table-cell office:value-type="string" calcext:value-type="string">
            <text:p>piacenzesi|piacenzini|piacenz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più estesa?</text:p>
          </table:table-cell>
          <table:table-cell office:value-type="string" calcext:value-type="string">
            <text:p>Emilia-Romagna</text:p>
          </table:table-cell>
          <table:table-cell office:value-type="string" calcext:value-type="string">
            <text:p>Basilicata|Friuli-Venezia Giulia|Mol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NON si trova in Calabria?</text:p>
          </table:table-cell>
          <table:table-cell office:value-type="string" calcext:value-type="string">
            <text:p>Cassino</text:p>
          </table:table-cell>
          <table:table-cell office:value-type="string" calcext:value-type="string">
            <text:p>Crotone|Paola|Ross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NON si trova in Trentino-Alto Adige?</text:p>
          </table:table-cell>
          <table:table-cell office:value-type="string" calcext:value-type="string">
            <text:p>Alassio</text:p>
          </table:table-cell>
          <table:table-cell office:value-type="string" calcext:value-type="string">
            <text:p>Bolzano|Dobbiaco|Mer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più estesa?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Liguria|Molise|Valle d'A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più estesa?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ampania|Lazio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più estesa?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Liguria|Umbria|Valle d'A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il Veneto?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Emilia Romagna|Friuli Venezia Giulia|Lombar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meno estesa?</text:p>
          </table:table-cell>
          <table:table-cell office:value-type="string" calcext:value-type="string">
            <text:p>Valle d'Aosta</text:p>
          </table:table-cell>
          <table:table-cell office:value-type="string" calcext:value-type="string">
            <text:p>Abruzzo|Lombardia|Trentino-Alto Ad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NON si trova in Abruzzo?</text:p>
          </table:table-cell>
          <table:table-cell office:value-type="string" calcext:value-type="string">
            <text:p>Portici</text:p>
          </table:table-cell>
          <table:table-cell office:value-type="string" calcext:value-type="string">
            <text:p>Chieti|Giulianova|Sulm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meno estesa?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Calabria|Lombardia|Tosc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meno estesa?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Emilia-Romagna|Lazio|Sici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più estesa?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Abruzzo|Basilicata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meno estesa?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Calabria|Piemonte|Pug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meno estesa?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Emilia-Romagna|Toscana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più estesa?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Liguria|Trentino-Alto Adige|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Regioni italiane è più estesa?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asilicata|Campania|Laz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l'Abruzzo?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Lazio|Marche|Mol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ha più abitanti?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Cremona|Mantova|Sond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il Lazio?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olise|Toscana|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il Veneto?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Emilia Romagna|Friuli Venezia Giulia|Lombar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la Campania?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Lazio|Molise|Pug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la Lombardia?</text:p>
          </table:table-cell>
          <table:table-cell office:value-type="string" calcext:value-type="string">
            <text:p>Friuli Venezia Giulia</text:p>
          </table:table-cell>
          <table:table-cell office:value-type="string" calcext:value-type="string">
            <text:p>Emilia Romagna|Piemonte|Trentino Alto Ad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la Liguria?</text:p>
          </table:table-cell>
          <table:table-cell office:value-type="string" calcext:value-type="string">
            <text:p>Valle D'Aosta</text:p>
          </table:table-cell>
          <table:table-cell office:value-type="string" calcext:value-type="string">
            <text:p>Emilia Romagna|Piemonte|Tosc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NON si trova in Sardegna?</text:p>
          </table:table-cell>
          <table:table-cell office:value-type="string" calcext:value-type="string">
            <text:p>Fano</text:p>
          </table:table-cell>
          <table:table-cell office:value-type="string" calcext:value-type="string">
            <text:p>Carbonia|Olbia|Orist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l'Emilia Romagna?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Marche|Piemonte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NON si trova in Liguria?</text:p>
          </table:table-cell>
          <table:table-cell office:value-type="string" calcext:value-type="string">
            <text:p>Pompei</text:p>
          </table:table-cell>
          <table:table-cell office:value-type="string" calcext:value-type="string">
            <text:p>La Spezia|Rapallo|Ventimig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capoluoghi NON appartiene alla Regione Sicilia?</text:p>
          </table:table-cell>
          <table:table-cell office:value-type="string" calcext:value-type="string">
            <text:p>Taranto</text:p>
          </table:table-cell>
          <table:table-cell office:value-type="string" calcext:value-type="string">
            <text:p>Agrigento|Messina|Trap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capoluoghi NON appartiene alla Regione Lombardia?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Brescia|Cremona|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capoluoghi NON appartiene alla Regione Calabria?</text:p>
          </table:table-cell>
          <table:table-cell office:value-type="string" calcext:value-type="string">
            <text:p>Isernia</text:p>
          </table:table-cell>
          <table:table-cell office:value-type="string" calcext:value-type="string">
            <text:p>Catanzaro|Cosenza|Crot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capoluoghi NON appartiene alla Regione Campania?</text:p>
          </table:table-cell>
          <table:table-cell office:value-type="string" calcext:value-type="string">
            <text:p>Cosenza</text:p>
          </table:table-cell>
          <table:table-cell office:value-type="string" calcext:value-type="string">
            <text:p>Avellino|Caserta|Sale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città NON si trova in Molise?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Campobasso|Isernia|Term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l'Emilia Romagna?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Piemonte|Toscana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non confina con la Puglia?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Basilicata|Campania|Mol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è attraversata dal fiume Panaro?</text:p>
          </table:table-cell>
          <table:table-cell office:value-type="string" calcext:value-type="string">
            <text:p>Emilia-Romagna</text:p>
          </table:table-cell>
          <table:table-cell office:value-type="string" calcext:value-type="string">
            <text:p>Liguria|Lombardia|Pie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i Capri è in provincia di: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Benevento|Caserta|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confina con l'Emilia Romagna?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alabria|Friuli-Venezia Giulia|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Verona si chiamano:</text:p>
          </table:table-cell>
          <table:table-cell office:value-type="string" calcext:value-type="string">
            <text:p>veronesi</text:p>
          </table:table-cell>
          <table:table-cell office:value-type="string" calcext:value-type="string">
            <text:p>veronani|veronensi|veron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è attraversata dal fiume Adige?</text:p>
          </table:table-cell>
          <table:table-cell office:value-type="string" calcext:value-type="string">
            <text:p>Trentino Alto Adige</text:p>
          </table:table-cell>
          <table:table-cell office:value-type="string" calcext:value-type="string">
            <text:p>Basilicata|Lazio|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è attraversata dal fiume Volturno?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Basilicata|Lazio|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confina con il Lazio?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Basilicata|Emilia Romagna|Pug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è attraversata dal fiume Bormida?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Emilia-Romagna|Toscana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confina con la Liguria?</text:p>
          </table:table-cell>
          <table:table-cell office:value-type="string" calcext:value-type="string">
            <text:p>Emilia-Romagna</text:p>
          </table:table-cell>
          <table:table-cell office:value-type="string" calcext:value-type="string">
            <text:p>Lombardia|Umbria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è solcata dal fiume Po?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Friuli Venezia Giulia|Liguria|Valle d'A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è solcata dal fiume Arno?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Liguria|Lombardia|Mar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è solcata dal fiume Oglio?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mpania|Lazio|Valle d'A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i Filicudi è in provincia di: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Agrigento|Lecce|Reggio Cala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'Elba è in provincia di: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Napoli|Pesaro|Rave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i Ischia è in provincia di:</text:p>
          </table:table-cell>
          <table:table-cell office:value-type="string" calcext:value-type="string">
            <text:p>Napoli</text:p>
          </table:table-cell>
          <table:table-cell office:value-type="string" calcext:value-type="string">
            <text:p>Caserta|Latina|Sale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è attraversata dal fiume Tevere?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Campania|Emilia Romagna|Ligu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confina con la Valle d'Aosta?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Liguria|Lombardia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si trova Città di Castello?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Lazio|Marche|Tosc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si trova la città di Civitavecchia?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Basilicata|Molise|Tosc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si trova la città di Mazara del Vallo?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alabria|Puglia|Sarde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si trova la città di Barletta?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Basilicata|Calabria|Mol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si trova la città di Pompei?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Basilicata|Calabria|Mol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le seguenti città italiane conta più abitanti?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Belluno|Merano|Rov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confina con il Friuli-Venezia Giulia?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Emilia-Romagna|Toscana|Trentino-Alto Ad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è solcata dal fiume Mincio?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asilicata|Lazio|Valle d'A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confina con il Veneto?</text:p>
          </table:table-cell>
          <table:table-cell office:value-type="string" calcext:value-type="string">
            <text:p>Emilia-Romagna</text:p>
          </table:table-cell>
          <table:table-cell office:value-type="string" calcext:value-type="string">
            <text:p>Marche|Piemonte|Tosc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confina con il Trentino-Alto Adige?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Emilia-Romagna|Friuli-Venezia Giulia|Pie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confina con il Veneto?</text:p>
          </table:table-cell>
          <table:table-cell office:value-type="string" calcext:value-type="string">
            <text:p>Friuli Venezia Giulia</text:p>
          </table:table-cell>
          <table:table-cell office:value-type="string" calcext:value-type="string">
            <text:p>Liguria|Piemonte|Valle d'A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confina con la Basilicata?</text:p>
          </table:table-cell>
          <table:table-cell office:value-type="string" calcext:value-type="string">
            <text:p>Calabria</text:p>
          </table:table-cell>
          <table:table-cell office:value-type="string" calcext:value-type="string">
            <text:p>Lazio|Marche|Tosc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confina con il Trentino Alto Adige?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Emilia Romagna|Friuli Venezia Giulia|Pie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confina con il Piemonte?</text:p>
          </table:table-cell>
          <table:table-cell office:value-type="string" calcext:value-type="string">
            <text:p>Emilia-Romagna</text:p>
          </table:table-cell>
          <table:table-cell office:value-type="string" calcext:value-type="string">
            <text:p>Toscana|Trentino-Alto Adige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Regione si trova la città di Monza?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iguria|Piemonte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è bagnata dal Mar Adriatico?</text:p>
          </table:table-cell>
          <table:table-cell office:value-type="string" calcext:value-type="string">
            <text:p>Molise</text:p>
          </table:table-cell>
          <table:table-cell office:value-type="string" calcext:value-type="string">
            <text:p>Calabria|Toscana|Trentino-Alto Ad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i laghi seguenti NON si trova in Lombardia?</text:p>
          </table:table-cell>
          <table:table-cell office:value-type="string" calcext:value-type="string">
            <text:p>Lago d'Orta</text:p>
          </table:table-cell>
          <table:table-cell office:value-type="string" calcext:value-type="string">
            <text:p>Lago di Lecco|Lago d'Iseo|Lago Magg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laghi si trova più a sud?</text:p>
          </table:table-cell>
          <table:table-cell office:value-type="string" calcext:value-type="string">
            <text:p>Lago Trasimeno</text:p>
          </table:table-cell>
          <table:table-cell office:value-type="string" calcext:value-type="string">
            <text:p>Lago di Garda|Lago d'Iseo|Lago Magg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tra le seguenti Regioni italiane si trova il lago di Como?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Emilia-Romagna|Piemonte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è bagnata dal Mar Tirreno?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Friuli-Venezia Giulia|Marche|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, tra le seguenti città italiane, NON si affaccia sulle coste tirreniche?</text:p>
          </table:table-cell>
          <table:table-cell office:value-type="string" calcext:value-type="string">
            <text:p>Otranto</text:p>
          </table:table-cell>
          <table:table-cell office:value-type="string" calcext:value-type="string">
            <text:p>Piombino|Sorrento|Terrac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, tra le seguenti città italiane, si affaccia sulle coste adriatiche?</text:p>
          </table:table-cell>
          <table:table-cell office:value-type="string" calcext:value-type="string">
            <text:p>Senigallia</text:p>
          </table:table-cell>
          <table:table-cell office:value-type="string" calcext:value-type="string">
            <text:p>Cefalù|Portoferraio|Viareg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è bagnata dal Mar Tirreno?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Lombardia|Marche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 lago d'Iseo si trova fra:</text:p>
          </table:table-cell>
          <table:table-cell office:value-type="string" calcext:value-type="string">
            <text:p>il lago di Como e il lago di Garda</text:p>
          </table:table-cell>
          <table:table-cell office:value-type="string" calcext:value-type="string">
            <text:p>il lago Maggiore e il lago di Como|il lago Maggiore e il lago di Lugano|il lago Maggiore e il lago d'O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è bagnata dal Mar Ionio?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Emilia-Romagna|Liguria|Um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è bagnata dal Mar Adriatico?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Campania|Toscana|Valle d'A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i Panarea è in provincia di: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Livorno|Nuoro|Rag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è bagnata dal Mar Tirreno?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Puglia|Valle d'Aosta|Ven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tra le seguenti Regioni italiane si trova il Monte Bianco?</text:p>
          </table:table-cell>
          <table:table-cell office:value-type="string" calcext:value-type="string">
            <text:p>Valle d'Aosta</text:p>
          </table:table-cell>
          <table:table-cell office:value-type="string" calcext:value-type="string">
            <text:p>Friuli-Venezia Giulia|Liguria|Lombar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Benevento si chiamano:</text:p>
          </table:table-cell>
          <table:table-cell office:value-type="string" calcext:value-type="string">
            <text:p>beneventani</text:p>
          </table:table-cell>
          <table:table-cell office:value-type="string" calcext:value-type="string">
            <text:p>beneventensi|beneventesi|benevent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Parma si chiamano:</text:p>
          </table:table-cell>
          <table:table-cell office:value-type="string" calcext:value-type="string">
            <text:p>parmensi</text:p>
          </table:table-cell>
          <table:table-cell office:value-type="string" calcext:value-type="string">
            <text:p>parmani|parmesi|parm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Perugia si chiamano:</text:p>
          </table:table-cell>
          <table:table-cell office:value-type="string" calcext:value-type="string">
            <text:p>perugini</text:p>
          </table:table-cell>
          <table:table-cell office:value-type="string" calcext:value-type="string">
            <text:p>perugensi|perugesi|perugi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abitanti di Salerno si chiamano:</text:p>
          </table:table-cell>
          <table:table-cell office:value-type="string" calcext:value-type="string">
            <text:p>salernitani</text:p>
          </table:table-cell>
          <table:table-cell office:value-type="string" calcext:value-type="string">
            <text:p>salernani|salernesi|salern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lle seguenti Regioni italiane è bagnata dal Mar Adriatico?</text:p>
          </table:table-cell>
          <table:table-cell office:value-type="string" calcext:value-type="string">
            <text:p>Friuli-Venezia Giulia</text:p>
          </table:table-cell>
          <table:table-cell office:value-type="string" calcext:value-type="string">
            <text:p>Liguria|Sicilia|Tosc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i Vulcano è in provincia di: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Pescara|Ragusa|Tara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tra le seguenti Regioni italiane si trova il vulcano Etna?</text:p>
          </table:table-cell>
          <table:table-cell office:value-type="string" calcext:value-type="string">
            <text:p>Sicilia</text:p>
          </table:table-cell>
          <table:table-cell office:value-type="string" calcext:value-type="string">
            <text:p>Calabria|Puglia|Sarde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i Ponza è in provincia di: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Ancona|Caserta|Gen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laghi NON è completamente compreso nei confini italiani?</text:p>
          </table:table-cell>
          <table:table-cell office:value-type="string" calcext:value-type="string">
            <text:p>Lago Maggiore</text:p>
          </table:table-cell>
          <table:table-cell office:value-type="string" calcext:value-type="string">
            <text:p>Lago di Bolsena|Lago di Garda|Lago d'Is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i Stromboli è in provincia di:</text:p>
          </table:table-cell>
          <table:table-cell office:value-type="string" calcext:value-type="string">
            <text:p>Messina</text:p>
          </table:table-cell>
          <table:table-cell office:value-type="string" calcext:value-type="string">
            <text:p>Pescara|Trapani|Vibo Val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i Caprera è in provincia di: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Cagliari|Livorno|Sirac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ella Maddalena è in provincia di: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Genova|Livorno|Rave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i Sant'Antioco è in provincia di:</text:p>
          </table:table-cell>
          <table:table-cell office:value-type="string" calcext:value-type="string">
            <text:p>Cagliari</text:p>
          </table:table-cell>
          <table:table-cell office:value-type="string" calcext:value-type="string">
            <text:p>Napoli|Palermo|Tara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ell'Asinara è in provincia di:</text:p>
          </table:table-cell>
          <table:table-cell office:value-type="string" calcext:value-type="string">
            <text:p>Sassari</text:p>
          </table:table-cell>
          <table:table-cell office:value-type="string" calcext:value-type="string">
            <text:p>Cagliari|Napoli|Pale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laghi è situato più a est?</text:p>
          </table:table-cell>
          <table:table-cell office:value-type="string" calcext:value-type="string">
            <text:p>Lago d'Iseo</text:p>
          </table:table-cell>
          <table:table-cell office:value-type="string" calcext:value-type="string">
            <text:p>Lago di Como|Lago d'Orta|Lago Magg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i laghi seguenti NON si trova in Lombardia?</text:p>
          </table:table-cell>
          <table:table-cell/>
          <table:table-cell office:value-type="string" calcext:value-type="string">
            <text:p>Lago di Como|Lago di Varese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tra i seguenti laghi italiani ha la superficie più estesa?</text:p>
          </table:table-cell>
          <table:table-cell office:value-type="string" calcext:value-type="string">
            <text:p>Lago di Garda</text:p>
          </table:table-cell>
          <table:table-cell office:value-type="string" calcext:value-type="string">
            <text:p>Lago di Como|Lago Maggiore|Lago Trasim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ola di Ustica è in provincia di: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Messina|Napoli|Reggio Cala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Paesi si trova a sud dell'equatore?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Egitto|Tunisia|Turch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NON è uno Stato degli USA?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Arizona|Idaho|Mont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NON è uno Stato degli USA?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eorgia|New Jersey|Virgi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NON è uno Stato degli USA?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Alabama|Texas|Wiscons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NON è uno Stato degli USA?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abama|Nebraska|Oh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Paesi si trova a nord dell'equatore?</text:p>
          </table:table-cell>
          <table:table-cell office:value-type="string" calcext:value-type="string">
            <text:p>Cina</text:p>
          </table:table-cell>
          <table:table-cell office:value-type="string" calcext:value-type="string">
            <text:p>Nuova Zelanda|Uruguay|Zam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Paesi si trova a nord dell'equatore?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Australia|Cile|Nuova Zel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, tra i seguenti Stati, si trova il lago di Tiberiade?</text:p>
          </table:table-cell>
          <table:table-cell office:value-type="string" calcext:value-type="string">
            <text:p>Israele</text:p>
          </table:table-cell>
          <table:table-cell office:value-type="string" calcext:value-type="string">
            <text:p>Eritrea|Giappone|Polo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Paesi si trova a sud dell'equatore?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Grecia|Nicaragua|Seneg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Paesi si trova a sud dell'equatore?</text:p>
          </table:table-cell>
          <table:table-cell office:value-type="string" calcext:value-type="string">
            <text:p>Cile</text:p>
          </table:table-cell>
          <table:table-cell office:value-type="string" calcext:value-type="string">
            <text:p>Iran|Russia|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Paesi si trova a sud dell'equatore?</text:p>
          </table:table-cell>
          <table:table-cell office:value-type="string" calcext:value-type="string">
            <text:p>Mozambico</text:p>
          </table:table-cell>
          <table:table-cell office:value-type="string" calcext:value-type="string">
            <text:p>Egitto|Francia|Mess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i seguenti continenti si trova l'Ecuador?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Africa|Asia|Euro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, tra i seguenti Stati, si trova il lago Tanganica?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Gran Bretagna|Mongolia|Urugu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Stati confina con l'Arabia Saudita?</text:p>
          </table:table-cell>
          <table:table-cell office:value-type="string" calcext:value-type="string">
            <text:p>Giordania</text:p>
          </table:table-cell>
          <table:table-cell office:value-type="string" calcext:value-type="string">
            <text:p>India|Polonia|Rus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Stati confina con la Colombia?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Argentina|Stati Uniti|Urugu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Paesi si trova a nord dell'equatore?</text:p>
          </table:table-cell>
          <table:table-cell office:value-type="string" calcext:value-type="string">
            <text:p>Thailandia</text:p>
          </table:table-cell>
          <table:table-cell office:value-type="string" calcext:value-type="string">
            <text:p>Nuova Zelanda|Paraguay|Sud Af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Stati è attraversato dal fiume Mississippi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nada|Messico|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i seguenti Stati si trova la catena montuosa dell'Atlante?</text:p>
          </table:table-cell>
          <table:table-cell office:value-type="string" calcext:value-type="string">
            <text:p>Marocco</text:p>
          </table:table-cell>
          <table:table-cell office:value-type="string" calcext:value-type="string">
            <text:p>Ciad|Grecia|Ir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continente si trova l'Afghanistan?</text:p>
          </table:table-cell>
          <table:table-cell office:value-type="string" calcext:value-type="string">
            <text:p>In Asia</text:p>
          </table:table-cell>
          <table:table-cell office:value-type="string" calcext:value-type="string">
            <text:p>In Africa|In America|In Oce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area geografica si trova lo stato del Kazakistan?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frica|America Centro-Settentrionale|America Meridi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area geografica si trova lo stato di Santo Domingo?</text:p>
          </table:table-cell>
          <table:table-cell office:value-type="string" calcext:value-type="string">
            <text:p>America Meridionale</text:p>
          </table:table-cell>
          <table:table-cell office:value-type="string" calcext:value-type="string">
            <text:p>Africa|America Centro-Settentrionale|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lingua ufficiale dell'Argentina?</text:p>
          </table:table-cell>
          <table:table-cell office:value-type="string" calcext:value-type="string">
            <text:p>Spagnolo</text:p>
          </table:table-cell>
          <table:table-cell office:value-type="string" calcext:value-type="string">
            <text:p>Francese|Inglese|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mari bagna il Marocco?</text:p>
          </table:table-cell>
          <table:table-cell office:value-type="string" calcext:value-type="string">
            <text:p>Mar Mediterraneo</text:p>
          </table:table-cell>
          <table:table-cell office:value-type="string" calcext:value-type="string">
            <text:p>Mar Giallo|Mar Nero|Mare del N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roit, Sacramento e Phoenix. In quale dei seguenti Paesi si trovano queste città?</text:p>
          </table:table-cell>
          <table:table-cell office:value-type="string" calcext:value-type="string">
            <text:p>Stati Uniti d'America</text:p>
          </table:table-cell>
          <table:table-cell office:value-type="string" calcext:value-type="string">
            <text:p>Canada|Messico|Nuova Zel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a capitale dell'Egitto?</text:p>
          </table:table-cell>
          <table:table-cell office:value-type="string" calcext:value-type="string">
            <text:p>Il Cairo</text:p>
          </table:table-cell>
          <table:table-cell office:value-type="string" calcext:value-type="string">
            <text:p>Alessandria|Gaza|Zaga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NON è uno Stato degli USA?</text:p>
          </table:table-cell>
          <table:table-cell office:value-type="string" calcext:value-type="string">
            <text:p>Nuova Zelanda</text:p>
          </table:table-cell>
          <table:table-cell office:value-type="string" calcext:value-type="string">
            <text:p>Maine|New Hampshire|Verm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Stati è attraversato dal fiume Colorado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nada|Colombia|Venezu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dei seguenti NON è uno Stato degli USA?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Indiana|Nevada|South Dak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, tra i seguenti Stati, si trova il lago di Costanza?</text:p>
          </table:table-cell>
          <table:table-cell office:value-type="string" calcext:value-type="string">
            <text:p>Germania</text:p>
          </table:table-cell>
          <table:table-cell office:value-type="string" calcext:value-type="string">
            <text:p>Belgio|Italia|Roma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Stato si affaccia sul Golfo del Messico?</text:p>
          </table:table-cell>
          <table:table-cell office:value-type="string" calcext:value-type="string">
            <text:p>Stati Uniti d'America</text:p>
          </table:table-cell>
          <table:table-cell office:value-type="string" calcext:value-type="string">
            <text:p>Alaska|Canada|Isl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i seguenti Stati si trova il monte Everest?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India|Russia|Ye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dei seguenti Stati si trova la catena montuosa degli Appalachi?</text:p>
          </table:table-cell>
          <table:table-cell office:value-type="string" calcext:value-type="string">
            <text:p>Stati Uniti d'America</text:p>
          </table:table-cell>
          <table:table-cell office:value-type="string" calcext:value-type="string">
            <text:p>Australia|Brasile|Spa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quale area geografica si trovano le Isole Vergini?</text:p>
          </table:table-cell>
          <table:table-cell office:value-type="string" calcext:value-type="string">
            <text:p>America Centro-Settentrionale</text:p>
          </table:table-cell>
          <table:table-cell office:value-type="string" calcext:value-type="string">
            <text:p>Africa|America Meridionale|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'unità monetaria della Finlandia?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Dollaro|Rand|Y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'unità monetaria dell'Austria?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Dollaro|Dracma|Y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'unità monetaria della Russia?</text:p>
          </table:table-cell>
          <table:table-cell office:value-type="string" calcext:value-type="string">
            <text:p>Rublo</text:p>
          </table:table-cell>
          <table:table-cell office:value-type="string" calcext:value-type="string">
            <text:p>Dollaro|Marco|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'unità monetaria dei Paesi Bassi?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Dollaro|Rand|Ster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'unità monetaria del Belgio?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Dollaro|Lira|Y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'unità monetaria della Germania?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Dollaro|Franco|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'unità monetaria della Francia?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Dollaro|Marco|Y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'unità monetaria della Grecia?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Corona|Dracma|Fior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 è l'unità monetaria della Gran Bretagna?</text:p>
          </table:table-cell>
          <table:table-cell office:value-type="string" calcext:value-type="string">
            <text:p>Sterlina</text:p>
          </table:table-cell>
          <table:table-cell office:value-type="string" calcext:value-type="string">
            <text:p>Dollaro|Peseta|Rand</text:p>
          </table:table-cell>
          <table:table-cell table:number-columns-repeated="2"/>
        </table:table-row>
      </table:table>
      <table:table table:name="Storia" table:style-name="ta1"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rrect_answer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wrong_answer</text:p>
          </table:table-cell>
        </table:table-row>
        <table:table-row table:style-name="ro1">
          <table:table-cell office:value-type="string" calcext:value-type="string">
            <text:p>la Gran Bretagna</text:p>
          </table:table-cell>
          <table:table-cell office:value-type="string" calcext:value-type="string">
            <text:p>Con il blocco continentale Napoleone si proponeva di isolare commercialmente:</text:p>
          </table:table-cell>
          <table:table-cell office:value-type="string" calcext:value-type="string">
            <text:p>la Francia|la Prussia|l'Impero Ottomano</text:p>
          </table:table-cell>
        </table:table-row>
        <table:table-row table:style-name="ro1">
          <table:table-cell office:value-type="string" calcext:value-type="string">
            <text:p>Nel XVIII secolo</text:p>
          </table:table-cell>
          <table:table-cell office:value-type="string" calcext:value-type="string">
            <text:p>In quale secolo si affermò in Europa il cosiddetto dispotismo illuminato?</text:p>
          </table:table-cell>
          <table:table-cell office:value-type="string" calcext:value-type="string">
            <text:p>Nel XIII secolo|Nel XIX secolo|Nel XX secolo</text:p>
          </table:table-cell>
        </table:table-row>
        <table:table-row table:style-name="ro1">
          <table:table-cell office:value-type="string" calcext:value-type="string">
            <text:p>Nei primi decenni del XVI secolo</text:p>
          </table:table-cell>
          <table:table-cell office:value-type="string" calcext:value-type="string">
            <text:p>Cronologicamente, in quale periodo si colloca il movimento della Riforma protestante avviata da Martin Lutero?</text:p>
          </table:table-cell>
          <table:table-cell office:value-type="string" calcext:value-type="string">
            <text:p>Nel XIV secolo|Nel XVIII secolo|Nella seconda metà del IX secolo</text:p>
          </table:table-cell>
        </table:table-row>
        <table:table-row table:style-name="ro1">
          <table:table-cell office:value-type="string" calcext:value-type="string">
            <text:p>nel luglio 1776</text:p>
          </table:table-cell>
          <table:table-cell office:value-type="string" calcext:value-type="string">
            <text:p>La Dichiarazione d'indipendenza americana venne firmata:</text:p>
          </table:table-cell>
          <table:table-cell office:value-type="string" calcext:value-type="string">
            <text:p>nel luglio 1789|nell'agosto 1848|nell'aprile 1603</text:p>
          </table:table-cell>
        </table:table-row>
        <table:table-row table:style-name="ro1">
          <table:table-cell office:value-type="string" calcext:value-type="string">
            <text:p>Agli ultimi decenni del XVIII secolo</text:p>
          </table:table-cell>
          <table:table-cell office:value-type="string" calcext:value-type="string">
            <text:p>A quale periodo risale l'inizio della Rivoluzione industriale inglese?</text:p>
          </table:table-cell>
          <table:table-cell office:value-type="string" calcext:value-type="string">
            <text:p>Alla fine del XVI secolo|Alla fine del XVII secolo|Alla seconda metà del XIX secolo</text:p>
          </table:table-cell>
        </table:table-row>
        <table:table-row table:style-name="ro1">
          <table:table-cell office:value-type="string" calcext:value-type="string">
            <text:p>Nel XIII secolo</text:p>
          </table:table-cell>
          <table:table-cell office:value-type="string" calcext:value-type="string">
            <text:p>In quale epoca si collocano i viaggi del mercante veneziano Marco Polo?</text:p>
          </table:table-cell>
          <table:table-cell office:value-type="string" calcext:value-type="string">
            <text:p>Al principio del XX secolo|Nel XVII secolo|Tra il XVI e il XVII secolo</text:p>
          </table:table-cell>
        </table:table-row>
        <table:table-row table:style-name="ro1">
          <table:table-cell office:value-type="string" calcext:value-type="string">
            <text:p>le classi popolari</text:p>
          </table:table-cell>
          <table:table-cell office:value-type="string" calcext:value-type="string">
            <text:p>La Comune di Parigi, nel 1792, rappresentava:</text:p>
          </table:table-cell>
          <table:table-cell office:value-type="string" calcext:value-type="string">
            <text:p>i nobili|il clero|il re e i suoi cortigiani</text:p>
          </table:table-cell>
        </table:table-row>
        <table:table-row table:style-name="ro1">
          <table:table-cell office:value-type="string" calcext:value-type="string">
            <text:p>sul Mare del Nord</text:p>
          </table:table-cell>
          <table:table-cell office:value-type="string" calcext:value-type="string">
            <text:p>La lega anseatica o Hansa, fu un'associazione commerciale tra città marittime che, particolarmente a partire dal XIV secolo, esercitò la sua influenza: </text:p>
          </table:table-cell>
          <table:table-cell office:value-type="string" calcext:value-type="string">
            <text:p>sul Mar della Sonda|sull'area danubiana|sull'Oceano Indiano</text:p>
          </table:table-cell>
        </table:table-row>
        <table:table-row table:style-name="ro1">
          <table:table-cell office:value-type="string" calcext:value-type="string">
            <text:p>del Concilio di Trento</text:p>
          </table:table-cell>
          <table:table-cell office:value-type="string" calcext:value-type="string">
            <text:p>A metà del Cinquecento, una vera e propria riorganizzazione della Chiesa cattolica fu compiuta ad opera: </text:p>
          </table:table-cell>
          <table:table-cell office:value-type="string" calcext:value-type="string">
            <text:p>del Concilio di Nicea|dell'Editto di Nantes|dell'Editto di Worms</text:p>
          </table:table-cell>
        </table:table-row>
        <table:table-row table:style-name="ro1">
          <table:table-cell office:value-type="string" calcext:value-type="string">
            <text:p>dai lanzichenecchi di Carlo V</text:p>
          </table:table-cell>
          <table:table-cell office:value-type="string" calcext:value-type="string">
            <text:p>Il sacco di Roma del 1527 fu portato a termine:</text:p>
          </table:table-cell>
          <table:table-cell office:value-type="string" calcext:value-type="string">
            <text:p>dai mercenari dei Savoia|dalle guardie scelte persiane|dalle guardie svizzere del Papa</text:p>
          </table:table-cell>
        </table:table-row>
        <table:table-row table:style-name="ro1">
          <table:table-cell office:value-type="string" calcext:value-type="string">
            <text:p>nella seconda metà del XV secolo</text:p>
          </table:table-cell>
          <table:table-cell office:value-type="string" calcext:value-type="string">
            <text:p>Lorenzo de' Medici svolse la propria attività politica e culturale:</text:p>
          </table:table-cell>
          <table:table-cell office:value-type="string" calcext:value-type="string">
            <text:p>nel XIII secolo|nel XVIII secolo|nell'XI secolo</text:p>
          </table:table-cell>
        </table:table-row>
        <table:table-row table:style-name="ro1">
          <table:table-cell office:value-type="string" calcext:value-type="string">
            <text:p>la Dichiarazione dei diritti dell'uomo e del cittadino</text:p>
          </table:table-cell>
          <table:table-cell office:value-type="string" calcext:value-type="string">
            <text:p>Il 26 agosto 1789 venne approvata:</text:p>
          </table:table-cell>
          <table:table-cell office:value-type="string" calcext:value-type="string">
            <text:p>la Costituzione della Comune di Parigi|la decapitazione del re Luigi XVI|la messa al bando dei giacobini</text:p>
          </table:table-cell>
        </table:table-row>
        <table:table-row table:style-name="ro1">
          <table:table-cell office:value-type="string" calcext:value-type="string">
            <text:p>dopo il regime del Terrore</text:p>
          </table:table-cell>
          <table:table-cell office:value-type="string" calcext:value-type="string">
            <text:p>Nell'ambito della Rivoluzione francese, il periodo detto Termidoro si colloca cronologicamente:</text:p>
          </table:table-cell>
          <table:table-cell office:value-type="string" calcext:value-type="string">
            <text:p>prima del 1789|prima della morte del sovrano Luigi XVI|prima della morte di Maria Antonietta</text:p>
          </table:table-cell>
        </table:table-row>
        <table:table-row table:style-name="ro1">
          <table:table-cell office:value-type="string" calcext:value-type="string">
            <text:p>l'opposizione reazionaria al governo dei giacobini</text:p>
          </table:table-cell>
          <table:table-cell office:value-type="string" calcext:value-type="string">
            <text:p>Nel corso della Rivoluzione francese, il termine Terrore bianco indica:</text:p>
          </table:table-cell>
          <table:table-cell office:value-type="string" calcext:value-type="string">
            <text:p>il governo di Napoleone durante i cento giorni|la polizia segreta rivoluzionaria|una tecnica militare</text:p>
          </table:table-cell>
        </table:table-row>
        <table:table-row table:style-name="ro1">
          <table:table-cell office:value-type="string" calcext:value-type="string">
            <text:p>i rivoluzionari moderati</text:p>
          </table:table-cell>
          <table:table-cell office:value-type="string" calcext:value-type="string">
            <text:p>Durante la Rivoluzione francese, i girondini erano:</text:p>
          </table:table-cell>
          <table:table-cell office:value-type="string" calcext:value-type="string">
            <text:p>i poliziotti municipali|i rivoluzionari estremisti|i sostenitori del re</text:p>
          </table:table-cell>
        </table:table-row>
        <table:table-row table:style-name="ro1">
          <table:table-cell office:value-type="string" calcext:value-type="string">
            <text:p>Al XIV secolo</text:p>
          </table:table-cell>
          <table:table-cell office:value-type="string" calcext:value-type="string">
            <text:p>A quale secolo risale l'inizio della guerra dei cent'anni tra Francia e Inghilterra?</text:p>
          </table:table-cell>
          <table:table-cell office:value-type="string" calcext:value-type="string">
            <text:p>Al XIX secolo|Al XVII secolo|Al XVIII secolo</text:p>
          </table:table-cell>
        </table:table-row>
        <table:table-row table:style-name="ro1">
          <table:table-cell office:value-type="string" calcext:value-type="string">
            <text:p>1545-1563</text:p>
          </table:table-cell>
          <table:table-cell office:value-type="string" calcext:value-type="string">
            <text:p>A quale periodo risale il Concilio di Trento?</text:p>
          </table:table-cell>
          <table:table-cell office:value-type="string" calcext:value-type="string">
            <text:p>1765-1782|1815-1818|1963-1965</text:p>
          </table:table-cell>
        </table:table-row>
        <table:table-row table:style-name="ro1">
          <table:table-cell office:value-type="string" calcext:value-type="string">
            <text:p>Una prigione per detenuti politici</text:p>
          </table:table-cell>
          <table:table-cell office:value-type="string" calcext:value-type="string">
            <text:p>Cos'era la Bastiglia prima della Rivoluzione francese?</text:p>
          </table:table-cell>
          <table:table-cell office:value-type="string" calcext:value-type="string">
            <text:p>La casa di Robespierre|La sede del governo provvisorio|La sede dell'Arcivescovado</text:p>
          </table:table-cell>
        </table:table-row>
        <table:table-row table:style-name="ro1">
          <table:table-cell office:value-type="string" calcext:value-type="string">
            <text:p>La presa della Bastiglia</text:p>
          </table:table-cell>
          <table:table-cell office:value-type="string" calcext:value-type="string">
            <text:p>Quale importante evento si verificò in Francia nel luglio 1789?</text:p>
          </table:table-cell>
          <table:table-cell office:value-type="string" calcext:value-type="string">
            <text:p>La cacciata della famiglia reale dal palazzo di Versailles|L'incoronazione di Napoleone|L'uccisione di Robespierre</text:p>
          </table:table-cell>
        </table:table-row>
        <table:table-row table:style-name="ro1">
          <table:table-cell office:value-type="string" calcext:value-type="string">
            <text:p>recinzioni di terre che una volta appartenevano alla comunità di villaggio</text:p>
          </table:table-cell>
          <table:table-cell office:value-type="string" calcext:value-type="string">
            <text:p>Le enclosures, che si diffusero in Inghilterra nel corso del Settecento, erano:</text:p>
          </table:table-cell>
          <table:table-cell office:value-type="string" calcext:value-type="string">
            <text:p>associazioni di lavoratori agricoli|contratti agricoli che prevedevano la divisione a metà del raccolto tra contadini e proprietari terrieri|i salari con cui venivano pagati i contadini stagionali</text:p>
          </table:table-cell>
        </table:table-row>
        <table:table-row table:style-name="ro1">
          <table:table-cell office:value-type="string" calcext:value-type="string">
            <text:p>Diciottesimo</text:p>
          </table:table-cell>
          <table:table-cell office:value-type="string" calcext:value-type="string">
            <text:p>In quale secolo nacque Napoleone Bonaparte?</text:p>
          </table:table-cell>
          <table:table-cell office:value-type="string" calcext:value-type="string">
            <text:p>Diciannovesimo|Quattordicesimo|Quindicesimo</text:p>
          </table:table-cell>
        </table:table-row>
        <table:table-row table:style-name="ro1">
          <table:table-cell office:value-type="string" calcext:value-type="string">
            <text:p>Il terzo stato</text:p>
          </table:table-cell>
          <table:table-cell office:value-type="string" calcext:value-type="string">
            <text:p>Quale ceto sociale era più numeroso all'interno degli Stati generali, alla vigilia della Rivoluzione francese?</text:p>
          </table:table-cell>
          <table:table-cell office:value-type="string" calcext:value-type="string">
            <text:p>Il clero|Il quarto stato|La nobiltà</text:p>
          </table:table-cell>
        </table:table-row>
        <table:table-row table:style-name="ro1">
          <table:table-cell office:value-type="string" calcext:value-type="string">
            <text:p>Dichiarazione dei diritti dell'uomo e del cittadino</text:p>
          </table:table-cell>
          <table:table-cell office:value-type="string" calcext:value-type="string">
            <text:p>Il 26 agosto 1789 venne approvata la:</text:p>
          </table:table-cell>
          <table:table-cell office:value-type="string" calcext:value-type="string">
            <text:p>Costituzione della Comune di Parigi|decapitazione del re Luigi XVI|distribuzione delle terre nazionalizzate ai contadini</text:p>
          </table:table-cell>
        </table:table-row>
        <table:table-row table:style-name="ro1">
          <table:table-cell office:value-type="string" calcext:value-type="string">
            <text:p>ghigliottinato</text:p>
          </table:table-cell>
          <table:table-cell office:value-type="string" calcext:value-type="string">
            <text:p>Il 28 luglio 1794, Maximilien Robespierre fu:</text:p>
          </table:table-cell>
          <table:table-cell office:value-type="string" calcext:value-type="string">
            <text:p>eletto re|esiliato|nominato Presidente della Repubblica francese</text:p>
          </table:table-cell>
        </table:table-row>
        <table:table-row table:style-name="ro1">
          <table:table-cell office:value-type="string" calcext:value-type="string">
            <text:p>antispagnola</text:p>
          </table:table-cell>
          <table:table-cell office:value-type="string" calcext:value-type="string">
            <text:p>Nel 1647, Masaniello guidò a Napoli una rivolta popolare:</text:p>
          </table:table-cell>
          <table:table-cell office:value-type="string" calcext:value-type="string">
            <text:p>appoggiata dai Turchi|contro il Piemonte dei Savoia|finanziata dai mercanti olandesi</text:p>
          </table:table-cell>
        </table:table-row>
        <table:table-row table:style-name="ro1">
          <table:table-cell office:value-type="string" calcext:value-type="string">
            <text:p>la capitale di un regno arabo</text:p>
          </table:table-cell>
          <table:table-cell office:value-type="string" calcext:value-type="string">
            <text:p>Fino alla fine del XV secolo, Granada fu:</text:p>
          </table:table-cell>
          <table:table-cell office:value-type="string" calcext:value-type="string">
            <text:p>il capoluogo di un territorio pontificio|la capitale di una satrapia ottomana|la più importante città dei possedimenti spagnoli nelle Americhe</text:p>
          </table:table-cell>
        </table:table-row>
        <table:table-row table:style-name="ro1">
          <table:table-cell office:value-type="string" calcext:value-type="string">
            <text:p>A cavallo tra XVIII e XIX secolo</text:p>
          </table:table-cell>
          <table:table-cell office:value-type="string" calcext:value-type="string">
            <text:p>A livello cronologico, quando si collocano le imprese militari di Napoleone Bonaparte in Italia?</text:p>
          </table:table-cell>
          <table:table-cell office:value-type="string" calcext:value-type="string">
            <text:p>Agli inizi del XVII secolo|Nella prima metà del XVIII secolo|Nella seconda metà del XIX secolo</text:p>
          </table:table-cell>
        </table:table-row>
        <table:table-row table:style-name="ro1">
          <table:table-cell office:value-type="string" calcext:value-type="string">
            <text:p>alla fine del XVIII secolo</text:p>
          </table:table-cell>
          <table:table-cell office:value-type="string" calcext:value-type="string">
            <text:p>La Dichiarazione d'indipendenza degli Stati Uniti risale:</text:p>
          </table:table-cell>
          <table:table-cell office:value-type="string" calcext:value-type="string">
            <text:p>alla fine del X secolo|alla metà del IX secolo|alla prima metà del XIII secolo</text:p>
          </table:table-cell>
        </table:table-row>
        <table:table-row table:style-name="ro1">
          <table:table-cell office:value-type="string" calcext:value-type="string">
            <text:p>Il governo rivoluzionario di Parigi sorto al termine della guerra franco-prussiana</text:p>
          </table:table-cell>
          <table:table-cell office:value-type="string" calcext:value-type="string">
            <text:p>In riferimento alla storia di Francia, cos'era la Comune?</text:p>
          </table:table-cell>
          <table:table-cell office:value-type="string" calcext:value-type="string">
            <text:p>Il carcere di Parigi in epoca napoleonica|La corte di giustizia militare durante il Terrore|Una pubblicazione girondina</text:p>
          </table:table-cell>
        </table:table-row>
        <table:table-row table:style-name="ro1">
          <table:table-cell office:value-type="string" calcext:value-type="string">
            <text:p>Robespierre</text:p>
          </table:table-cell>
          <table:table-cell office:value-type="string" calcext:value-type="string">
            <text:p>Quale dei seguenti personaggi occupò un ruolo di primissimo piano nella fase del Terrore durante la Rivoluzione francese?</text:p>
          </table:table-cell>
          <table:table-cell office:value-type="string" calcext:value-type="string">
            <text:p>Bonaparte|Lafayette|Luigi XV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a Rivoluzione francese scoppiò nel:</text:p>
          </table:table-cell>
          <table:table-cell office:value-type="string" calcext:value-type="string">
            <text:p>1860|1879|1978</text:p>
          </table:table-cell>
        </table:table-row>
        <table:table-row table:style-name="ro1">
          <table:table-cell office:value-type="string" calcext:value-type="string">
            <text:p>dal Mediterraneo all'Europa del Nord</text:p>
          </table:table-cell>
          <table:table-cell office:value-type="string" calcext:value-type="string">
            <text:p>Nei secoli XV-XVI il fulcro economico e culturale del mondo occidentale si spostò:</text:p>
          </table:table-cell>
          <table:table-cell office:value-type="string" calcext:value-type="string">
            <text:p>dal Mediterraneo all'Oceano Atlantico|dall'Europa del Nord al Mediterraneo|dall'Oceano Atlantico a quello Pacifico</text:p>
          </table:table-cell>
        </table:table-row>
        <table:table-row table:style-name="ro1">
          <table:table-cell office:value-type="string" calcext:value-type="string">
            <text:p>di salute pubblica</text:p>
          </table:table-cell>
          <table:table-cell office:value-type="string" calcext:value-type="string">
            <text:p>Nel 1793, Robespierre era a capo del Comitato:</text:p>
          </table:table-cell>
          <table:table-cell office:value-type="string" calcext:value-type="string">
            <text:p>dei poveri|della cultura|legalitario</text:p>
          </table:table-cell>
        </table:table-row>
        <table:table-row table:style-name="ro1">
          <table:table-cell office:value-type="string" calcext:value-type="string">
            <text:p>i borghesi moderati</text:p>
          </table:table-cell>
          <table:table-cell office:value-type="string" calcext:value-type="string">
            <text:p>Durante la Rivoluzione francese, nella fase successiva a quella del Terrore, presero il potere i termidoriani, che erano: </text:p>
          </table:table-cell>
          <table:table-cell office:value-type="string" calcext:value-type="string">
            <text:p>gli uomini di Napoleone|i clericali reazionari|i nobili fedeli al re</text:p>
          </table:table-cell>
        </table:table-row>
        <table:table-row table:style-name="ro1">
          <table:table-cell office:value-type="string" calcext:value-type="string">
            <text:p>i protestanti ugonotti</text:p>
          </table:table-cell>
          <table:table-cell office:value-type="string" calcext:value-type="string">
            <text:p>Nel 1572, le vittime del massacro della notte di San Bartolomeo furono:</text:p>
          </table:table-cell>
          <table:table-cell office:value-type="string" calcext:value-type="string">
            <text:p>i frati francescani|i navigatori portoghesi|le guardie svizzere</text:p>
          </table:table-cell>
        </table:table-row>
        <table:table-row table:style-name="ro1">
          <table:table-cell office:value-type="string" calcext:value-type="string">
            <text:p>Nel 1815</text:p>
          </table:table-cell>
          <table:table-cell office:value-type="string" calcext:value-type="string">
            <text:p>Quando si colloca il periodo dei cento giorni nell'ambito dell'età napoleonica?</text:p>
          </table:table-cell>
          <table:table-cell office:value-type="string" calcext:value-type="string">
            <text:p>Durante la presa della Bastiglia|Nel 1799|Prima dell'incoronazione di Napoleone a imperatore</text:p>
          </table:table-cell>
        </table:table-row>
        <table:table-row table:style-name="ro1">
          <table:table-cell office:value-type="string" calcext:value-type="string">
            <text:p>I giacobini</text:p>
          </table:table-cell>
          <table:table-cell office:value-type="string" calcext:value-type="string">
            <text:p>Durante la Rivoluzione francese, quale tra i seguenti gruppi politici fu guidato dal rivoluzionario Robespierre? </text:p>
          </table:table-cell>
          <table:table-cell office:value-type="string" calcext:value-type="string">
            <text:p>Gli anarchici|I lealisti|I termidoriani</text:p>
          </table:table-cell>
        </table:table-row>
        <table:table-row table:style-name="ro1">
          <table:table-cell office:value-type="string" calcext:value-type="string">
            <text:p>Nella seconda metà del XV secolo</text:p>
          </table:table-cell>
          <table:table-cell office:value-type="string" calcext:value-type="string">
            <text:p>A livello cronologico, quando si colloca l'attività politica e culturale di Lorenzo de' Medici?</text:p>
          </table:table-cell>
          <table:table-cell office:value-type="string" calcext:value-type="string">
            <text:p>Nel XIII secolo|Nel XVIII secolo|Nella prima metà del XVII secolo</text:p>
          </table:table-cell>
        </table:table-row>
        <table:table-row table:style-name="ro1">
          <table:table-cell office:value-type="string" calcext:value-type="string">
            <text:p>Al 1776</text:p>
          </table:table-cell>
          <table:table-cell office:value-type="string" calcext:value-type="string">
            <text:p>A quale anno risale la Dichiarazione d'indipendenza degli Stati Uniti?</text:p>
          </table:table-cell>
          <table:table-cell office:value-type="string" calcext:value-type="string">
            <text:p>Al 1235|Al 848|Al 98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string" calcext:value-type="string">
            <text:p>La guerra dei cent'anni tra Francia e Inghilterra risale al secolo:</text:p>
          </table:table-cell>
          <table:table-cell office:value-type="string" calcext:value-type="string">
            <text:p>X|XIX|XX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La guerra dei cent'anni finì nel:</text:p>
          </table:table-cell>
          <table:table-cell office:value-type="string" calcext:value-type="string">
            <text:p>1051|1237|1711</text:p>
          </table:table-cell>
        </table:table-row>
        <table:table-row table:style-name="ro1">
          <table:table-cell office:value-type="string" calcext:value-type="string">
            <text:p>I discendenti dei coloni olandesi</text:p>
          </table:table-cell>
          <table:table-cell office:value-type="string" calcext:value-type="string">
            <text:p>Chi erano i Boeri stanziati in Sudafrica?</text:p>
          </table:table-cell>
          <table:table-cell office:value-type="string" calcext:value-type="string">
            <text:p>Gli oppositori al regime degli orangisti|Un gruppo etnico asiatico|Una popolazione indigena africana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La Costituzione americana venne emanata nel:</text:p>
          </table:table-cell>
          <table:table-cell office:value-type="string" calcext:value-type="string">
            <text:p>1750|1815|1846</text:p>
          </table:table-cell>
        </table:table-row>
        <table:table-row table:style-name="ro1">
          <table:table-cell office:value-type="string" calcext:value-type="string">
            <text:p>americana</text:p>
          </table:table-cell>
          <table:table-cell office:value-type="string" calcext:value-type="string">
            <text:p>Nel 1776, fu pronunciata la Dichiarazione d'indipendenza:</text:p>
          </table:table-cell>
          <table:table-cell office:value-type="string" calcext:value-type="string">
            <text:p>francese|inglese|olandese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La sconfitta napoleonica di Waterloo avvenne nell'anno:</text:p>
          </table:table-cell>
          <table:table-cell office:value-type="string" calcext:value-type="string">
            <text:p>1789|1802|1857</text:p>
          </table:table-cell>
        </table:table-row>
        <table:table-row table:style-name="ro1">
          <table:table-cell office:value-type="string" calcext:value-type="string">
            <text:p>Dopo il regime del Terrore</text:p>
          </table:table-cell>
          <table:table-cell office:value-type="string" calcext:value-type="string">
            <text:p>Quando si colloca il periodo detto Termidoro nell'ambito della Rivoluzione francese?</text:p>
          </table:table-cell>
          <table:table-cell office:value-type="string" calcext:value-type="string">
            <text:p>Dopo l'incoronazione di Napoleone|Prima della decapitazione di Luigi XVI|Prima della decapitazione di Maria Antonietta</text:p>
          </table:table-cell>
        </table:table-row>
        <table:table-row table:style-name="ro1">
          <table:table-cell office:value-type="string" calcext:value-type="string">
            <text:p>i rivoluzionari moderati</text:p>
          </table:table-cell>
          <table:table-cell office:value-type="string" calcext:value-type="string">
            <text:p>I girondini, durante la Rivoluzione francese, erano:</text:p>
          </table:table-cell>
          <table:table-cell office:value-type="string" calcext:value-type="string">
            <text:p>gli alleati dei controrivoluzionari|i militari di carriera|i sostenitori dela monarchia</text:p>
          </table:table-cell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Quale dei seguenti Paesi fu maggiormente devastato dalla guerra dei trent'anni che insanguinò l'Europa dal 1618 al 1648?</text:p>
          </table:table-cell>
          <table:table-cell office:value-type="string" calcext:value-type="string">
            <text:p>Grecia|Irlanda|Portogallo</text:p>
          </table:table-cell>
        </table:table-row>
        <table:table-row table:style-name="ro1">
          <table:table-cell office:value-type="string" calcext:value-type="string">
            <text:p>L'opposizione reazionaria al governo dei giacobini</text:p>
          </table:table-cell>
          <table:table-cell office:value-type="string" calcext:value-type="string">
            <text:p>Nel corso della Rivoluzione francese, cos'era il Terrore bianco?</text:p>
          </table:table-cell>
          <table:table-cell office:value-type="string" calcext:value-type="string">
            <text:p>Il governo di Napoleone durante i cento giorni|La rivolta dei contadini|Le ronde effettuate dai contadini cattolici integralisti</text:p>
          </table:table-cell>
        </table:table-row>
        <table:table-row table:style-name="ro1">
          <table:table-cell office:value-type="string" calcext:value-type="string">
            <text:p>i contadini</text:p>
          </table:table-cell>
          <table:table-cell office:value-type="string" calcext:value-type="string">
            <text:p>Nel 1793, la rivolta che scoppiò in Vandea contro la Rivoluzione francese ebbe come protagonisti:</text:p>
          </table:table-cell>
          <table:table-cell office:value-type="string" calcext:value-type="string">
            <text:p>i mercenari|i militari di carriera|i nobili</text:p>
          </table:table-cell>
        </table:table-row>
        <table:table-row table:style-name="ro1">
          <table:table-cell office:value-type="string" calcext:value-type="string">
            <text:p>I contadini</text:p>
          </table:table-cell>
          <table:table-cell office:value-type="string" calcext:value-type="string">
            <text:p>Chi diede vita, nel 1793, alla rivolta che scoppiò in Vandea contro la Rivoluzione francese?</text:p>
          </table:table-cell>
          <table:table-cell office:value-type="string" calcext:value-type="string">
            <text:p>Gli aristocratici|I clericali|I militari di carriera</text:p>
          </table:table-cell>
        </table:table-row>
        <table:table-row table:style-name="ro1">
          <table:table-cell office:value-type="string" calcext:value-type="string">
            <text:p>alla metà del XVI secolo</text:p>
          </table:table-cell>
          <table:table-cell office:value-type="string" calcext:value-type="string">
            <text:p>Il Concilio di Trento risale:</text:p>
          </table:table-cell>
          <table:table-cell office:value-type="string" calcext:value-type="string">
            <text:p>al finire del XIX secolo|alla metà del XX secolo|all'inizio del XIX secolo</text:p>
          </table:table-cell>
        </table:table-row>
        <table:table-row table:style-name="ro1">
          <table:table-cell office:value-type="string" calcext:value-type="string">
            <text:p>Tutti i sudditi francesi non appartenenti alla nobiltà e al clero</text:p>
          </table:table-cell>
          <table:table-cell office:value-type="string" calcext:value-type="string">
            <text:p>Chi costituiva il Terzo Stato?</text:p>
          </table:table-cell>
          <table:table-cell office:value-type="string" calcext:value-type="string">
            <text:p>Gli appartenenti alla nobiltà di spada|I proprietari terrieri|Tutti i borghesi</text:p>
          </table:table-cell>
        </table:table-row>
        <table:table-row table:style-name="ro1">
          <table:table-cell office:value-type="string" calcext:value-type="string">
            <text:p>un movimento ideologico e culturale, che si diffuse nell'Europa del Settecento</text:p>
          </table:table-cell>
          <table:table-cell office:value-type="string" calcext:value-type="string">
            <text:p>L'Illuminismo fu:</text:p>
          </table:table-cell>
          <table:table-cell office:value-type="string" calcext:value-type="string">
            <text:p>un movimento anglicano precursore del luddismo|una corrente pittorica seicentesca celebre per la particolare luminosità dei dipint i|una setta ereticale spagnola del tardo Cinquecento</text:p>
          </table:table-cell>
        </table:table-row>
        <table:table-row table:style-name="ro1">
          <table:table-cell office:value-type="string" calcext:value-type="string">
            <text:p>nell'Inghilterra del XVIII secolo</text:p>
          </table:table-cell>
          <table:table-cell office:value-type="string" calcext:value-type="string">
            <text:p>La Rivoluzione industriale ha origine:</text:p>
          </table:table-cell>
          <table:table-cell office:value-type="string" calcext:value-type="string">
            <text:p>nella Francia del XVII secolo|nella Russia del XX secolo|nell'America del XIX secolo</text:p>
          </table:table-cell>
        </table:table-row>
        <table:table-row table:style-name="ro1">
          <table:table-cell office:value-type="string" calcext:value-type="string">
            <text:p>inglese</text:p>
          </table:table-cell>
          <table:table-cell office:value-type="string" calcext:value-type="string">
            <text:p>Nel 1588, l'Invencible Armada spagnola fu pesantemente sconfitta dalla flotta:</text:p>
          </table:table-cell>
          <table:table-cell office:value-type="string" calcext:value-type="string">
            <text:p>francese|italiana|russa</text:p>
          </table:table-cell>
        </table:table-row>
        <table:table-row table:style-name="ro1">
          <table:table-cell office:value-type="string" calcext:value-type="string">
            <text:p>repubblica</text:p>
          </table:table-cell>
          <table:table-cell office:value-type="string" calcext:value-type="string">
            <text:p>Dopo la condanna a morte del re, nel 1793 la Francia divenne una:</text:p>
          </table:table-cell>
          <table:table-cell office:value-type="string" calcext:value-type="string">
            <text:p>monarchia assoluta|monarchia costituzionale|repubblica federale</text:p>
          </table:table-cell>
        </table:table-row>
        <table:table-row table:style-name="ro1">
          <table:table-cell office:value-type="string" calcext:value-type="string">
            <text:p>Olanda</text:p>
          </table:table-cell>
          <table:table-cell office:value-type="string" calcext:value-type="string">
            <text:p>Nel 1579, fu fondata la Repubblica delle Province Unite, chiamata anche:</text:p>
          </table:table-cell>
          <table:table-cell office:value-type="string" calcext:value-type="string">
            <text:p>Algeria|Svezia|Ungheria</text:p>
          </table:table-cell>
        </table:table-row>
        <table:table-row table:style-name="ro1">
          <table:table-cell office:value-type="string" calcext:value-type="string">
            <text:p>Napoleone Bonaparte</text:p>
          </table:table-cell>
          <table:table-cell office:value-type="string" calcext:value-type="string">
            <text:p>Chi costituì la Repubblica cisalpina in Italia, nel 1797?</text:p>
          </table:table-cell>
          <table:table-cell office:value-type="string" calcext:value-type="string">
            <text:p>Horatio Nelson|Maria Teresa d'Austria|Papa Pio VI</text:p>
          </table:table-cell>
        </table:table-row>
        <table:table-row table:style-name="ro1">
          <table:table-cell office:value-type="string" calcext:value-type="string">
            <text:p>L'organo di governo supremo composto da cinque persone, a capo della Repubblica</text:p>
          </table:table-cell>
          <table:table-cell office:value-type="string" calcext:value-type="string">
            <text:p>Durante la Rivoluzione francese, cos'era il Direttorio?</text:p>
          </table:table-cell>
          <table:table-cell office:value-type="string" calcext:value-type="string">
            <text:p>Il carcere di Parigi predisposto per i nobili e i conservatori|Il luogo in cui si rifugiavano i rivoluzionari giacobini durante il Terrore bianco|La sede del monarca francese in esilio</text:p>
          </table:table-cell>
        </table:table-row>
        <table:table-row table:style-name="ro1">
          <table:table-cell office:value-type="string" calcext:value-type="string">
            <text:p>Pietro Badoglio</text:p>
          </table:table-cell>
          <table:table-cell office:value-type="string" calcext:value-type="string">
            <text:p>Quale uomo politico italiano fu nominato capo del Governo nel 1943?</text:p>
          </table:table-cell>
          <table:table-cell office:value-type="string" calcext:value-type="string">
            <text:p>Antonio Segni|Giuseppe Saragat|Palmiro Togliatti</text:p>
          </table:table-cell>
        </table:table-row>
        <table:table-row table:style-name="ro1">
          <table:table-cell office:value-type="string" calcext:value-type="string">
            <text:p>negli anni Trenta del Novecento</text:p>
          </table:table-cell>
          <table:table-cell office:value-type="string" calcext:value-type="string">
            <text:p>L'invasione italiana dell'Etiopia è avvenuta:</text:p>
          </table:table-cell>
          <table:table-cell office:value-type="string" calcext:value-type="string">
            <text:p>negli anni Cinquanta del Novecento|negli anni Dieci del Novecento|negli anni Novanta dell'Ottocento</text:p>
          </table:table-cell>
        </table:table-row>
        <table:table-row table:style-name="ro1">
          <table:table-cell office:value-type="string" calcext:value-type="string">
            <text:p>fu attaccata dall'Italia</text:p>
          </table:table-cell>
          <table:table-cell office:value-type="string" calcext:value-type="string">
            <text:p>Nell'ottobre 1940 la Grecia:</text:p>
          </table:table-cell>
          <table:table-cell office:value-type="string" calcext:value-type="string">
            <text:p>dichiarò la propria neutralità|fu attaccata dalla Francia|si alleò alle potenze dell'Asse</text:p>
          </table:table-cell>
        </table:table-row>
        <table:table-row table:style-name="ro1">
          <table:table-cell office:value-type="string" calcext:value-type="string">
            <text:p>Mussolini prese il potere in Italia nel 1922</text:p>
          </table:table-cell>
          <table:table-cell office:value-type="string" calcext:value-type="string">
            <text:p>Con la "marcia su Roma":</text:p>
          </table:table-cell>
          <table:table-cell office:value-type="string" calcext:value-type="string">
            <text:p>I partigiani liberarono la capitale dall'occupazione nazista|Pio IX riconquistò Roma dopo la repubblica del 1849|Vittorio Emanuele II conquistò Roma capitale</text:p>
          </table:table-cell>
        </table:table-row>
        <table:table-row table:style-name="ro1">
          <table:table-cell office:value-type="string" calcext:value-type="string">
            <text:p>Carlo Azeglio Ciampi</text:p>
          </table:table-cell>
          <table:table-cell office:value-type="string" calcext:value-type="string">
            <text:p>Chi è stato eletto presidente della Repubblica italiana dopo Oscar Luigi Scalfaro?</text:p>
          </table:table-cell>
          <table:table-cell office:value-type="string" calcext:value-type="string">
            <text:p>Francesco Cossiga|Sandro Pertini|Silvio Berlusconi</text:p>
          </table:table-cell>
        </table:table-row>
        <table:table-row table:style-name="ro1">
          <table:table-cell office:value-type="string" calcext:value-type="string">
            <text:p>Piave</text:p>
          </table:table-cell>
          <table:table-cell office:value-type="string" calcext:value-type="string">
            <text:p>Dopo Caporetto, la resistenza dell'esercito italiano si attestò sul fiume:</text:p>
          </table:table-cell>
          <table:table-cell office:value-type="string" calcext:value-type="string">
            <text:p>Po|Tevere|Volturno</text:p>
          </table:table-cell>
        </table:table-row>
        <table:table-row table:style-name="ro1">
          <table:table-cell office:value-type="string" calcext:value-type="string">
            <text:p>vittoria mutilata</text:p>
          </table:table-cell>
          <table:table-cell office:value-type="string" calcext:value-type="string">
            <text:p>La mancata concessione all'Italia di Fiume e della Dalmazia, al termine della prima guerra mondiale, destò un tale scontento tra gli italiani che si parlò di: </text:p>
          </table:table-cell>
          <table:table-cell office:value-type="string" calcext:value-type="string">
            <text:p>seconda Caporetto|tradimento americano|tradimento inglese</text:p>
          </table:table-cell>
        </table:table-row>
        <table:table-row table:style-name="ro1">
          <table:table-cell office:value-type="string" calcext:value-type="string">
            <text:p>Nel 1963</text:p>
          </table:table-cell>
          <table:table-cell office:value-type="string" calcext:value-type="string">
            <text:p>In quale anno si verificò il disastro del Vajont?</text:p>
          </table:table-cell>
          <table:table-cell office:value-type="string" calcext:value-type="string">
            <text:p>Nel 1890|Nel 1920|Nel 1994</text:p>
          </table:table-cell>
        </table:table-row>
        <table:table-row table:style-name="ro1">
          <table:table-cell office:value-type="string" calcext:value-type="string">
            <text:p>Francesco Cossiga</text:p>
          </table:table-cell>
          <table:table-cell office:value-type="string" calcext:value-type="string">
            <text:p>Nel 1985, venne eletto presidente della Repubblica con i voti di tutti i partiti dell'arco costituzionale: </text:p>
          </table:table-cell>
          <table:table-cell office:value-type="string" calcext:value-type="string">
            <text:p>Carlo Azeglio Ciampi|Giuseppe Saragat|Oscar Luigi Scalfaro</text:p>
          </table:table-cell>
        </table:table-row>
        <table:table-row table:style-name="ro1">
          <table:table-cell office:value-type="string" calcext:value-type="string">
            <text:p>Enrico De Nicola</text:p>
          </table:table-cell>
          <table:table-cell office:value-type="string" calcext:value-type="string">
            <text:p>Quale presidente della Repubblica italiana firmò la Carta costituzionale?</text:p>
          </table:table-cell>
          <table:table-cell office:value-type="string" calcext:value-type="string">
            <text:p>Antonio Segni|Giovanni Gronchi|Giuseppe Saragat</text:p>
          </table:table-cell>
        </table:table-row>
        <table:table-row table:style-name="ro1">
          <table:table-cell office:value-type="string" calcext:value-type="string">
            <text:p>Giovanni Gentile</text:p>
          </table:table-cell>
          <table:table-cell office:value-type="string" calcext:value-type="string">
            <text:p>Quale tra i seguenti personaggi italiani NON fu un oppositore del regime fascista?</text:p>
          </table:table-cell>
          <table:table-cell office:value-type="string" calcext:value-type="string">
            <text:p>Antonio Gramsci|Giacomo Matteotti|Pietro Gobetti</text:p>
          </table:table-cell>
        </table:table-row>
        <table:table-row table:style-name="ro1">
          <table:table-cell office:value-type="string" calcext:value-type="string">
            <text:p>Sandro Pertini</text:p>
          </table:table-cell>
          <table:table-cell office:value-type="string" calcext:value-type="string">
            <text:p>Quale dei seguenti personaggi è stato eletto presidente della Repubblica Italiana?</text:p>
          </table:table-cell>
          <table:table-cell office:value-type="string" calcext:value-type="string">
            <text:p>Ferruccio Parri|Giulio Andreotti|Vittorio Foa</text:p>
          </table:table-cell>
        </table:table-row>
        <table:table-row table:style-name="ro1">
          <table:table-cell office:value-type="string" calcext:value-type="string">
            <text:p>guerra lampo</text:p>
          </table:table-cell>
          <table:table-cell office:value-type="string" calcext:value-type="string">
            <text:p>Nella prima fase della seconda guerra mondiale, i tedeschi adottarono la strategia della:</text:p>
          </table:table-cell>
          <table:table-cell office:value-type="string" calcext:value-type="string">
            <text:p>guerra di logoramento|guerra partigiana|terra bruciata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L'Italia entrò nella seconda guerra mondiale nel:</text:p>
          </table:table-cell>
          <table:table-cell office:value-type="string" calcext:value-type="string">
            <text:p>1939|1943|1945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In Italia le donne hanno votato per la prima volta nel:</text:p>
          </table:table-cell>
          <table:table-cell office:value-type="string" calcext:value-type="string">
            <text:p>1861|1918|1974</text:p>
          </table:table-cell>
        </table:table-row>
        <table:table-row table:style-name="ro1">
          <table:table-cell office:value-type="string" calcext:value-type="string">
            <text:p>Un concordato tra la Chiesa cattolica e lo Stato italiano</text:p>
          </table:table-cell>
          <table:table-cell office:value-type="string" calcext:value-type="string">
            <text:p>Cos'erano i Patti Lateranensi del 1929?</text:p>
          </table:table-cell>
          <table:table-cell office:value-type="string" calcext:value-type="string">
            <text:p>Dei patti stipulati tra la Chiesa cattolica e la Chiesa protestante|Dei patti stipulati tra la Chiesa cattolica e la comunità ebraica|Dei provvedimenti economici dello Stato del Vaticano</text:p>
          </table:table-cell>
        </table:table-row>
        <table:table-row table:style-name="ro1">
          <table:table-cell office:value-type="string" calcext:value-type="string">
            <text:p>di trincea</text:p>
          </table:table-cell>
          <table:table-cell office:value-type="string" calcext:value-type="string">
            <text:p>Sul fronte italiano, nel corso della prima guerra mondiale, si combattè una guerra:</text:p>
          </table:table-cell>
          <table:table-cell office:value-type="string" calcext:value-type="string">
            <text:p>basata su massicce incursioni di cavalleggeri|prevalentemente aereonavale|prevalentemente sottomarina</text:p>
          </table:table-cell>
        </table:table-row>
        <table:table-row table:style-name="ro1">
          <table:table-cell office:value-type="string" calcext:value-type="string">
            <text:p>di posizione e di logoramento</text:p>
          </table:table-cell>
          <table:table-cell office:value-type="string" calcext:value-type="string">
            <text:p>Sul fronte italiano, la prima guerra mondiale fu essenzialmente una guerra di trincea, ossia:</text:p>
          </table:table-cell>
          <table:table-cell office:value-type="string" calcext:value-type="string">
            <text:p>di movimento e di rafforzamento|prevalentemente aerea|prevalentemente sottomarina</text:p>
          </table:table-cell>
        </table:table-row>
        <table:table-row table:style-name="ro1">
          <table:table-cell office:value-type="string" calcext:value-type="string">
            <text:p>la Grecia</text:p>
          </table:table-cell>
          <table:table-cell office:value-type="string" calcext:value-type="string">
            <text:p>Mentre le truppe italiane erano impegnate sul fronte africano, nel 1940 Mussolini diede l'ordine di attaccare anche:</text:p>
          </table:table-cell>
          <table:table-cell office:value-type="string" calcext:value-type="string">
            <text:p>il Portogallo|la Spagna|l'Austria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Mussolini fu messo in minoranza al Gran Consiglio del fascismo nel luglio:</text:p>
          </table:table-cell>
          <table:table-cell office:value-type="string" calcext:value-type="string">
            <text:p>1922|1940|1945</text:p>
          </table:table-cell>
        </table:table-row>
        <table:table-row table:style-name="ro1">
          <table:table-cell office:value-type="string" calcext:value-type="string">
            <text:p>Gli Stati Uniti d'America</text:p>
          </table:table-cell>
          <table:table-cell office:value-type="string" calcext:value-type="string">
            <text:p>Quale, tra i seguenti Paesi, entrò in guerra in seguito all'attacco di Pearl Harbor del 1941?</text:p>
          </table:table-cell>
          <table:table-cell office:value-type="string" calcext:value-type="string">
            <text:p>La Francia|La Gran Bretagna|La Spagna</text:p>
          </table:table-cell>
        </table:table-row>
        <table:table-row table:style-name="ro1">
          <table:table-cell office:value-type="string" calcext:value-type="string">
            <text:p>Marna</text:p>
          </table:table-cell>
          <table:table-cell office:value-type="string" calcext:value-type="string">
            <text:p>Quale dei seguenti non fu un fronte di combattimento italiano nel corso della prima guerra mondiale</text:p>
          </table:table-cell>
          <table:table-cell office:value-type="string" calcext:value-type="string">
            <text:p>Carso|Isonzo|Piave</text:p>
          </table:table-cell>
        </table:table-row>
        <table:table-row table:style-name="ro1">
          <table:table-cell office:value-type="string" calcext:value-type="string">
            <text:p>sul suffragio universale maschile</text:p>
          </table:table-cell>
          <table:table-cell office:value-type="string" calcext:value-type="string">
            <text:p>Nel 1912, il governo Giolitti approvò la legge:</text:p>
          </table:table-cell>
          <table:table-cell office:value-type="string" calcext:value-type="string">
            <text:p>sul suffragio universale femminile|sull'abolizione del corso forzoso|sull'abolizione della pena di morte</text:p>
          </table:table-cell>
        </table:table-row>
        <table:table-row table:style-name="ro1">
          <table:table-cell office:value-type="string" calcext:value-type="string">
            <text:p>Il duce</text:p>
          </table:table-cell>
          <table:table-cell office:value-type="string" calcext:value-type="string">
            <text:p>Chi era a capo del Governo italiano durante il fascismo?</text:p>
          </table:table-cell>
          <table:table-cell office:value-type="string" calcext:value-type="string">
            <text:p>Il Consiglio del fascismo|Il re|La Camera dei fasci</text:p>
          </table:table-cell>
        </table:table-row>
        <table:table-row table:style-name="ro1">
          <table:table-cell office:value-type="string" calcext:value-type="string">
            <text:p>Isonzo</text:p>
          </table:table-cell>
          <table:table-cell office:value-type="string" calcext:value-type="string">
            <text:p>Nel 1917, l'esercito italiano fu sconfitto a Caporetto lungo il fiume:</text:p>
          </table:table-cell>
          <table:table-cell office:value-type="string" calcext:value-type="string">
            <text:p>Brenta|Po|Tagliamento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L'Italia entrò nella prima guerra mondiale nel:</text:p>
          </table:table-cell>
          <table:table-cell office:value-type="string" calcext:value-type="string">
            <text:p>1914|1916|1917</text:p>
          </table:table-cell>
        </table:table-row>
        <table:table-row table:style-name="ro1">
          <table:table-cell office:value-type="string" calcext:value-type="string">
            <text:p>Londra</text:p>
          </table:table-cell>
          <table:table-cell office:value-type="string" calcext:value-type="string">
            <text:p>In quale città fu firmato, nel 1915, il patto con cui l'Italia si alleò ai Paesi dell'Intesa?</text:p>
          </table:table-cell>
          <table:table-cell office:value-type="string" calcext:value-type="string">
            <text:p>Atene|Berlino|New York</text:p>
          </table:table-cell>
        </table:table-row>
        <table:table-row table:style-name="ro1">
          <table:table-cell office:value-type="string" calcext:value-type="string">
            <text:p>Un movimento di opposizione armata e non collaborazione che si sviluppò nei Paesi occupati dalle forze naziste e nell'Italia fascista</text:p>
          </table:table-cell>
          <table:table-cell office:value-type="string" calcext:value-type="string">
            <text:p>Cosa si intende, nell'ambito della storia del Novecento, con il termine "Resistenza"?</text:p>
          </table:table-cell>
          <table:table-cell office:value-type="string" calcext:value-type="string">
            <text:p>L'accordo siglato da Cina, Francia, Gran Bretagna, Stati Uniti e URSS al termine della seconda guerra mondiale|Un movimento ideologico nato in Svizzera nel 1945 che garantiva, attraverso il metodo pacifico, la soluzione delle controversie internazionali|Un movimento politico volto a rafforzare la ricostruzione economica dei Paesi dell'Europa occidentale dopo il secondo conflitto mondiale 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Aldo Moro venne ucciso nel:</text:p>
          </table:table-cell>
          <table:table-cell office:value-type="string" calcext:value-type="string">
            <text:p>1968|1980|199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Lo scontro tra il traghetto Moby Prince e una petroliera al largo del porto di Livorno è avvenuto nel: </text:p>
          </table:table-cell>
          <table:table-cell office:value-type="string" calcext:value-type="string">
            <text:p>1981|1985|1995</text:p>
          </table:table-cell>
        </table:table-row>
        <table:table-row table:style-name="ro1">
          <table:table-cell office:value-type="string" calcext:value-type="string">
            <text:p>duce</text:p>
          </table:table-cell>
          <table:table-cell office:value-type="string" calcext:value-type="string">
            <text:p>Durante il Ventennio fascista, Mussolini ricopriva la carica di:</text:p>
          </table:table-cell>
          <table:table-cell office:value-type="string" calcext:value-type="string">
            <text:p>direttore de l'Avanti!|imperatore d'Italia|viceré</text:p>
          </table:table-cell>
        </table:table-row>
        <table:table-row table:style-name="ro1">
          <table:table-cell office:value-type="string" calcext:value-type="string">
            <text:p>Il 3 novembre 1918</text:p>
          </table:table-cell>
          <table:table-cell office:value-type="string" calcext:value-type="string">
            <text:p>Alla fine della prima guerra mondiale, quando fu firmato l'armistizio tra l'Impero austro-ungarico e l'Italia che pose fine al conflitto tra i due Paesi?</text:p>
          </table:table-cell>
          <table:table-cell office:value-type="string" calcext:value-type="string">
            <text:p>Il 2 gennaio 1915|Il 25 aprile 1945|L'11 febbraio 1919</text:p>
          </table:table-cell>
        </table:table-row>
        <table:table-row table:style-name="ro1">
          <table:table-cell office:value-type="string" calcext:value-type="string">
            <text:p>Gabriele D'Annunzio</text:p>
          </table:table-cell>
          <table:table-cell office:value-type="string" calcext:value-type="string">
            <text:p>Quale dei seguenti poeti italiani fu attivo politicamente tra le due guerre mondiali?</text:p>
          </table:table-cell>
          <table:table-cell office:value-type="string" calcext:value-type="string">
            <text:p>Eugenio Montale|Giovanni Pascoli|Vincenzo Cardarelli</text:p>
          </table:table-cell>
        </table:table-row>
        <table:table-row table:style-name="ro1">
          <table:table-cell office:value-type="string" calcext:value-type="string">
            <text:p>Antonio Segni</text:p>
          </table:table-cell>
          <table:table-cell office:value-type="string" calcext:value-type="string">
            <text:p>Quale presidente della Repubblica italiana, colpito da una malattia invalidante, restò in carica soltanto due anni?</text:p>
          </table:table-cell>
          <table:table-cell office:value-type="string" calcext:value-type="string">
            <text:p>Giovanni Leone|Oscar Luigi Scalfaro|Sandro Pertini</text:p>
          </table:table-cell>
        </table:table-row>
        <table:table-row table:style-name="ro1">
          <table:table-cell office:value-type="string" calcext:value-type="string">
            <text:p>Gran Bretagna</text:p>
          </table:table-cell>
          <table:table-cell office:value-type="string" calcext:value-type="string">
            <text:p>Quale delle seguenti nazioni era alleata dell'Italia nella prima guerra mondiale?</text:p>
          </table:table-cell>
          <table:table-cell office:value-type="string" calcext:value-type="string">
            <text:p>Bulgaria|Spagna|Ungheria</text:p>
          </table:table-cell>
        </table:table-row>
        <table:table-row table:style-name="ro1">
          <table:table-cell office:value-type="string" calcext:value-type="string">
            <text:p>Luigi Einaudi</text:p>
          </table:table-cell>
          <table:table-cell office:value-type="string" calcext:value-type="string">
            <text:p>Nel 1948 divenne presidente della Repubblica italiana:</text:p>
          </table:table-cell>
          <table:table-cell office:value-type="string" calcext:value-type="string">
            <text:p>Giovanni Giolitti|Giuseppe Saragat|Sandro Pertini</text:p>
          </table:table-cell>
        </table:table-row>
        <table:table-row table:style-name="ro1">
          <table:table-cell office:value-type="string" calcext:value-type="string">
            <text:p>Nel 1992</text:p>
          </table:table-cell>
          <table:table-cell office:value-type="string" calcext:value-type="string">
            <text:p>In quale anno venne eletto presidente della Repubblica Oscar Luigi Scalfaro?</text:p>
          </table:table-cell>
          <table:table-cell office:value-type="string" calcext:value-type="string">
            <text:p>Nel 1972|Nel 1982|Nel 2002</text:p>
          </table:table-cell>
        </table:table-row>
        <table:table-row table:style-name="ro1">
          <table:table-cell office:value-type="string" calcext:value-type="string">
            <text:p>La controversia internazionale, sorta alla fine della prima guerra mondiale, in relazione alla sovranità sulla città di Fiume</text:p>
          </table:table-cell>
          <table:table-cell office:value-type="string" calcext:value-type="string">
            <text:p>Che cosa s'intende, in ambito storiografico, con la questione di Fiume?</text:p>
          </table:table-cell>
          <table:table-cell office:value-type="string" calcext:value-type="string">
            <text:p>Il luogo dove venne incarcerato D'Annunzio nel 1919|La controversia fra Italia e Jugoslavia, sorta alla fine della seconda guerra mondiale, per l'esatta definizione del confine orientale italiano |La controversia sorta su chi dovesse risarcire i danni causati dal bombardamento della città di Fiume</text:p>
          </table:table-cell>
        </table:table-row>
        <table:table-row table:style-name="ro1">
          <table:table-cell office:value-type="string" calcext:value-type="string">
            <text:p>Vittorio Emanuele Orlando</text:p>
          </table:table-cell>
          <table:table-cell office:value-type="string" calcext:value-type="string">
            <text:p>Quale politico venne chiamato a presiedere un Governo di coalizione nazionale, dopo la disfatta di Caporetto? </text:p>
          </table:table-cell>
          <table:table-cell office:value-type="string" calcext:value-type="string">
            <text:p>Antonio Salandra|Giovanni Gentile|Sidney Sonnino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La Costituzione repubblicana entrò in vigore in italia nel:</text:p>
          </table:table-cell>
          <table:table-cell office:value-type="string" calcext:value-type="string">
            <text:p>1861|1922|1978</text:p>
          </table:table-cell>
        </table:table-row>
        <table:table-row table:style-name="ro1">
          <table:table-cell office:value-type="string" calcext:value-type="string">
            <text:p>Giuseppe Saragat</text:p>
          </table:table-cell>
          <table:table-cell office:value-type="string" calcext:value-type="string">
            <text:p>Chi venne eletto presidente della Repubblica italiana nel 1964?</text:p>
          </table:table-cell>
          <table:table-cell office:value-type="string" calcext:value-type="string">
            <text:p>Giovanni Spadolini|Luigi Einaudi|Sandro Pertini</text:p>
          </table:table-cell>
        </table:table-row>
        <table:table-row table:style-name="ro1">
          <table:table-cell office:value-type="string" calcext:value-type="string">
            <text:p>1962-1964</text:p>
          </table:table-cell>
          <table:table-cell office:value-type="string" calcext:value-type="string">
            <text:p>In quali anni è stato presidente della Repubblica italiana Antonio Segni?</text:p>
          </table:table-cell>
          <table:table-cell office:value-type="string" calcext:value-type="string">
            <text:p>1945-1948|1978-1985|1985-1992</text:p>
          </table:table-cell>
        </table:table-row>
        <table:table-row table:style-name="ro1">
          <table:table-cell office:value-type="string" calcext:value-type="string">
            <text:p>Friuli Venezia Giulia</text:p>
          </table:table-cell>
          <table:table-cell office:value-type="string" calcext:value-type="string">
            <text:p>In quale Regione italiana si verificò un sisma nel 1976?</text:p>
          </table:table-cell>
          <table:table-cell office:value-type="string" calcext:value-type="string">
            <text:p>Molise|Sicilia|Valle d'Aosta</text:p>
          </table:table-cell>
        </table:table-row>
        <table:table-row table:style-name="ro1">
          <table:table-cell office:value-type="string" calcext:value-type="string">
            <text:p>Nel 1978</text:p>
          </table:table-cell>
          <table:table-cell office:value-type="string" calcext:value-type="string">
            <text:p>In quale anno fu eletto presidente della Repubblica italiana Sandro Pertini, anno che vide anche l'elezione di papa Giovanni Paolo II?</text:p>
          </table:table-cell>
          <table:table-cell office:value-type="string" calcext:value-type="string">
            <text:p>Nel 1958|Nel 1968|Nel 1988</text:p>
          </table:table-cell>
        </table:table-row>
        <table:table-row table:style-name="ro1">
          <table:table-cell office:value-type="string" calcext:value-type="string">
            <text:p>Vittoria mutilata</text:p>
          </table:table-cell>
          <table:table-cell office:value-type="string" calcext:value-type="string">
            <text:p><text:s/>Al termine della prima guerra mondiale, come fu definita dai nazionalisti la vittoria italiana?</text:p>
          </table:table-cell>
          <table:table-cell office:value-type="string" calcext:value-type="string">
            <text:p>Vittoria di Pirro|Vittoria di sabbia|Vittoria tradita</text:p>
          </table:table-cell>
        </table:table-row>
        <table:table-row table:style-name="ro1">
          <table:table-cell office:value-type="string" calcext:value-type="string">
            <text:p>Francesco Cossiga</text:p>
          </table:table-cell>
          <table:table-cell office:value-type="string" calcext:value-type="string">
            <text:p>Chi era il presidente della Repubblica italiana quando crollò il muro di Berlino?</text:p>
          </table:table-cell>
          <table:table-cell office:value-type="string" calcext:value-type="string">
            <text:p>Carlo Azelio Ciampi|Giovanni Leone|Sandro Pertini</text:p>
          </table:table-cell>
        </table:table-row>
        <table:table-row table:style-name="ro1">
          <table:table-cell office:value-type="string" calcext:value-type="string">
            <text:p>Enrico De Nicola</text:p>
          </table:table-cell>
          <table:table-cell office:value-type="string" calcext:value-type="string">
            <text:p>Quale dei seguenti politici italiani ricoprì la carica di Presidente della Repubblica italiana?</text:p>
          </table:table-cell>
          <table:table-cell office:value-type="string" calcext:value-type="string">
            <text:p>Alcide De Gasperi|Bettino Craxi|Pietro Nenni</text:p>
          </table:table-cell>
        </table:table-row>
        <table:table-row table:style-name="ro1">
          <table:table-cell office:value-type="string" calcext:value-type="string">
            <text:p>Al 1911</text:p>
          </table:table-cell>
          <table:table-cell office:value-type="string" calcext:value-type="string">
            <text:p>A quale anno risale la guerra di Libia promossa da Giolitti?</text:p>
          </table:table-cell>
          <table:table-cell office:value-type="string" calcext:value-type="string">
            <text:p>Al 1789|Al 1848|Al 1956</text:p>
          </table:table-cell>
        </table:table-row>
        <table:table-row table:style-name="ro1">
          <table:table-cell office:value-type="string" calcext:value-type="string">
            <text:p>Le insurrezioni di Palermo, Venezia e Milano</text:p>
          </table:table-cell>
          <table:table-cell office:value-type="string" calcext:value-type="string">
            <text:p>A seguito di quali eventi iniziò la prima guerra d'indipendenza italiana?</text:p>
          </table:table-cell>
          <table:table-cell office:value-type="string" calcext:value-type="string">
            <text:p>La guerra austro-prussiana|La guerra di Crimea|La guerra franco-prussiana</text:p>
          </table:table-cell>
        </table:table-row>
        <table:table-row table:style-name="ro1">
          <table:table-cell office:value-type="string" calcext:value-type="string">
            <text:p>borbonica</text:p>
          </table:table-cell>
          <table:table-cell office:value-type="string" calcext:value-type="string">
            <text:p>Nel 1861, Gaeta fu l'ultima roccaforte:</text:p>
          </table:table-cell>
          <table:table-cell office:value-type="string" calcext:value-type="string">
            <text:p>garibaldina|papale|sabauda</text:p>
          </table:table-cell>
        </table:table-row>
        <table:table-row table:style-name="ro1">
          <table:table-cell office:value-type="string" calcext:value-type="string">
            <text:p>Carlo Pisacane</text:p>
          </table:table-cell>
          <table:table-cell office:value-type="string" calcext:value-type="string">
            <text:p>Prima di Garibaldi, una spedizione antiborbonica nel Sud d'Italia venne tentata da:</text:p>
          </table:table-cell>
          <table:table-cell office:value-type="string" calcext:value-type="string">
            <text:p>Giuseppe Mazzini|Lord Byron|Piero Maroncelli</text:p>
          </table:table-cell>
        </table:table-row>
        <table:table-row table:style-name="ro1">
          <table:table-cell office:value-type="string" calcext:value-type="string">
            <text:p>Giuseppe Mazzini</text:p>
          </table:table-cell>
          <table:table-cell office:value-type="string" calcext:value-type="string">
            <text:p>A quale dei seguenti protagonisti del Risorgimento si deve la fondazione del Partito d'Azione?</text:p>
          </table:table-cell>
          <table:table-cell office:value-type="string" calcext:value-type="string">
            <text:p>Camillo Benso conte di Cavour|Giuseppe Garibaldi|Vittorio Emanuele II</text:p>
          </table:table-cell>
        </table:table-row>
        <table:table-row table:style-name="ro1">
          <table:table-cell office:value-type="string" calcext:value-type="string">
            <text:p>1820-21</text:p>
          </table:table-cell>
          <table:table-cell office:value-type="string" calcext:value-type="string">
            <text:p>La prima grande prova organizzata dalle società segrete contro i regimi della Restaurazione fu rappresentata dai moti insurrezionali del: </text:p>
          </table:table-cell>
          <table:table-cell office:value-type="string" calcext:value-type="string">
            <text:p>1810|1848-49|1870</text:p>
          </table:table-cell>
        </table:table-row>
        <table:table-row table:style-name="ro1">
          <table:table-cell office:value-type="string" calcext:value-type="string">
            <text:p>La base di un'alleanza tra Francia e Piemonte contro l'Austria</text:p>
          </table:table-cell>
          <table:table-cell office:value-type="string" calcext:value-type="string">
            <text:p>Che cosa stabilirono i patti di Plombières del 1858?</text:p>
          </table:table-cell>
          <table:table-cell office:value-type="string" calcext:value-type="string">
            <text:p>Il rafforzamento dell'occupazione austriaca in Italia|L'annessione del Piemonte alla Francia|Un'alleanza tra Piemonte e Austria contro la Francia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l termine del Congresso di Vienna quale nazione esercitava la maggiore influenza sull'Italia?</text:p>
          </table:table-cell>
          <table:table-cell office:value-type="string" calcext:value-type="string">
            <text:p>Francia|Inghilterra|Russia</text:p>
          </table:table-cell>
        </table:table-row>
        <table:table-row table:style-name="ro1">
          <table:table-cell office:value-type="string" calcext:value-type="string">
            <text:p>Pio IX</text:p>
          </table:table-cell>
          <table:table-cell office:value-type="string" calcext:value-type="string">
            <text:p>Quale Papa emanò il Non expedit, cioè il divieto ai cattolici di partecipare alla vita politica italiana, nel 1874? </text:p>
          </table:table-cell>
          <table:table-cell office:value-type="string" calcext:value-type="string">
            <text:p>Giovanni Paolo I|Giovanni XXIII|Leone XIII</text:p>
          </table:table-cell>
        </table:table-row>
        <table:table-row table:style-name="ro1">
          <table:table-cell office:value-type="string" calcext:value-type="string">
            <text:p>Giuseppe Mazzini</text:p>
          </table:table-cell>
          <table:table-cell office:value-type="string" calcext:value-type="string">
            <text:p>Chi fondò nel 1853 il Partito d'Azione?</text:p>
          </table:table-cell>
          <table:table-cell office:value-type="string" calcext:value-type="string">
            <text:p>Camillo Benso conte di Cavour|Felice Orsini|Giuseppe Ferrari</text:p>
          </table:table-cell>
        </table:table-row>
        <table:table-row table:style-name="ro1">
          <table:table-cell office:value-type="string" calcext:value-type="string">
            <text:p>Carlo Pisacane</text:p>
          </table:table-cell>
          <table:table-cell office:value-type="string" calcext:value-type="string">
            <text:p>Nel 1847, a Sapri, sbarcava una colonna di uomini decisi a puntare su Napoli per provocarne l'insurrezione. Chi ne era il comandante?</text:p>
          </table:table-cell>
          <table:table-cell office:value-type="string" calcext:value-type="string">
            <text:p>Daniele Manin|Giuseppe Garibaldi|Giuseppe Mazzini</text:p>
          </table:table-cell>
        </table:table-row>
        <table:table-row table:style-name="ro1">
          <table:table-cell office:value-type="string" calcext:value-type="string">
            <text:p>Un'alleanza difensiva, in cui la Francia si impegnava a entrare in guerra a fianco del Regno sabaudo in caso di aggressione austriaca </text:p>
          </table:table-cell>
          <table:table-cell office:value-type="string" calcext:value-type="string">
            <text:p>Quale fu l'esito dell'incontro di Plombières del 1858?</text:p>
          </table:table-cell>
          <table:table-cell office:value-type="string" calcext:value-type="string">
            <text:p>Il rafforzamento dell'occupazione austriaca in Italia|L'annessione del Piemonte alla Francia|Un'alleanza tra Piemonte e Austria contro la Francia</text:p>
          </table:table-cell>
        </table:table-row>
        <table:table-row table:style-name="ro1">
          <table:table-cell office:value-type="string" calcext:value-type="string">
            <text:p>Napoleone III</text:p>
          </table:table-cell>
          <table:table-cell office:value-type="string" calcext:value-type="string">
            <text:p>Durante la fase finale dell'unificazione italiana, l'imperatore francese era:</text:p>
          </table:table-cell>
          <table:table-cell office:value-type="string" calcext:value-type="string">
            <text:p>Luigi Filippo|Luigi XVIII|Napoleone Bonaparte</text:p>
          </table:table-cell>
        </table:table-row>
        <table:table-row table:style-name="ro1">
          <table:table-cell office:value-type="string" calcext:value-type="string">
            <text:p>liberista</text:p>
          </table:table-cell>
          <table:table-cell office:value-type="string" calcext:value-type="string">
            <text:p>Camillo Benso conte di Cavour era un sostenitore della dottrina economica:</text:p>
          </table:table-cell>
          <table:table-cell office:value-type="string" calcext:value-type="string">
            <text:p>anarchica|socialista|trasformista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Nel 1871 fu scelta come capitale d'Italia:</text:p>
          </table:table-cell>
          <table:table-cell office:value-type="string" calcext:value-type="string">
            <text:p>Firenze|Napoli|Torino</text:p>
          </table:table-cell>
        </table:table-row>
        <table:table-row table:style-name="ro1">
          <table:table-cell office:value-type="string" calcext:value-type="string">
            <text:p>Camillo Benso conte di Cavour</text:p>
          </table:table-cell>
          <table:table-cell office:value-type="string" calcext:value-type="string">
            <text:p>Quale protagonista del Risorgimento pronunciò la frase: "Libera Chiesa in libero Stato"?</text:p>
          </table:table-cell>
          <table:table-cell office:value-type="string" calcext:value-type="string">
            <text:p>Giuseppe Garibaldi|Pio IX|Vittorio Emanuele II</text:p>
          </table:table-cell>
        </table:table-row>
        <table:table-row table:style-name="ro1">
          <table:table-cell office:value-type="string" calcext:value-type="string">
            <text:p>primo Ottocento</text:p>
          </table:table-cell>
          <table:table-cell office:value-type="string" calcext:value-type="string">
            <text:p>In Italia, la Carboneria si diffuse nel:</text:p>
          </table:table-cell>
          <table:table-cell office:value-type="string" calcext:value-type="string">
            <text:p>primo Settecento|tardo Ottocento|tardo Seicento</text:p>
          </table:table-cell>
        </table:table-row>
        <table:table-row table:style-name="ro1">
          <table:table-cell office:value-type="string" calcext:value-type="string">
            <text:p>Francia e Prussia</text:p>
          </table:table-cell>
          <table:table-cell office:value-type="string" calcext:value-type="string">
            <text:p>Nel settembre 1870, l'ingresso delle truppe italiane a Roma seguì di poco la fine del conflitto tra: </text:p>
          </table:table-cell>
          <table:table-cell office:value-type="string" calcext:value-type="string">
            <text:p>Austria e Russia|Inghilterra e Spagna|Turchia e Stati Uniti d'America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Quale Stato fu alleato del Regno sabaudo, nella seconda guerra d'indipendenza?</text:p>
          </table:table-cell>
          <table:table-cell office:value-type="string" calcext:value-type="string">
            <text:p>Austria|Gran Bretagna|Stato della Chiesa</text:p>
          </table:table-cell>
        </table:table-row>
        <table:table-row table:style-name="ro1">
          <table:table-cell office:value-type="string" calcext:value-type="string">
            <text:p>si svolse l'ultimo scontro tra garibaldini e borboni</text:p>
          </table:table-cell>
          <table:table-cell office:value-type="string" calcext:value-type="string">
            <text:p>Nei pressi del fiume Volturno, nel 1860:</text:p>
          </table:table-cell>
          <table:table-cell office:value-type="string" calcext:value-type="string">
            <text:p>i Borboni sconfissero i Mille|Mazzini decise di aderire alla Carboneria|si decise il destino dei moti risorgimentali greci</text:p>
          </table:table-cell>
        </table:table-row>
        <table:table-row table:style-name="ro1">
          <table:table-cell office:value-type="string" calcext:value-type="string">
            <text:p>l'Austria</text:p>
          </table:table-cell>
          <table:table-cell office:value-type="string" calcext:value-type="string">
            <text:p>La terza guerra d'indipendenza italiana fu combattuta contro:</text:p>
          </table:table-cell>
          <table:table-cell office:value-type="string" calcext:value-type="string">
            <text:p>la Francia|la Prussia|lo Stato pontificio</text:p>
          </table:table-cell>
        </table:table-row>
        <table:table-row table:style-name="ro1">
          <table:table-cell office:value-type="string" calcext:value-type="string">
            <text:p>l'Austria</text:p>
          </table:table-cell>
          <table:table-cell office:value-type="string" calcext:value-type="string">
            <text:p>La prima guerra d'indipendenza italiana fu combattuta contro: </text:p>
          </table:table-cell>
          <table:table-cell office:value-type="string" calcext:value-type="string">
            <text:p>la Francia|la Spagna|lo Stato pontificio</text:p>
          </table:table-cell>
        </table:table-row>
        <table:table-row table:style-name="ro1">
          <table:table-cell office:value-type="string" calcext:value-type="string">
            <text:p>La Francia</text:p>
          </table:table-cell>
          <table:table-cell office:value-type="string" calcext:value-type="string">
            <text:p>Quale Stato fu alleato del Regno sabaudo nella seconda guerra d'indipendenza?</text:p>
          </table:table-cell>
          <table:table-cell office:value-type="string" calcext:value-type="string">
            <text:p>La Gran Bretagna|L'Austria|Lo Stato della Chiesa</text:p>
          </table:table-cell>
        </table:table-row>
        <table:table-row table:style-name="ro1">
          <table:table-cell office:value-type="string" calcext:value-type="string">
            <text:p>la Prussia</text:p>
          </table:table-cell>
          <table:table-cell office:value-type="string" calcext:value-type="string">
            <text:p>Nella terza guerra d'indipendenza, l'Italia si era alleata con:</text:p>
          </table:table-cell>
          <table:table-cell office:value-type="string" calcext:value-type="string">
            <text:p>con la Francia|la Russia|l'Austria</text:p>
          </table:table-cell>
        </table:table-row>
        <table:table-row table:style-name="ro1">
          <table:table-cell office:value-type="string" calcext:value-type="string">
            <text:p>l'Austria</text:p>
          </table:table-cell>
          <table:table-cell office:value-type="string" calcext:value-type="string">
            <text:p>La terza guerra d'indipendenza italiana fu combattuta contro:</text:p>
          </table:table-cell>
          <table:table-cell office:value-type="string" calcext:value-type="string">
            <text:p>il Regno Unito|la Russia|la Spagna</text:p>
          </table:table-cell>
        </table:table-row>
        <table:table-row table:style-name="ro1">
          <table:table-cell office:value-type="string" calcext:value-type="string">
            <text:p>l'Austria</text:p>
          </table:table-cell>
          <table:table-cell office:value-type="string" calcext:value-type="string">
            <text:p>La prima guerra d'indipendenza italiana fu combattuta contro:</text:p>
          </table:table-cell>
          <table:table-cell office:value-type="string" calcext:value-type="string">
            <text:p>la Prussia|la Russia|l'Inghilterra</text:p>
          </table:table-cell>
        </table:table-row>
        <table:table-row table:style-name="ro1">
          <table:table-cell office:value-type="string" calcext:value-type="string">
            <text:p>Villafranca</text:p>
          </table:table-cell>
          <table:table-cell office:value-type="string" calcext:value-type="string">
            <text:p>La fine delle ostilità nella seconda guerra d'indipendenza italiana fu sancita dall'armistizio d i:</text:p>
          </table:table-cell>
          <table:table-cell office:value-type="string" calcext:value-type="string">
            <text:p>Cassibile|Versailles|Yalta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Il Regno d'Italia fu proclamato nel:</text:p>
          </table:table-cell>
          <table:table-cell office:value-type="string" calcext:value-type="string">
            <text:p>1851|1922|1946</text:p>
          </table:table-cell>
        </table:table-row>
        <table:table-row table:style-name="ro1">
          <table:table-cell office:value-type="string" calcext:value-type="string">
            <text:p>la fine della seconda guerra d'indipendenza italiana</text:p>
          </table:table-cell>
          <table:table-cell office:value-type="string" calcext:value-type="string">
            <text:p>L'armistizio di Villafranca del 1859 tra Napoleone III e l'Austria comportò:</text:p>
          </table:table-cell>
          <table:table-cell office:value-type="string" calcext:value-type="string">
            <text:p>la nascita della Triplice Alleanza|la resa prussiana|la sconfitta dell'Austria a favore dell'Italia di Cavour</text:p>
          </table:table-cell>
        </table:table-row>
        <table:table-row table:style-name="ro1">
          <table:table-cell office:value-type="string" calcext:value-type="string">
            <text:p>stipulò l'armistizio con l'Austria</text:p>
          </table:table-cell>
          <table:table-cell office:value-type="string" calcext:value-type="string">
            <text:p>Nel 1859, a Villafranca, Napoleone III:</text:p>
          </table:table-cell>
          <table:table-cell office:value-type="string" calcext:value-type="string">
            <text:p>firmò un accordo con Pio IX|respinse l'ultimatum austriaco|strinse il patto d'acciaio con l'Italia</text:p>
          </table:table-cell>
        </table:table-row>
        <table:table-row table:style-name="ro1">
          <table:table-cell office:value-type="string" calcext:value-type="string">
            <text:p>la loro annessione al Regno sabaudo mediante un plebiscito</text:p>
          </table:table-cell>
          <table:table-cell office:value-type="string" calcext:value-type="string">
            <text:p>La spedizione dei Mille guidata da Garibaldi si concluse con la conquista delle regioni meridionali e con: </text:p>
          </table:table-cell>
          <table:table-cell office:value-type="string" calcext:value-type="string">
            <text:p>la conquista dello Stato pontificio|la loro annessione, imposta con le armi, al Regno sabaudo|la loro costituzione in Repubblica da parte dei garibaldini</text:p>
          </table:table-cell>
        </table:table-row>
        <table:table-row table:style-name="ro1">
          <table:table-cell office:value-type="string" calcext:value-type="string">
            <text:p>Giuseppe Mazzini</text:p>
          </table:table-cell>
          <table:table-cell office:value-type="string" calcext:value-type="string">
            <text:p>Quale, tra i seguenti protagonisti del Risorgimento, fondò nel 1853 il Partito d'Azione?</text:p>
          </table:table-cell>
          <table:table-cell office:value-type="string" calcext:value-type="string">
            <text:p>Camillo Benso conte di Cavour|Carlo Cattaneo|Giuseppe Ferrari</text:p>
          </table:table-cell>
        </table:table-row>
        <table:table-row table:style-name="ro1">
          <table:table-cell office:value-type="string" calcext:value-type="string">
            <text:p>Una ferrea repressione delle società segrete</text:p>
          </table:table-cell>
          <table:table-cell office:value-type="string" calcext:value-type="string">
            <text:p>Dopo la sconfitta dei moti del 1820-21, quale fu la reazione delle autorità austriache nel Lombardo-Veneto?</text:p>
          </table:table-cell>
          <table:table-cell office:value-type="string" calcext:value-type="string">
            <text:p>Il progetto di una federazione di Stati dotati di autonomia amministrativa|Il tentativo di inserire nel governo austriaco i capi delle società segrete|Un'alleanza ufficiale con lo Stato pontificio</text:p>
          </table:table-cell>
        </table:table-row>
        <table:table-row table:style-name="ro1">
          <table:table-cell office:value-type="string" calcext:value-type="string">
            <text:p>Scuola</text:p>
          </table:table-cell>
          <table:table-cell office:value-type="string" calcext:value-type="string">
            <text:p>Dopo l'unificazione italiana, la legge Casati venne estesa a tutto il regno. Di quale materia si occupava?</text:p>
          </table:table-cell>
          <table:table-cell office:value-type="string" calcext:value-type="string">
            <text:p>Finanze|Forze armate|Sanità</text:p>
          </table:table-cell>
        </table:table-row>
        <table:table-row table:style-name="ro1">
          <table:table-cell office:value-type="string" calcext:value-type="string">
            <text:p>la seconda guerra d'indipendenza</text:p>
          </table:table-cell>
          <table:table-cell office:value-type="string" calcext:value-type="string">
            <text:p>Nel 1859, in Italia si combatté:</text:p>
          </table:table-cell>
          <table:table-cell office:value-type="string" calcext:value-type="string">
            <text:p>i moti rivoluzionari|la disfida di Barletta|la prima guerra d'indipendenza</text:p>
          </table:table-cell>
        </table:table-row>
        <table:table-row table:style-name="ro1">
          <table:table-cell office:value-type="string" calcext:value-type="string">
            <text:p>terza guerra d'indipendenza</text:p>
          </table:table-cell>
          <table:table-cell office:value-type="string" calcext:value-type="string">
            <text:p>Le sconfitte italiane di Lissa e di Custoza si verificarono nel corso della:</text:p>
          </table:table-cell>
          <table:table-cell office:value-type="string" calcext:value-type="string">
            <text:p>guerra di Crimea|prima guerra d'indipendenza|prima guerra mondiale</text:p>
          </table:table-cell>
        </table:table-row>
        <table:table-row table:style-name="ro1">
          <table:table-cell office:value-type="string" calcext:value-type="string">
            <text:p>Nel 1858</text:p>
          </table:table-cell>
          <table:table-cell office:value-type="string" calcext:value-type="string">
            <text:p>Quando fu firmato l'accordo di Plombières tra Napoleone III e Camillo Benso conte di Cavour? </text:p>
          </table:table-cell>
          <table:table-cell office:value-type="string" calcext:value-type="string">
            <text:p>Nel 1852|Nel 1861|Nel 1870</text:p>
          </table:table-cell>
        </table:table-row>
        <table:table-row table:style-name="ro1">
          <table:table-cell office:value-type="string" calcext:value-type="string">
            <text:p>Il pareggio del bilancio</text:p>
          </table:table-cell>
          <table:table-cell office:value-type="string" calcext:value-type="string">
            <text:p>Quale obiettivo raggiunse la Destra storica che governò l'Italia dal 1861 al 1876?</text:p>
          </table:table-cell>
          <table:table-cell office:value-type="string" calcext:value-type="string">
            <text:p>La limitazione del latifondo|La sconfitta dell'analfabetismo|L'annullamento del debito pubblico</text:p>
          </table:table-cell>
        </table:table-row>
        <table:table-row table:style-name="ro1">
          <table:table-cell office:value-type="string" calcext:value-type="string">
            <text:p>Leone XIII</text:p>
          </table:table-cell>
          <table:table-cell office:value-type="string" calcext:value-type="string">
            <text:p>Quale Papa, nel 1891, pubblicò, sul tema della questione sociale, l'enciclica Rerum Novarum? </text:p>
          </table:table-cell>
          <table:table-cell office:value-type="string" calcext:value-type="string">
            <text:p>Bonifacio VIII|Giovanni Paolo I|Paolo VI</text:p>
          </table:table-cell>
        </table:table-row>
        <table:table-row table:style-name="ro1">
          <table:table-cell office:value-type="string" calcext:value-type="string">
            <text:p>Garibaldi</text:p>
          </table:table-cell>
          <table:table-cell office:value-type="string" calcext:value-type="string">
            <text:p>Quale protagonista del Risorgimento italiano ricevette entusiastica accoglienza a Londra nel 1864?</text:p>
          </table:table-cell>
          <table:table-cell office:value-type="string" calcext:value-type="string">
            <text:p>Cavour|Pio IX|Vittorio Emanuele III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'Etiopia e l'Italia firmarono il trattato di Uccialli nel:</text:p>
          </table:table-cell>
          <table:table-cell office:value-type="string" calcext:value-type="string">
            <text:p>1859|1940|1949</text:p>
          </table:table-cell>
        </table:table-row>
        <table:table-row table:style-name="ro1">
          <table:table-cell office:value-type="string" calcext:value-type="string">
            <text:p>escludeva le donne dalla successione al trono</text:p>
          </table:table-cell>
          <table:table-cell office:value-type="string" calcext:value-type="string">
            <text:p>La legge salica, presente nell'art. 1 dello Statuto albertino del 1848:</text:p>
          </table:table-cell>
          <table:table-cell office:value-type="string" calcext:value-type="string">
            <text:p>regolamentava la tassazione del sale|regolava il monopolio statale dei sali|riorganizzava la distribuzione delle saline nel Paese</text:p>
          </table:table-cell>
        </table:table-row>
        <table:table-row table:style-name="ro1">
          <table:table-cell office:value-type="string" calcext:value-type="string">
            <text:p>Francesco Crispi</text:p>
          </table:table-cell>
          <table:table-cell office:value-type="string" calcext:value-type="string">
            <text:p>Quale tra i seguenti personaggi storici fu il leader della Sinistra storica italiana?</text:p>
          </table:table-cell>
          <table:table-cell office:value-type="string" calcext:value-type="string">
            <text:p>Camillo Benso conte di Cavour|Giovanni Giolitti|Vincenzo Gioberti</text:p>
          </table:table-cell>
        </table:table-row>
        <table:table-row table:style-name="ro1">
          <table:table-cell office:value-type="string" calcext:value-type="string">
            <text:p>protezione dei prodotti italiani</text:p>
          </table:table-cell>
          <table:table-cell office:value-type="string" calcext:value-type="string">
            <text:p>Nel 1887, le tariffe doganali adottate dall'Italia erano volte principalmente alla:</text:p>
          </table:table-cell>
          <table:table-cell office:value-type="string" calcext:value-type="string">
            <text:p>creazione di nuovi posti nel settore artigianale|diminuzione del prezzo del pane|tutela della classe impiegatizia</text:p>
          </table:table-cell>
        </table:table-row>
        <table:table-row table:style-name="ro1">
          <table:table-cell office:value-type="string" calcext:value-type="string">
            <text:p>Camillo Benso conte di Cavour</text:p>
          </table:table-cell>
          <table:table-cell office:value-type="string" calcext:value-type="string">
            <text:p>Quale tra i seguenti personaggi storici fu, nel 1861, il primo presidente del Consiglio del Regno d'Italia? </text:p>
          </table:table-cell>
          <table:table-cell office:value-type="string" calcext:value-type="string">
            <text:p>Carlo Alberto di Savoia principe di Carignano|Giuseppe Garibaldi|Vincenzo Cuoco</text:p>
          </table:table-cell>
        </table:table-row>
        <table:table-row table:style-name="ro1">
          <table:table-cell office:value-type="string" calcext:value-type="string">
            <text:p>Genova</text:p>
          </table:table-cell>
          <table:table-cell office:value-type="string" calcext:value-type="string">
            <text:p>Mazzini nacque a:</text:p>
          </table:table-cell>
          <table:table-cell office:value-type="string" calcext:value-type="string">
            <text:p>Milano|Pisa|Torino</text:p>
          </table:table-cell>
        </table:table-row>
        <table:table-row table:style-name="ro1">
          <table:table-cell office:value-type="string" calcext:value-type="string">
            <text:p>la borghesia e l'aristocrazia più illuminata</text:p>
          </table:table-cell>
          <table:table-cell office:value-type="string" calcext:value-type="string">
            <text:p>Il connubio promosso da Camillo Benso conte di Cavour e Urbano Rattazzi era un'alleanza politica e parlamentare tra: </text:p>
          </table:table-cell>
          <table:table-cell office:value-type="string" calcext:value-type="string">
            <text:p>i ceti contadini e i grandi affittuari|i ceti operai e quelli contadini|il clero e l'alta nobiltà</text:p>
          </table:table-cell>
        </table:table-row>
        <table:table-row table:style-name="ro1">
          <table:table-cell office:value-type="string" calcext:value-type="string">
            <text:p>Un politico liberale</text:p>
          </table:table-cell>
          <table:table-cell office:value-type="string" calcext:value-type="string">
            <text:p>Chi era Giovanni Giolitti?</text:p>
          </table:table-cell>
          <table:table-cell office:value-type="string" calcext:value-type="string">
            <text:p>Un attivista socialista|Un filosofo hegeliano|Uno scultore futurista</text:p>
          </table:table-cell>
        </table:table-row>
        <table:table-row table:style-name="ro1">
          <table:table-cell office:value-type="string" calcext:value-type="string">
            <text:p>alle cinque giornate di Milano</text:p>
          </table:table-cell>
          <table:table-cell office:value-type="string" calcext:value-type="string">
            <text:p>Carlo Cattaneo partecipò attivamente:</text:p>
          </table:table-cell>
          <table:table-cell office:value-type="string" calcext:value-type="string">
            <text:p>alla marcia su Roma|alla rivoluzione messicana|alla spedizione napoleonica in Russia</text:p>
          </table:table-cell>
        </table:table-row>
        <table:table-row table:style-name="ro1">
          <table:table-cell office:value-type="string" calcext:value-type="string">
            <text:p>liberalismo</text:p>
          </table:table-cell>
          <table:table-cell office:value-type="string" calcext:value-type="string">
            <text:p>Camillo Benso conte di Cavour era un esponente del:</text:p>
          </table:table-cell>
          <table:table-cell office:value-type="string" calcext:value-type="string">
            <text:p>federalismo|neoguelfismo|repubblicanesimo democratico</text:p>
          </table:table-cell>
        </table:table-row>
        <table:table-row table:style-name="ro1">
          <table:table-cell office:value-type="string" calcext:value-type="string">
            <text:p>problemi sociali e alla questione operaia</text:p>
          </table:table-cell>
          <table:table-cell office:value-type="string" calcext:value-type="string">
            <text:p>Nel 1891, Leone XIII pubblicò l'enciclica Rerum novarum dedicata ai: </text:p>
          </table:table-cell>
          <table:table-cell office:value-type="string" calcext:value-type="string">
            <text:p>problemi politici dell'America latina|rapporti con gli ortodossi|rapporti con l'islamismo</text:p>
          </table:table-cell>
        </table:table-row>
        <table:table-row table:style-name="ro1">
          <table:table-cell office:value-type="string" calcext:value-type="string">
            <text:p>mazziniano</text:p>
          </table:table-cell>
          <table:table-cell office:value-type="string" calcext:value-type="string">
            <text:p>Il 14 gennaio 1858 fu compiuto un attentato contro Napoleone III da Felice Orsini, un:</text:p>
          </table:table-cell>
          <table:table-cell office:value-type="string" calcext:value-type="string">
            <text:p>cattolico neoguelfo|cavouriano|generale dell'armata francese</text:p>
          </table:table-cell>
        </table:table-row>
        <table:table-row table:style-name="ro1">
          <table:table-cell office:value-type="string" calcext:value-type="string">
            <text:p>repubblicano</text:p>
          </table:table-cell>
          <table:table-cell office:value-type="string" calcext:value-type="string">
            <text:p>Giuseppe Mazzini, uno dei protagonisti del Risorgimento italiano, era un convinto:</text:p>
          </table:table-cell>
          <table:table-cell office:value-type="string" calcext:value-type="string">
            <text:p>bonapartista|monarchico|papista</text:p>
          </table:table-cell>
        </table:table-row>
        <table:table-row table:style-name="ro1">
          <table:table-cell office:value-type="string" calcext:value-type="string">
            <text:p>Vincenzo Gioberti</text:p>
          </table:table-cell>
          <table:table-cell office:value-type="string" calcext:value-type="string">
            <text:p>Da chi fu scritta, durante il Risorgimento, l'opera Del primato morale e civile degli italiani (1843)? </text:p>
          </table:table-cell>
          <table:table-cell office:value-type="string" calcext:value-type="string">
            <text:p>Camillo Benso conte di Cavour|Giuseppe Garibaldi|Silvio Pellico</text:p>
          </table:table-cell>
        </table:table-row>
        <table:table-row table:style-name="ro1">
          <table:table-cell office:value-type="string" calcext:value-type="string">
            <text:p>Carlo Pisacane</text:p>
          </table:table-cell>
          <table:table-cell office:value-type="string" calcext:value-type="string">
            <text:p>Quale, tra i seguenti protagonisti del Risorgimento, organizzò, la spedizione di Sapri nel 1857?</text:p>
          </table:table-cell>
          <table:table-cell office:value-type="string" calcext:value-type="string">
            <text:p>Camillo Benso conte di Cavour|Daniele Manin|Giuseppe Garibaldi</text:p>
          </table:table-cell>
        </table:table-row>
        <table:table-row table:style-name="ro1">
          <table:table-cell office:value-type="string" calcext:value-type="string">
            <text:p>Nino Bixio</text:p>
          </table:table-cell>
          <table:table-cell office:value-type="string" calcext:value-type="string">
            <text:p>Durante la spedizione dei Mille, chi assunse il ruolo di braccio destro di Garibaldi nelle azioni militari? </text:p>
          </table:table-cell>
          <table:table-cell office:value-type="string" calcext:value-type="string">
            <text:p>Carlo Cattaneo|Carlo Pisacane|Daniele Manin</text:p>
          </table:table-cell>
        </table:table-row>
        <table:table-row table:style-name="ro1">
          <table:table-cell office:value-type="string" calcext:value-type="string">
            <text:p>un'enciclica di Pio IX</text:p>
          </table:table-cell>
          <table:table-cell office:value-type="string" calcext:value-type="string">
            <text:p>Durante il Risorgimento ebbe vasta notorietà il Sillabo, che era:</text:p>
          </table:table-cell>
          <table:table-cell office:value-type="string" calcext:value-type="string">
            <text:p>il discorso d'insediamento di Carlo Alberto|un giornale fondato da Mazzini|un pamphlet politico redatto da Garibaldi</text:p>
          </table:table-cell>
        </table:table-row>
        <table:table-row table:style-name="ro1">
          <table:table-cell office:value-type="string" calcext:value-type="string">
            <text:p>Sul Volturno</text:p>
          </table:table-cell>
          <table:table-cell office:value-type="string" calcext:value-type="string">
            <text:p>Dove si svolse la decisiva battaglia fra l'esercito borbonico e le truppe di Garibaldi nell'autunno 1860? </text:p>
          </table:table-cell>
          <table:table-cell office:value-type="string" calcext:value-type="string">
            <text:p>A Marsala|A Milano|A Milazzo</text:p>
          </table:table-cell>
        </table:table-row>
        <table:table-row table:style-name="ro1">
          <table:table-cell office:value-type="string" calcext:value-type="string">
            <text:p>Nel 1834</text:p>
          </table:table-cell>
          <table:table-cell office:value-type="string" calcext:value-type="string">
            <text:p>In quale anno fu fondata da Mazzini la Giovine Europa?</text:p>
          </table:table-cell>
          <table:table-cell office:value-type="string" calcext:value-type="string">
            <text:p>Nel 1698|Nel 1778|Nel 1921</text:p>
          </table:table-cell>
        </table:table-row>
        <table:table-row table:style-name="ro1">
          <table:table-cell office:value-type="string" calcext:value-type="string">
            <text:p>ereditaria secondo la linea maschile</text:p>
          </table:table-cell>
          <table:table-cell office:value-type="string" calcext:value-type="string">
            <text:p>In base allo Statuto albertino, la successione al trono sabaudo era:</text:p>
          </table:table-cell>
          <table:table-cell office:value-type="string" calcext:value-type="string">
            <text:p>decisa dal Parlamento|ereditaria secondo la linea femminile|votata dal popolo</text:p>
          </table:table-cell>
        </table:table-row>
        <table:table-row table:style-name="ro1">
          <table:table-cell office:value-type="string" calcext:value-type="string">
            <text:p>terza guerra d'indipendenza</text:p>
          </table:table-cell>
          <table:table-cell office:value-type="string" calcext:value-type="string">
            <text:p><text:s/>Il Veneto fu annesso all'Italia al termine della:</text:p>
          </table:table-cell>
          <table:table-cell office:value-type="string" calcext:value-type="string">
            <text:p>prima guerra d'indipendenza|seconda guerra d'indipendenza|spedizione dei Mille</text:p>
          </table:table-cell>
        </table:table-row>
        <table:table-row table:style-name="ro1">
          <table:table-cell office:value-type="string" calcext:value-type="string">
            <text:p>nella prima guerra d'indipendenza</text:p>
          </table:table-cell>
          <table:table-cell office:value-type="string" calcext:value-type="string">
            <text:p>Nel Risorgimento italiano, lo Stato pontificio scese in guerra contro l'Austria. L'episodio si verificò:</text:p>
          </table:table-cell>
          <table:table-cell office:value-type="string" calcext:value-type="string">
            <text:p>nella quarta guerra d'indipendenza|nella seconda guerra d'indipendenza|nella terza guerra d'indipendenza</text:p>
          </table:table-cell>
        </table:table-row>
        <table:table-row table:style-name="ro1">
          <table:table-cell office:value-type="string" calcext:value-type="string">
            <text:p>nella prima guerra d'indipendenza italiana</text:p>
          </table:table-cell>
          <table:table-cell office:value-type="string" calcext:value-type="string">
            <text:p>La Repubblica romana venne proclamata:</text:p>
          </table:table-cell>
          <table:table-cell office:value-type="string" calcext:value-type="string">
            <text:p>nella quarta guerra d'indipendenza italiana|nella seconda guerra d'indipendenza italiana|nella terza guerra d'indipendenza italiana</text:p>
          </table:table-cell>
        </table:table-row>
        <table:table-row table:style-name="ro1">
          <table:table-cell office:value-type="string" calcext:value-type="string">
            <text:p>Brescia</text:p>
          </table:table-cell>
          <table:table-cell office:value-type="string" calcext:value-type="string">
            <text:p>Durante la prima guerra d'indipendenza, si verificò l'episodio delle dieci giornate di:</text:p>
          </table:table-cell>
          <table:table-cell office:value-type="string" calcext:value-type="string">
            <text:p>Mantova|Milano|Parma</text:p>
          </table:table-cell>
        </table:table-row>
        <table:table-row table:style-name="ro1">
          <table:table-cell office:value-type="string" calcext:value-type="string">
            <text:p>nella prima guerra d'indipendenza italiana</text:p>
          </table:table-cell>
          <table:table-cell office:value-type="string" calcext:value-type="string">
            <text:p>L'episodio delle dieci giornate di Brescia si verificò:</text:p>
          </table:table-cell>
          <table:table-cell office:value-type="string" calcext:value-type="string">
            <text:p>nella quarta guerra d'indipendenza italiana|nella seconda guerra d'indipendenza italiana|nella terza guerra d'indipendenza italiana</text:p>
          </table:table-cell>
        </table:table-row>
        <table:table-row table:style-name="ro1">
          <table:table-cell office:value-type="string" calcext:value-type="string">
            <text:p>I fratelli Bandiera</text:p>
          </table:table-cell>
          <table:table-cell office:value-type="string" calcext:value-type="string">
            <text:p>Chi partecipò al tentativo insurrezionale nel Regno delle Due Sicilie nel 1844?</text:p>
          </table:table-cell>
          <table:table-cell office:value-type="string" calcext:value-type="string">
            <text:p>Camillo Benso conte di Cavour|Giuseppe Garibaldi|Giuseppe Mazzini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Nella seconda guerra d'indipendenza, il Piemonte era alleato di:</text:p>
          </table:table-cell>
          <table:table-cell office:value-type="string" calcext:value-type="string">
            <text:p>Austria|Portogallo|Prussia</text:p>
          </table:table-cell>
        </table:table-row>
        <table:table-row table:style-name="ro1">
          <table:table-cell office:value-type="string" calcext:value-type="string">
            <text:p>Cesare Balbo</text:p>
          </table:table-cell>
          <table:table-cell office:value-type="string" calcext:value-type="string">
            <text:p>Nel 1844 fu pubblicata Delle speranze d'Italia, opera fondamentale del pensiero moderato, di cui fu autore:</text:p>
          </table:table-cell>
          <table:table-cell office:value-type="string" calcext:value-type="string">
            <text:p>Giuseppe Garibaldi|Giuseppe Mazzini|Vincenzo Gioberti</text:p>
          </table:table-cell>
        </table:table-row>
        <table:table-row table:style-name="ro1">
          <table:table-cell office:value-type="string" calcext:value-type="string">
            <text:p>i garibaldini sconfissero le truppe borboniche</text:p>
          </table:table-cell>
          <table:table-cell office:value-type="string" calcext:value-type="string">
            <text:p>Nella battaglia del Volturno del 1860:</text:p>
          </table:table-cell>
          <table:table-cell office:value-type="string" calcext:value-type="string">
            <text:p>gli austriaci sconfissero i russi|i piemontesi sconfissero gli austriaci|le truppe francesi sconfissero i piemontesi</text:p>
          </table:table-cell>
        </table:table-row>
        <table:table-row table:style-name="ro1">
          <table:table-cell office:value-type="string" calcext:value-type="string">
            <text:p>Carlo Cattaneo</text:p>
          </table:table-cell>
          <table:table-cell office:value-type="string" calcext:value-type="string">
            <text:p>Quale dei seguenti personaggi fu protagonista delle cinque giornate di Milano del marzo 1848? </text:p>
          </table:table-cell>
          <table:table-cell office:value-type="string" calcext:value-type="string">
            <text:p>Francesco Giuseppe|Giuseppe Garibaldi|Pio IX</text:p>
          </table:table-cell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In quale Regione i fratelli Bandiera tentarono una spedizione per sollevare la popolazione contadina nel 1844?</text:p>
          </table:table-cell>
          <table:table-cell office:value-type="string" calcext:value-type="string">
            <text:p>Emilia-Romagna|Liguria|Toscana</text:p>
          </table:table-cell>
        </table:table-row>
        <table:table-row table:style-name="ro1">
          <table:table-cell office:value-type="string" calcext:value-type="string">
            <text:p>Camillo Benso conte di Cavour e Napoleone III</text:p>
          </table:table-cell>
          <table:table-cell office:value-type="string" calcext:value-type="string">
            <text:p>Quali personaggi si incontrarono in segreto a Plombières nel 1858?</text:p>
          </table:table-cell>
          <table:table-cell office:value-type="string" calcext:value-type="string">
            <text:p>Carlo Alberto e papa Pio IX|Carlo Cattaneo e Carlo Pisacane|Giuseppe Mazzini e Giuseppe Garibaldi</text:p>
          </table:table-cell>
        </table:table-row>
        <table:table-row table:style-name="ro1">
          <table:table-cell office:value-type="string" calcext:value-type="string">
            <text:p>Camillo Benso conte di Cavour</text:p>
          </table:table-cell>
          <table:table-cell office:value-type="string" calcext:value-type="string">
            <text:p>Chi fu uno tra i principali artefici dell'Unità italiana e ricoprì diverse cariche politiche nel Regno sabaudo? </text:p>
          </table:table-cell>
          <table:table-cell office:value-type="string" calcext:value-type="string">
            <text:p>Carlo Cattaneo|Francesco Crispi|Giuseppe Mazzini</text:p>
          </table:table-cell>
        </table:table-row>
        <table:table-row table:style-name="ro1">
          <table:table-cell office:value-type="string" calcext:value-type="string">
            <text:p>Giuseppe Mazzini</text:p>
          </table:table-cell>
          <table:table-cell office:value-type="string" calcext:value-type="string">
            <text:p>Quale dei seguenti personaggi storici fu uno dei protagonisti della Repubblica romana del 1849?</text:p>
          </table:table-cell>
          <table:table-cell office:value-type="string" calcext:value-type="string">
            <text:p>Francesco Giuseppe|Pio VII|Simon Bolivar</text:p>
          </table:table-cell>
        </table:table-row>
        <table:table-row table:style-name="ro1">
          <table:table-cell office:value-type="string" calcext:value-type="string">
            <text:p>Regno di Sardegna</text:p>
          </table:table-cell>
          <table:table-cell office:value-type="string" calcext:value-type="string">
            <text:p>Carlo Alberto fu re del:</text:p>
          </table:table-cell>
          <table:table-cell office:value-type="string" calcext:value-type="string">
            <text:p>Granducato di Toscana|Regno delle Due Sicilie|Regno d'Italia</text:p>
          </table:table-cell>
        </table:table-row>
        <table:table-row table:style-name="ro1">
          <table:table-cell office:value-type="string" calcext:value-type="string">
            <text:p>Mameli</text:p>
          </table:table-cell>
          <table:table-cell office:value-type="string" calcext:value-type="string">
            <text:p>L'autore di Fratelli d'Italia fu:</text:p>
          </table:table-cell>
          <table:table-cell office:value-type="string" calcext:value-type="string">
            <text:p>Garibaldi|Guerrazzi|Pellico</text:p>
          </table:table-cell>
        </table:table-row>
        <table:table-row table:style-name="ro1">
          <table:table-cell office:value-type="string" calcext:value-type="string">
            <text:p>nessuno degli Stati menzionati nelle altre alternative</text:p>
          </table:table-cell>
          <table:table-cell office:value-type="string" calcext:value-type="string">
            <text:p>Nella prima guerra d'indipendenza, il Piemonte era alleato di:</text:p>
          </table:table-cell>
          <table:table-cell office:value-type="string" calcext:value-type="string">
            <text:p>Austria|Francia|Spagna</text:p>
          </table:table-cell>
        </table:table-row>
        <table:table-row table:style-name="ro1">
          <table:table-cell office:value-type="string" calcext:value-type="string">
            <text:p>sconfitte italiane</text:p>
          </table:table-cell>
          <table:table-cell office:value-type="string" calcext:value-type="string">
            <text:p>Nell'ambito della terza guerra d'indipendenza, le battaglie di Lissa e Custoza sono ricordate come:</text:p>
          </table:table-cell>
          <table:table-cell office:value-type="string" calcext:value-type="string">
            <text:p>sconfitte francesi|sconfitte russe|vittorie italiane</text:p>
          </table:table-cell>
        </table:table-row>
        <table:table-row table:style-name="ro1">
          <table:table-cell office:value-type="string" calcext:value-type="string">
            <text:p>Vittorio Emanuele II</text:p>
          </table:table-cell>
          <table:table-cell office:value-type="string" calcext:value-type="string">
            <text:p>Nel 1849 Carlo Alberto abdicò in favore di:</text:p>
          </table:table-cell>
          <table:table-cell office:value-type="string" calcext:value-type="string">
            <text:p>Umberto I|Umberto II|Vittorio Emanuele I</text:p>
          </table:table-cell>
        </table:table-row>
        <table:table-row table:style-name="ro1">
          <table:table-cell office:value-type="string" calcext:value-type="string">
            <text:p>la decadenza del potere temporale del Papa e la Repubblica</text:p>
          </table:table-cell>
          <table:table-cell office:value-type="string" calcext:value-type="string">
            <text:p>Dopo la fuga di Pio IX, nel febbraio 1849, a Roma venne convocata una costituente che proclamò: </text:p>
          </table:table-cell>
          <table:table-cell office:value-type="string" calcext:value-type="string">
            <text:p>la monarchia costituzionale con a capo Aurelio Saffi|la nascita dello Stato del Vaticano, con il rientro del Papa fuggito a Gaeta|l'annessione di Roma al Regno sabaudo</text:p>
          </table:table-cell>
        </table:table-row>
        <table:table-row table:style-name="ro1">
          <table:table-cell office:value-type="string" calcext:value-type="string">
            <text:p>Regno di Sardegna</text:p>
          </table:table-cell>
          <table:table-cell office:value-type="string" calcext:value-type="string">
            <text:p>Carlo Alberto era sovrano del:</text:p>
          </table:table-cell>
          <table:table-cell office:value-type="string" calcext:value-type="string">
            <text:p>Ducato di Milano|Granducato di Toscana|Regno delle Due Sicilie</text:p>
          </table:table-cell>
        </table:table-row>
        <table:table-row table:style-name="ro1">
          <table:table-cell office:value-type="string" calcext:value-type="string">
            <text:p>Il neoguelfismo</text:p>
          </table:table-cell>
          <table:table-cell office:value-type="string" calcext:value-type="string">
            <text:p>Quale corrente sosteneva che il Papa dovesse essere la forza di unificazione dell'Italia?</text:p>
          </table:table-cell>
          <table:table-cell office:value-type="string" calcext:value-type="string">
            <text:p>I sostenitori di Carlo Alberto|Il neoghibellinismo|La corrente democratica mazziniana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office:value-type="string" calcext:value-type="string">
            <text:p>In quale città nacque Camillo Benso conte di Cavour?</text:p>
          </table:table-cell>
          <table:table-cell office:value-type="string" calcext:value-type="string">
            <text:p>Napoli|Roma|Venezia</text:p>
          </table:table-cell>
        </table:table-row>
        <table:table-row table:style-name="ro1">
          <table:table-cell office:value-type="string" calcext:value-type="string">
            <text:p>inviò uomini per preparare l'annessione dell'isola al Piemonte</text:p>
          </table:table-cell>
          <table:table-cell office:value-type="string" calcext:value-type="string">
            <text:p>Dopo i successi dei garibaldini in Sicilia, Camillo Benso conte di Cavour:</text:p>
          </table:table-cell>
          <table:table-cell office:value-type="string" calcext:value-type="string">
            <text:p>chiese a Napoleone III di intervenire nell'isola|stipulò un accordo con il Papa per assicurare ai Savoia il dominio fino allo Stato della Chiesa|strinse un'alleanza con l'Austria per rafforzarsi nell'Italia settentrionale</text:p>
          </table:table-cell>
        </table:table-row>
        <table:table-row table:style-name="ro1">
          <table:table-cell office:value-type="string" calcext:value-type="string">
            <text:p>liberatore</text:p>
          </table:table-cell>
          <table:table-cell office:value-type="string" calcext:value-type="string">
            <text:p>Il 7 settembre 1860 Giuseppe Garibaldi, entrato a Napoli, fu accolto come un:</text:p>
          </table:table-cell>
          <table:table-cell office:value-type="string" calcext:value-type="string">
            <text:p>brigante|conquistatore|traditore</text:p>
          </table:table-cell>
        </table:table-row>
        <table:table-row table:style-name="ro1">
          <table:table-cell office:value-type="string" calcext:value-type="string">
            <text:p>Nizza</text:p>
          </table:table-cell>
          <table:table-cell office:value-type="string" calcext:value-type="string">
            <text:p>In quale città nacque Giuseppe Garibaldi?</text:p>
          </table:table-cell>
          <table:table-cell office:value-type="string" calcext:value-type="string">
            <text:p>Napoli|Roma|Sassari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Con la breccia di Porta Pia, il 20 settembre 1870, le truppe italiane entrarono a:</text:p>
          </table:table-cell>
          <table:table-cell office:value-type="string" calcext:value-type="string">
            <text:p>Gaeta|Milano|Torino</text:p>
          </table:table-cell>
        </table:table-row>
        <table:table-row table:style-name="ro1">
          <table:table-cell office:value-type="string" calcext:value-type="string">
            <text:p>Carlo Alberto</text:p>
          </table:table-cell>
          <table:table-cell office:value-type="string" calcext:value-type="string">
            <text:p>Quale dei seguenti sovrani di casa Savoia rinunciò al trono?</text:p>
          </table:table-cell>
          <table:table-cell office:value-type="string" calcext:value-type="string">
            <text:p>Umberto I|Vittorio Emanuele II|Vittorio Emanuele III</text:p>
          </table:table-cell>
        </table:table-row>
        <table:table-row table:style-name="ro1">
          <table:table-cell office:value-type="string" calcext:value-type="string">
            <text:p>Le represse</text:p>
          </table:table-cell>
          <table:table-cell office:value-type="string" calcext:value-type="string">
            <text:p>Come reagì Garibaldi di fronte alle insurrezioni contadine che scoppiarono nel Meridione d'Italia, contemporaneamente alla sua spedizione di liberazione? </text:p>
          </table:table-cell>
          <table:table-cell office:value-type="string" calcext:value-type="string">
            <text:p>Appoggiò i contadini|Restò indifferente|Tentò di trasformare le insurrezioni in rivoluzione</text:p>
          </table:table-cell>
        </table:table-row>
        <table:table-row table:style-name="ro1">
          <table:table-cell office:value-type="string" calcext:value-type="string">
            <text:p>un completo fallimento</text:p>
          </table:table-cell>
          <table:table-cell office:value-type="string" calcext:value-type="string">
            <text:p>L'insurrezione di Milano, organizzata da Mazzini il 6 febbraio 1853, fu:</text:p>
          </table:table-cell>
          <table:table-cell office:value-type="string" calcext:value-type="string">
            <text:p>l'inizio della sollevazione di tutto il Lombardo-Veneto|l'inizio dell'alleanza con Cavour|una strepitosa vittoria</text:p>
          </table:table-cell>
        </table:table-row>
        <table:table-row table:style-name="ro1">
          <table:table-cell office:value-type="string" calcext:value-type="string">
            <text:p>dall'Austria</text:p>
          </table:table-cell>
          <table:table-cell office:value-type="string" calcext:value-type="string">
            <text:p>Durante il Risorgimento, le aspirazioni all'Unità e all'indipendenza italiane furono in primo luogo osteggiate: </text:p>
          </table:table-cell>
          <table:table-cell office:value-type="string" calcext:value-type="string">
            <text:p>dalla Prussia|dalla Russia|dalla Spagna</text:p>
          </table:table-cell>
        </table:table-row>
        <table:table-row table:style-name="ro1">
          <table:table-cell office:value-type="string" calcext:value-type="string">
            <text:p>Marsala</text:p>
          </table:table-cell>
          <table:table-cell office:value-type="string" calcext:value-type="string">
            <text:p>In quale città sbarcarono i Mille guidati da Garibaldi nel 1860?</text:p>
          </table:table-cell>
          <table:table-cell office:value-type="string" calcext:value-type="string">
            <text:p>Napoli|Quarto|Teano</text:p>
          </table:table-cell>
        </table:table-row>
        <table:table-row table:style-name="ro1">
          <table:table-cell office:value-type="string" calcext:value-type="string">
            <text:p>Invase lo Stato pontificio</text:p>
          </table:table-cell>
          <table:table-cell office:value-type="string" calcext:value-type="string">
            <text:p>Cosa fece il Piemonte nel 1860, dopo la vittoria di Garibaldi nel Sud Italia?</text:p>
          </table:table-cell>
          <table:table-cell office:value-type="string" calcext:value-type="string">
            <text:p>Convocò una conferenza internazionale per la proclamazione dell'Unità d'Italia|Dichiarò guerra alla Francia|Dichiarò guerra alla Gran Bretagna</text:p>
          </table:table-cell>
        </table:table-row>
        <table:table-row table:style-name="ro1">
          <table:table-cell office:value-type="string" calcext:value-type="string">
            <text:p>Il Partito d'Azione</text:p>
          </table:table-cell>
          <table:table-cell office:value-type="string" calcext:value-type="string">
            <text:p>Nel 1853 Mazzini fondò a Ginevra una nuova formazione politica. Quale?</text:p>
          </table:table-cell>
          <table:table-cell office:value-type="string" calcext:value-type="string">
            <text:p>Giustizia e Libertà|Il Partito Popolare|La Società Nazionale</text:p>
          </table:table-cell>
        </table:table-row>
        <table:table-row table:style-name="ro1">
          <table:table-cell office:value-type="string" calcext:value-type="string">
            <text:p>Firenze</text:p>
          </table:table-cell>
          <table:table-cell office:value-type="string" calcext:value-type="string">
            <text:p>Nel 1864, la capitale d'Italia venne spostata da Torino a:</text:p>
          </table:table-cell>
          <table:table-cell office:value-type="string" calcext:value-type="string">
            <text:p>Milano|Napoli|Roma</text:p>
          </table:table-cell>
        </table:table-row>
        <table:table-row table:style-name="ro1">
          <table:table-cell office:value-type="string" calcext:value-type="string">
            <text:p>America Latina</text:p>
          </table:table-cell>
          <table:table-cell office:value-type="string" calcext:value-type="string">
            <text:p>Giuseppe Garibaldi, dopo il fallimento dei moti di Genova del 1834, emigrò in:</text:p>
          </table:table-cell>
          <table:table-cell office:value-type="string" calcext:value-type="string">
            <text:p>Africa|Asia|Australia</text:p>
          </table:table-cell>
        </table:table-row>
        <table:table-row table:style-name="ro1">
          <table:table-cell office:value-type="string" calcext:value-type="string">
            <text:p>Di fucilare e arrestare i contadini che si erano ribellati</text:p>
          </table:table-cell>
          <table:table-cell office:value-type="string" calcext:value-type="string">
            <text:p>Che cosa ordinò Nino Bixio, uno dei capi dell'impresa dei Mille, a Bronte, il 4 agosto 1860?</text:p>
          </table:table-cell>
          <table:table-cell office:value-type="string" calcext:value-type="string">
            <text:p>Di aspettare le truppe piemontesi|Di distribuire la terra ai contadini|Di procedere alla conquista della Calabria</text:p>
          </table:table-cell>
        </table:table-row>
        <table:table-row table:style-name="ro1">
          <table:table-cell office:value-type="string" calcext:value-type="string">
            <text:p>Giuseppe Garibaldi</text:p>
          </table:table-cell>
          <table:table-cell office:value-type="string" calcext:value-type="string">
            <text:p>A chi venne affidato il comando delle truppe della Repubblica romana del 1849?</text:p>
          </table:table-cell>
          <table:table-cell office:value-type="string" calcext:value-type="string">
            <text:p>Carlo Pisacane|Giuseppe Mazzini|Goffredo Mameli</text:p>
          </table:table-cell>
        </table:table-row>
        <table:table-row table:style-name="ro1">
          <table:table-cell office:value-type="string" calcext:value-type="string">
            <text:p>Regno di Sardegna</text:p>
          </table:table-cell>
          <table:table-cell office:value-type="string" calcext:value-type="string">
            <text:p>Quale dei seguenti Stati italiani preunitari partecipò, nel 1855, alla guerra di Crimea?</text:p>
          </table:table-cell>
          <table:table-cell office:value-type="string" calcext:value-type="string">
            <text:p>Granducato di Toscana|Regno delle Due Sicilie|Stato della Chiesa</text:p>
          </table:table-cell>
        </table:table-row>
        <table:table-row table:style-name="ro1">
          <table:table-cell office:value-type="string" calcext:value-type="string">
            <text:p>la creazione di uno Stato italiano unito, indipendente, repubblicano</text:p>
          </table:table-cell>
          <table:table-cell office:value-type="string" calcext:value-type="string">
            <text:p>Secondo il progetto politico di Giuseppe Mazzini, scopo della lotta dei patrioti italiani doveva essere:</text:p>
          </table:table-cell>
          <table:table-cell office:value-type="string" calcext:value-type="string">
            <text:p>la creazione di una confederazione di Stati con a capo il pontefice|la creazione di una federazione di Stati con a capo il Regno Sabaudo|la creazione di una federazione monarchica di Stati europei legati all'Impero</text:p>
          </table:table-cell>
        </table:table-row>
        <table:table-row table:style-name="ro1">
          <table:table-cell office:value-type="string" calcext:value-type="string">
            <text:p>i Mille di Garibaldi sconfissero i Borboni</text:p>
          </table:table-cell>
          <table:table-cell office:value-type="string" calcext:value-type="string">
            <text:p>Nel 1860, nella città di Calatafimi:</text:p>
          </table:table-cell>
          <table:table-cell office:value-type="string" calcext:value-type="string">
            <text:p>Carlo Pisacane fu ucciso|Giuseppe Garibaldi incontrò il re|Giuseppe Mazzini fondò la Giovine Europa</text:p>
          </table:table-cell>
        </table:table-row>
        <table:table-row table:style-name="ro1">
          <table:table-cell office:value-type="string" calcext:value-type="string">
            <text:p>Giovine Italia</text:p>
          </table:table-cell>
          <table:table-cell office:value-type="string" calcext:value-type="string">
            <text:p>Come si chiamava il movimento fondato da Giuseppe Mazzini durante il Risorgimento?</text:p>
          </table:table-cell>
          <table:table-cell office:value-type="string" calcext:value-type="string">
            <text:p>Carboneria|Massoneria|Ordine Nuovo</text:p>
          </table:table-cell>
        </table:table-row>
        <table:table-row table:style-name="ro1">
          <table:table-cell office:value-type="string" calcext:value-type="string">
            <text:p>Carboneria</text:p>
          </table:table-cell>
          <table:table-cell office:value-type="string" calcext:value-type="string">
            <text:p>A quale delle seguenti società segrete era iscritto Giuseppe Mazzini?</text:p>
          </table:table-cell>
          <table:table-cell office:value-type="string" calcext:value-type="string">
            <text:p>Esercito di luce|Maestri del re|Massoneria</text:p>
          </table:table-cell>
        </table:table-row>
        <table:table-row table:style-name="ro1">
          <table:table-cell office:value-type="string" calcext:value-type="string">
            <text:p>Il dibattito politico-culturale in merito alla ricerca di una soluzione al divario economico-sociale tra il Nord e il Sud della penisola</text:p>
          </table:table-cell>
          <table:table-cell office:value-type="string" calcext:value-type="string">
            <text:p>Cosa si intende, nel periodo post-unitario della storia d'Italia, per questione meridionale?</text:p>
          </table:table-cell>
          <table:table-cell office:value-type="string" calcext:value-type="string">
            <text:p>I contrasti tra Garibaldi e i rivoluzionari meridionali|I contrasti tra realisti meridionali e Stato pontificio|I problemi legati alla conquista della Sicilia</text:p>
          </table:table-cell>
        </table:table-row>
        <table:table-row table:style-name="ro1">
          <table:table-cell office:value-type="string" calcext:value-type="string">
            <text:p>ministro dell'Agricoltura e del Commercio dello Stato sabaudo</text:p>
          </table:table-cell>
          <table:table-cell office:value-type="string" calcext:value-type="string">
            <text:p>Nel 1850, Camillo Benso conte di Cavour divenne:</text:p>
          </table:table-cell>
          <table:table-cell office:value-type="string" calcext:value-type="string">
            <text:p>alleato dei garibaldini|capo indiscusso della corrente mazziniana|sovrano dello Stato sabaudo</text:p>
          </table:table-cell>
        </table:table-row>
        <table:table-row table:style-name="ro1">
          <table:table-cell office:value-type="string" calcext:value-type="string">
            <text:p>Il Partito d'Azione a cui si era avvicinato anche Giuseppe Garibaldi</text:p>
          </table:table-cell>
          <table:table-cell office:value-type="string" calcext:value-type="string">
            <text:p>Nel 1859, dopo gli scontri armati nell'Italia centro-settentrionale, chi assunse l'iniziativa nel Sud del Paese?</text:p>
          </table:table-cell>
          <table:table-cell office:value-type="string" calcext:value-type="string">
            <text:p>Camillo Benso conte di Cavour e Casa Savoia|I fratelli Bandiera|Napoleone III e l'esercito francese</text:p>
          </table:table-cell>
        </table:table-row>
        <table:table-row table:style-name="ro1">
          <table:table-cell office:value-type="string" calcext:value-type="string">
            <text:p>Nel 1815</text:p>
          </table:table-cell>
          <table:table-cell office:value-type="string" calcext:value-type="string">
            <text:p>In quale anno, in Italia come nel resto d'Europa, si fa cadere l'inizio della Restaurazione?</text:p>
          </table:table-cell>
          <table:table-cell office:value-type="string" calcext:value-type="string">
            <text:p>Nel 1801|Nel 1820|Nel 1830</text:p>
          </table:table-cell>
        </table:table-row>
        <table:table-row table:style-name="ro1">
          <table:table-cell office:value-type="string" calcext:value-type="string">
            <text:p>presidente del Consiglio</text:p>
          </table:table-cell>
          <table:table-cell office:value-type="string" calcext:value-type="string">
            <text:p>Uno dei massimi artefici dell'Unità d'Italia, il conte di Cavour, nello Stato sabaudo rivestiva la carica di: </text:p>
          </table:table-cell>
          <table:table-cell office:value-type="string" calcext:value-type="string">
            <text:p>capo delle Forze Armate|ministro degli Esteri|ministro degli Interni</text:p>
          </table:table-cell>
        </table:table-row>
        <table:table-row table:style-name="ro1">
          <table:table-cell office:value-type="string" calcext:value-type="string">
            <text:p>di un fallito moto insurrezionale che gli costò la vita nel 1831</text:p>
          </table:table-cell>
          <table:table-cell office:value-type="string" calcext:value-type="string">
            <text:p>Il modenese Ciro Menotti fu protagonista:</text:p>
          </table:table-cell>
          <table:table-cell office:value-type="string" calcext:value-type="string">
            <text:p>della guerra di secessione americana|della spedizione in Egitto di Napoleone|della trasvolata in dirigibile del Polo Sud</text:p>
          </table:table-cell>
        </table:table-row>
        <table:table-row table:style-name="ro1">
          <table:table-cell office:value-type="string" calcext:value-type="string">
            <text:p>Teano</text:p>
          </table:table-cell>
          <table:table-cell office:value-type="string" calcext:value-type="string">
            <text:p>In quale località si svolse l'incontro in cui Garibaldi offrì a Vittorio Emanuele II i territori del Sud Italia da lui conquistati? </text:p>
          </table:table-cell>
          <table:table-cell office:value-type="string" calcext:value-type="string">
            <text:p>Cassino|Napoli|Roma</text:p>
          </table:table-cell>
        </table:table-row>
        <table:table-row table:style-name="ro1">
          <table:table-cell office:value-type="string" calcext:value-type="string">
            <text:p>Teano</text:p>
          </table:table-cell>
          <table:table-cell office:value-type="string" calcext:value-type="string">
            <text:p>In quale località si svolse l'incontro in cui Garibaldi consegnò a Vittorio Emanuele II il Regno delle Due Sicilie? </text:p>
          </table:table-cell>
          <table:table-cell office:value-type="string" calcext:value-type="string">
            <text:p>Cassino|Napoli|Roma</text:p>
          </table:table-cell>
        </table:table-row>
        <table:table-row table:style-name="ro1">
          <table:table-cell office:value-type="string" calcext:value-type="string">
            <text:p>Conquistare il Regno delle Due Sicilie e annetterlo alla monarchia sabauda</text:p>
          </table:table-cell>
          <table:table-cell office:value-type="string" calcext:value-type="string">
            <text:p>Qual era lo scopo della spedizione garibaldina dei Mille?</text:p>
          </table:table-cell>
          <table:table-cell office:value-type="string" calcext:value-type="string">
            <text:p>Appoggiare le masse contadine insorte contro il dominio dei latifondisti|Consolidare il dominio dei Borboni nel Mezzogiorno|Ripristinare la Costituzione del 1848 nel Regno delle Due Sicilie</text:p>
          </table:table-cell>
        </table:table-row>
        <table:table-row table:style-name="ro1">
          <table:table-cell office:value-type="string" calcext:value-type="string">
            <text:p>Pastrengo</text:p>
          </table:table-cell>
          <table:table-cell office:value-type="string" calcext:value-type="string">
            <text:p>Quale delle seguenti battaglie fu una vittoria piemontese nella prima guerra d'indipendenza italiana?</text:p>
          </table:table-cell>
          <table:table-cell office:value-type="string" calcext:value-type="string">
            <text:p>Cernaia|Peschiera|Ticino</text:p>
          </table:table-cell>
        </table:table-row>
        <table:table-row table:style-name="ro1">
          <table:table-cell office:value-type="string" calcext:value-type="string">
            <text:p>Tre</text:p>
          </table:table-cell>
          <table:table-cell office:value-type="string" calcext:value-type="string">
            <text:p>Quante sono state le guerre d'indipendenza italiane?</text:p>
          </table:table-cell>
          <table:table-cell office:value-type="string" calcext:value-type="string">
            <text:p>Cinque|Due|Una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Quale delle seguenti città fu teatro di una battaglia, nella seconda guerra d'indipendenza italiana?</text:p>
          </table:table-cell>
          <table:table-cell office:value-type="string" calcext:value-type="string">
            <text:p>Lissa|Milano|Reggio Emilia</text:p>
          </table:table-cell>
        </table:table-row>
        <table:table-row table:style-name="ro1">
          <table:table-cell office:value-type="string" calcext:value-type="string">
            <text:p>Quarto</text:p>
          </table:table-cell>
          <table:table-cell office:value-type="string" calcext:value-type="string">
            <text:p>La spedizione dei Mille partì da:</text:p>
          </table:table-cell>
          <table:table-cell office:value-type="string" calcext:value-type="string">
            <text:p>Marsala|Sestri Levante|Venezia</text:p>
          </table:table-cell>
        </table:table-row>
        <table:table-row table:style-name="ro1">
          <table:table-cell office:value-type="string" calcext:value-type="string">
            <text:p>prima guerra d'indipendenza</text:p>
          </table:table-cell>
          <table:table-cell office:value-type="string" calcext:value-type="string">
            <text:p>Nel Risorgimento italiano, il re piemontese Carlo Alberto abdicò a favore del figlio Vittorio Emanuele. L'episodio si verificò al termine della: </text:p>
          </table:table-cell>
          <table:table-cell office:value-type="string" calcext:value-type="string">
            <text:p>guerra di Crimea|seconda guerra d'indipendenza|terza guerra d'indipendenza</text:p>
          </table:table-cell>
        </table:table-row>
        <table:table-row table:style-name="ro1">
          <table:table-cell office:value-type="string" calcext:value-type="string">
            <text:p>Giuseppe Mazzini</text:p>
          </table:table-cell>
          <table:table-cell office:value-type="string" calcext:value-type="string">
            <text:p>Come si chiamava il fondatore della "Giovine Italia", associazione politica fondata nel 1831?</text:p>
          </table:table-cell>
          <table:table-cell office:value-type="string" calcext:value-type="string">
            <text:p>Giulio Mazarino|Silvio Pellico|Vincenzo Gioberti</text:p>
          </table:table-cell>
        </table:table-row>
        <table:table-row table:style-name="ro1">
          <table:table-cell office:value-type="string" calcext:value-type="string">
            <text:p>Radetzky</text:p>
          </table:table-cell>
          <table:table-cell office:value-type="string" calcext:value-type="string">
            <text:p>Durante la sollevazione popolare del 1848 delle cinque giornate di Milano, il comandante delle truppe austriache si chiamava: </text:p>
          </table:table-cell>
          <table:table-cell office:value-type="string" calcext:value-type="string">
            <text:p>Ludendorff|Metternich|Pilsudsky</text:p>
          </table:table-cell>
        </table:table-row>
        <table:table-row table:style-name="ro1">
          <table:table-cell office:value-type="string" calcext:value-type="string">
            <text:p>Vittorio Emanuele II</text:p>
          </table:table-cell>
          <table:table-cell office:value-type="string" calcext:value-type="string">
            <text:p>Il primo re d'Italia fu:</text:p>
          </table:table-cell>
          <table:table-cell office:value-type="string" calcext:value-type="string">
            <text:p>Umberto I|Umberto II|Vittorio Emanuele III</text:p>
          </table:table-cell>
        </table:table-row>
        <table:table-row table:style-name="ro1">
          <table:table-cell office:value-type="string" calcext:value-type="string">
            <text:p>Diciannovesimo</text:p>
          </table:table-cell>
          <table:table-cell office:value-type="string" calcext:value-type="string">
            <text:p>In quale secolo nacque Camillo Benso conte di Cavour?</text:p>
          </table:table-cell>
          <table:table-cell office:value-type="string" calcext:value-type="string">
            <text:p>Sedicesimo|Tredicesimo|Ventesimo</text:p>
          </table:table-cell>
        </table:table-row>
        <table:table-row table:style-name="ro1">
          <table:table-cell office:value-type="string" calcext:value-type="string">
            <text:p>1848-49</text:p>
          </table:table-cell>
          <table:table-cell office:value-type="string" calcext:value-type="string">
            <text:p>Quando venne combattuta la prima guerra d'indipendenza italiana?</text:p>
          </table:table-cell>
          <table:table-cell office:value-type="string" calcext:value-type="string">
            <text:p>1820-21|1915-18|1940-45</text:p>
          </table:table-cell>
        </table:table-row>
        <table:table-row table:style-name="ro1">
          <table:table-cell office:value-type="string" calcext:value-type="string">
            <text:p>Presidente del Consiglio</text:p>
          </table:table-cell>
          <table:table-cell office:value-type="string" calcext:value-type="string">
            <text:p>Camillo Benso conte di Cavour, nello Stato sabaudo rivestiva la carica di:</text:p>
          </table:table-cell>
          <table:table-cell office:value-type="string" calcext:value-type="string">
            <text:p>Ammiraglio|Capo delle Forze Armate|Re</text:p>
          </table:table-cell>
        </table:table-row>
        <table:table-row table:style-name="ro1">
          <table:table-cell office:value-type="string" calcext:value-type="string">
            <text:p>Germania e Austria-Ungheria</text:p>
          </table:table-cell>
          <table:table-cell office:value-type="string" calcext:value-type="string">
            <text:p>Nel 1882, l'Italia partecipò alla triplice Alleanza con:</text:p>
          </table:table-cell>
          <table:table-cell office:value-type="string" calcext:value-type="string">
            <text:p>Francia e Inghilterra|Spagna e Portogallo|Svizzera e Lussemburgo</text:p>
          </table:table-cell>
        </table:table-row>
        <table:table-row table:style-name="ro1">
          <table:table-cell office:value-type="string" calcext:value-type="string">
            <text:p>Agostino Depretis</text:p>
          </table:table-cell>
          <table:table-cell office:value-type="string" calcext:value-type="string">
            <text:p>Quale leader della Sinistra storica fu capo del governo quasi ininterrottamente per dieci anni dal 1876? </text:p>
          </table:table-cell>
          <table:table-cell office:value-type="string" calcext:value-type="string">
            <text:p>Benito Mussolini|Giovanni Giolitti|Quintino Sella</text:p>
          </table:table-cell>
        </table:table-row>
        <table:table-row table:style-name="ro1">
          <table:table-cell office:value-type="string" calcext:value-type="string">
            <text:p>dalla "Destra storica"</text:p>
          </table:table-cell>
          <table:table-cell office:value-type="string" calcext:value-type="string">
            <text:p>Dal 1861 al 1876 l'Italia fu governata:</text:p>
          </table:table-cell>
          <table:table-cell office:value-type="string" calcext:value-type="string">
            <text:p>dal "centrosinistra"|dal "pentapartito"|dalla "Sinistra storica"</text:p>
          </table:table-cell>
        </table:table-row>
        <table:table-row table:style-name="ro1">
          <table:table-cell office:value-type="string" calcext:value-type="string">
            <text:p>All'entrata dell'esercito italiano in Roma nel 1870</text:p>
          </table:table-cell>
          <table:table-cell office:value-type="string" calcext:value-type="string">
            <text:p>A cosa ci si riferisce con l'espressione "Breccia di Porta Pia"?</text:p>
          </table:table-cell>
          <table:table-cell office:value-type="string" calcext:value-type="string">
            <text:p>Alla marcia che portò al potere Mussolini nel 1922|All'ingresso delle truppe napoleoniche in Roma|All'occupazione nazista di Roma alla fine della seconda guerra mondiale</text:p>
          </table:table-cell>
        </table:table-row>
        <table:table-row table:style-name="ro1">
          <table:table-cell office:value-type="string" calcext:value-type="string">
            <text:p>Goffredo Mameli</text:p>
          </table:table-cell>
          <table:table-cell office:value-type="string" calcext:value-type="string">
            <text:p>Le parole dell'inno nazionale italiano sono state scritte da:</text:p>
          </table:table-cell>
          <table:table-cell office:value-type="string" calcext:value-type="string">
            <text:p>Giuseppe Mazzini|Michele Novaro|Silvio Pellico</text:p>
          </table:table-cell>
        </table:table-row>
        <table:table-row table:style-name="ro1">
          <table:table-cell office:value-type="string" calcext:value-type="string">
            <text:p>Borbone</text:p>
          </table:table-cell>
          <table:table-cell office:value-type="string" calcext:value-type="string">
            <text:p>Prima dell'unità d'Italia, nel Regno delle due Sicilie regnava la dinastia:</text:p>
          </table:table-cell>
          <table:table-cell office:value-type="string" calcext:value-type="string">
            <text:p>Este|Savoia|Sforza</text:p>
          </table:table-cell>
        </table:table-row>
        <table:table-row table:style-name="ro1">
          <table:table-cell office:value-type="string" calcext:value-type="string">
            <text:p>La più importante società segreta del Risorgimento italiano</text:p>
          </table:table-cell>
          <table:table-cell office:value-type="string" calcext:value-type="string">
            <text:p>Cosa si indica con il termine "Carboneria"?</text:p>
          </table:table-cell>
          <table:table-cell office:value-type="string" calcext:value-type="string">
            <text:p>Il sindacato dei minatori inglesi|Qualunque società di import-export di materiale combustibile|Un lega formata nell'Ottocento dai minatori bretoni</text:p>
          </table:table-cell>
        </table:table-row>
        <table:table-row table:style-name="ro1">
          <table:table-cell office:value-type="string" calcext:value-type="string">
            <text:p>Giovine Italia</text:p>
          </table:table-cell>
          <table:table-cell office:value-type="string" calcext:value-type="string">
            <text:p>La società segreta fondata da Giuseppe Mazzini nel 1831 prese il nome di:</text:p>
          </table:table-cell>
          <table:table-cell office:value-type="string" calcext:value-type="string">
            <text:p>Carboneria|Massoneria|Società dei Raggi</text:p>
          </table:table-cell>
        </table:table-row>
        <table:table-row table:style-name="ro1">
          <table:table-cell office:value-type="string" calcext:value-type="string">
            <text:p>Quarto</text:p>
          </table:table-cell>
          <table:table-cell office:value-type="string" calcext:value-type="string">
            <text:p>Da quale località partirono, diretti in Sicilia, un migliaio di garibaldini tra il 5 e il 6 maggio del 1860?</text:p>
          </table:table-cell>
          <table:table-cell office:value-type="string" calcext:value-type="string">
            <text:p>Livorno|Napoli|Venezia</text:p>
          </table:table-cell>
        </table:table-row>
        <table:table-row table:style-name="ro1">
          <table:table-cell office:value-type="string" calcext:value-type="string">
            <text:p>Giuseppe Garibaldi</text:p>
          </table:table-cell>
          <table:table-cell office:value-type="string" calcext:value-type="string">
            <text:p>Quale tra i seguenti personaggi venne definito l'"eroe dei due mondi"?</text:p>
          </table:table-cell>
          <table:table-cell office:value-type="string" calcext:value-type="string">
            <text:p>Cristoforo Colombo|Ferdinando Magellano|Napoleone Bonaparte</text:p>
          </table:table-cell>
        </table:table-row>
        <table:table-row table:style-name="ro1">
          <table:table-cell office:value-type="string" calcext:value-type="string">
            <text:p>Brescia</text:p>
          </table:table-cell>
          <table:table-cell office:value-type="string" calcext:value-type="string">
            <text:p>Quale delle seguenti città, nel 1849, resistette per dieci giorni agli austriaci, meritando l'appellativo di leonessa d'Italia?</text:p>
          </table:table-cell>
          <table:table-cell office:value-type="string" calcext:value-type="string">
            <text:p>Brindisi|Milano|Modena</text:p>
          </table:table-cell>
        </table:table-row>
        <table:table-row table:style-name="ro1">
          <table:table-cell office:value-type="string" calcext:value-type="string">
            <text:p>la vittoria austriaca e l'abdicazione di Carlo Alberto di Savoia</text:p>
          </table:table-cell>
          <table:table-cell office:value-type="string" calcext:value-type="string">
            <text:p>La prima guerra d'indipendenza italiana si concluse con:</text:p>
          </table:table-cell>
          <table:table-cell office:value-type="string" calcext:value-type="string">
            <text:p>la concessione dell'autonomia amministrativa alle città di Milano e Venezia|l'annessione del Lombardo-Veneto al Regno di Sardegna|l'istituzione di un protettorato degli Asburgo sul Piemonte</text:p>
          </table:table-cell>
        </table:table-row>
        <table:table-row table:style-name="ro1">
          <table:table-cell office:value-type="string" calcext:value-type="string">
            <text:p>Dai volontari di Garibaldi</text:p>
          </table:table-cell>
          <table:table-cell office:value-type="string" calcext:value-type="string">
            <text:p>Nella seconda guerra di indipendenza, da chi era formato il corpo dei "Cacciatori delle Alpi"?</text:p>
          </table:table-cell>
          <table:table-cell office:value-type="string" calcext:value-type="string">
            <text:p>Dai Kaiserjäger austriaci|Dai tiratori scelti sabaudi|Dalle guardie forestali</text:p>
          </table:table-cell>
        </table:table-row>
        <table:table-row table:style-name="ro1">
          <table:table-cell office:value-type="string" calcext:value-type="string">
            <text:p>La costruzione del muro di Berlino</text:p>
          </table:table-cell>
          <table:table-cell office:value-type="string" calcext:value-type="string">
            <text:p>Quale avvenimento si colloca cronologicamente tra la nascita della Repubblica popolare cinese di Mao e la rivolta studentesca di Pechino, che chiedeva l'avvio di un processo di democratizzazione interna? </text:p>
          </table:table-cell>
          <table:table-cell office:value-type="string" calcext:value-type="string">
            <text:p>La caduta della Repubblica di Salò|L'annessione tedesca dell'Austria|L'era delle grandi purghe staliniane</text:p>
          </table:table-cell>
        </table:table-row>
        <table:table-row table:style-name="ro1">
          <table:table-cell office:value-type="string" calcext:value-type="string">
            <text:p>A cavallo tra il XIX e il XX secolo</text:p>
          </table:table-cell>
          <table:table-cell office:value-type="string" calcext:value-type="string">
            <text:p>In quale periodo visse Lenin?</text:p>
          </table:table-cell>
          <table:table-cell office:value-type="string" calcext:value-type="string">
            <text:p>A cavallo tra il XVIII e il XIX secolo|Nel XVII secolo|Nel XXI secolo</text:p>
          </table:table-cell>
        </table:table-row>
        <table:table-row table:style-name="ro1">
          <table:table-cell office:value-type="string" calcext:value-type="string">
            <text:p>Tra il XIX e il XX secolo</text:p>
          </table:table-cell>
          <table:table-cell office:value-type="string" calcext:value-type="string">
            <text:p>In quale periodo visse Stalin?</text:p>
          </table:table-cell>
          <table:table-cell office:value-type="string" calcext:value-type="string">
            <text:p>A cavallo tra il XVIII e il XIX secolo|Nel XVII secolo|Nel XXI secolo</text:p>
          </table:table-cell>
        </table:table-row>
        <table:table-row table:style-name="ro1">
          <table:table-cell office:value-type="string" calcext:value-type="string">
            <text:p>Tra il XVII e il XVIII secolo</text:p>
          </table:table-cell>
          <table:table-cell office:value-type="string" calcext:value-type="string">
            <text:p>In quale periodo visse Luigi XIV, detto re Sole?</text:p>
          </table:table-cell>
          <table:table-cell office:value-type="string" calcext:value-type="string">
            <text:p>Nel XV secolo|Nel XVI secolo|Tra il XII e il XIII secolo</text:p>
          </table:table-cell>
        </table:table-row>
        <table:table-row table:style-name="ro1">
          <table:table-cell office:value-type="string" calcext:value-type="string">
            <text:p>A cavallo tra il XIX e il XX secolo</text:p>
          </table:table-cell>
          <table:table-cell office:value-type="string" calcext:value-type="string">
            <text:p>In quale periodo visse Gandhi?</text:p>
          </table:table-cell>
          <table:table-cell office:value-type="string" calcext:value-type="string">
            <text:p>A cavallo tra il XVII e il XVIII secolo|Nel XVII secolo|Nell'ultimo quarto del XX secolo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I garibaldini furono sconfitti a Mentana nel:</text:p>
          </table:table-cell>
          <table:table-cell office:value-type="string" calcext:value-type="string">
            <text:p>1817|1873|1881</text:p>
          </table:table-cell>
        </table:table-row>
        <table:table-row table:style-name="ro1">
          <table:table-cell office:value-type="string" calcext:value-type="string">
            <text:p>Tra il XIX e il XX secolo</text:p>
          </table:table-cell>
          <table:table-cell office:value-type="string" calcext:value-type="string">
            <text:p>In quale periodo visse Juan Domingo Perón?</text:p>
          </table:table-cell>
          <table:table-cell office:value-type="string" calcext:value-type="string">
            <text:p>Nel XV secolo|Nel XVII secolo|Nel XVIII secolo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I fratelli Bandiera, al termine di una fallita insurrezione, furono giustiziati dalle truppe borboniche nel: </text:p>
          </table:table-cell>
          <table:table-cell office:value-type="string" calcext:value-type="string">
            <text:p>1789|1802|1874</text:p>
          </table:table-cell>
        </table:table-row>
        <table:table-row table:style-name="ro1">
          <table:table-cell office:value-type="string" calcext:value-type="string">
            <text:p>Tra il XIX e il XX secolo</text:p>
          </table:table-cell>
          <table:table-cell office:value-type="string" calcext:value-type="string">
            <text:p>In quale periodo visse Franklin Delano Roosevelt?</text:p>
          </table:table-cell>
          <table:table-cell office:value-type="string" calcext:value-type="string">
            <text:p>Nel XV secolo|Nel XVI secolo|Tra il XVII e il XVIII secolo</text:p>
          </table:table-cell>
        </table:table-row>
        <table:table-row table:style-name="ro1">
          <table:table-cell office:value-type="string" calcext:value-type="string">
            <text:p>Nel XIX secolo</text:p>
          </table:table-cell>
          <table:table-cell office:value-type="string" calcext:value-type="string">
            <text:p>In quale periodo visse Karl Marx?</text:p>
          </table:table-cell>
          <table:table-cell office:value-type="string" calcext:value-type="string">
            <text:p>Nel XVII secolo|Nel XVIII secolo|Nel XX secolo</text:p>
          </table:table-cell>
        </table:table-row>
        <table:table-row table:style-name="ro1">
          <table:table-cell office:value-type="string" calcext:value-type="string">
            <text:p>Il Congresso di Vienna</text:p>
          </table:table-cell>
          <table:table-cell office:value-type="string" calcext:value-type="string">
            <text:p>Quale avvenimento si colloca cronologicamente tra la Rivoluzione americana e i moti del 1848? </text:p>
          </table:table-cell>
          <table:table-cell office:value-type="string" calcext:value-type="string">
            <text:p>La pubblicazione delle novantacinque tesi di Martin Lutero|La rivolta contadina in Messico, capeggiata da Emiliano Zapata e Pancho Villa|L'Affaire Dreyfus</text:p>
          </table:table-cell>
        </table:table-row>
        <table:table-row table:style-name="ro1">
          <table:table-cell office:value-type="string" calcext:value-type="string">
            <text:p>Nei decenni centrali del XX secolo</text:p>
          </table:table-cell>
          <table:table-cell office:value-type="string" calcext:value-type="string">
            <text:p>A livello cronologico, quando si colloca l'attività politica di Mao Zedong?</text:p>
          </table:table-cell>
          <table:table-cell office:value-type="string" calcext:value-type="string">
            <text:p>Negli ultimi decenni del XVIII secolo|Nella prima metà del XIX secolo|Nella seconda metà del XIX secolo</text:p>
          </table:table-cell>
        </table:table-row>
        <table:table-row table:style-name="ro1">
          <table:table-cell office:value-type="string" calcext:value-type="string">
            <text:p>L'ascesa al potere di Napoleone</text:p>
          </table:table-cell>
          <table:table-cell office:value-type="string" calcext:value-type="string">
            <text:p>Quale dei seguenti avvenimenti si colloca cronologicamente tra il trionfo dell'Illuminismo e i moti del 1820-1821? </text:p>
          </table:table-cell>
          <table:table-cell office:value-type="string" calcext:value-type="string">
            <text:p>La guerra dei trent'anni|La Riforma e la Controriforma|L'assolutismo di Luigi XIV</text:p>
          </table:table-cell>
        </table:table-row>
        <table:table-row table:style-name="ro1">
          <table:table-cell office:value-type="string" calcext:value-type="string">
            <text:p>La guerra di Crimea</text:p>
          </table:table-cell>
          <table:table-cell office:value-type="string" calcext:value-type="string">
            <text:p>Quale dei seguenti avvenimenti si colloca cronologicamente tra la Rivoluzione francese e l'indipendenza italiana?</text:p>
          </table:table-cell>
          <table:table-cell office:value-type="string" calcext:value-type="string">
            <text:p>La Rivoluzione americana|La Rivoluzione inglese|L'avvento del Terzo Reich</text:p>
          </table:table-cell>
        </table:table-row>
        <table:table-row table:style-name="ro1">
          <table:table-cell office:value-type="string" calcext:value-type="string">
            <text:p>Walesa</text:p>
          </table:table-cell>
          <table:table-cell office:value-type="string" calcext:value-type="string">
            <text:p>Quale dei seguenti personaggi politici ricoprì la carica di presidente della Polonia?</text:p>
          </table:table-cell>
          <table:table-cell office:value-type="string" calcext:value-type="string">
            <text:p>Eltsin|Gromiko|Lenin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Camillo Benso conte di Cavour morì nel:</text:p>
          </table:table-cell>
          <table:table-cell office:value-type="string" calcext:value-type="string">
            <text:p>1859|1866|189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Le Cinque giornate di Milano avvennero nel:</text:p>
          </table:table-cell>
          <table:table-cell office:value-type="string" calcext:value-type="string">
            <text:p>1803|1827|1895</text:p>
          </table:table-cell>
        </table:table-row>
        <table:table-row table:style-name="ro1">
          <table:table-cell office:value-type="string" calcext:value-type="string">
            <text:p>Toro seduto</text:p>
          </table:table-cell>
          <table:table-cell office:value-type="string" calcext:value-type="string">
            <text:p>Quale dei seguenti personaggi fu un importante capo pellerossa?</text:p>
          </table:table-cell>
          <table:table-cell office:value-type="string" calcext:value-type="string">
            <text:p>Buffalo Bill|Porsenna|Tiger Jack</text:p>
          </table:table-cell>
        </table:table-row>
        <table:table-row table:style-name="ro1">
          <table:table-cell office:value-type="string" calcext:value-type="string">
            <text:p>Metà Novecento</text:p>
          </table:table-cell>
          <table:table-cell office:value-type="string" calcext:value-type="string">
            <text:p>In quale periodo si colloca la fondazione dello Stato di Israele?</text:p>
          </table:table-cell>
          <table:table-cell office:value-type="string" calcext:value-type="string">
            <text:p>Fine Novecento|Fine Ottocento|Fine Settecento</text:p>
          </table:table-cell>
        </table:table-row>
        <table:table-row table:style-name="ro1">
          <table:table-cell office:value-type="string" calcext:value-type="string">
            <text:p>Monroe</text:p>
          </table:table-cell>
          <table:table-cell office:value-type="string" calcext:value-type="string">
            <text:p>Quale dei seguenti personaggi fu presidente degli USA nel XIX secolo?</text:p>
          </table:table-cell>
          <table:table-cell office:value-type="string" calcext:value-type="string">
            <text:p>Balzac|Bismarck|Voltaire</text:p>
          </table:table-cell>
        </table:table-row>
        <table:table-row table:style-name="ro1">
          <table:table-cell office:value-type="string" calcext:value-type="string">
            <text:p>Nel 1852</text:p>
          </table:table-cell>
          <table:table-cell office:value-type="string" calcext:value-type="string">
            <text:p>In quale anno Cavour diede vita al suo primo governo nel Regno di Sardegna?</text:p>
          </table:table-cell>
          <table:table-cell office:value-type="string" calcext:value-type="string">
            <text:p>Nel 1822|Nel 1862|Nel 1872</text:p>
          </table:table-cell>
        </table:table-row>
        <table:table-row table:style-name="ro1">
          <table:table-cell office:value-type="string" calcext:value-type="string">
            <text:p>Nel 1831</text:p>
          </table:table-cell>
          <table:table-cell office:value-type="string" calcext:value-type="string">
            <text:p>In quale anno si verificò a Modena un tentativo insurrezionale capeggiato da Ciro Menotti?</text:p>
          </table:table-cell>
          <table:table-cell office:value-type="string" calcext:value-type="string">
            <text:p>Nel 1799|Nel 1891|Nel 1921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office:value-type="string" calcext:value-type="string">
            <text:p>La guerra civile spagnola, al cui termine si instaurò la dittatura franchista, si svolse nel</text:p>
          </table:table-cell>
          <table:table-cell office:value-type="string" calcext:value-type="string">
            <text:p>X|XIX|XV</text:p>
          </table:table-cell>
        </table:table-row>
        <table:table-row table:style-name="ro1">
          <table:table-cell office:value-type="string" calcext:value-type="string">
            <text:p>Florence Nightingale</text:p>
          </table:table-cell>
          <table:table-cell office:value-type="string" calcext:value-type="string">
            <text:p>Quale dei seguenti personaggi fu l'infermiera che si adoperò perché si creasse un'organizzazione internazionale di soccorso per i soldati in guerra?</text:p>
          </table:table-cell>
          <table:table-cell office:value-type="string" calcext:value-type="string">
            <text:p>Anita Garibaldi|Giuseppina Bonaparte|Madame Bovary</text:p>
          </table:table-cell>
        </table:table-row>
        <table:table-row table:style-name="ro1">
          <table:table-cell office:value-type="string" calcext:value-type="string">
            <text:p>Carlo Cattaneo</text:p>
          </table:table-cell>
          <table:table-cell office:value-type="string" calcext:value-type="string">
            <text:p>Quale dei seguenti personaggi fu un protagonista del Risorgimento italiano?</text:p>
          </table:table-cell>
          <table:table-cell office:value-type="string" calcext:value-type="string">
            <text:p>Alessandro Manzoni|Papa Gregorio XIII|Voltaire</text:p>
          </table:table-cell>
        </table:table-row>
        <table:table-row table:style-name="ro1">
          <table:table-cell office:value-type="string" calcext:value-type="string">
            <text:p>Kennedy</text:p>
          </table:table-cell>
          <table:table-cell office:value-type="string" calcext:value-type="string">
            <text:p>Quale dei seguenti personaggi ricoprì la carica di presidente degli Stati Uniti d'America?</text:p>
          </table:table-cell>
          <table:table-cell office:value-type="string" calcext:value-type="string">
            <text:p>Armstrong|Einstein|Kissinger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string" calcext:value-type="string">
            <text:p>Girolamo Savonarola visse nel secolo:</text:p>
          </table:table-cell>
          <table:table-cell office:value-type="string" calcext:value-type="string">
            <text:p>XIII|XVIII|XX</text:p>
          </table:table-cell>
        </table:table-row>
        <table:table-row table:style-name="ro1">
          <table:table-cell office:value-type="string" calcext:value-type="string">
            <text:p>XVIII</text:p>
          </table:table-cell>
          <table:table-cell office:value-type="string" calcext:value-type="string">
            <text:p>Federico II il Grande, re di Prussia, morì nel secolo:</text:p>
          </table:table-cell>
          <table:table-cell office:value-type="string" calcext:value-type="string">
            <text:p>X|XIV|XX</text:p>
          </table:table-cell>
        </table:table-row>
        <table:table-row table:style-name="ro1">
          <table:table-cell office:value-type="string" calcext:value-type="string">
            <text:p>Nel XIX secolo</text:p>
          </table:table-cell>
          <table:table-cell office:value-type="string" calcext:value-type="string">
            <text:p>In quale secolo nacque Karl Marx?</text:p>
          </table:table-cell>
          <table:table-cell office:value-type="string" calcext:value-type="string">
            <text:p>Nel XV secolo|Nel XVII secolo|Nel XX secolo</text:p>
          </table:table-cell>
        </table:table-row>
        <table:table-row table:style-name="ro1">
          <table:table-cell office:value-type="string" calcext:value-type="string">
            <text:p>Gorbaciov</text:p>
          </table:table-cell>
          <table:table-cell office:value-type="string" calcext:value-type="string">
            <text:p>Quale tra i seguenti personaggi politici fu un leader dell'URSS?</text:p>
          </table:table-cell>
          <table:table-cell office:value-type="string" calcext:value-type="string">
            <text:p>Brandt|Castro|Milosevic</text:p>
          </table:table-cell>
        </table:table-row>
        <table:table-row table:style-name="ro1">
          <table:table-cell office:value-type="string" calcext:value-type="string">
            <text:p>Cavour</text:p>
          </table:table-cell>
          <table:table-cell office:value-type="string" calcext:value-type="string">
            <text:p>Quale dei seguenti personaggi italiani fu un uomo politico?</text:p>
          </table:table-cell>
          <table:table-cell office:value-type="string" calcext:value-type="string">
            <text:p>Hayez|Leopardi|Verdi</text:p>
          </table:table-cell>
        </table:table-row>
        <table:table-row table:style-name="ro1">
          <table:table-cell office:value-type="string" calcext:value-type="string">
            <text:p>VII d.C.</text:p>
          </table:table-cell>
          <table:table-cell office:value-type="string" calcext:value-type="string">
            <text:p>La conquista araba dell'Egitto si compì nel secolo:</text:p>
          </table:table-cell>
          <table:table-cell office:value-type="string" calcext:value-type="string">
            <text:p>III a.C.|X a.C.|XV d.C.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iovanni Giolitti guidò il suo primo governo nel:</text:p>
          </table:table-cell>
          <table:table-cell office:value-type="string" calcext:value-type="string">
            <text:p>1802|1859|1907</text:p>
          </table:table-cell>
        </table:table-row>
        <table:table-row table:style-name="ro1">
          <table:table-cell office:value-type="string" calcext:value-type="string">
            <text:p>Tra il XIX e il XX secolo</text:p>
          </table:table-cell>
          <table:table-cell office:value-type="string" calcext:value-type="string">
            <text:p>In quale periodo visse Alcide De Gasperi?</text:p>
          </table:table-cell>
          <table:table-cell office:value-type="string" calcext:value-type="string">
            <text:p>Nel XIII secolo|Nel XVII secolo|Tra il XV e il XVI secolo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'insurrezione del ghetto di Varsavia si verificò nel:</text:p>
          </table:table-cell>
          <table:table-cell office:value-type="string" calcext:value-type="string">
            <text:p>1929|1938|1951</text:p>
          </table:table-cell>
        </table:table-row>
        <table:table-row table:style-name="ro1">
          <table:table-cell office:value-type="string" calcext:value-type="string">
            <text:p>Tra il XIX e il XX secolo</text:p>
          </table:table-cell>
          <table:table-cell office:value-type="string" calcext:value-type="string">
            <text:p>In quale periodo visse Charles De Gaulle?</text:p>
          </table:table-cell>
          <table:table-cell office:value-type="string" calcext:value-type="string">
            <text:p>Nel XIII secolo|Nel XVII secolo|Tra il XV e il XVI secolo</text:p>
          </table:table-cell>
        </table:table-row>
        <table:table-row table:style-name="ro1">
          <table:table-cell office:value-type="string" calcext:value-type="string">
            <text:p>Tra il XIX e il XX secolo</text:p>
          </table:table-cell>
          <table:table-cell office:value-type="string" calcext:value-type="string">
            <text:p>In quale periodo visse papa Giovanni XXIII?</text:p>
          </table:table-cell>
          <table:table-cell office:value-type="string" calcext:value-type="string">
            <text:p>Nel XV secolo|Nel XVII secolo|Tra il XII e il XIII secolo</text:p>
          </table:table-cell>
        </table:table-row>
        <table:table-row table:style-name="ro1">
          <table:table-cell office:value-type="string" calcext:value-type="string">
            <text:p>Primo Cinquecento</text:p>
          </table:table-cell>
          <table:table-cell office:value-type="string" calcext:value-type="string">
            <text:p>In quale periodo visse Martin Lutero?</text:p>
          </table:table-cell>
          <table:table-cell office:value-type="string" calcext:value-type="string">
            <text:p>Inizio Duecento|Metà Ottocento|Tardo Settecento</text:p>
          </table:table-cell>
        </table:table-row>
        <table:table-row table:style-name="ro1">
          <table:table-cell office:value-type="string" calcext:value-type="string">
            <text:p>Ho Chi Minh</text:p>
          </table:table-cell>
          <table:table-cell office:value-type="string" calcext:value-type="string">
            <text:p>Quale dei seguenti personaggi del XX secolo fu un leader politico?</text:p>
          </table:table-cell>
          <table:table-cell office:value-type="string" calcext:value-type="string">
            <text:p>Dalì|Mann|Ravel</text:p>
          </table:table-cell>
        </table:table-row>
        <table:table-row table:style-name="ro1">
          <table:table-cell office:value-type="string" calcext:value-type="string">
            <text:p>Mandela</text:p>
          </table:table-cell>
          <table:table-cell office:value-type="string" calcext:value-type="string">
            <text:p>Quale dei seguenti personaggi politici ricoprì la carica di presidente del Sud Africa?</text:p>
          </table:table-cell>
          <table:table-cell office:value-type="string" calcext:value-type="string">
            <text:p>Gheddafi|Mobutu|Rabin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Quale dei seguenti personaggi ricoprì la carica di presidente degli Stati Uniti d'America?</text:p>
          </table:table-cell>
          <table:table-cell office:value-type="string" calcext:value-type="string">
            <text:p>Franklin|Lafayette|Melville</text:p>
          </table:table-cell>
        </table:table-row>
        <table:table-row table:style-name="ro1">
          <table:table-cell office:value-type="string" calcext:value-type="string">
            <text:p>prima guerra di indipendenza italiana</text:p>
          </table:table-cell>
          <table:table-cell office:value-type="string" calcext:value-type="string">
            <text:p>La battaglia di Goito si combattè nel corso della: </text:p>
          </table:table-cell>
          <table:table-cell office:value-type="string" calcext:value-type="string">
            <text:p>guerra del Vietnam|prima guerra mondiale|seconda guerra mondiale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Napoleone III restaurò l'impero in Francia nel:</text:p>
          </table:table-cell>
          <table:table-cell office:value-type="string" calcext:value-type="string">
            <text:p>1800|1870|1912</text:p>
          </table:table-cell>
        </table:table-row>
        <table:table-row table:style-name="ro1">
          <table:table-cell office:value-type="string" calcext:value-type="string">
            <text:p>Nel 1769</text:p>
          </table:table-cell>
          <table:table-cell office:value-type="string" calcext:value-type="string">
            <text:p>In quale anno venne costruita la macchina a vapore da James Watt?</text:p>
          </table:table-cell>
          <table:table-cell office:value-type="string" calcext:value-type="string">
            <text:p>Nel 1709|Nel 1807|Nel 1870</text:p>
          </table:table-cell>
        </table:table-row>
        <table:table-row table:style-name="ro1">
          <table:table-cell office:value-type="string" calcext:value-type="string">
            <text:p>Nel XII secolo</text:p>
          </table:table-cell>
          <table:table-cell office:value-type="string" calcext:value-type="string">
            <text:p>In quale periodo visse Federico I, detto Barbarossa?</text:p>
          </table:table-cell>
          <table:table-cell office:value-type="string" calcext:value-type="string">
            <text:p>Nel IX secolo|Nel XV secolo|Nel XVI secolo</text:p>
          </table:table-cell>
        </table:table-row>
        <table:table-row table:style-name="ro1">
          <table:table-cell office:value-type="string" calcext:value-type="string">
            <text:p>Nel 1849</text:p>
          </table:table-cell>
          <table:table-cell office:value-type="string" calcext:value-type="string">
            <text:p>In quale anno abdicò Carlo Alberto di Savoia-Carignano?</text:p>
          </table:table-cell>
          <table:table-cell office:value-type="string" calcext:value-type="string">
            <text:p>Nel 1821|Nel 1861|Nel 187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Mazzini fu protagonista dell'esperienza della Repubblica romana nel:</text:p>
          </table:table-cell>
          <table:table-cell office:value-type="string" calcext:value-type="string">
            <text:p>1786|1878|189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Francesco Crispi guidò il suo primo governo nel:</text:p>
          </table:table-cell>
          <table:table-cell office:value-type="string" calcext:value-type="string">
            <text:p>1847|1917|1954</text:p>
          </table:table-cell>
        </table:table-row>
        <table:table-row table:style-name="ro1">
          <table:table-cell office:value-type="string" calcext:value-type="string">
            <text:p>Nel I a. C. secolo</text:p>
          </table:table-cell>
          <table:table-cell office:value-type="string" calcext:value-type="string">
            <text:p>In quale secolo visse Giulio Cesare?</text:p>
          </table:table-cell>
          <table:table-cell office:value-type="string" calcext:value-type="string">
            <text:p>Nel I d. C. secolo|Nel II a. C. secolo|Nel II d. C. secolo</text:p>
          </table:table-cell>
        </table:table-row>
        <table:table-row table:style-name="ro1">
          <table:table-cell office:value-type="string" calcext:value-type="string">
            <text:p>Castro</text:p>
          </table:table-cell>
          <table:table-cell office:value-type="string" calcext:value-type="string">
            <text:p>Quale dei seguenti personaggi politici è di nazionalità cubana?</text:p>
          </table:table-cell>
          <table:table-cell office:value-type="string" calcext:value-type="string">
            <text:p>Alfonsín|Bolivar|Pinochet</text:p>
          </table:table-cell>
        </table:table-row>
        <table:table-row table:style-name="ro1">
          <table:table-cell office:value-type="string" calcext:value-type="string">
            <text:p>un papa</text:p>
          </table:table-cell>
          <table:table-cell office:value-type="string" calcext:value-type="string">
            <text:p>Bonifacio VIII fu:</text:p>
          </table:table-cell>
          <table:table-cell office:value-type="string" calcext:value-type="string">
            <text:p>un imperatore francese|un re della dinastia dei Borboni|un re della dinastia dei Tudor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string" calcext:value-type="string">
            <text:p>Copernico morì nel secolo:</text:p>
          </table:table-cell>
          <table:table-cell office:value-type="string" calcext:value-type="string">
            <text:p>I|IX|XIX</text:p>
          </table:table-cell>
        </table:table-row>
        <table:table-row table:style-name="ro1">
          <table:table-cell office:value-type="string" calcext:value-type="string">
            <text:p>Kruscev</text:p>
          </table:table-cell>
          <table:table-cell office:value-type="string" calcext:value-type="string">
            <text:p>Quale tra i seguenti personaggi politici fu un leader dell'URSS?</text:p>
          </table:table-cell>
          <table:table-cell office:value-type="string" calcext:value-type="string">
            <text:p>Ceausescu|Havel|Kasparov</text:p>
          </table:table-cell>
        </table:table-row>
        <table:table-row table:style-name="ro1">
          <table:table-cell office:value-type="string" calcext:value-type="string">
            <text:p>Vincenzo Gioberti</text:p>
          </table:table-cell>
          <table:table-cell office:value-type="string" calcext:value-type="string">
            <text:p>Quale dei seguenti personaggi fu il piemontese autore de "Il primato morale e civile degli Italiani", importante testo risorgimentale pubblicato nel 1843? </text:p>
          </table:table-cell>
          <table:table-cell office:value-type="string" calcext:value-type="string">
            <text:p>Giuseppe Ferrari|Giuseppe Garibaldi|Giuseppe Mazzini</text:p>
          </table:table-cell>
        </table:table-row>
        <table:table-row table:style-name="ro1">
          <table:table-cell office:value-type="string" calcext:value-type="string">
            <text:p>Pio IX</text:p>
          </table:table-cell>
          <table:table-cell office:value-type="string" calcext:value-type="string">
            <text:p>Quale pontefice accese le speranze dei patrioti e dei riformisti italiani, nel biennio 1847-48?</text:p>
          </table:table-cell>
          <table:table-cell office:value-type="string" calcext:value-type="string">
            <text:p>Bonifacio VIII|Giovanni XXIII|Leone XIII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Quale, tra i seguenti personaggi, fu il naturalista che rivoluzionò la teoria dell'evoluzione?</text:p>
          </table:table-cell>
          <table:table-cell office:value-type="string" calcext:value-type="string">
            <text:p>Alessandro Volta|Benjamin Franklin|Fryderyk Chopin</text:p>
          </table:table-cell>
        </table:table-row>
        <table:table-row table:style-name="ro1">
          <table:table-cell office:value-type="string" calcext:value-type="string">
            <text:p>Il Portogallo</text:p>
          </table:table-cell>
          <table:table-cell office:value-type="string" calcext:value-type="string">
            <text:p>Quale Nazione europea conquistò nell'anno 1500, il Brasile?</text:p>
          </table:table-cell>
          <table:table-cell office:value-type="string" calcext:value-type="string">
            <text:p>La Francia|La Svezia|L'Inghilterra</text:p>
          </table:table-cell>
        </table:table-row>
        <table:table-row table:style-name="ro1">
          <table:table-cell office:value-type="string" calcext:value-type="string">
            <text:p>Nel 1806</text:p>
          </table:table-cell>
          <table:table-cell office:value-type="string" calcext:value-type="string">
            <text:p>In quale anno Napoleone Bonaparte decretò il blocco continentale in funzione anti-inglese?</text:p>
          </table:table-cell>
          <table:table-cell office:value-type="string" calcext:value-type="string">
            <text:p>Nel 1776|Nel 1861|Nel 1898</text:p>
          </table:table-cell>
        </table:table-row>
        <table:table-row table:style-name="ro1">
          <table:table-cell office:value-type="string" calcext:value-type="string">
            <text:p>Nel 1793</text:p>
          </table:table-cell>
          <table:table-cell office:value-type="string" calcext:value-type="string">
            <text:p>In quale anno, durante la Rivoluzione francese, iniziò il periodo del Terrore?</text:p>
          </table:table-cell>
          <table:table-cell office:value-type="string" calcext:value-type="string">
            <text:p>Nel 1757|Nel 1788|Nel 1807</text:p>
          </table:table-cell>
        </table:table-row>
        <table:table-row table:style-name="ro1">
          <table:table-cell office:value-type="string" calcext:value-type="string">
            <text:p>Giuseppe Mazzini</text:p>
          </table:table-cell>
          <table:table-cell office:value-type="string" calcext:value-type="string">
            <text:p><text:s/>Quale dei seguenti personaggi fondò "La giovine Europa"?</text:p>
          </table:table-cell>
          <table:table-cell office:value-type="string" calcext:value-type="string">
            <text:p>Francesco Crispi|Gabriele D'Annunzio|Giovanni Giolitti</text:p>
          </table:table-cell>
        </table:table-row>
        <table:table-row table:style-name="ro1">
          <table:table-cell office:value-type="string" calcext:value-type="string">
            <text:p>Nel 1857</text:p>
          </table:table-cell>
          <table:table-cell office:value-type="string" calcext:value-type="string">
            <text:p><text:s/>Un grande successo dell'azione politica di Cavour fu la nascita della Società nazionale. In quale anno fu creata?</text:p>
          </table:table-cell>
          <table:table-cell office:value-type="string" calcext:value-type="string">
            <text:p>Nel 1827|Nel 1877|Nel 1887</text:p>
          </table:table-cell>
        </table:table-row>
        <table:table-row table:style-name="ro1">
          <table:table-cell office:value-type="string" calcext:value-type="string">
            <text:p>durante il XIX secolo</text:p>
          </table:table-cell>
          <table:table-cell office:value-type="string" calcext:value-type="string">
            <text:p><text:s/>Giuseppe Mazzini visse:</text:p>
          </table:table-cell>
          <table:table-cell office:value-type="string" calcext:value-type="string">
            <text:p>a cavallo fra il XIX e il XX secolo|durante il XX secolo|tra il 1730 e il 1799</text:p>
          </table:table-cell>
        </table:table-row>
        <table:table-row table:style-name="ro1">
          <table:table-cell office:value-type="string" calcext:value-type="string">
            <text:p>I a. C.</text:p>
          </table:table-cell>
          <table:table-cell office:value-type="string" calcext:value-type="string">
            <text:p>Catone l'Uticense visse nel secolo:</text:p>
          </table:table-cell>
          <table:table-cell office:value-type="string" calcext:value-type="string">
            <text:p>I d. C.|II d. C.|III a. C.</text:p>
          </table:table-cell>
        </table:table-row>
        <table:table-row table:style-name="ro1">
          <table:table-cell office:value-type="string" calcext:value-type="string">
            <text:p>Nel I a. C. secolo</text:p>
          </table:table-cell>
          <table:table-cell office:value-type="string" calcext:value-type="string">
            <text:p>In quale secolo si svolse la maggior parte della vita dell'imperatore Ottaviano Augusto?</text:p>
          </table:table-cell>
          <table:table-cell office:value-type="string" calcext:value-type="string">
            <text:p>Nel I d. C. secolo|Nel II a. C. secolo|Nel II d. C. secolo</text:p>
          </table:table-cell>
        </table:table-row>
        <table:table-row table:style-name="ro1">
          <table:table-cell office:value-type="string" calcext:value-type="string">
            <text:p>Nel I a. C. secolo</text:p>
          </table:table-cell>
          <table:table-cell office:value-type="string" calcext:value-type="string">
            <text:p>In quale secolo si svolse la maggior parte della vita di Pompeo?</text:p>
          </table:table-cell>
          <table:table-cell office:value-type="string" calcext:value-type="string">
            <text:p>Nel I d. C. secolo|Nel II a. C. secolo|Nel II d. C. secolo</text:p>
          </table:table-cell>
        </table:table-row>
        <table:table-row table:style-name="ro1">
          <table:table-cell office:value-type="string" calcext:value-type="string">
            <text:p>A cavallo tra il secolo I a. C. e il secolo I d. C.</text:p>
          </table:table-cell>
          <table:table-cell office:value-type="string" calcext:value-type="string">
            <text:p>In quale epoca visse l'imperatore Tiberio?</text:p>
          </table:table-cell>
          <table:table-cell office:value-type="string" calcext:value-type="string">
            <text:p>Nel secolo I a. C.|Nel secolo III d. C.|Non ci sono dati certi al riguardo</text:p>
          </table:table-cell>
        </table:table-row>
        <table:table-row table:style-name="ro1">
          <table:table-cell office:value-type="string" calcext:value-type="string">
            <text:p>A cavallo tra il secondo e il terzo secolo d. C.</text:p>
          </table:table-cell>
          <table:table-cell office:value-type="string" calcext:value-type="string">
            <text:p>In quale epoca visse l'imperatore Caracalla?</text:p>
          </table:table-cell>
          <table:table-cell office:value-type="string" calcext:value-type="string">
            <text:p>A cavallo tra il quarto e il terzo secolo a. C.|Nel primo secolo a. C.|Nel primo secolo d. C.</text:p>
          </table:table-cell>
        </table:table-row>
        <table:table-row table:style-name="ro1">
          <table:table-cell office:value-type="string" calcext:value-type="string">
            <text:p>Nel secondo secolo d. C.</text:p>
          </table:table-cell>
          <table:table-cell office:value-type="string" calcext:value-type="string">
            <text:p>In quale epoca visse l'imperatore Marco Aurelio?</text:p>
          </table:table-cell>
          <table:table-cell office:value-type="string" calcext:value-type="string">
            <text:p>A cavallo tra il primo secolo a. C. e il primo secolo d. C.|Nel primo secolo a. C.|Nel quinto secolo d. C.</text:p>
          </table:table-cell>
        </table:table-row>
        <table:table-row table:style-name="ro1">
          <table:table-cell office:value-type="string" calcext:value-type="string">
            <text:p>A cavallo tra il terzo e il secondo secolo a. C.</text:p>
          </table:table-cell>
          <table:table-cell office:value-type="string" calcext:value-type="string">
            <text:p>In quale epoca visse Scipione l'Africano?</text:p>
          </table:table-cell>
          <table:table-cell office:value-type="string" calcext:value-type="string">
            <text:p>A cavallo tra il secondo e il terzo secolo d. C.|Nel primo secolo a. C.|Nel primo secolo d. C.</text:p>
          </table:table-cell>
        </table:table-row>
        <table:table-row table:style-name="ro1">
          <table:table-cell office:value-type="string" calcext:value-type="string">
            <text:p>Nel quinto secolo d. C.</text:p>
          </table:table-cell>
          <table:table-cell office:value-type="string" calcext:value-type="string">
            <text:p>In quale epoca visse l'imperatore Valentiniano III?</text:p>
          </table:table-cell>
          <table:table-cell office:value-type="string" calcext:value-type="string">
            <text:p>Nel primo secolo a. C.|Nel primo secolo d. C.|Nel secondo secolo a. C.</text:p>
          </table:table-cell>
        </table:table-row>
        <table:table-row table:style-name="ro1">
          <table:table-cell office:value-type="string" calcext:value-type="string">
            <text:p>Nel quarto secolo d. C.</text:p>
          </table:table-cell>
          <table:table-cell office:value-type="string" calcext:value-type="string">
            <text:p>In quale epoca visse l'imperatore Teodosio?</text:p>
          </table:table-cell>
          <table:table-cell office:value-type="string" calcext:value-type="string">
            <text:p>Nel primo secolo a. C.|Nel primo secolo d. C.|Non si hanno notizie precise</text:p>
          </table:table-cell>
        </table:table-row>
        <table:table-row table:style-name="ro1">
          <table:table-cell office:value-type="string" calcext:value-type="string">
            <text:p>Il Congresso di Vienna</text:p>
          </table:table-cell>
          <table:table-cell office:value-type="string" calcext:value-type="string">
            <text:p>Quale dei seguenti eventi precede l'Unità d'Italia?</text:p>
          </table:table-cell>
          <table:table-cell office:value-type="string" calcext:value-type="string">
            <text:p>Il Patto d'Acciaio italo-tedesco|La firma dei Patti Lateranensi|La rivolta dei Boxer in Cina</text:p>
          </table:table-cell>
        </table:table-row>
        <table:table-row table:style-name="ro1">
          <table:table-cell office:value-type="string" calcext:value-type="string">
            <text:p>Nel IV secolo a.C., ed ebbe come maestro il filosofo Aristotele</text:p>
          </table:table-cell>
          <table:table-cell office:value-type="string" calcext:value-type="string">
            <text:p>In quale periodo visse e operò Alessandro Magno?</text:p>
          </table:table-cell>
          <table:table-cell office:value-type="string" calcext:value-type="string">
            <text:p>Nel secolo XI, dopo Carlo Magno|Nel V secolo d.C. a Roma|Nel XVII secolo, subito dopo la morte di Luigi XIV (il Re Sole)</text:p>
          </table:table-cell>
        </table:table-row>
        <table:table-row table:style-name="ro1">
          <table:table-cell office:value-type="string" calcext:value-type="string">
            <text:p>La liberazione del leader dell'African National Congress Nelson Mandela</text:p>
          </table:table-cell>
          <table:table-cell office:value-type="string" calcext:value-type="string">
            <text:p>Quale dei seguenti avvenimenti si colloca cronologicamente tra la primavera di Praga e la guerra civile in Jugoslavia? </text:p>
          </table:table-cell>
          <table:table-cell office:value-type="string" calcext:value-type="string">
            <text:p>La proclamazione della Comune di Parigi|L'entrata dell'esercito italiano a Roma, dalla breccia di Porta Pia|L'introduzione del suffragio universale in Italia</text:p>
          </table:table-cell>
        </table:table-row>
        <table:table-row table:style-name="ro1">
          <table:table-cell office:value-type="string" calcext:value-type="string">
            <text:p>Von Bismarck</text:p>
          </table:table-cell>
          <table:table-cell office:value-type="string" calcext:value-type="string">
            <text:p>Quale dei seguenti personaggi fu un importante cancelliere del Reich tedesco?</text:p>
          </table:table-cell>
          <table:table-cell office:value-type="string" calcext:value-type="string">
            <text:p>Von Karajan|Wagner|Witte</text:p>
          </table:table-cell>
        </table:table-row>
        <table:table-row table:style-name="ro1">
          <table:table-cell office:value-type="string" calcext:value-type="string">
            <text:p>dopo il 1920</text:p>
          </table:table-cell>
          <table:table-cell office:value-type="string" calcext:value-type="string">
            <text:p>L'ultimo governo Giolitti fu varato:</text:p>
          </table:table-cell>
          <table:table-cell office:value-type="string" calcext:value-type="string">
            <text:p>alla fine del XIX secolo|dopo il 1945|intorno al 1790</text:p>
          </table:table-cell>
        </table:table-row>
        <table:table-row table:style-name="ro1">
          <table:table-cell office:value-type="string" calcext:value-type="string">
            <text:p>Primo Novecento</text:p>
          </table:table-cell>
          <table:table-cell office:value-type="string" calcext:value-type="string">
            <text:p>In quale periodo si colloca la caduta dello Stato zarista?</text:p>
          </table:table-cell>
          <table:table-cell office:value-type="string" calcext:value-type="string">
            <text:p>Primo Ottocento|Tardo Novecento|Tardo Settecento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string" calcext:value-type="string">
            <text:p>Quale dei seguenti personaggi ricoprì la carica di presidente degli Stati Uniti d'America?</text:p>
          </table:table-cell>
          <table:table-cell office:value-type="string" calcext:value-type="string">
            <text:p>Hemingway|Mac Carthy|Marshall</text:p>
          </table:table-cell>
        </table:table-row>
        <table:table-row table:style-name="ro1">
          <table:table-cell office:value-type="string" calcext:value-type="string">
            <text:p>La Rivoluzione francese</text:p>
          </table:table-cell>
          <table:table-cell office:value-type="string" calcext:value-type="string">
            <text:p>Quale dei seguenti eventi precede l'Unità d'Italia?</text:p>
          </table:table-cell>
          <table:table-cell office:value-type="string" calcext:value-type="string">
            <text:p>La dissoluzione dell'Impero austro-ungarico|La prima guerra mondiale|</text:p>
          </table:table-cell>
        </table:table-row>
        <table:table-row table:style-name="ro1">
          <table:table-cell office:value-type="string" calcext:value-type="string">
            <text:p>Lenin</text:p>
          </table:table-cell>
          <table:table-cell office:value-type="string" calcext:value-type="string">
            <text:p>Quale dei seguenti personaggi fu un leader politico dell'URSS?</text:p>
          </table:table-cell>
          <table:table-cell office:value-type="string" calcext:value-type="string">
            <text:p>Dubcek|Pasternak|Tito</text:p>
          </table:table-cell>
        </table:table-row>
        <table:table-row table:style-name="ro1">
          <table:table-cell office:value-type="string" calcext:value-type="string">
            <text:p>Nel XX secolo</text:p>
          </table:table-cell>
          <table:table-cell office:value-type="string" calcext:value-type="string">
            <text:p>In quale secolo si svolse la guerra fredda?</text:p>
          </table:table-cell>
          <table:table-cell office:value-type="string" calcext:value-type="string">
            <text:p>Nel XIX secolo|Nel XV secolo|Nel XVII secolo</text:p>
          </table:table-cell>
        </table:table-row>
        <table:table-row table:style-name="ro1">
          <table:table-cell office:value-type="string" calcext:value-type="string">
            <text:p>Prima guerra mondiale</text:p>
          </table:table-cell>
          <table:table-cell office:value-type="string" calcext:value-type="string">
            <text:p>In quale guerra si combatté la battaglia del Piave?</text:p>
          </table:table-cell>
          <table:table-cell office:value-type="string" calcext:value-type="string">
            <text:p>Seconda guerra di indipendenza italiana|Seconda guerra mondiale|Terza guerra di indipendenza italiana</text:p>
          </table:table-cell>
        </table:table-row>
        <table:table-row table:style-name="ro1">
          <table:table-cell office:value-type="string" calcext:value-type="string">
            <text:p>Winston Churchill</text:p>
          </table:table-cell>
          <table:table-cell office:value-type="string" calcext:value-type="string">
            <text:p>Quale dei seguenti personaggi ha ricoperto il ruolo di primo ministro britannico?</text:p>
          </table:table-cell>
          <table:table-cell office:value-type="string" calcext:value-type="string">
            <text:p>Dwight Eisenhower|Franklin D. Roosvelt|Willy Brandt</text:p>
          </table:table-cell>
        </table:table-row>
        <table:table-row table:style-name="ro1">
          <table:table-cell office:value-type="string" calcext:value-type="string">
            <text:p>terza guerra d'indipendenza italiana</text:p>
          </table:table-cell>
          <table:table-cell office:value-type="string" calcext:value-type="string">
            <text:p>La battaglia di Custoza si combattè nel corso della:</text:p>
          </table:table-cell>
          <table:table-cell office:value-type="string" calcext:value-type="string">
            <text:p>guerra dei trent'anni|prima guerra mondiale|seconda guerra mondiale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La legge della selezione naturale venne enunciata, nella seconda metà dell'Ottocento, da:</text:p>
          </table:table-cell>
          <table:table-cell office:value-type="string" calcext:value-type="string">
            <text:p>Auguste Comte|Herbert Spencer|Joseph Arthur de Gobineau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string" calcext:value-type="string">
            <text:p>La Riforma protestante iniziò nel secolo:</text:p>
          </table:table-cell>
          <table:table-cell office:value-type="string" calcext:value-type="string">
            <text:p>X|XII|XIV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Giuseppe Garibaldi morì nel:</text:p>
          </table:table-cell>
          <table:table-cell office:value-type="string" calcext:value-type="string">
            <text:p>1862|1870|1899</text:p>
          </table:table-cell>
        </table:table-row>
        <table:table-row table:style-name="ro1">
          <table:table-cell office:value-type="string" calcext:value-type="string">
            <text:p>Vincenzo Gioberti</text:p>
          </table:table-cell>
          <table:table-cell office:value-type="string" calcext:value-type="string">
            <text:p>Quale dei seguenti personaggi visse durante il Risorgimento?</text:p>
          </table:table-cell>
          <table:table-cell office:value-type="string" calcext:value-type="string">
            <text:p>Benito Mussolini|Luigi Pirandello|Niccolò Machiavelli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string" calcext:value-type="string">
            <text:p>La conquista araba della Sicilia si compì nel secolo:</text:p>
          </table:table-cell>
          <table:table-cell office:value-type="string" calcext:value-type="string">
            <text:p>IV|XIV|XVI</text:p>
          </table:table-cell>
        </table:table-row>
        <table:table-row table:style-name="ro1">
          <table:table-cell office:value-type="string" calcext:value-type="string">
            <text:p>Custer</text:p>
          </table:table-cell>
          <table:table-cell office:value-type="string" calcext:value-type="string">
            <text:p>Quale dei seguenti personaggi del XIX secolo fu un famoso generale?</text:p>
          </table:table-cell>
          <table:table-cell office:value-type="string" calcext:value-type="string">
            <text:p>Constable|Dickens|Manzoni</text:p>
          </table:table-cell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Quale dei seguenti personaggi fu fondamentale nella storia del pensiero del Novecento?</text:p>
          </table:table-cell>
          <table:table-cell office:value-type="string" calcext:value-type="string">
            <text:p>Alexis de Tocqueville|Benjamin Franklin|Jean Jacques Rousseau</text:p>
          </table:table-cell>
        </table:table-row>
        <table:table-row table:style-name="ro1">
          <table:table-cell office:value-type="string" calcext:value-type="string">
            <text:p>Geronimo</text:p>
          </table:table-cell>
          <table:table-cell office:value-type="string" calcext:value-type="string">
            <text:p>Quale tra i seguenti nativi americani fu un famoso capo indiano Apache?</text:p>
          </table:table-cell>
          <table:table-cell office:value-type="string" calcext:value-type="string">
            <text:p>Alce Nero|Cavallo Pazzo|Nuvola Rossa</text:p>
          </table:table-cell>
        </table:table-row>
        <table:table-row table:style-name="ro1">
          <table:table-cell office:value-type="string" calcext:value-type="string">
            <text:p>Goffredo Mameli</text:p>
          </table:table-cell>
          <table:table-cell office:value-type="string" calcext:value-type="string">
            <text:p>Chi compose l'inno nazionale italiano?</text:p>
          </table:table-cell>
          <table:table-cell office:value-type="string" calcext:value-type="string">
            <text:p>Gabriele D'Annunzio|Giacomo Puccini|Giuseppe Verdi</text:p>
          </table:table-cell>
        </table:table-row>
        <table:table-row table:style-name="ro1">
          <table:table-cell office:value-type="string" calcext:value-type="string">
            <text:p>Agostino Depretis</text:p>
          </table:table-cell>
          <table:table-cell office:value-type="string" calcext:value-type="string">
            <text:p>Quale dei seguenti personaggi fu, nella seconda metà dell'800, un importante politico della Sinistra storica italiana? </text:p>
          </table:table-cell>
          <table:table-cell office:value-type="string" calcext:value-type="string">
            <text:p>Camillo Cavour|Giovanni Pascoli|Sidney Sonnino</text:p>
          </table:table-cell>
        </table:table-row>
        <table:table-row table:style-name="ro1">
          <table:table-cell office:value-type="string" calcext:value-type="string">
            <text:p>Vittorio Emanuele I</text:p>
          </table:table-cell>
          <table:table-cell office:value-type="string" calcext:value-type="string">
            <text:p>Quale sovrano di casa Savoia abdicò nel 1821, per non dover accettare la Costituzione?</text:p>
          </table:table-cell>
          <table:table-cell office:value-type="string" calcext:value-type="string">
            <text:p>Carlo Alberto|Carlo Felice|Vittorio Amedeo</text:p>
          </table:table-cell>
        </table:table-row>
        <table:table-row table:style-name="ro1">
          <table:table-cell office:value-type="string" calcext:value-type="string">
            <text:p>1789-1797</text:p>
          </table:table-cell>
          <table:table-cell office:value-type="string" calcext:value-type="string">
            <text:p>George Washington fu presidente degli Stati Uniti d'America nel periodo:</text:p>
          </table:table-cell>
          <table:table-cell office:value-type="string" calcext:value-type="string">
            <text:p>1690-1732|1879-1897|1901-1914</text:p>
          </table:table-cell>
        </table:table-row>
        <table:table-row table:style-name="ro1">
          <table:table-cell office:value-type="string" calcext:value-type="string">
            <text:p>Thomas Alva Edison</text:p>
          </table:table-cell>
          <table:table-cell office:value-type="string" calcext:value-type="string">
            <text:p>Chi fu l'inventore della lampadina?</text:p>
          </table:table-cell>
          <table:table-cell office:value-type="string" calcext:value-type="string">
            <text:p>Alessandro Volta|Guglielmo Marconi|Henry Ford</text:p>
          </table:table-cell>
        </table:table-row>
        <table:table-row table:style-name="ro1">
          <table:table-cell office:value-type="string" calcext:value-type="string">
            <text:p>George Marshall</text:p>
          </table:table-cell>
          <table:table-cell office:value-type="string" calcext:value-type="string">
            <text:p>Quale dei seguenti personaggi ideò il piano di aiuti a favore dei Paesi europei devastati economicamente dalla seconda guerra mondiale?</text:p>
          </table:table-cell>
          <table:table-cell office:value-type="string" calcext:value-type="string">
            <text:p>Mao Zedong|Theodore Roosevelt|Winston Churchill</text:p>
          </table:table-cell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Quale tra i seguenti presidenti statunitensi è cronologicamente precedente ad Abraham Lincoln? </text:p>
          </table:table-cell>
          <table:table-cell office:value-type="string" calcext:value-type="string">
            <text:p>Franklin Delano Roosevelt|Harry Spencer Truman|Theodore Roosevelt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office:value-type="string" calcext:value-type="string">
            <text:p>In quale secolo si svolse la Rivoluzione cinese guidata da Mao Zedong?</text:p>
          </table:table-cell>
          <table:table-cell office:value-type="string" calcext:value-type="string">
            <text:p>IV|XIX|XVI</text:p>
          </table:table-cell>
        </table:table-row>
        <table:table-row table:style-name="ro1">
          <table:table-cell office:value-type="string" calcext:value-type="string">
            <text:p>XV secolo</text:p>
          </table:table-cell>
          <table:table-cell office:value-type="string" calcext:value-type="string">
            <text:p>Ferdinando D'Aragona, il marito di Isabella di Castiglia, visse nel:</text:p>
          </table:table-cell>
          <table:table-cell office:value-type="string" calcext:value-type="string">
            <text:p>V secolo|XII secolo|XVIII secolo</text:p>
          </table:table-cell>
        </table:table-row>
        <table:table-row table:style-name="ro1">
          <table:table-cell office:value-type="string" calcext:value-type="string">
            <text:p>Pio XII</text:p>
          </table:table-cell>
          <table:table-cell office:value-type="string" calcext:value-type="string">
            <text:p>Quale dei seguenti papi è posteriore a Bonifacio VIII?</text:p>
          </table:table-cell>
          <table:table-cell office:value-type="string" calcext:value-type="string">
            <text:p>Bonifacio I|San Lino|San Pietro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string" calcext:value-type="string">
            <text:p>Gutenberg, l'inventore della stampa a caratteri mobili, visse nel secolo:</text:p>
          </table:table-cell>
          <table:table-cell office:value-type="string" calcext:value-type="string">
            <text:p>III|XI|XIX</text:p>
          </table:table-cell>
        </table:table-row>
        <table:table-row table:style-name="ro1">
          <table:table-cell office:value-type="string" calcext:value-type="string">
            <text:p>Nel XIX secolo</text:p>
          </table:table-cell>
          <table:table-cell office:value-type="string" calcext:value-type="string">
            <text:p>In quale secolo si tenne il Concilio Vaticano I?</text:p>
          </table:table-cell>
          <table:table-cell office:value-type="string" calcext:value-type="string">
            <text:p>Nel X secolo|Nel XIII secolo|Nel XVI secolo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Il secondo impero tedesco fu proclamato nel:</text:p>
          </table:table-cell>
          <table:table-cell office:value-type="string" calcext:value-type="string">
            <text:p>1578|1652|193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Hitler diventò cancelliere della Germania nel:</text:p>
          </table:table-cell>
          <table:table-cell office:value-type="string" calcext:value-type="string">
            <text:p>1919|1922|1939</text:p>
          </table:table-cell>
        </table:table-row>
        <table:table-row table:style-name="ro1">
          <table:table-cell office:value-type="string" calcext:value-type="string">
            <text:p>Breznev</text:p>
          </table:table-cell>
          <table:table-cell office:value-type="string" calcext:value-type="string">
            <text:p>Quale dei seguenti personaggi fu un leader politico dell'URSS?</text:p>
          </table:table-cell>
          <table:table-cell office:value-type="string" calcext:value-type="string">
            <text:p>Gorky|Pasternak|Sacharov</text:p>
          </table:table-cell>
        </table:table-row>
        <table:table-row table:style-name="ro1">
          <table:table-cell office:value-type="string" calcext:value-type="string">
            <text:p>XVII secolo</text:p>
          </table:table-cell>
          <table:table-cell office:value-type="string" calcext:value-type="string">
            <text:p>Le guerre di religione, in Europa, si svolsero prevalentemente nel:</text:p>
          </table:table-cell>
          <table:table-cell office:value-type="string" calcext:value-type="string">
            <text:p>V secolo|XII secolo|XX secolo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L'annessione dell'Austria da parte della Germania (Anschluss) si verificò nel:</text:p>
          </table:table-cell>
          <table:table-cell office:value-type="string" calcext:value-type="string">
            <text:p>1915|1922|1953</text:p>
          </table:table-cell>
        </table:table-row>
        <table:table-row table:style-name="ro1">
          <table:table-cell office:value-type="string" calcext:value-type="string">
            <text:p>XVI secolo</text:p>
          </table:table-cell>
          <table:table-cell office:value-type="string" calcext:value-type="string">
            <text:p>Ivan il Terribile, il primo che assunse il titolo di zar, visse nel:</text:p>
          </table:table-cell>
          <table:table-cell office:value-type="string" calcext:value-type="string">
            <text:p>X secolo|XIII secolo|XX secolo</text:p>
          </table:table-cell>
        </table:table-row>
        <table:table-row table:style-name="ro1">
          <table:table-cell office:value-type="string" calcext:value-type="string">
            <text:p>Nel 1848</text:p>
          </table:table-cell>
          <table:table-cell office:value-type="string" calcext:value-type="string">
            <text:p>In quale anno ci furono sommosse e tentativi rivoluzionari in quasi tutta Europa?</text:p>
          </table:table-cell>
          <table:table-cell office:value-type="string" calcext:value-type="string">
            <text:p>Nel 1798|Nel 1900|Nel 1923</text:p>
          </table:table-cell>
        </table:table-row>
        <table:table-row table:style-name="ro1">
          <table:table-cell office:value-type="string" calcext:value-type="string">
            <text:p>Nel XVII secolo</text:p>
          </table:table-cell>
          <table:table-cell office:value-type="string" calcext:value-type="string">
            <text:p>In quale secolo si svolse in Inghilterra la guerra delle due rose?</text:p>
          </table:table-cell>
          <table:table-cell office:value-type="string" calcext:value-type="string">
            <text:p>Nel V secolo|Nel X secolo|Nel XX secolo</text:p>
          </table:table-cell>
        </table:table-row>
        <table:table-row table:style-name="ro1">
          <table:table-cell office:value-type="string" calcext:value-type="string">
            <text:p>Celti</text:p>
          </table:table-cell>
          <table:table-cell office:value-type="string" calcext:value-type="string">
            <text:p>Nel X secolo, l'Europa fu sottoposta a una serie di invasioni. Quale tra i seguenti popoli NON fece parte degli invasori? </text:p>
          </table:table-cell>
          <table:table-cell office:value-type="string" calcext:value-type="string">
            <text:p>Arabi|Danesi|Ungari</text:p>
          </table:table-cell>
        </table:table-row>
        <table:table-row table:style-name="ro1">
          <table:table-cell office:value-type="string" calcext:value-type="string">
            <text:p>Circa 300</text:p>
          </table:table-cell>
          <table:table-cell office:value-type="string" calcext:value-type="string">
            <text:p>Quanti anni intercorrono tra la scoperta del continente americano e la Dichiarazione d'indipendenza degli Stati Uniti? </text:p>
          </table:table-cell>
          <table:table-cell office:value-type="string" calcext:value-type="string">
            <text:p>Circa 10|Circa 700|Circa 80</text:p>
          </table:table-cell>
        </table:table-row>
        <table:table-row table:style-name="ro1">
          <table:table-cell office:value-type="string" calcext:value-type="string">
            <text:p>XIV secolo</text:p>
          </table:table-cell>
          <table:table-cell office:value-type="string" calcext:value-type="string">
            <text:p>Una grandissima epidemia di peste nera colpì l'Europa a metà del:</text:p>
          </table:table-cell>
          <table:table-cell office:value-type="string" calcext:value-type="string">
            <text:p>III secolo|VII secolo|XIX secolo</text:p>
          </table:table-cell>
        </table:table-row>
        <table:table-row table:style-name="ro1">
          <table:table-cell office:value-type="string" calcext:value-type="string">
            <text:p>Accordo tra più società per mantenere e rinforzare una posizione dominante sul mercato</text:p>
          </table:table-cell>
          <table:table-cell office:value-type="string" calcext:value-type="string">
            <text:p>Quale, tra le seguenti alternative, riporta il corretto significato del termine "Trust" (cartello)? </text:p>
          </table:table-cell>
          <table:table-cell office:value-type="string" calcext:value-type="string">
            <text:p>Gruppo di imprenditori coinvolti in uno stesso progetto|Gruppo di imprese governative|Gruppo di società di consulenza</text:p>
          </table:table-cell>
        </table:table-row>
        <table:table-row table:style-name="ro1">
          <table:table-cell office:value-type="string" calcext:value-type="string">
            <text:p>XVII</text:p>
          </table:table-cell>
          <table:table-cell office:value-type="string" calcext:value-type="string">
            <text:p>In quale secolo si svolse in Europa la guerra dei trent'anni?</text:p>
          </table:table-cell>
          <table:table-cell office:value-type="string" calcext:value-type="string">
            <text:p>V|X|XV</text:p>
          </table:table-cell>
        </table:table-row>
        <table:table-row table:style-name="ro1">
          <table:table-cell office:value-type="string" calcext:value-type="string">
            <text:p>Nel XIX secolo</text:p>
          </table:table-cell>
          <table:table-cell office:value-type="string" calcext:value-type="string">
            <text:p>In quale secolo si svolse la guerra di Crimea?</text:p>
          </table:table-cell>
          <table:table-cell office:value-type="string" calcext:value-type="string">
            <text:p>Nel IX secolo|Nel XV secolo|Nel XVII secolo</text:p>
          </table:table-cell>
        </table:table-row>
        <table:table-row table:style-name="ro1">
          <table:table-cell office:value-type="string" calcext:value-type="string">
            <text:p>XIX</text:p>
          </table:table-cell>
          <table:table-cell office:value-type="string" calcext:value-type="string">
            <text:p>La guerra di secessione americana si svolse nel secolo:</text:p>
          </table:table-cell>
          <table:table-cell office:value-type="string" calcext:value-type="string">
            <text:p>IX|XII|XV</text:p>
          </table:table-cell>
        </table:table-row>
        <table:table-row table:style-name="ro1">
          <table:table-cell office:value-type="string" calcext:value-type="string">
            <text:p>Ferdinando Magellano</text:p>
          </table:table-cell>
          <table:table-cell office:value-type="string" calcext:value-type="string">
            <text:p>La prima circumnavigazione completa del globo fu compiuta dal navigatore portoghese:</text:p>
          </table:table-cell>
          <table:table-cell office:value-type="string" calcext:value-type="string">
            <text:p>Bartolomeo Díaz|Pedro Alvares Cabral|Vasco da Gama</text:p>
          </table:table-cell>
        </table:table-row>
        <table:table-row table:style-name="ro1">
          <table:table-cell office:value-type="string" calcext:value-type="string">
            <text:p>Durante la Rivoluzione francese</text:p>
          </table:table-cell>
          <table:table-cell office:value-type="string" calcext:value-type="string">
            <text:p>In quale periodo visse Maximilien Robespierre?</text:p>
          </table:table-cell>
          <table:table-cell office:value-type="string" calcext:value-type="string">
            <text:p>Dopo Napoleone Bonaparte|Durante la Rivoluzione d'ottobre|Sotto il regno di Filippo II</text:p>
          </table:table-cell>
        </table:table-row>
        <table:table-row table:style-name="ro1">
          <table:table-cell office:value-type="string" calcext:value-type="string">
            <text:p>La caduta del muro di Berlino</text:p>
          </table:table-cell>
          <table:table-cell office:value-type="string" calcext:value-type="string">
            <text:p>Quale tra i seguenti avvenimenti si colloca cronologicamente tra la nascita dello Stato d'Israele e le dimissioni di Michail Gorbacëv da presidente dell'URSS? </text:p>
          </table:table-cell>
          <table:table-cell office:value-type="string" calcext:value-type="string">
            <text:p>La divisione della Cecoslovacchia in due Stati indipendenti|L'assedio di Sarajevo|L'attacco alle Torri Gemelle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In quale anno ebbe inizio la grave recessione economica che, nel periodo tra le due guerre, investì prima gli Stati Uniti e poi l'intera Europa?</text:p>
          </table:table-cell>
          <table:table-cell office:value-type="string" calcext:value-type="string">
            <text:p>1919|1922|1939</text:p>
          </table:table-cell>
        </table:table-row>
        <table:table-row table:style-name="ro1">
          <table:table-cell office:value-type="string" calcext:value-type="string">
            <text:p>La guerra civile spagnola</text:p>
          </table:table-cell>
          <table:table-cell office:value-type="string" calcext:value-type="string">
            <text:p>Quale dei seguenti conflitti si colloca tra la prima e la seconda guerra mondiale?</text:p>
          </table:table-cell>
          <table:table-cell office:value-type="string" calcext:value-type="string">
            <text:p>La guerra del Vietnam|La guerra di Crimea|La terza guerra d'indipendenza italia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anti anni intercorrono approssimativamente tra la presidenza statunitense di John Fitzgerald Kennedy e quella di Bill Clinton? </text:p>
          </table:table-cell>
          <table:table-cell office:value-type="string" calcext:value-type="string">
            <text:p>5|50|70</text:p>
          </table:table-cell>
        </table:table-row>
        <table:table-row table:style-name="ro1">
          <table:table-cell office:value-type="string" calcext:value-type="string">
            <text:p>spagnola</text:p>
          </table:table-cell>
          <table:table-cell office:value-type="string" calcext:value-type="string">
            <text:p>L'impresa di Cristoforo Colombo fu finanziata dalla corona:</text:p>
          </table:table-cell>
          <table:table-cell office:value-type="string" calcext:value-type="string">
            <text:p>francese|olandese|portoghese</text:p>
          </table:table-cell>
        </table:table-row>
        <table:table-row table:style-name="ro1">
          <table:table-cell office:value-type="string" calcext:value-type="string">
            <text:p>Nel 1821</text:p>
          </table:table-cell>
          <table:table-cell office:value-type="string" calcext:value-type="string">
            <text:p>In quale anno morì Napoleone Bonaparte?</text:p>
          </table:table-cell>
          <table:table-cell office:value-type="string" calcext:value-type="string">
            <text:p>Nel 1769|Nel 1799|Nel 1851</text:p>
          </table:table-cell>
        </table:table-row>
        <table:table-row table:style-name="ro1">
          <table:table-cell office:value-type="string" calcext:value-type="string">
            <text:p>nella regione messicana dello Yucatan</text:p>
          </table:table-cell>
          <table:table-cell office:value-type="string" calcext:value-type="string">
            <text:p>I Maya, prima della conquista spagnola, vivevano:</text:p>
          </table:table-cell>
          <table:table-cell office:value-type="string" calcext:value-type="string">
            <text:p>nell'altopiano del Messico|nell'attuale Perú|nelle isole Antille</text:p>
          </table:table-cell>
        </table:table-row>
        <table:table-row table:style-name="ro1">
          <table:table-cell office:value-type="string" calcext:value-type="string">
            <text:p>Rivoluzione francese, guerra franco-prussiana, affare Dreyfus, prima guerra mondiale, conferenza di Yalta</text:p>
          </table:table-cell>
          <table:table-cell office:value-type="string" calcext:value-type="string">
            <text:p>Quale delle seguenti alternative riporta gli eventi nel corretto ordine cronologico?</text:p>
          </table:table-cell>
          <table:table-cell office:value-type="string" calcext:value-type="string">
            <text:p>Affare Dreyfus, Rivoluzione francese, conferenza di Yalta, prima guerra mondiale, guerra franco-prussiana|Guerra franco-prussiana, affare Dreyfus, conferenza di Yalta, prima guerra mondiale, Rivoluzione francese|Rivoluzione francese, Guerra franco-prussiana, Conferenza di Yalta, Prima guerra mondiale, Affare Dreyfus</text:p>
          </table:table-cell>
        </table:table-row>
        <table:table-row table:style-name="ro1">
          <table:table-cell office:value-type="string" calcext:value-type="string">
            <text:p>Tardo Ottocento-primo Novecento</text:p>
          </table:table-cell>
          <table:table-cell office:value-type="string" calcext:value-type="string">
            <text:p>In quale periodo si colloca la cosiddetta età dell'Imperialismo?</text:p>
          </table:table-cell>
          <table:table-cell office:value-type="string" calcext:value-type="string">
            <text:p>Fine Novecento|Metà Settecento|Tardo Settecento-primo Ottocento</text:p>
          </table:table-cell>
        </table:table-row>
        <table:table-row table:style-name="ro1">
          <table:table-cell office:value-type="string" calcext:value-type="string">
            <text:p>Guerra dei trent'anni, impresa dei Mille, invenzione dell'aeroplano, guerra del Golfo</text:p>
          </table:table-cell>
          <table:table-cell office:value-type="string" calcext:value-type="string">
            <text:p>Quale delle seguenti alternative riporta gli eventi nel corretto ordine cronologico?</text:p>
          </table:table-cell>
          <table:table-cell office:value-type="string" calcext:value-type="string">
            <text:p>Guerra dei trent'anni, invenzione dell'aeroplano, impresa dei Mille, guerra del Golfo|Guerra del Golfo, guerra dei trent'anni, impresa dei Mille, invenzione dell'areoplano|Impresa dei Mille, guerra dei trent'anni, guerra del Golfo, invenzione dell'aeroplano</text:p>
          </table:table-cell>
        </table:table-row>
        <table:table-row table:style-name="ro1">
          <table:table-cell office:value-type="string" calcext:value-type="string">
            <text:p>Più di 200</text:p>
          </table:table-cell>
          <table:table-cell office:value-type="string" calcext:value-type="string">
            <text:p>Quanti anni intercorrono approssimativamente tra la presidenza di George Washington e quella di Bill Clinton? </text:p>
          </table:table-cell>
          <table:table-cell office:value-type="string" calcext:value-type="string">
            <text:p>100|50|Più di 300</text:p>
          </table:table-cell>
        </table:table-row>
        <table:table-row table:style-name="ro1">
          <table:table-cell office:value-type="string" calcext:value-type="string">
            <text:p>La guerra d'Indocina</text:p>
          </table:table-cell>
          <table:table-cell office:value-type="string" calcext:value-type="string">
            <text:p>Quale dei seguenti avvenimenti si colloca cronologicamente tra la guerra civile spagnola e l'elezione di John Fitzgerald Kennedy alla presidenza degli Stati Uniti d'America? </text:p>
          </table:table-cell>
          <table:table-cell office:value-type="string" calcext:value-type="string">
            <text:p>Il crollo della borsa di Wall Street che ha dato origine alla grande depressione|La crisi della Baia dei porci|La marcia su Roma</text:p>
          </table:table-cell>
        </table:table-row>
        <table:table-row table:style-name="ro1">
          <table:table-cell office:value-type="string" calcext:value-type="string">
            <text:p>Nella prima metà del Novecento</text:p>
          </table:table-cell>
          <table:table-cell office:value-type="string" calcext:value-type="string">
            <text:p>In quale periodo fu scoperta da Alexander Fleming la penicillina?</text:p>
          </table:table-cell>
          <table:table-cell office:value-type="string" calcext:value-type="string">
            <text:p>Nella prima metà del Settecento|Nella seconda metà del Novecento|Nella seconda metà del Seicento</text:p>
          </table:table-cell>
        </table:table-row>
        <table:table-row table:style-name="ro1">
          <table:table-cell office:value-type="string" calcext:value-type="string">
            <text:p>Nel 1944</text:p>
          </table:table-cell>
          <table:table-cell office:value-type="string" calcext:value-type="string">
            <text:p>In quale anno fu compiuta la strage delle Fosse Ardeatine?</text:p>
          </table:table-cell>
          <table:table-cell office:value-type="string" calcext:value-type="string">
            <text:p>Nel 1928|Nel 1940|Nel 1950</text:p>
          </table:table-cell>
        </table:table-row>
        <table:table-row table:style-name="ro1">
          <table:table-cell office:value-type="string" calcext:value-type="string">
            <text:p>XVII secolo</text:p>
          </table:table-cell>
          <table:table-cell office:value-type="string" calcext:value-type="string">
            <text:p>Lo statista inglese Oliver Cromwell morì nel:</text:p>
          </table:table-cell>
          <table:table-cell office:value-type="string" calcext:value-type="string">
            <text:p>XI secolo|XIV secolo|XX secolo</text:p>
          </table:table-cell>
        </table:table-row>
        <table:table-row table:style-name="ro1">
          <table:table-cell office:value-type="string" calcext:value-type="string">
            <text:p>XVI secolo</text:p>
          </table:table-cell>
          <table:table-cell office:value-type="string" calcext:value-type="string">
            <text:p>Caterina de' Medici, regina di Francia, morì nel:</text:p>
          </table:table-cell>
          <table:table-cell office:value-type="string" calcext:value-type="string">
            <text:p>IX secolo|XIII secolo|XIX secolo</text:p>
          </table:table-cell>
        </table:table-row>
        <table:table-row table:style-name="ro1">
          <table:table-cell office:value-type="string" calcext:value-type="string">
            <text:p>Nel XVII secolo</text:p>
          </table:table-cell>
          <table:table-cell office:value-type="string" calcext:value-type="string">
            <text:p>In quale secolo si svolse la Rivoluzione inglese?</text:p>
          </table:table-cell>
          <table:table-cell office:value-type="string" calcext:value-type="string">
            <text:p>Nel X secolo|Nel XV secolo|Nel XX secolo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string" calcext:value-type="string">
            <text:p>La stampa a caratteri mobili fu inventata nel secolo:</text:p>
          </table:table-cell>
          <table:table-cell office:value-type="string" calcext:value-type="string">
            <text:p>IV|IX|XVIII</text:p>
          </table:table-cell>
        </table:table-row>
        <table:table-row table:style-name="ro1">
          <table:table-cell office:value-type="string" calcext:value-type="string">
            <text:p>Duecento</text:p>
          </table:table-cell>
          <table:table-cell office:value-type="string" calcext:value-type="string">
            <text:p>Marco Polo effettuò il suo viaggio in Cina nel corso del:</text:p>
          </table:table-cell>
          <table:table-cell office:value-type="string" calcext:value-type="string">
            <text:p>Cinquecento|Novecento|Seicento</text:p>
          </table:table-cell>
        </table:table-row>
        <table:table-row table:style-name="ro1">
          <table:table-cell office:value-type="string" calcext:value-type="string">
            <text:p>A cavallo tra il XVII e il XVIII secolo</text:p>
          </table:table-cell>
          <table:table-cell office:value-type="string" calcext:value-type="string">
            <text:p><text:s/>In quale periodo visse Luigi XIV?</text:p>
          </table:table-cell>
          <table:table-cell office:value-type="string" calcext:value-type="string">
            <text:p>Al termine della prima guerra mondiale|Durante la Rivoluzione francese|Tra il XI e il XII secolo</text:p>
          </table:table-cell>
        </table:table-row>
        <table:table-row table:style-name="ro1">
          <table:table-cell office:value-type="string" calcext:value-type="string">
            <text:p>La guerra di secessione americana</text:p>
          </table:table-cell>
          <table:table-cell office:value-type="string" calcext:value-type="string">
            <text:p>Quale dei seguenti eventi storici si colloca tra l'elezione a presidente di Abramo Lincoln e la sua uccisione?</text:p>
          </table:table-cell>
          <table:table-cell office:value-type="string" calcext:value-type="string">
            <text:p>La guerra ispano-americana|La Rivoluzione francese|Lo sbarco in Normandia</text:p>
          </table:table-cell>
        </table:table-row>
        <table:table-row table:style-name="ro1">
          <table:table-cell office:value-type="string" calcext:value-type="string">
            <text:p>Verona</text:p>
          </table:table-cell>
          <table:table-cell office:value-type="string" calcext:value-type="string">
            <text:p>La città di Custoza, luogo in cui l'esercito piemontese fu sconfitto nel 1848, si trova in provincia di: </text:p>
          </table:table-cell>
          <table:table-cell office:value-type="string" calcext:value-type="string">
            <text:p>Bologna|Pavia|Venezia</text:p>
          </table:table-cell>
        </table:table-row>
        <table:table-row table:style-name="ro1">
          <table:table-cell office:value-type="string" calcext:value-type="string">
            <text:p>degli anni '80 dell'Ottocento</text:p>
          </table:table-cell>
          <table:table-cell office:value-type="string" calcext:value-type="string">
            <text:p>Il motore a scoppio venne progettato e diffuso nel corso:</text:p>
          </table:table-cell>
          <table:table-cell office:value-type="string" calcext:value-type="string">
            <text:p>degli anni '40 del Novecento|degli anni '70 del Settecento|del primo decennio del Novecento</text:p>
          </table:table-cell>
        </table:table-row>
        <table:table-row table:style-name="ro1">
          <table:table-cell office:value-type="string" calcext:value-type="string">
            <text:p>George Stephenson</text:p>
          </table:table-cell>
          <table:table-cell office:value-type="string" calcext:value-type="string">
            <text:p>Chi progettò la prima locomotiva nel 1814?</text:p>
          </table:table-cell>
          <table:table-cell office:value-type="string" calcext:value-type="string">
            <text:p>Alessandro Volta|Guglielmo Marconi|James Watt</text:p>
          </table:table-cell>
        </table:table-row>
        <table:table-row table:style-name="ro1">
          <table:table-cell office:value-type="string" calcext:value-type="string">
            <text:p>Giovanni Gutenberg</text:p>
          </table:table-cell>
          <table:table-cell office:value-type="string" calcext:value-type="string">
            <text:p>L'invenzione della stampa a caratteri mobili (XV secolo) si deve a:</text:p>
          </table:table-cell>
          <table:table-cell office:value-type="string" calcext:value-type="string">
            <text:p>Francesco Bacone|Leonardo da Vinci|Lorenzo Valla</text:p>
          </table:table-cell>
        </table:table-row>
        <table:table-row table:style-name="ro1">
          <table:table-cell office:value-type="string" calcext:value-type="string">
            <text:p>Alfred Nobel</text:p>
          </table:table-cell>
          <table:table-cell office:value-type="string" calcext:value-type="string">
            <text:p>La dinamite fu inventata nel 1887 da:</text:p>
          </table:table-cell>
          <table:table-cell office:value-type="string" calcext:value-type="string">
            <text:p>Alexander Bell|Antonio Meucci|Joseph Pulitzer</text:p>
          </table:table-cell>
        </table:table-row>
        <table:table-row table:style-name="ro1">
          <table:table-cell office:value-type="string" calcext:value-type="string">
            <text:p>Alessandro Volta</text:p>
          </table:table-cell>
          <table:table-cell office:value-type="string" calcext:value-type="string">
            <text:p>Quale scienziato italiano costruì nel 1799 la prima pila a dischi?</text:p>
          </table:table-cell>
          <table:table-cell office:value-type="string" calcext:value-type="string">
            <text:p>Enrico Fermi|Galileo Galilei|Lazzaro Spallanzani</text:p>
          </table:table-cell>
        </table:table-row>
        <table:table-row table:style-name="ro1">
          <table:table-cell office:value-type="string" calcext:value-type="string">
            <text:p>Salerno</text:p>
          </table:table-cell>
          <table:table-cell office:value-type="string" calcext:value-type="string">
            <text:p>La città di Sapri, località in cui Pisacane e i suoi compagni sbarcarono, si trova in provincia d i:</text:p>
          </table:table-cell>
          <table:table-cell office:value-type="string" calcext:value-type="string">
            <text:p>Messina|Napoli|Roma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La regione della Savoia, appartenente nel XIX secolo al Regno sabaudo, si trova attualmente in: </text:p>
          </table:table-cell>
          <table:table-cell office:value-type="string" calcext:value-type="string">
            <text:p>Guascogna|Italia|Svizzera</text:p>
          </table:table-cell>
        </table:table-row>
        <table:table-row table:style-name="ro1">
          <table:table-cell office:value-type="string" calcext:value-type="string">
            <text:p>Corsica</text:p>
          </table:table-cell>
          <table:table-cell office:value-type="string" calcext:value-type="string">
            <text:p>La città di Ajaccio, luogo di nascita di Napoleone Bonaparte, si trova in:</text:p>
          </table:table-cell>
          <table:table-cell office:value-type="string" calcext:value-type="string">
            <text:p>Sardegna|Sicilia|Spagna</text:p>
          </table:table-cell>
        </table:table-row>
        <table:table-row table:style-name="ro1">
          <table:table-cell office:value-type="string" calcext:value-type="string">
            <text:p>Latina</text:p>
          </table:table-cell>
          <table:table-cell office:value-type="string" calcext:value-type="string">
            <text:p>La città di Gaeta, ultima roccaforte borbonica a cadere nel 1860, si trova in provincia di:</text:p>
          </table:table-cell>
          <table:table-cell office:value-type="string" calcext:value-type="string">
            <text:p>Catanzaro|Napoli|Palermo</text:p>
          </table:table-cell>
        </table:table-row>
        <table:table-row table:style-name="ro1">
          <table:table-cell office:value-type="string" calcext:value-type="string">
            <text:p>Negli Stati Uniti</text:p>
          </table:table-cell>
          <table:table-cell office:value-type="string" calcext:value-type="string">
            <text:p>In quale Paese Samuel Morse inventò, nel 1844, il telegrafo, in breve universalmente diffuso e utilizzato? </text:p>
          </table:table-cell>
          <table:table-cell office:value-type="string" calcext:value-type="string">
            <text:p>In Francia|In Giappone|In Italia</text:p>
          </table:table-cell>
        </table:table-row>
        <table:table-row table:style-name="ro1">
          <table:table-cell office:value-type="string" calcext:value-type="string">
            <text:p>Spagna</text:p>
          </table:table-cell>
          <table:table-cell office:value-type="string" calcext:value-type="string">
            <text:p>La città di Cadice, luogo di insurrezioni nel 1820, si trova in:</text:p>
          </table:table-cell>
          <table:table-cell office:value-type="string" calcext:value-type="string">
            <text:p>Belgio|Francia|Italia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La città di Chambery, ex capitale sabauda, si trova attualmente in:</text:p>
          </table:table-cell>
          <table:table-cell office:value-type="string" calcext:value-type="string">
            <text:p>Italia|Spagna|Svizzera</text:p>
          </table:table-cell>
        </table:table-row>
        <table:table-row table:style-name="ro1">
          <table:table-cell office:value-type="string" calcext:value-type="string">
            <text:p>Giovanni da Verrazzano</text:p>
          </table:table-cell>
          <table:table-cell office:value-type="string" calcext:value-type="string">
            <text:p>Quale dei seguenti navigatori ed esploratori del XV e XVI secolo era italiano?</text:p>
          </table:table-cell>
          <table:table-cell office:value-type="string" calcext:value-type="string">
            <text:p>Alvaro Cabral|Bartolomeo Diaz|Vasco de Gama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La città di Magenta, località dove l'esercito franco-piemontese vinse gli Austriaci durante la seconda guerra d'indipendenza, si trova in provincia di: </text:p>
          </table:table-cell>
          <table:table-cell office:value-type="string" calcext:value-type="string">
            <text:p>Napoli|Torino|Verona</text:p>
          </table:table-cell>
        </table:table-row>
        <table:table-row table:style-name="ro1">
          <table:table-cell office:value-type="string" calcext:value-type="string">
            <text:p>trecento anni</text:p>
          </table:table-cell>
          <table:table-cell office:value-type="string" calcext:value-type="string">
            <text:p>Tra il Rinascimento e il Risorgimento intercorrono circa:</text:p>
          </table:table-cell>
          <table:table-cell office:value-type="string" calcext:value-type="string">
            <text:p>cinquanta anni|cinquecento anni|novecento anni</text:p>
          </table:table-cell>
        </table:table-row>
        <table:table-row table:style-name="ro1">
          <table:table-cell office:value-type="string" calcext:value-type="string">
            <text:p>Napoli</text:p>
          </table:table-cell>
          <table:table-cell office:value-type="string" calcext:value-type="string">
            <text:p>La città di Nola, località dove scoppiò, nel 1820, un moto rivoluzionario carbonaro si trova in provincia di: </text:p>
          </table:table-cell>
          <table:table-cell office:value-type="string" calcext:value-type="string">
            <text:p>Enna|Roma|Salerno</text:p>
          </table:table-cell>
        </table:table-row>
        <table:table-row table:style-name="ro1">
          <table:table-cell office:value-type="string" calcext:value-type="string">
            <text:p>Croazia</text:p>
          </table:table-cell>
          <table:table-cell office:value-type="string" calcext:value-type="string">
            <text:p>La città di Fiume, luogo dove D'Annunzio si recò nel 1919 a capo di un gruppo di patrioti italiani, si trova attualmente in: </text:p>
          </table:table-cell>
          <table:table-cell office:value-type="string" calcext:value-type="string">
            <text:p>Austria|Francia|Italia</text:p>
          </table:table-cell>
        </table:table-row>
        <table:table-row table:style-name="ro1">
          <table:table-cell office:value-type="string" calcext:value-type="string">
            <text:p>Mantova</text:p>
          </table:table-cell>
          <table:table-cell office:value-type="string" calcext:value-type="string">
            <text:p>La città di Goito, località in cui l'esercito piemontese sconfisse gli Austriaci nel 1848, si trova in provincia di: </text:p>
          </table:table-cell>
          <table:table-cell office:value-type="string" calcext:value-type="string">
            <text:p>Milano|Venezia|Verona</text:p>
          </table:table-cell>
        </table:table-row>
        <table:table-row table:style-name="ro1">
          <table:table-cell office:value-type="string" calcext:value-type="string">
            <text:p>Pavia</text:p>
          </table:table-cell>
          <table:table-cell office:value-type="string" calcext:value-type="string">
            <text:p>La città di Montebello, località dove gli Austriaci vennero sconfitti durante la seconda guerra di indipendenza, si trova in provincia di: </text:p>
          </table:table-cell>
          <table:table-cell office:value-type="string" calcext:value-type="string">
            <text:p>Alessandria|Genova|Mantova</text:p>
          </table:table-cell>
        </table:table-row>
        <table:table-row table:style-name="ro1">
          <table:table-cell office:value-type="string" calcext:value-type="string">
            <text:p>Sicilia</text:p>
          </table:table-cell>
          <table:table-cell office:value-type="string" calcext:value-type="string">
            <text:p>La città di Marsala, località in cui sbarcarono i Mille, si trova in:</text:p>
          </table:table-cell>
          <table:table-cell office:value-type="string" calcext:value-type="string">
            <text:p>Calabria|Lazio|Piemonte</text:p>
          </table:table-cell>
        </table:table-row>
        <table:table-row table:style-name="ro1">
          <table:table-cell office:value-type="string" calcext:value-type="string">
            <text:p>Mantova</text:p>
          </table:table-cell>
          <table:table-cell office:value-type="string" calcext:value-type="string">
            <text:p>La città di San Martino, dove gli Austriaci vennero sconfitti dalle truppe franco-piemontesi durante il Risorgimento, si trova in provincia di: </text:p>
          </table:table-cell>
          <table:table-cell office:value-type="string" calcext:value-type="string">
            <text:p>Milano|Roma|Vicenza</text:p>
          </table:table-cell>
        </table:table-row>
        <table:table-row table:style-name="ro1">
          <table:table-cell office:value-type="string" calcext:value-type="string">
            <text:p>Seconda guerra mondiale</text:p>
          </table:table-cell>
          <table:table-cell office:value-type="string" calcext:value-type="string">
            <text:p>In quale guerra si combatté la battaglia di El Alamein?</text:p>
          </table:table-cell>
          <table:table-cell office:value-type="string" calcext:value-type="string">
            <text:p>Guerra del Golfo|Prima guerra mondiale|Terza guerra d'indipendenza italiana</text:p>
          </table:table-cell>
        </table:table-row>
        <table:table-row table:style-name="ro1">
          <table:table-cell office:value-type="string" calcext:value-type="string">
            <text:p>Genova</text:p>
          </table:table-cell>
          <table:table-cell office:value-type="string" calcext:value-type="string">
            <text:p>La città di Quarto, luogo da dove partirono i Mille, si trova in provincia di:</text:p>
          </table:table-cell>
          <table:table-cell office:value-type="string" calcext:value-type="string">
            <text:p>Milano|Napoli|Palermo</text:p>
          </table:table-cell>
        </table:table-row>
        <table:table-row table:style-name="ro1">
          <table:table-cell office:value-type="string" calcext:value-type="string">
            <text:p>dall'inglese Stephenson</text:p>
          </table:table-cell>
          <table:table-cell office:value-type="string" calcext:value-type="string">
            <text:p>La prima locomotiva a vapore fu messa a punto nel 1829:</text:p>
          </table:table-cell>
          <table:table-cell office:value-type="string" calcext:value-type="string">
            <text:p>dal francese Balzac|dall'americano Franklin|dall'italiano Bred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el corso del XIX secolo, le esplorazioni di Stanley e Livingstone si svolsero in:</text:p>
          </table:table-cell>
          <table:table-cell office:value-type="string" calcext:value-type="string">
            <text:p>Australia|Borneo|Patagonia</text:p>
          </table:table-cell>
        </table:table-row>
        <table:table-row table:style-name="ro1">
          <table:table-cell office:value-type="string" calcext:value-type="string">
            <text:p>Nel 1927</text:p>
          </table:table-cell>
          <table:table-cell office:value-type="string" calcext:value-type="string">
            <text:p>In quale anno l'americano Charles Lindbergh attraversò l'Oceano Atlantico con un monoplano a motore?</text:p>
          </table:table-cell>
          <table:table-cell office:value-type="string" calcext:value-type="string">
            <text:p>Nel 1847|Nel 1889|Nel 1967</text:p>
          </table:table-cell>
        </table:table-row>
        <table:table-row table:style-name="ro1">
          <table:table-cell office:value-type="string" calcext:value-type="string">
            <text:p>Verona</text:p>
          </table:table-cell>
          <table:table-cell office:value-type="string" calcext:value-type="string">
            <text:p>La città di Villafranca, dove venne firmato nel 1859 l'Armistizio che pose fine alla seconda guerra d'indipendenza italiana, si trova in provincia di: </text:p>
          </table:table-cell>
          <table:table-cell office:value-type="string" calcext:value-type="string">
            <text:p>Bologna|Milano|Torino</text:p>
          </table:table-cell>
        </table:table-row>
        <table:table-row table:style-name="ro1">
          <table:table-cell office:value-type="string" calcext:value-type="string">
            <text:p>XVIII</text:p>
          </table:table-cell>
          <table:table-cell office:value-type="string" calcext:value-type="string">
            <text:p>James Watt inventò la macchina a vapore nel secolo:</text:p>
          </table:table-cell>
          <table:table-cell office:value-type="string" calcext:value-type="string">
            <text:p>XV|XVI|XX</text:p>
          </table:table-cell>
        </table:table-row>
        <table:table-row table:style-name="ro1">
          <table:table-cell office:value-type="string" calcext:value-type="string">
            <text:p>Ferdinando Magellano</text:p>
          </table:table-cell>
          <table:table-cell office:value-type="string" calcext:value-type="string">
            <text:p>Quale dei seguenti navigatori ed esploratori del XV e XVI secolo NON era italiano?</text:p>
          </table:table-cell>
          <table:table-cell office:value-type="string" calcext:value-type="string">
            <text:p>Amerigo Vespucci|Cristoforo Colombo|Giovanni Caboto</text:p>
          </table:table-cell>
        </table:table-row>
        <table:table-row table:style-name="ro1">
          <table:table-cell office:value-type="string" calcext:value-type="string">
            <text:p>tardo Seicento</text:p>
          </table:table-cell>
          <table:table-cell office:value-type="string" calcext:value-type="string">
            <text:p>Isaac Newton formulò la legge di gravitazione universale nel:</text:p>
          </table:table-cell>
          <table:table-cell office:value-type="string" calcext:value-type="string">
            <text:p>primo Duecento|primo Novecento|tardo Ottocento</text:p>
          </table:table-cell>
        </table:table-row>
        <table:table-row table:style-name="ro1">
          <table:table-cell office:value-type="string" calcext:value-type="string">
            <text:p>la pila</text:p>
          </table:table-cell>
          <table:table-cell office:value-type="string" calcext:value-type="string">
            <text:p>Nel 1800, Alessandro Volta costruì:</text:p>
          </table:table-cell>
          <table:table-cell office:value-type="string" calcext:value-type="string">
            <text:p>il telefono|il telescopio|la dinamo</text:p>
          </table:table-cell>
        </table:table-row>
        <table:table-row table:style-name="ro1">
          <table:table-cell office:value-type="string" calcext:value-type="string">
            <text:p>Alla seconda metà del XVIII secolo</text:p>
          </table:table-cell>
          <table:table-cell office:value-type="string" calcext:value-type="string">
            <text:p>A quale periodo risale l'esplorazione dell'Australia a opera di Cook?</text:p>
          </table:table-cell>
          <table:table-cell office:value-type="string" calcext:value-type="string">
            <text:p>A un'epoca antecedente la scoperta dell'America|Al Medio Evo|Alla prima metà del XX secolo</text:p>
          </table:table-cell>
        </table:table-row>
        <table:table-row table:style-name="ro1">
          <table:table-cell office:value-type="string" calcext:value-type="string">
            <text:p>la lampadina elettrica</text:p>
          </table:table-cell>
          <table:table-cell office:value-type="string" calcext:value-type="string">
            <text:p>Nel 1879, l'americano Thomas Edison mise a punto: </text:p>
          </table:table-cell>
          <table:table-cell office:value-type="string" calcext:value-type="string">
            <text:p>il motore a scoppio|il telegrafo|la pila</text:p>
          </table:table-cell>
        </table:table-row>
        <table:table-row table:style-name="ro1">
          <table:table-cell office:value-type="string" calcext:value-type="string">
            <text:p>Nell'età del bronzo</text:p>
          </table:table-cell>
          <table:table-cell office:value-type="string" calcext:value-type="string">
            <text:p>In quale periodo venne inventata la ruota?</text:p>
          </table:table-cell>
          <table:table-cell office:value-type="string" calcext:value-type="string">
            <text:p>Nel I secolo d.C.|Nella Roma antica|Nell'anno 1000</text:p>
          </table:table-cell>
        </table:table-row>
        <table:table-row table:style-name="ro1">
          <table:table-cell office:value-type="string" calcext:value-type="string">
            <text:p>Thomas Alva Edison</text:p>
          </table:table-cell>
          <table:table-cell office:value-type="string" calcext:value-type="string">
            <text:p>A quale tra i seguenti personaggi si deve la costruzione, nel 1879, della prima lampadina elettrica? </text:p>
          </table:table-cell>
          <table:table-cell office:value-type="string" calcext:value-type="string">
            <text:p>Antonio Meucci|Guglielmo Marconi|Werner Von Siemens</text:p>
          </table:table-cell>
        </table:table-row>
        <table:table-row table:style-name="ro1">
          <table:table-cell office:value-type="string" calcext:value-type="string">
            <text:p>primo Ottocento</text:p>
          </table:table-cell>
          <table:table-cell office:value-type="string" calcext:value-type="string">
            <text:p>La prima locomotiva a vapore fu inventata e collaudata da George Stephenson nel:</text:p>
          </table:table-cell>
          <table:table-cell office:value-type="string" calcext:value-type="string">
            <text:p>primo Settecento|secondo Novecento|secondo Seicento</text:p>
          </table:table-cell>
        </table:table-row>
        <table:table-row table:style-name="ro1">
          <table:table-cell office:value-type="string" calcext:value-type="string">
            <text:p>Settecento</text:p>
          </table:table-cell>
          <table:table-cell office:value-type="string" calcext:value-type="string">
            <text:p>L'esplorazione da parte di James Cook dell'Australia e della Nuova Zelanda avvenne nel corso del: </text:p>
          </table:table-cell>
          <table:table-cell office:value-type="string" calcext:value-type="string">
            <text:p>Novecento|Quattorcento|Trecento</text:p>
          </table:table-cell>
        </table:table-row>
        <table:table-row table:style-name="ro1">
          <table:table-cell office:value-type="string" calcext:value-type="string">
            <text:p>Yuri Gagarin</text:p>
          </table:table-cell>
          <table:table-cell office:value-type="string" calcext:value-type="string">
            <text:p>Nel 1961, il primo uomo inviato nello spazio fu:</text:p>
          </table:table-cell>
          <table:table-cell office:value-type="string" calcext:value-type="string">
            <text:p>Laurenti Beria|Lev Yaschin|Sergej Bubka</text:p>
          </table:table-cell>
        </table:table-row>
        <table:table-row table:style-name="ro1">
          <table:table-cell office:value-type="string" calcext:value-type="string">
            <text:p>L'aratro a versoio</text:p>
          </table:table-cell>
          <table:table-cell office:value-type="string" calcext:value-type="string">
            <text:p>Quali delle seguenti innovazioni tecniche, che contribuirono a migliorare la produzione agricola, si diffuse dal VI al X secolo? </text:p>
          </table:table-cell>
          <table:table-cell office:value-type="string" calcext:value-type="string">
            <text:p>I fertilizzanti chimici|Il latifondo|La recinzione delle terre</text:p>
          </table:table-cell>
        </table:table-row>
        <table:table-row table:style-name="ro1">
          <table:table-cell office:value-type="string" calcext:value-type="string">
            <text:p>un attacco terroristico alle Twin Towers di New York</text:p>
          </table:table-cell>
          <table:table-cell office:value-type="string" calcext:value-type="string">
            <text:p>L'11 settembre 2001 vi fu:</text:p>
          </table:table-cell>
          <table:table-cell office:value-type="string" calcext:value-type="string">
            <text:p>un attacco terroristico alla metropolitana di Londra|un attacco terroristico alla metropolitana di Tokio|un attacco terroristico alla stazione Atocha di Madrid</text:p>
          </table:table-cell>
        </table:table-row>
        <table:table-row table:style-name="ro1">
          <table:table-cell office:value-type="string" calcext:value-type="string">
            <text:p>Cancelliere</text:p>
          </table:table-cell>
          <table:table-cell office:value-type="string" calcext:value-type="string">
            <text:p>Quale carica ricopriva nella Prussia ottocentesca Otto Von Bismarck?</text:p>
          </table:table-cell>
          <table:table-cell office:value-type="string" calcext:value-type="string">
            <text:p>Ambasciatore|Presidente|Principe reggente</text:p>
          </table:table-cell>
        </table:table-row>
        <table:table-row table:style-name="ro1">
          <table:table-cell office:value-type="string" calcext:value-type="string">
            <text:p>L'eliminazione della schiavitù</text:p>
          </table:table-cell>
          <table:table-cell office:value-type="string" calcext:value-type="string">
            <text:p>Cosa si proponeva l'abolizionismo statunitense del XIX secolo?</text:p>
          </table:table-cell>
          <table:table-cell office:value-type="string" calcext:value-type="string">
            <text:p>L'eliminazione della coscrizione obbligatoria|L'eliminazione delle differenze di classe|L'instaurazione di un regime comunista</text:p>
          </table:table-cell>
        </table:table-row>
        <table:table-row table:style-name="ro1">
          <table:table-cell office:value-type="string" calcext:value-type="string">
            <text:p>Parigi</text:p>
          </table:table-cell>
          <table:table-cell office:value-type="string" calcext:value-type="string">
            <text:p>In quale città si svolsero, nel 1871, gli eventi della cosiddetta "Comune"?</text:p>
          </table:table-cell>
          <table:table-cell office:value-type="string" calcext:value-type="string">
            <text:p>Madrid|Tunisi|Vienna</text:p>
          </table:table-cell>
        </table:table-row>
        <table:table-row table:style-name="ro1">
          <table:table-cell office:value-type="string" calcext:value-type="string">
            <text:p>1861-1865</text:p>
          </table:table-cell>
          <table:table-cell office:value-type="string" calcext:value-type="string">
            <text:p>In quali anni fu combattuta la guerra di secessione americana?</text:p>
          </table:table-cell>
          <table:table-cell office:value-type="string" calcext:value-type="string">
            <text:p>1492-1496|1776-1780|1939-1945</text:p>
          </table:table-cell>
        </table:table-row>
        <table:table-row table:style-name="ro1">
          <table:table-cell office:value-type="string" calcext:value-type="string">
            <text:p>Il ritorno alla situazione politica esistente prima della Rivoluzione Francese e dell'età napoleonica </text:p>
          </table:table-cell>
          <table:table-cell office:value-type="string" calcext:value-type="string">
            <text:p>Cosa fu la Restaurazione seguita al Congresso di Vienna?</text:p>
          </table:table-cell>
          <table:table-cell office:value-type="string" calcext:value-type="string">
            <text:p>Il restauro delle chiese violate dai giacobini|Il restauro delle città distrutte dai moti rivoluzionari|Il risarcimento ai nobili per i danni patiti durante la Rivoluzione francese</text:p>
          </table:table-cell>
        </table:table-row>
        <table:table-row table:style-name="ro1">
          <table:table-cell office:value-type="string" calcext:value-type="string">
            <text:p>Il periodo compreso tra l'ultimo ventennio dell'Ottocento e lo scoppio della prima guerra mondiale </text:p>
          </table:table-cell>
          <table:table-cell office:value-type="string" calcext:value-type="string">
            <text:p>Quale epoca viene definita in ambito storiografico "età dell'Imperialismo"?</text:p>
          </table:table-cell>
          <table:table-cell office:value-type="string" calcext:value-type="string">
            <text:p>Il periodo compreso tra la fine della prima guerra mondiale e l'inizio della seconda|Il primo quarto dell'Ottocento|L'epoca successiva alla fine della guerra fredda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<text:s/>L'unificazione tedesca avvenne nel:</text:p>
          </table:table-cell>
          <table:table-cell office:value-type="string" calcext:value-type="string">
            <text:p>1918|1933|1939</text:p>
          </table:table-cell>
        </table:table-row>
        <table:table-row table:style-name="ro1">
          <table:table-cell office:value-type="string" calcext:value-type="string">
            <text:p>Uno statista austriaco della prima metà del XIX secolo</text:p>
          </table:table-cell>
          <table:table-cell office:value-type="string" calcext:value-type="string">
            <text:p><text:s/>Chi era Metternich?</text:p>
          </table:table-cell>
          <table:table-cell office:value-type="string" calcext:value-type="string">
            <text:p>Un diplomatico al servizio di Caterina II di Russia|Uno dei più famosi marescialli di Napoleone|Uno statista prussiano della seconda metà del XIX secolo</text:p>
          </table:table-cell>
        </table:table-row>
        <table:table-row table:style-name="ro1">
          <table:table-cell office:value-type="string" calcext:value-type="string">
            <text:p>A Vienna</text:p>
          </table:table-cell>
          <table:table-cell office:value-type="string" calcext:value-type="string">
            <text:p><text:s/>In quale città si svolse, nel primo Ottocento, il Congresso che diede inizio all'età della Restaurazione? </text:p>
          </table:table-cell>
          <table:table-cell office:value-type="string" calcext:value-type="string">
            <text:p>A Berlino|A Lisbona|A Milano</text:p>
          </table:table-cell>
        </table:table-row>
        <table:table-row table:style-name="ro1">
          <table:table-cell office:value-type="string" calcext:value-type="string">
            <text:p>Nella seconda metà del XIX secolo</text:p>
          </table:table-cell>
          <table:table-cell office:value-type="string" calcext:value-type="string">
            <text:p>Quando si colloca l'attività politica di Otto von Bismarck?</text:p>
          </table:table-cell>
          <table:table-cell office:value-type="string" calcext:value-type="string">
            <text:p>Nel XVII secolo|Nel XX secolo|Nella prima metà del XVIII secolo</text:p>
          </table:table-cell>
        </table:table-row>
        <table:table-row table:style-name="ro1">
          <table:table-cell office:value-type="string" calcext:value-type="string">
            <text:p>Vittoria</text:p>
          </table:table-cell>
          <table:table-cell office:value-type="string" calcext:value-type="string">
            <text:p>In Gran Bretagna, nel 1837, iniziò il lungo regno della regina:</text:p>
          </table:table-cell>
          <table:table-cell office:value-type="string" calcext:value-type="string">
            <text:p>Astrid|Elisabetta II|Evita</text:p>
          </table:table-cell>
        </table:table-row>
        <table:table-row table:style-name="ro1">
          <table:table-cell office:value-type="string" calcext:value-type="string">
            <text:p>1814-15</text:p>
          </table:table-cell>
          <table:table-cell office:value-type="string" calcext:value-type="string">
            <text:p>A quali anni risale il Congresso di Vienna?</text:p>
          </table:table-cell>
          <table:table-cell office:value-type="string" calcext:value-type="string">
            <text:p>1492-93|1881-82|1902-03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Chi era il Presidente degli Stati del Nord durante la guerra di secessione americana?</text:p>
          </table:table-cell>
          <table:table-cell office:value-type="string" calcext:value-type="string">
            <text:p>Johnson|Kennedy|Roosvelt</text:p>
          </table:table-cell>
        </table:table-row>
        <table:table-row table:style-name="ro1">
          <table:table-cell office:value-type="string" calcext:value-type="string">
            <text:p>da moti rivoluzionari</text:p>
          </table:table-cell>
          <table:table-cell office:value-type="string" calcext:value-type="string">
            <text:p>In Europa, il 1830 fu caratterizzato:</text:p>
          </table:table-cell>
          <table:table-cell office:value-type="string" calcext:value-type="string">
            <text:p>dalla fine di uno stato di profonda crisi economica|dalla nascita dei primi partiti|dalla rivoluzione bolscevica</text:p>
          </table:table-cell>
        </table:table-row>
        <table:table-row table:style-name="ro1">
          <table:table-cell office:value-type="string" calcext:value-type="string">
            <text:p>Russia, Prussia, Austria</text:p>
          </table:table-cell>
          <table:table-cell office:value-type="string" calcext:value-type="string">
            <text:p>Quali Stati costituirono nel 1815 la Santa Alleanza?</text:p>
          </table:table-cell>
          <table:table-cell office:value-type="string" calcext:value-type="string">
            <text:p>Gran Bretagna, Italia, Impero ottomano|Spagna, Italia, Francia|Stato della Chiesa, Regno di Sardegna, Granducato di Toscana</text:p>
          </table:table-cell>
        </table:table-row>
        <table:table-row table:style-name="ro1">
          <table:table-cell office:value-type="string" calcext:value-type="string">
            <text:p>la Santa Alleanza</text:p>
          </table:table-cell>
          <table:table-cell office:value-type="string" calcext:value-type="string">
            <text:p>Nel 1815 dal Congresso di Vienna nacque:</text:p>
          </table:table-cell>
          <table:table-cell office:value-type="string" calcext:value-type="string">
            <text:p>la Federazione monarchica|la Triplice Alleanza|l'Unione legittimista</text:p>
          </table:table-cell>
        </table:table-row>
        <table:table-row table:style-name="ro1">
          <table:table-cell office:value-type="string" calcext:value-type="string">
            <text:p>Il Cancelliere artefice dell'Unità tedesca</text:p>
          </table:table-cell>
          <table:table-cell office:value-type="string" calcext:value-type="string">
            <text:p>Chi era Otto von Bismarck?</text:p>
          </table:table-cell>
          <table:table-cell office:value-type="string" calcext:value-type="string">
            <text:p>Il primo Presidente della Repubblica di Weimar|Un famoso gastronomo tedesco|Uno statista austriaco</text:p>
          </table:table-cell>
        </table:table-row>
        <table:table-row table:style-name="ro1">
          <table:table-cell office:value-type="string" calcext:value-type="string">
            <text:p>Napoleone III e Cavour</text:p>
          </table:table-cell>
          <table:table-cell office:value-type="string" calcext:value-type="string">
            <text:p>Il 20 luglio 1858 a Plombières si incontrarono segretamente:</text:p>
          </table:table-cell>
          <table:table-cell office:value-type="string" calcext:value-type="string">
            <text:p>Cavour e il papa|Cavour e Mazzini|Metternich e Cavour</text:p>
          </table:table-cell>
        </table:table-row>
        <table:table-row table:style-name="ro1">
          <table:table-cell office:value-type="string" calcext:value-type="string">
            <text:p>colonia penale</text:p>
          </table:table-cell>
          <table:table-cell office:value-type="string" calcext:value-type="string">
            <text:p>L'Australia venne inizialmente utilizzata dall'Inghilterra come:</text:p>
          </table:table-cell>
          <table:table-cell office:value-type="string" calcext:value-type="string">
            <text:p>centro dell'industria carbonifera|importante centro di scambi commerciali|sede di nuove attività industriali</text:p>
          </table:table-cell>
        </table:table-row>
        <table:table-row table:style-name="ro1">
          <table:table-cell office:value-type="string" calcext:value-type="string">
            <text:p>Impero spagnolo</text:p>
          </table:table-cell>
          <table:table-cell office:value-type="string" calcext:value-type="string">
            <text:p>Quale Impero europeo perse nel 1898 il controllo di Cuba e delle Filippine?</text:p>
          </table:table-cell>
          <table:table-cell office:value-type="string" calcext:value-type="string">
            <text:p>Impero americano|Impero austro-ungarico|Impero sovietico</text:p>
          </table:table-cell>
        </table:table-row>
        <table:table-row table:style-name="ro1">
          <table:table-cell office:value-type="string" calcext:value-type="string">
            <text:p>Alfred Dreyfus</text:p>
          </table:table-cell>
          <table:table-cell office:value-type="string" calcext:value-type="string">
            <text:p>Quale dei seguenti personaggi subì, negli ultimi anni dell'Ottocento, un famoso processo per alto tradimento (da cui il nome di "affaire ...")? </text:p>
          </table:table-cell>
          <table:table-cell office:value-type="string" calcext:value-type="string">
            <text:p>Gavrilo Princip|George Custer|Robert Edward Lee</text:p>
          </table:table-cell>
        </table:table-row>
        <table:table-row table:style-name="ro1">
          <table:table-cell office:value-type="string" calcext:value-type="string">
            <text:p>la Francia</text:p>
          </table:table-cell>
          <table:table-cell office:value-type="string" calcext:value-type="string">
            <text:p>Nel 1870 il cancelliere Otto von Bismarck condusse la Prussia in una guerra contro:</text:p>
          </table:table-cell>
          <table:table-cell office:value-type="string" calcext:value-type="string">
            <text:p>gli Stati Uniti d'America|la Russia|l'Italia</text:p>
          </table:table-cell>
        </table:table-row>
        <table:table-row table:style-name="ro1">
          <table:table-cell office:value-type="string" calcext:value-type="string">
            <text:p>Nell'ottobre 1814</text:p>
          </table:table-cell>
          <table:table-cell office:value-type="string" calcext:value-type="string">
            <text:p>Quando si aprirono i lavori del Congresso di Vienna?</text:p>
          </table:table-cell>
          <table:table-cell office:value-type="string" calcext:value-type="string">
            <text:p>Nel maggio 1793|Nell'agosto 1945|Nell'ottobre 1914</text:p>
          </table:table-cell>
        </table:table-row>
        <table:table-row table:style-name="ro1">
          <table:table-cell office:value-type="string" calcext:value-type="string">
            <text:p>Nipote</text:p>
          </table:table-cell>
          <table:table-cell office:value-type="string" calcext:value-type="string">
            <text:p>Napoleone III, imperatore di Francia nel 1851, che relazione di parentela aveva con Napoleone Bonaparte? </text:p>
          </table:table-cell>
          <table:table-cell office:value-type="string" calcext:value-type="string">
            <text:p>Figlio|Fratello|Nessuna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Il "Manifesto del Partito Comunista" venne pubblicato da Marx ed Engels nel:</text:p>
          </table:table-cell>
          <table:table-cell office:value-type="string" calcext:value-type="string">
            <text:p>1815|1867|1917</text:p>
          </table:table-cell>
        </table:table-row>
        <table:table-row table:style-name="ro1">
          <table:table-cell office:value-type="string" calcext:value-type="string">
            <text:p>Piano Marshall</text:p>
          </table:table-cell>
          <table:table-cell office:value-type="string" calcext:value-type="string">
            <text:p>Il piano americano per gli aiuti economici ai Paesi europei, successivo alla Seconda guerra mondiale, si chiamò:</text:p>
          </table:table-cell>
          <table:table-cell office:value-type="string" calcext:value-type="string">
            <text:p>Affaire Dreyfuss|Dottrina Monroe|Operazione Overlord</text:p>
          </table:table-cell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hi scrisse Il Capitale?</text:p>
          </table:table-cell>
          <table:table-cell office:value-type="string" calcext:value-type="string">
            <text:p>Filippo Turati|Herbert Spencer|Mikhail Bakunin</text:p>
          </table:table-cell>
        </table:table-row>
        <table:table-row table:style-name="ro1">
          <table:table-cell office:value-type="string" calcext:value-type="string">
            <text:p>Stalingrado</text:p>
          </table:table-cell>
          <table:table-cell office:value-type="string" calcext:value-type="string">
            <text:p>Presso quale città si arrestò definitivamente, nel 1943, l'avanzata tedesca in Russia?</text:p>
          </table:table-cell>
          <table:table-cell office:value-type="string" calcext:value-type="string">
            <text:p>Kiev|Leningrado|Vladivostock</text:p>
          </table:table-cell>
        </table:table-row>
        <table:table-row table:style-name="ro1">
          <table:table-cell office:value-type="string" calcext:value-type="string">
            <text:p>Gran Bretagna, Francia, Italia, Stati Uniti</text:p>
          </table:table-cell>
          <table:table-cell office:value-type="string" calcext:value-type="string">
            <text:p>Quali Paesi, tra gli altri, hanno vinto la prima guerra mondiale?</text:p>
          </table:table-cell>
          <table:table-cell office:value-type="string" calcext:value-type="string">
            <text:p>Germania, Austria-Ungheria|Germania, Italia, Giappone|Unione Sovietica, Cina, Cuba</text:p>
          </table:table-cell>
        </table:table-row>
        <table:table-row table:style-name="ro1">
          <table:table-cell office:value-type="string" calcext:value-type="string">
            <text:p>1963-1975</text:p>
          </table:table-cell>
          <table:table-cell office:value-type="string" calcext:value-type="string">
            <text:p>In quali anni gli Stati Uniti combatterono la Guerra del Vietnam?</text:p>
          </table:table-cell>
          <table:table-cell office:value-type="string" calcext:value-type="string">
            <text:p>1860-1879|1861-1865|1941-1945</text:p>
          </table:table-cell>
        </table:table-row>
        <table:table-row table:style-name="ro1">
          <table:table-cell office:value-type="string" calcext:value-type="string">
            <text:p>tedesche</text:p>
          </table:table-cell>
          <table:table-cell office:value-type="string" calcext:value-type="string">
            <text:p>Nella seconda guerra mondiale, i razzi telecomandati V1 e V2 erano le armi segrete:</text:p>
          </table:table-cell>
          <table:table-cell office:value-type="string" calcext:value-type="string">
            <text:p>britanniche|italiane|statunitensi</text:p>
          </table:table-cell>
        </table:table-row>
        <table:table-row table:style-name="ro1">
          <table:table-cell office:value-type="string" calcext:value-type="string">
            <text:p>Paesi Bassi</text:p>
          </table:table-cell>
          <table:table-cell office:value-type="string" calcext:value-type="string">
            <text:p><text:s/>Quale dei seguenti Stati rimase neutrale nella prima guerra mondiale?</text:p>
          </table:table-cell>
          <table:table-cell office:value-type="string" calcext:value-type="string">
            <text:p>Francia|Germania|Russia</text:p>
          </table:table-cell>
        </table:table-row>
        <table:table-row table:style-name="ro1">
          <table:table-cell office:value-type="string" calcext:value-type="string">
            <text:p>1948-1952</text:p>
          </table:table-cell>
          <table:table-cell office:value-type="string" calcext:value-type="string">
            <text:p>In quali anni fu particolarmente attivo il piano americano per gli aiuti economici ai Paesi alleati duramente colpiti dalla Seconda guerra mondiale (Piano Marshall)?</text:p>
          </table:table-cell>
          <table:table-cell office:value-type="string" calcext:value-type="string">
            <text:p>1941-1945|1943-1945|1955-1960</text:p>
          </table:table-cell>
        </table:table-row>
        <table:table-row table:style-name="ro1">
          <table:table-cell office:value-type="string" calcext:value-type="string">
            <text:p>Norvegia</text:p>
          </table:table-cell>
          <table:table-cell office:value-type="string" calcext:value-type="string">
            <text:p>Quale dei seguenti Stati rimase neutrale nella prima guerra mondiale?</text:p>
          </table:table-cell>
          <table:table-cell office:value-type="string" calcext:value-type="string">
            <text:p>Francia|Germania|Italia</text:p>
          </table:table-cell>
        </table:table-row>
        <table:table-row table:style-name="ro1">
          <table:table-cell office:value-type="string" calcext:value-type="string">
            <text:p>Austria-Ungheria</text:p>
          </table:table-cell>
          <table:table-cell office:value-type="string" calcext:value-type="string">
            <text:p>Contro quale dei seguenti Stati era schierata la Serbia nella prima guerra mondiale?</text:p>
          </table:table-cell>
          <table:table-cell office:value-type="string" calcext:value-type="string">
            <text:p>Cuba|Inghilterra|Spagna</text:p>
          </table:table-cell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Contro quale dei seguenti Stati era schierata la Russia nella prima guerra mondiale?</text:p>
          </table:table-cell>
          <table:table-cell office:value-type="string" calcext:value-type="string">
            <text:p>Francia|Italia|Stati Uniti d'America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Quale dei seguenti Stati rimase neutrale nella prima guerra mondiale?</text:p>
          </table:table-cell>
          <table:table-cell office:value-type="string" calcext:value-type="string">
            <text:p>Francia|Italia|Russia</text:p>
          </table:table-cell>
        </table:table-row>
        <table:table-row table:style-name="ro1">
          <table:table-cell office:value-type="string" calcext:value-type="string">
            <text:p>Austria-Ungheria</text:p>
          </table:table-cell>
          <table:table-cell office:value-type="string" calcext:value-type="string">
            <text:p>Contro quale dei seguenti Stati erano schierati gli Stati Uniti d'America nella prima guerra mondiale? </text:p>
          </table:table-cell>
          <table:table-cell office:value-type="string" calcext:value-type="string">
            <text:p>Inghilterra|Italia|Spagna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In quale anno si svolse la Conferenza di Yalta?</text:p>
          </table:table-cell>
          <table:table-cell office:value-type="string" calcext:value-type="string">
            <text:p>1918|1936|1989</text:p>
          </table:table-cell>
        </table:table-row>
        <table:table-row table:style-name="ro1">
          <table:table-cell office:value-type="string" calcext:value-type="string">
            <text:p>Praga</text:p>
          </table:table-cell>
          <table:table-cell office:value-type="string" calcext:value-type="string">
            <text:p>Quale delle seguenti città, nel 1968, fu teatro di una particolare "Primavera"?</text:p>
          </table:table-cell>
          <table:table-cell office:value-type="string" calcext:value-type="string">
            <text:p>Berlino|Costantinopoli|Madrid</text:p>
          </table:table-cell>
        </table:table-row>
        <table:table-row table:style-name="ro1">
          <table:table-cell office:value-type="string" calcext:value-type="string">
            <text:p>l'anno successivo allo scoppio della guerra</text:p>
          </table:table-cell>
          <table:table-cell office:value-type="string" calcext:value-type="string">
            <text:p>L'Italia entrò nel primo conflitto mondiale:</text:p>
          </table:table-cell>
          <table:table-cell office:value-type="string" calcext:value-type="string">
            <text:p>contemporaneamente agli Stati Uniti|insieme al Giappone|quando la Gran Bretagna le dichiarò guerra</text:p>
          </table:table-cell>
        </table:table-row>
        <table:table-row table:style-name="ro1">
          <table:table-cell office:value-type="string" calcext:value-type="string">
            <text:p>Messico</text:p>
          </table:table-cell>
          <table:table-cell office:value-type="string" calcext:value-type="string">
            <text:p>Quale dei seguenti Stati rimase neutrale nella prima guerra mondiale?</text:p>
          </table:table-cell>
          <table:table-cell office:value-type="string" calcext:value-type="string">
            <text:p>Francia|Germania|Stati Uniti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Quale dei seguenti Paesi, in seguito alla vittoria della rivoluzione comunista, uscì dalla prima guerra mondiale nel novembre 1917? </text:p>
          </table:table-cell>
          <table:table-cell office:value-type="string" calcext:value-type="string">
            <text:p>Cina|Germania|Stati Uniti</text:p>
          </table:table-cell>
        </table:table-row>
        <table:table-row table:style-name="ro1">
          <table:table-cell office:value-type="string" calcext:value-type="string">
            <text:p>seconda guerra mondiale</text:p>
          </table:table-cell>
          <table:table-cell office:value-type="string" calcext:value-type="string">
            <text:p>Con l'invasione della Polonia cominciò la:</text:p>
          </table:table-cell>
          <table:table-cell office:value-type="string" calcext:value-type="string">
            <text:p>destalinizzazione nei Paesi sovietici|prima guerra d'Indipendenza italiana|prima guerra mondiale</text:p>
          </table:table-cell>
        </table:table-row>
        <table:table-row table:style-name="ro1">
          <table:table-cell office:value-type="string" calcext:value-type="string">
            <text:p>Nessuno</text:p>
          </table:table-cell>
          <table:table-cell office:value-type="string" calcext:value-type="string">
            <text:p>Quale ruolo istituzionale ricoprì Ghandi in India?</text:p>
          </table:table-cell>
          <table:table-cell office:value-type="string" calcext:value-type="string">
            <text:p>Primo ministro|Primo presidente dell'India indipendente|Ultimo viceré nominato dalla Gran Bretagna</text:p>
          </table:table-cell>
        </table:table-row>
        <table:table-row table:style-name="ro1">
          <table:table-cell office:value-type="string" calcext:value-type="string">
            <text:p>Comecon</text:p>
          </table:table-cell>
          <table:table-cell office:value-type="string" calcext:value-type="string">
            <text:p>Con quale denominazione era noto il "Consiglio di Mutuo Aiuto Economico" tra le Repubbliche socialiste sovietiche? </text:p>
          </table:table-cell>
          <table:table-cell office:value-type="string" calcext:value-type="string">
            <text:p>Ceka|Comintern|Patto di Varsavia</text:p>
          </table:table-cell>
        </table:table-row>
        <table:table-row table:style-name="ro1">
          <table:table-cell office:value-type="string" calcext:value-type="string">
            <text:p>Sarajevo</text:p>
          </table:table-cell>
          <table:table-cell office:value-type="string" calcext:value-type="string">
            <text:p>Il celebre attentato che provocò la prima guerra mondiale si verificò nella città di:</text:p>
          </table:table-cell>
          <table:table-cell office:value-type="string" calcext:value-type="string">
            <text:p>Budapest|Fiume|Praga</text:p>
          </table:table-cell>
        </table:table-row>
        <table:table-row table:style-name="ro1">
          <table:table-cell office:value-type="string" calcext:value-type="string">
            <text:p>Socialista</text:p>
          </table:table-cell>
          <table:table-cell office:value-type="string" calcext:value-type="string">
            <text:p>A quale dei seguenti partiti appartenne il presidente Sandro Pertini?</text:p>
          </table:table-cell>
          <table:table-cell office:value-type="string" calcext:value-type="string">
            <text:p>Comunista|Liberale|Repubblicano</text:p>
          </table:table-cell>
        </table:table-row>
        <table:table-row table:style-name="ro1">
          <table:table-cell office:value-type="string" calcext:value-type="string">
            <text:p>agli Israeliani</text:p>
          </table:table-cell>
          <table:table-cell office:value-type="string" calcext:value-type="string">
            <text:p>L'"Intifada" è la sollevazione popolare che oppone i Palestinesi:</text:p>
          </table:table-cell>
          <table:table-cell office:value-type="string" calcext:value-type="string">
            <text:p>agli Iraniani|ai Siriani|ai Talebani</text:p>
          </table:table-cell>
        </table:table-row>
        <table:table-row table:style-name="ro1">
          <table:table-cell office:value-type="string" calcext:value-type="string">
            <text:p>a Pearl Harbor</text:p>
          </table:table-cell>
          <table:table-cell office:value-type="string" calcext:value-type="string">
            <text:p>Il primo attacco giapponese agli USA durante la seconda guerra mondiale fu:</text:p>
          </table:table-cell>
          <table:table-cell office:value-type="string" calcext:value-type="string">
            <text:p>a Cuba|alla Baia dei Porci|alle Piccole Antille</text:p>
          </table:table-cell>
        </table:table-row>
        <table:table-row table:style-name="ro1">
          <table:table-cell office:value-type="string" calcext:value-type="string">
            <text:p>Dopo la prima guerra mondiale</text:p>
          </table:table-cell>
          <table:table-cell office:value-type="string" calcext:value-type="string">
            <text:p>In quale periodo venne proclamata l'Unione delle Repubbliche Socialiste Sovietiche?</text:p>
          </table:table-cell>
          <table:table-cell office:value-type="string" calcext:value-type="string">
            <text:p>Dopo la seconda guerra mondiale|Durante la conferenza di Yalta|Durante la guerra di Crimea</text:p>
          </table:table-cell>
        </table:table-row>
        <table:table-row table:style-name="ro1">
          <table:table-cell office:value-type="string" calcext:value-type="string">
            <text:p>Tito</text:p>
          </table:table-cell>
          <table:table-cell office:value-type="string" calcext:value-type="string">
            <text:p>Il leader della resistenza jugoslava alle forze di occupazione naziste fu:</text:p>
          </table:table-cell>
          <table:table-cell office:value-type="string" calcext:value-type="string">
            <text:p>Franco|Milosevich|Stalin</text:p>
          </table:table-cell>
        </table:table-row>
        <table:table-row table:style-name="ro1">
          <table:table-cell office:value-type="string" calcext:value-type="string">
            <text:p>Tra la fine degli anni Quaranta e la fine degli Ottanta</text:p>
          </table:table-cell>
          <table:table-cell office:value-type="string" calcext:value-type="string">
            <text:p>In quale periodo del XX secolo si colloca la Guerra fredda?</text:p>
          </table:table-cell>
          <table:table-cell office:value-type="string" calcext:value-type="string">
            <text:p>Negli anni Novanta|Negli anni Trenta|Tra la fine degli anni Venti e la metà dei Cinquanta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Durante la seconda guerra mondiale, in quale Paese si trovava la "linea gotica"?</text:p>
          </table:table-cell>
          <table:table-cell office:value-type="string" calcext:value-type="string">
            <text:p>Francia|Germania|Russia</text:p>
          </table:table-cell>
        </table:table-row>
        <table:table-row table:style-name="ro1">
          <table:table-cell office:value-type="string" calcext:value-type="string">
            <text:p>1930-1940</text:p>
          </table:table-cell>
          <table:table-cell office:value-type="string" calcext:value-type="string">
            <text:p>In quale decennio del XX secolo si colloca la "grande depressione" che colpì gli Stati Uniti</text:p>
          </table:table-cell>
          <table:table-cell office:value-type="string" calcext:value-type="string">
            <text:p>1900-1910|1910-1920|1940-1950</text:p>
          </table:table-cell>
        </table:table-row>
        <table:table-row table:style-name="ro1">
          <table:table-cell office:value-type="string" calcext:value-type="string">
            <text:p>Austria-Ungheria</text:p>
          </table:table-cell>
          <table:table-cell office:value-type="string" calcext:value-type="string">
            <text:p>Quale delle seguenti nazioni era alleata della Germania nella prima guerra mondiale?</text:p>
          </table:table-cell>
          <table:table-cell office:value-type="string" calcext:value-type="string">
            <text:p>Francia|Portogallo|Serbia</text:p>
          </table:table-cell>
        </table:table-row>
        <table:table-row table:style-name="ro1">
          <table:table-cell office:value-type="string" calcext:value-type="string">
            <text:p>Stati Uniti d'America</text:p>
          </table:table-cell>
          <table:table-cell office:value-type="string" calcext:value-type="string">
            <text:p>Con quale dei seguenti Stati era alleata l'Unione Sovietica nella seconda guerra mondiale?</text:p>
          </table:table-cell>
          <table:table-cell office:value-type="string" calcext:value-type="string">
            <text:p>Portogallo|Spagna|Svizzera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A quale anno risale l'inizio della Rivoluzione russa?</text:p>
          </table:table-cell>
          <table:table-cell office:value-type="string" calcext:value-type="string">
            <text:p>1848|1907|1945</text:p>
          </table:table-cell>
        </table:table-row>
        <table:table-row table:style-name="ro1">
          <table:table-cell office:value-type="string" calcext:value-type="string">
            <text:p>dell'Austria contro l'Italia</text:p>
          </table:table-cell>
          <table:table-cell office:value-type="string" calcext:value-type="string">
            <text:p>La Strafexpedition (spedizione punitiva), iniziata il 15 maggio 1916, era un'operazione militare:</text:p>
          </table:table-cell>
          <table:table-cell office:value-type="string" calcext:value-type="string">
            <text:p>della Francia contro la Russia|della Germania contro la Francia|della Russia contro la Gran Bretagna</text:p>
          </table:table-cell>
        </table:table-row>
        <table:table-row table:style-name="ro1">
          <table:table-cell office:value-type="string" calcext:value-type="string">
            <text:p>Francesco Giuseppe</text:p>
          </table:table-cell>
          <table:table-cell office:value-type="string" calcext:value-type="string">
            <text:p>Quale dei seguenti sovrani europei morì durante la prima guerra mondiale?</text:p>
          </table:table-cell>
          <table:table-cell office:value-type="string" calcext:value-type="string">
            <text:p>Guglielmo II|La regina Vittoria|Vittorio Emanuele III</text:p>
          </table:table-cell>
        </table:table-row>
        <table:table-row table:style-name="ro1">
          <table:table-cell office:value-type="string" calcext:value-type="string">
            <text:p>Svizzera</text:p>
          </table:table-cell>
          <table:table-cell office:value-type="string" calcext:value-type="string">
            <text:p>Quale delle seguenti nazioni fu neutrale nella prima guerra mondiale?</text:p>
          </table:table-cell>
          <table:table-cell office:value-type="string" calcext:value-type="string">
            <text:p>Austria-Ungheria|Belgio|Romania</text:p>
          </table:table-cell>
        </table:table-row>
        <table:table-row table:style-name="ro1">
          <table:table-cell office:value-type="string" calcext:value-type="string">
            <text:p>Olanda</text:p>
          </table:table-cell>
          <table:table-cell office:value-type="string" calcext:value-type="string">
            <text:p>Quale delle seguenti nazioni fu neutrale nella prima guerra mondiale?</text:p>
          </table:table-cell>
          <table:table-cell office:value-type="string" calcext:value-type="string">
            <text:p>Austria-Ungheria|Italia|Russia</text:p>
          </table:table-cell>
        </table:table-row>
        <table:table-row table:style-name="ro1">
          <table:table-cell office:value-type="string" calcext:value-type="string">
            <text:p>Gran Bretagna</text:p>
          </table:table-cell>
          <table:table-cell office:value-type="string" calcext:value-type="string">
            <text:p>L'operazione "Leone Marino", preparata da Hitler nel 1940, contro quale Paese era rivolta?</text:p>
          </table:table-cell>
          <table:table-cell office:value-type="string" calcext:value-type="string">
            <text:p>Francia|Giappone|Italia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Quale delle seguenti nazioni era alleata dell'Italia nella prima guerra mondiale?</text:p>
          </table:table-cell>
          <table:table-cell office:value-type="string" calcext:value-type="string">
            <text:p>Austria|Germania|Turchia</text:p>
          </table:table-cell>
        </table:table-row>
        <table:table-row table:style-name="ro1">
          <table:table-cell table:style-name="ce2" office:value-type="string" calcext:value-type="string">
            <text:p>novembre 1918</text:p>
          </table:table-cell>
          <table:table-cell office:value-type="string" calcext:value-type="string">
            <text:p>Alla fine della prima guerra mondiale, l'Austria-Ungheria firmò l'armistizio con l'Italia nel:</text:p>
          </table:table-cell>
          <table:table-cell office:value-type="string" calcext:value-type="string">
            <text:p>febbraio 1922|marzo 1920|settembre 1915</text:p>
          </table:table-cell>
        </table:table-row>
        <table:table-row table:style-name="ro1">
          <table:table-cell office:value-type="string" calcext:value-type="string">
            <text:p>Stalin</text:p>
          </table:table-cell>
          <table:table-cell office:value-type="string" calcext:value-type="string">
            <text:p>Quale dei seguenti personaggi fu un leader politico dell'URSS?</text:p>
          </table:table-cell>
          <table:table-cell office:value-type="string" calcext:value-type="string">
            <text:p>Bubka|Ceaucescu|Pasternak</text:p>
          </table:table-cell>
        </table:table-row>
        <table:table-row table:style-name="ro1">
          <table:table-cell office:value-type="string" calcext:value-type="string">
            <text:p>Triplice Intesa</text:p>
          </table:table-cell>
          <table:table-cell office:value-type="string" calcext:value-type="string">
            <text:p><text:s/>Come era chiamata l'alleanza fra Francia, Gran Bretagna e Russia dei primi anni del Novecento? </text:p>
          </table:table-cell>
          <table:table-cell office:value-type="string" calcext:value-type="string">
            <text:p>Asse tripartitico|Doppia Alleanza|Intesa Cordiale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<text:s/>Dove si trova la regione dell'Ulster, teatro di violenti scontri di carattere politico e religioso?</text:p>
          </table:table-cell>
          <table:table-cell office:value-type="string" calcext:value-type="string">
            <text:p>Francia|Inghilterra|Paesi Bassi</text:p>
          </table:table-cell>
        </table:table-row>
        <table:table-row table:style-name="ro1">
          <table:table-cell office:value-type="string" calcext:value-type="string">
            <text:p>Nel 1942</text:p>
          </table:table-cell>
          <table:table-cell office:value-type="string" calcext:value-type="string">
            <text:p><text:s/>In quale anno si combatté la battaglia di Stalingrado?</text:p>
          </table:table-cell>
          <table:table-cell office:value-type="string" calcext:value-type="string">
            <text:p>Nel 1939|Nel 1945|Nel 1946</text:p>
          </table:table-cell>
        </table:table-row>
        <table:table-row table:style-name="ro1">
          <table:table-cell office:value-type="string" calcext:value-type="string">
            <text:p>L'alleanza politico-militare dell'Europa occidentale e del Canada con gli USA</text:p>
          </table:table-cell>
          <table:table-cell office:value-type="string" calcext:value-type="string">
            <text:p>Cosa si intende per "Patto Atlantico"?</text:p>
          </table:table-cell>
          <table:table-cell office:value-type="string" calcext:value-type="string">
            <text:p>Il patto di alleanza tra tutte le Repubbliche Sovietiche in opposizione agli USA|Il patto tra Germania Est e URSS per reciproci accordi commerciali|Il trattato di non belligeranza tra URSS e USA</text:p>
          </table:table-cell>
        </table:table-row>
        <table:table-row table:style-name="ro1">
          <table:table-cell office:value-type="string" calcext:value-type="string">
            <text:p>Patto di Londra</text:p>
          </table:table-cell>
          <table:table-cell office:value-type="string" calcext:value-type="string">
            <text:p>Nel 1915 l'Italia entrò nella prima guerra mondiale sottoscrivendo il:</text:p>
          </table:table-cell>
          <table:table-cell office:value-type="string" calcext:value-type="string">
            <text:p>Capitolare di Quierzy|Patto di Mosca|Trattato di Utrecht</text:p>
          </table:table-cell>
        </table:table-row>
        <table:table-row table:style-name="ro1">
          <table:table-cell office:value-type="string" calcext:value-type="string">
            <text:p>Spagna</text:p>
          </table:table-cell>
          <table:table-cell office:value-type="string" calcext:value-type="string">
            <text:p>Quale delle seguenti nazioni fu neutrale nella prima guerra mondiale?</text:p>
          </table:table-cell>
          <table:table-cell office:value-type="string" calcext:value-type="string">
            <text:p>Germania|Russia|USA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Con quale dei seguenti Stati era alleata la Francia nella prima guerra mondiale?</text:p>
          </table:table-cell>
          <table:table-cell office:value-type="string" calcext:value-type="string">
            <text:p>Austria-Ungheria|Bulgaria|Germania</text:p>
          </table:table-cell>
        </table:table-row>
        <table:table-row table:style-name="ro1">
          <table:table-cell office:value-type="string" calcext:value-type="string">
            <text:p>Roosevelt, Churcill e Stalin</text:p>
          </table:table-cell>
          <table:table-cell office:value-type="string" calcext:value-type="string">
            <text:p>Alla conferenza interalleata di Teheran del 1943, chi partecipò in rappresentanza di Stati Uniti, Gran Bretagna e Unione Sovietica? </text:p>
          </table:table-cell>
          <table:table-cell office:value-type="string" calcext:value-type="string">
            <text:p>Eisenhower, Churchill e Stalin|Roosevelt, Lloyd George e Molotov|Wilson, Churcill e Molotov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L'operazione militare "Desert Storm" contro il Presidente iracheno Saddam Hussein si svolse nel: </text:p>
          </table:table-cell>
          <table:table-cell office:value-type="string" calcext:value-type="string">
            <text:p>1979|1980|2000</text:p>
          </table:table-cell>
        </table:table-row>
        <table:table-row table:style-name="ro1">
          <table:table-cell office:value-type="string" calcext:value-type="string">
            <text:p>un'agenzia dell'ONU che si occupa di combattere la fame nel mondo e sviluppare l'agricoltura</text:p>
          </table:table-cell>
          <table:table-cell office:value-type="string" calcext:value-type="string">
            <text:p>La FAO è:</text:p>
          </table:table-cell>
          <table:table-cell office:value-type="string" calcext:value-type="string">
            <text:p>un organismo per la promozione dell'istruzione nei Paesi in via di sviluppo|una divisione della CIA, l'agenzia di spionaggio statunitense|un'organizzazione internazionale di polizia</text:p>
          </table:table-cell>
        </table:table-row>
        <table:table-row table:style-name="ro1">
          <table:table-cell office:value-type="string" calcext:value-type="string">
            <text:p>Si schierò con l'Intesa ma uscì dal conflitto nel 1917</text:p>
          </table:table-cell>
          <table:table-cell office:value-type="string" calcext:value-type="string">
            <text:p>Durante la prima guerra mondiale, quale posizione assunse la Russia?</text:p>
          </table:table-cell>
          <table:table-cell office:value-type="string" calcext:value-type="string">
            <text:p>Si alleò con la Spagna|Si schierò con l'Austria-Ungheria|Si schierò con l'Impero Ottomano</text:p>
          </table:table-cell>
        </table:table-row>
        <table:table-row table:style-name="ro1">
          <table:table-cell office:value-type="string" calcext:value-type="string">
            <text:p>Cecoslovacchia</text:p>
          </table:table-cell>
          <table:table-cell office:value-type="string" calcext:value-type="string">
            <text:p>Nel 1919, tra i vari stati sorti dallo sfaldamento dell'Impero Austro-Ungarico, nacque la:</text:p>
          </table:table-cell>
          <table:table-cell office:value-type="string" calcext:value-type="string">
            <text:p>Repubblica democratica turca|Repubblica di Weimar|Repubblica socialista polacca</text:p>
          </table:table-cell>
        </table:table-row>
        <table:table-row table:style-name="ro1">
          <table:table-cell office:value-type="string" calcext:value-type="string">
            <text:p>Perché fu caratterizzata da scontri combattuti in trincea</text:p>
          </table:table-cell>
          <table:table-cell office:value-type="string" calcext:value-type="string">
            <text:p>Perché la prima guerra mondiale viene definita guerra di logoramento?</text:p>
          </table:table-cell>
          <table:table-cell office:value-type="string" calcext:value-type="string">
            <text:p>Perché fu combattuta con battaglie campali|Perché logorò psichicamente le popolazioni civili colpite dai continui bombardamenti aerei|Poiché comportò il deperimento di grandi quantità di materiale bellico e civile</text:p>
          </table:table-cell>
        </table:table-row>
        <table:table-row table:style-name="ro1">
          <table:table-cell office:value-type="string" calcext:value-type="string">
            <text:p>Rimase neutrale</text:p>
          </table:table-cell>
          <table:table-cell office:value-type="string" calcext:value-type="string">
            <text:p>Durante la prima guerra mondiale, quale posizione assunse la Spagna?</text:p>
          </table:table-cell>
          <table:table-cell office:value-type="string" calcext:value-type="string">
            <text:p>Si alleò con l'Italia|Si schierò con la Germania|Si schierò con le potenze dell'Intesa</text:p>
          </table:table-cell>
        </table:table-row>
        <table:table-row table:style-name="ro1">
          <table:table-cell office:value-type="string" calcext:value-type="string">
            <text:p>Gran Bretagna</text:p>
          </table:table-cell>
          <table:table-cell office:value-type="string" calcext:value-type="string">
            <text:p>Con quale dei seguenti Stati era alleata la Russia nella prima guerra mondiale?</text:p>
          </table:table-cell>
          <table:table-cell office:value-type="string" calcext:value-type="string">
            <text:p>Austria-Ungheria|Bulgaria|Spagna</text:p>
          </table:table-cell>
        </table:table-row>
        <table:table-row table:style-name="ro1">
          <table:table-cell office:value-type="string" calcext:value-type="string">
            <text:p>Si schierò al fianco della Gran Bretagna e della Russia</text:p>
          </table:table-cell>
          <table:table-cell office:value-type="string" calcext:value-type="string">
            <text:p>Durante la prima guerra mondiale, quale posizione assunse la Francia?</text:p>
          </table:table-cell>
          <table:table-cell office:value-type="string" calcext:value-type="string">
            <text:p>Si alleò con la Spagna|Si schierò con la Germania|Si schierò contro l'Intesa</text:p>
          </table:table-cell>
        </table:table-row>
        <table:table-row table:style-name="ro1">
          <table:table-cell office:value-type="string" calcext:value-type="string">
            <text:p>Gran Bretagna</text:p>
          </table:table-cell>
          <table:table-cell office:value-type="string" calcext:value-type="string">
            <text:p>Con quale dei seguenti Stati erano alleati gli Stati Uniti d'America nella prima guerra</text:p>
          </table:table-cell>
          <table:table-cell office:value-type="string" calcext:value-type="string">
            <text:p>Austria-Ungheria|Bulgaria|Spagna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Con quale dei seguenti Stati era alleata la Gran Bretagna nella prima guerra mondiale?</text:p>
          </table:table-cell>
          <table:table-cell office:value-type="string" calcext:value-type="string">
            <text:p>Austria-Ungheria|Bulgaria|Germania</text:p>
          </table:table-cell>
        </table:table-row>
        <table:table-row table:style-name="ro1">
          <table:table-cell office:value-type="string" calcext:value-type="string">
            <text:p>gli Imperi centrali</text:p>
          </table:table-cell>
          <table:table-cell office:value-type="string" calcext:value-type="string">
            <text:p>Nel 1917, il governo bolscevico firmò un armistizio con:</text:p>
          </table:table-cell>
          <table:table-cell office:value-type="string" calcext:value-type="string">
            <text:p>|i Paesi dell'Intesa|</text:p>
          </table:table-cell>
        </table:table-row>
        <table:table-row table:style-name="ro1">
          <table:table-cell office:value-type="string" calcext:value-type="string">
            <text:p>inflissero una pesante sconfitta all'Italia</text:p>
          </table:table-cell>
          <table:table-cell office:value-type="string" calcext:value-type="string">
            <text:p>Nel 1917, a Caporetto gli Austro-Tedeschi:</text:p>
          </table:table-cell>
          <table:table-cell office:value-type="string" calcext:value-type="string">
            <text:p>firmarono un armistizio|furono sconfitti dall'Italia|subirono una pesante controffensiva da parte dell'Intesa</text:p>
          </table:table-cell>
        </table:table-row>
        <table:table-row table:style-name="ro1">
          <table:table-cell office:value-type="string" calcext:value-type="string">
            <text:p>Germania e Austria-Ungheria</text:p>
          </table:table-cell>
          <table:table-cell office:value-type="string" calcext:value-type="string">
            <text:p>Durante il primo conflitto mondiale, gli "Imperi centrali" erano:</text:p>
          </table:table-cell>
          <table:table-cell office:value-type="string" calcext:value-type="string">
            <text:p>Germania e Russia|Gran Bretagna e Francia|Svizzera e Belgio</text:p>
          </table:table-cell>
        </table:table-row>
        <table:table-row table:style-name="ro1">
          <table:table-cell office:value-type="string" calcext:value-type="string">
            <text:p>Missili terra-aria</text:p>
          </table:table-cell>
          <table:table-cell office:value-type="string" calcext:value-type="string">
            <text:p>Quale delle seguenti armi non fu usata nel corso della prima guerra mondiale?</text:p>
          </table:table-cell>
          <table:table-cell office:value-type="string" calcext:value-type="string">
            <text:p>Aerei da combattimento|Gas asfissianti|Sottomarini</text:p>
          </table:table-cell>
        </table:table-row>
        <table:table-row table:style-name="ro1">
          <table:table-cell office:value-type="string" calcext:value-type="string">
            <text:p>al Piave</text:p>
          </table:table-cell>
          <table:table-cell office:value-type="string" calcext:value-type="string">
            <text:p>Nel 1917, la penetrazione austriaca nei confini italiani arrivò fino:</text:p>
          </table:table-cell>
          <table:table-cell office:value-type="string" calcext:value-type="string">
            <text:p>a Mantova|a Ravenna|a Venezia</text:p>
          </table:table-cell>
        </table:table-row>
        <table:table-row table:style-name="ro1">
          <table:table-cell office:value-type="string" calcext:value-type="string">
            <text:p>lo sbarco in Normandia</text:p>
          </table:table-cell>
          <table:table-cell office:value-type="string" calcext:value-type="string">
            <text:p>Per D-Day, durante la seconda guerra mondiale, si intende:</text:p>
          </table:table-cell>
          <table:table-cell office:value-type="string" calcext:value-type="string">
            <text:p>la spedizione punitiva contro l'alleato traditore|lo sbarco in Sicilia|lo sfondamento della linea Maginot</text:p>
          </table:table-cell>
        </table:table-row>
        <table:table-row table:style-name="ro1">
          <table:table-cell office:value-type="string" calcext:value-type="string">
            <text:p>Teheran, Yalta e Potsdam</text:p>
          </table:table-cell>
          <table:table-cell office:value-type="string" calcext:value-type="string">
            <text:p>Al termine della seconda guerra mondiale, vi furono le tre conferenze di:</text:p>
          </table:table-cell>
          <table:table-cell office:value-type="string" calcext:value-type="string">
            <text:p>Bretton Woods, Vichy e Teheran|Liverpool, Berlino e Mosca|Mosca, Washington e Potsdam</text:p>
          </table:table-cell>
        </table:table-row>
        <table:table-row table:style-name="ro1">
          <table:table-cell office:value-type="string" calcext:value-type="string">
            <text:p>aereo</text:p>
          </table:table-cell>
          <table:table-cell office:value-type="string" calcext:value-type="string">
            <text:p>Nel 1940 si svolse la "battaglia d'Inghilterra" che fu uno scontro:</text:p>
          </table:table-cell>
          <table:table-cell office:value-type="string" calcext:value-type="string">
            <text:p>navale|sottomarino|terrestre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'ascesa al potere di Hitler avvenne nel:</text:p>
          </table:table-cell>
          <table:table-cell office:value-type="string" calcext:value-type="string">
            <text:p>1923|1938|1945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Quale delle seguenti nazioni era alleata dell'Intesa nella prima guerra mondiale?</text:p>
          </table:table-cell>
          <table:table-cell office:value-type="string" calcext:value-type="string">
            <text:p>Austria|Germania|Turchia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Quale delle seguenti nazioni era alleata della Germania nella prima guerra mondiale?</text:p>
          </table:table-cell>
          <table:table-cell office:value-type="string" calcext:value-type="string">
            <text:p>Francia|Italia|Nuova Zelanda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string" calcext:value-type="string">
            <text:p>Quale Presidente degli Stati Uniti d'America inaugurò un "nuovo corso" (il cosiddetto "New Deal") della storia statunitense negli anni Trenta del XX secolo? </text:p>
          </table:table-cell>
          <table:table-cell office:value-type="string" calcext:value-type="string">
            <text:p>Hoover|Nixon|Wilson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Durante la prima guerra mondiale, la Francia entrò in guerra contro gli Imperi centrali nel:</text:p>
          </table:table-cell>
          <table:table-cell office:value-type="string" calcext:value-type="string">
            <text:p>1912|1915|1917</text:p>
          </table:table-cell>
        </table:table-row>
        <table:table-row table:style-name="ro1">
          <table:table-cell office:value-type="string" calcext:value-type="string">
            <text:p>Negli anni sessanta del Novecento</text:p>
          </table:table-cell>
          <table:table-cell office:value-type="string" calcext:value-type="string">
            <text:p>In quale periodo in diverse regioni africane finì il colonialismo europeo?</text:p>
          </table:table-cell>
          <table:table-cell office:value-type="string" calcext:value-type="string">
            <text:p>Durante la prima guerra mondiale|Negli anni novanta del Novecento|Nel primo decennio del Novecento</text:p>
          </table:table-cell>
        </table:table-row>
        <table:table-row table:style-name="ro1">
          <table:table-cell office:value-type="string" calcext:value-type="string">
            <text:p>all'attacco degli aerei giapponesi contro la flotta americana ancorata a Pearl Harbor</text:p>
          </table:table-cell>
          <table:table-cell office:value-type="string" calcext:value-type="string">
            <text:p>Il 6 dicembre del 1941, gli Stati Uniti scesero in guerra contro il Giappone in seguito:</text:p>
          </table:table-cell>
          <table:table-cell office:value-type="string" calcext:value-type="string">
            <text:p>alla battaglia navale di Leyte|alla vittoria degli inglesi a El Alamein sulle truppe italiane e tedesche|allo scontro navale di Midway</text:p>
          </table:table-cell>
        </table:table-row>
        <table:table-row table:style-name="ro1">
          <table:table-cell office:value-type="string" calcext:value-type="string">
            <text:p>URSS e governi dell'Europa centro-orientale</text:p>
          </table:table-cell>
          <table:table-cell office:value-type="string" calcext:value-type="string">
            <text:p>Quali Paesi, dal 1955 al 1991, sono stati legati dal patto di Varsavia?</text:p>
          </table:table-cell>
          <table:table-cell office:value-type="string" calcext:value-type="string">
            <text:p>Unione Europea e USA||</text:p>
          </table:table-cell>
        </table:table-row>
        <table:table-row table:style-name="ro1">
          <table:table-cell office:value-type="string" calcext:value-type="string">
            <text:p>dell'uccisione di John F. Kennedy</text:p>
          </table:table-cell>
          <table:table-cell office:value-type="string" calcext:value-type="string">
            <text:p>Lee Harvey Oswald fu accusato:</text:p>
          </table:table-cell>
          <table:table-cell office:value-type="string" calcext:value-type="string">
            <text:p>dell'uccisione di Malcolm X|dell'uccisione di Martin Luther King|di essere una spia cinese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Nel 1959 Fidel Castro conquistò il potere in un'isola vicina alle coste statunitensi. Quale?</text:p>
          </table:table-cell>
          <table:table-cell office:value-type="string" calcext:value-type="string">
            <text:p>Guadalupa|Haiti|Santo Domingo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artin Luther King venne assassinato nel:</text:p>
          </table:table-cell>
          <table:table-cell office:value-type="string" calcext:value-type="string">
            <text:p>1956|1970|197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A partire da quale anno gli USA intervennero direttamente nella guerra del Vietnam?</text:p>
          </table:table-cell>
          <table:table-cell office:value-type="string" calcext:value-type="string">
            <text:p>1945|1952|1981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string" calcext:value-type="string">
            <text:p>In quale città venne ucciso J. F. Kennedy?</text:p>
          </table:table-cell>
          <table:table-cell office:value-type="string" calcext:value-type="string">
            <text:p>Boston|Los Angeles|New York</text:p>
          </table:table-cell>
        </table:table-row>
        <table:table-row table:style-name="ro1">
          <table:table-cell office:value-type="string" calcext:value-type="string">
            <text:p>rimase neutrale</text:p>
          </table:table-cell>
          <table:table-cell office:value-type="string" calcext:value-type="string">
            <text:p>La Spagna, durante la seconda guerra mondiale:</text:p>
          </table:table-cell>
          <table:table-cell office:value-type="string" calcext:value-type="string">
            <text:p>entrò in guerra al fianco degli Alleati solo quando fu certa della partecipazione degli Stati Uniti|entrò in guerra al fianco di Germania e Italia|si schierò con Francia e Gran Bretagna</text:p>
          </table:table-cell>
        </table:table-row>
        <table:table-row table:style-name="ro1">
          <table:table-cell office:value-type="string" calcext:value-type="string">
            <text:p>Una linea fortificata lungo il confine sudorientale francese</text:p>
          </table:table-cell>
          <table:table-cell office:value-type="string" calcext:value-type="string">
            <text:p>Che cosa era la "linea Maginot"?</text:p>
          </table:table-cell>
          <table:table-cell office:value-type="string" calcext:value-type="string">
            <text:p>Il confine tra l'Italia liberata dagli Alleati e la parte ancora soggetta ai nazisti|Il nuovo confine della Germania dopo l'annessione dell'Austria|Una linea di moda francese diffusasi durante la seconda guerra mondiale</text:p>
          </table:table-cell>
        </table:table-row>
        <table:table-row table:style-name="ro1">
          <table:table-cell office:value-type="string" calcext:value-type="string">
            <text:p>Malcolm X</text:p>
          </table:table-cell>
          <table:table-cell office:value-type="string" calcext:value-type="string">
            <text:p>Quale dei seguenti personaggi fu un leader del gruppo afroamericano dei "Musulmani Neri"? </text:p>
          </table:table-cell>
          <table:table-cell office:value-type="string" calcext:value-type="string">
            <text:p>Martin Luther King|Mike Tyson|Muhammad Ali</text:p>
          </table:table-cell>
        </table:table-row>
        <table:table-row table:style-name="ro1">
          <table:table-cell office:value-type="string" calcext:value-type="string">
            <text:p>Woodrow Wilson</text:p>
          </table:table-cell>
          <table:table-cell office:value-type="string" calcext:value-type="string">
            <text:p>Quale politico statunitense aveva redatto, al termine della prima guerra mondiale, un programma in "14 punti" per la costruzione di un nuovo equilibrio mondiale, basato sulla collaborazione tra le nazioni?</text:p>
          </table:table-cell>
          <table:table-cell office:value-type="string" calcext:value-type="string">
            <text:p>Dwight D. "Ike" Eisenhower|Franklin Delano Roosevelt|Winston Churchill</text:p>
          </table:table-cell>
        </table:table-row>
        <table:table-row table:style-name="ro1">
          <table:table-cell office:value-type="string" calcext:value-type="string">
            <text:p>Iosif Stalin</text:p>
          </table:table-cell>
          <table:table-cell office:value-type="string" calcext:value-type="string">
            <text:p>Quale tra i seguenti personaggi, oltre a Winston Churchill e a Franklin Delano Roosevelt, era presente nel 1945 alla Conferenza di Jalta? </text:p>
          </table:table-cell>
          <table:table-cell office:value-type="string" calcext:value-type="string">
            <text:p>Benito Mussolini|Édouard Daladier|Nikita Kruscev</text:p>
          </table:table-cell>
        </table:table-row>
        <table:table-row table:style-name="ro1">
          <table:table-cell office:value-type="string" calcext:value-type="string">
            <text:p>dopo la prima guerra mondiale</text:p>
          </table:table-cell>
          <table:table-cell office:value-type="string" calcext:value-type="string">
            <text:p>L'Impero ottomano cessò di esistere:</text:p>
          </table:table-cell>
          <table:table-cell office:value-type="string" calcext:value-type="string">
            <text:p>al termine dell'invasione sovietica dell'Afghanistan|dopo la seconda guerra mondiale|insieme alla Repubblica di Venezia</text:p>
          </table:table-cell>
        </table:table-row>
        <table:table-row table:style-name="ro1">
          <table:table-cell office:value-type="string" calcext:value-type="string">
            <text:p>Fulgencio Batista </text:p>
          </table:table-cell>
          <table:table-cell office:value-type="string" calcext:value-type="string">
            <text:p>Nel 1959, il cubano Fidel Castro spodestò:</text:p>
          </table:table-cell>
          <table:table-cell office:value-type="string" calcext:value-type="string">
            <text:p>Emiliano Zapata|Ernesto Che Guevara|Juan Domingo Peron</text:p>
          </table:table-cell>
        </table:table-row>
        <table:table-row table:style-name="ro1">
          <table:table-cell office:value-type="string" calcext:value-type="string">
            <text:p>1980-1990</text:p>
          </table:table-cell>
          <table:table-cell office:value-type="string" calcext:value-type="string">
            <text:p>In quale dei seguenti decenni si svolse la guerra tra Iran e Iraq?</text:p>
          </table:table-cell>
          <table:table-cell office:value-type="string" calcext:value-type="string">
            <text:p>1920-1930|1950-1960|1970-1980</text:p>
          </table:table-cell>
        </table:table-row>
        <table:table-row table:style-name="ro1">
          <table:table-cell office:value-type="string" calcext:value-type="string">
            <text:p>Stati Uniti</text:p>
          </table:table-cell>
          <table:table-cell office:value-type="string" calcext:value-type="string">
            <text:p>Quale tra i seguenti Stati entrò per ultimo nella prima guerra mondiale?</text:p>
          </table:table-cell>
          <table:table-cell office:value-type="string" calcext:value-type="string">
            <text:p>Francia|Gran Bretagna|Italia</text:p>
          </table:table-cell>
        </table:table-row>
        <table:table-row table:style-name="ro1">
          <table:table-cell office:value-type="string" calcext:value-type="string">
            <text:p>uscì dal primo conflitto mondiale </text:p>
          </table:table-cell>
          <table:table-cell office:value-type="string" calcext:value-type="string">
            <text:p>Con il trattato di Brest-Litovsk, la Russia del 1918:</text:p>
          </table:table-cell>
          <table:table-cell office:value-type="string" calcext:value-type="string">
            <text:p>decise di entrare nella prima guerra mondiale|sancì un'alleanza con gli Imperi centrali|stipulò un'alleanza con i Paesi dell'Intesa</text:p>
          </table:table-cell>
        </table:table-row>
        <table:table-row table:style-name="ro1">
          <table:table-cell office:value-type="string" calcext:value-type="string">
            <text:p>Versailles</text:p>
          </table:table-cell>
          <table:table-cell office:value-type="string" calcext:value-type="string">
            <text:p>Il trattato di pace con la Germania al termine della prima guerra mondiale fu firmato a:</text:p>
          </table:table-cell>
          <table:table-cell office:value-type="string" calcext:value-type="string">
            <text:p>Berlino|Londra|Roma</text:p>
          </table:table-cell>
        </table:table-row>
        <table:table-row table:style-name="ro1">
          <table:table-cell office:value-type="string" calcext:value-type="string">
            <text:p>Consiglio di operai e soldati</text:p>
          </table:table-cell>
          <table:table-cell table:style-name="ce3" office:value-type="string" calcext:value-type="string">
            <text:p>Qual è il significato del termine "soviet", utilizzato nel corso della rivoluzione russa?</text:p>
          </table:table-cell>
          <table:table-cell office:value-type="string" calcext:value-type="string">
            <text:p>Assemblea costituente|Consiglio dei burocrati|Organo di autogoverno militare</text:p>
          </table:table-cell>
        </table:table-row>
        <table:table-row table:style-name="ro1">
          <table:table-cell office:value-type="string" calcext:value-type="string">
            <text:p>Al Patto Atlantico</text:p>
          </table:table-cell>
          <table:table-cell office:value-type="string" calcext:value-type="string">
            <text:p>A quale organizzazione si contrapponeva il Patto di Varsavia?</text:p>
          </table:table-cell>
          <table:table-cell office:value-type="string" calcext:value-type="string">
            <text:p>Al Comecon|Alla FAO|All'ONU</text:p>
          </table:table-cell>
        </table:table-row>
        <table:table-row table:style-name="ro1">
          <table:table-cell office:value-type="string" calcext:value-type="string">
            <text:p>Winston Churchill</text:p>
          </table:table-cell>
          <table:table-cell office:value-type="string" calcext:value-type="string">
            <text:p>Quale, tra i seguenti uomini politici, era presente alla conferenza di Yalta del 1945?</text:p>
          </table:table-cell>
          <table:table-cell office:value-type="string" calcext:value-type="string">
            <text:p>Charles De Gaulle|John Fitzgerald Kennedy|Lenin</text:p>
          </table:table-cell>
        </table:table-row>
        <table:table-row table:style-name="ro1">
          <table:table-cell office:value-type="string" calcext:value-type="string">
            <text:p>Disobbedienza civile</text:p>
          </table:table-cell>
          <table:table-cell office:value-type="string" calcext:value-type="string">
            <text:p>Come venne definita la politica promossa da Ghandi in India?</text:p>
          </table:table-cell>
          <table:table-cell office:value-type="string" calcext:value-type="string">
            <text:p>Attesa silenziosa|Sciopero a oltranza|Transizione pacifica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La guerra del Vietnam terminò con il ritiro degli Americani da Saigon, oggi Ho Chi Minh, nel:</text:p>
          </table:table-cell>
          <table:table-cell office:value-type="string" calcext:value-type="string">
            <text:p>1945|1950|1967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Con quale dei seguenti Stati era alleata la Gran Bretagna nella seconda guerra mondiale?</text:p>
          </table:table-cell>
          <table:table-cell office:value-type="string" calcext:value-type="string">
            <text:p>Germania|Giappone|Ungheria</text:p>
          </table:table-cell>
        </table:table-row>
        <table:table-row table:style-name="ro1">
          <table:table-cell office:value-type="string" calcext:value-type="string">
            <text:p>Lungo l'Appennino tosco-emiliano</text:p>
          </table:table-cell>
          <table:table-cell office:value-type="string" calcext:value-type="string">
            <text:p>Nel corso della seconda guerra mondiale, dove si trovava la cosiddetta "linea gotica"?</text:p>
          </table:table-cell>
          <table:table-cell office:value-type="string" calcext:value-type="string">
            <text:p>A fronteggiare il percorso della linea Maginot francese, in territorio tedesco; era nota anche come linea Sigfrido|Lungo i Pirenei|Sul confine tra la Germania e i suoi Stati cuscinetto dopo il 1940</text:p>
          </table:table-cell>
        </table:table-row>
        <table:table-row table:style-name="ro1">
          <table:table-cell office:value-type="string" calcext:value-type="string">
            <text:p>Negli anni Ottanta</text:p>
          </table:table-cell>
          <table:table-cell office:value-type="string" calcext:value-type="string">
            <text:p>In quale decennio del XX secolo l'AIDS si è diffuso a livelli mondiali?</text:p>
          </table:table-cell>
          <table:table-cell office:value-type="string" calcext:value-type="string">
            <text:p>Negli anni Cinquanta|Negli anni Venti|Non è possibile determinarlo in base ai dati attualmente disponibili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Nel 1915 l'Italia si schierò con Gran Bretagna, Francia e con quale dei seguenti Paesi?</text:p>
          </table:table-cell>
          <table:table-cell office:value-type="string" calcext:value-type="string">
            <text:p>Bulgaria|Germania|Spagna</text:p>
          </table:table-cell>
        </table:table-row>
        <table:table-row table:style-name="ro1">
          <table:table-cell office:value-type="string" calcext:value-type="string">
            <text:p>Rimasero neutrali</text:p>
          </table:table-cell>
          <table:table-cell office:value-type="string" calcext:value-type="string">
            <text:p>Quale posizione assunsero gli Stati Uniti allo scoppio della seconda guerra mondiale? </text:p>
          </table:table-cell>
          <table:table-cell office:value-type="string" calcext:value-type="string">
            <text:p>Si allearono con la Germania|Si allearono con l'Italia|Si allearono con l'URSS</text:p>
          </table:table-cell>
        </table:table-row>
        <table:table-row table:style-name="ro1">
          <table:table-cell office:value-type="string" calcext:value-type="string">
            <text:p>gli Stati Uniti entrarono nel conflitto</text:p>
          </table:table-cell>
          <table:table-cell office:value-type="string" calcext:value-type="string">
            <text:p>Il 6 aprile 1917 è una data importante nel contesto della prima guerra mondiale perché:</text:p>
          </table:table-cell>
          <table:table-cell office:value-type="string" calcext:value-type="string">
            <text:p>il Giappone capitolò|la Germania capitolò|venne siglata la pace tra Russia e Germania</text:p>
          </table:table-cell>
        </table:table-row>
        <table:table-row table:style-name="ro1">
          <table:table-cell office:value-type="string" calcext:value-type="string">
            <text:p>Unione Sovietica</text:p>
          </table:table-cell>
          <table:table-cell office:value-type="string" calcext:value-type="string">
            <text:p>Con quale dei seguenti Stati era alleata la Gran Bretagna nella seconda guerra mondiale? </text:p>
          </table:table-cell>
          <table:table-cell office:value-type="string" calcext:value-type="string">
            <text:p>Germania|Giappone|Svizzera</text:p>
          </table:table-cell>
        </table:table-row>
        <table:table-row table:style-name="ro1">
          <table:table-cell office:value-type="string" calcext:value-type="string">
            <text:p>Stati Uniti</text:p>
          </table:table-cell>
          <table:table-cell office:value-type="string" calcext:value-type="string">
            <text:p>Quale tra le seguenti potenze intervenne per ultima nella prima guerra mondiale?</text:p>
          </table:table-cell>
          <table:table-cell office:value-type="string" calcext:value-type="string">
            <text:p>Francia|Germania|Regno Unito</text:p>
          </table:table-cell>
        </table:table-row>
        <table:table-row table:style-name="ro1">
          <table:table-cell office:value-type="string" calcext:value-type="string">
            <text:p>russi e tedeschi</text:p>
          </table:table-cell>
          <table:table-cell office:value-type="string" calcext:value-type="string">
            <text:p>La pace di Brest-Litovsk del 3 marzo 1918 venne firmata tra:</text:p>
          </table:table-cell>
          <table:table-cell office:value-type="string" calcext:value-type="string">
            <text:p>francesi e bulgari|inglesi e tedeschi|italiani e austriaci</text:p>
          </table:table-cell>
        </table:table-row>
        <table:table-row table:style-name="ro1">
          <table:table-cell office:value-type="string" calcext:value-type="string">
            <text:p>Winston Churchill</text:p>
          </table:table-cell>
          <table:table-cell office:value-type="string" calcext:value-type="string">
            <text:p>Quale uomo politico divenne Primo Ministro britannico nel 1940?</text:p>
          </table:table-cell>
          <table:table-cell office:value-type="string" calcext:value-type="string">
            <text:p>George Gladstone|Gustav Stresemann|Woodrow Wilson</text:p>
          </table:table-cell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Contro quale dei seguenti Stati era schierata la Gran Bretagna nella prima guerra mondiale?</text:p>
          </table:table-cell>
          <table:table-cell office:value-type="string" calcext:value-type="string">
            <text:p>Italia|Nessuno degli Stati riportati nelle altre alternative|Romania</text:p>
          </table:table-cell>
        </table:table-row>
        <table:table-row table:style-name="ro1">
          <table:table-cell office:value-type="string" calcext:value-type="string">
            <text:p>la legislazione antisemita promulgata dal regime nazista</text:p>
          </table:table-cell>
          <table:table-cell office:value-type="string" calcext:value-type="string">
            <text:p>Le "Leggi di Norimberga" furono:</text:p>
          </table:table-cell>
          <table:table-cell office:value-type="string" calcext:value-type="string">
            <text:p>la Costituzione del Terzo Reich|la normativa in base alla quale furono processati i capi nazisti al termine della seconda guerra mondiale|le norme di ratifica dell'alleanza italo-tedesca</text:p>
          </table:table-cell>
        </table:table-row>
        <table:table-row table:style-name="ro1">
          <table:table-cell office:value-type="string" calcext:value-type="string">
            <text:p>Germania e Russia</text:p>
          </table:table-cell>
          <table:table-cell office:value-type="string" calcext:value-type="string">
            <text:p>Quali Stati firmarono la pace di Brest-Litovsk, il 3 marzo 1918?</text:p>
          </table:table-cell>
          <table:table-cell office:value-type="string" calcext:value-type="string">
            <text:p>Germania e Francia|Polonia e Germania|Ungheria e Polonia</text:p>
          </table:table-cell>
        </table:table-row>
        <table:table-row table:style-name="ro1">
          <table:table-cell office:value-type="string" calcext:value-type="string">
            <text:p>Francia, Gran Bretagna e Russia</text:p>
          </table:table-cell>
          <table:table-cell office:value-type="string" calcext:value-type="string">
            <text:p>Alla vigilia della prima guerra mondiale, la Triplice intesa era costituita da:</text:p>
          </table:table-cell>
          <table:table-cell office:value-type="string" calcext:value-type="string">
            <text:p>Austria-Ungheria, Germania e Turchia|Francia, Gran Bretagna e Italia|Russia, Francia e Italia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In quale capitale europea fu siglato nel 1957 il Trattato che segnò la nascita della Comunità Economica Europea? </text:p>
          </table:table-cell>
          <table:table-cell office:value-type="string" calcext:value-type="string">
            <text:p>Atene|Bruxelles|Parigi</text:p>
          </table:table-cell>
        </table:table-row>
        <table:table-row table:style-name="ro1">
          <table:table-cell office:value-type="string" calcext:value-type="string">
            <text:p>favorire la resistenza inglese, con aiuti economici, potenziandone la flotta e l'aviazione</text:p>
          </table:table-cell>
          <table:table-cell office:value-type="string" calcext:value-type="string">
            <text:p>La politica di Roosevelt, Presidente degli Stati Uniti d'America quando ancora non erano coinvolti nel conflitto mondiale, nel 1940 mirava a:</text:p>
          </table:table-cell>
          <table:table-cell office:value-type="string" calcext:value-type="string">
            <text:p>affermare un dominio coloniale sui territori sovietici, scorporandoli in protettorati|apportare ingenti aiuti militari alla Germania assecondando i suoi obiettivi espansionistici|isolare l'Inghilterra dai suoi dominions</text:p>
          </table:table-cell>
        </table:table-row>
        <table:table-row table:style-name="ro1">
          <table:table-cell office:value-type="string" calcext:value-type="string">
            <text:p>Si schierò con Hitler fino all'armistizio del 1943</text:p>
          </table:table-cell>
          <table:table-cell office:value-type="string" calcext:value-type="string">
            <text:p>Durante la seconda guerra mondiale, quale posizione assunse l'Italia?</text:p>
          </table:table-cell>
          <table:table-cell office:value-type="string" calcext:value-type="string">
            <text:p>Si alleò con la Spagna|Si schierò contro la Germania sin dal 1939|Si schierò subito con gli Anglo-Francesi</text:p>
          </table:table-cell>
        </table:table-row>
        <table:table-row table:style-name="ro1">
          <table:table-cell office:value-type="string" calcext:value-type="string">
            <text:p>Entrò in guerra a fianco dei Tedeschi</text:p>
          </table:table-cell>
          <table:table-cell office:value-type="string" calcext:value-type="string">
            <text:p>Durante la seconda guerra mondiale, quale posizione assunse il Giappone?</text:p>
          </table:table-cell>
          <table:table-cell office:value-type="string" calcext:value-type="string">
            <text:p>Si alleò con la Spagna|Si schierò con gli Alleati|Si schierò con la Francia</text:p>
          </table:table-cell>
        </table:table-row>
        <table:table-row table:style-name="ro1">
          <table:table-cell office:value-type="string" calcext:value-type="string">
            <text:p>Roosevelt, Churchill e Stalin</text:p>
          </table:table-cell>
          <table:table-cell office:value-type="string" calcext:value-type="string">
            <text:p>Chi furono i capi di Stato che si incontrarono nella Conferenza di Jalta nel 1945?</text:p>
          </table:table-cell>
          <table:table-cell office:value-type="string" calcext:value-type="string">
            <text:p>De Gaulle, Wilson e Breznev|Vittorio Emanuele III, Truman e Churchill|Wilson, Lloyd George e Clemenceau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Quale delle seguenti nazioni era alleata della Francia nella prima guerra mondiale?</text:p>
          </table:table-cell>
          <table:table-cell office:value-type="string" calcext:value-type="string">
            <text:p>Austria-Ungheria|Germania|Turchia</text:p>
          </table:table-cell>
        </table:table-row>
        <table:table-row table:style-name="ro1">
          <table:table-cell office:value-type="string" calcext:value-type="string">
            <text:p>Inghilterra</text:p>
          </table:table-cell>
          <table:table-cell office:value-type="string" calcext:value-type="string">
            <text:p>Quale fra i seguenti Paesi, durante la seconda guerra mondiale, resistette alle incursioni militari della Germania?</text:p>
          </table:table-cell>
          <table:table-cell office:value-type="string" calcext:value-type="string">
            <text:p>Danimarca|Finlandia|Norvegia</text:p>
          </table:table-cell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Contro quale dei seguenti Stati era schierata l'Unione Sovietica nella seconda guerra mondiale? </text:p>
          </table:table-cell>
          <table:table-cell office:value-type="string" calcext:value-type="string">
            <text:p>Canada|Gran Bretagna|Portogallo</text:p>
          </table:table-cell>
        </table:table-row>
        <table:table-row table:style-name="ro1">
          <table:table-cell office:value-type="string" calcext:value-type="string">
            <text:p>Polonia</text:p>
          </table:table-cell>
          <table:table-cell office:value-type="string" calcext:value-type="string">
            <text:p>Nel 1939, quale tra i seguenti Paesi fu invaso dalla Germania?</text:p>
          </table:table-cell>
          <table:table-cell office:value-type="string" calcext:value-type="string">
            <text:p>Austria|Cecoslovacchia|URSS</text:p>
          </table:table-cell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In quale dei seguenti Paesi si trovava il campo di sterminio di Buchenwald?</text:p>
          </table:table-cell>
          <table:table-cell office:value-type="string" calcext:value-type="string">
            <text:p>Austria|Polonia|Romania</text:p>
          </table:table-cell>
        </table:table-row>
        <table:table-row table:style-name="ro1">
          <table:table-cell office:value-type="string" calcext:value-type="string">
            <text:p>Bolscevichi</text:p>
          </table:table-cell>
          <table:table-cell office:value-type="string" calcext:value-type="string">
            <text:p>Quale dei seguenti gruppi politici era guidato da Lenin durante la Rivoluzione d'Ottobre del 1917? </text:p>
          </table:table-cell>
          <table:table-cell office:value-type="string" calcext:value-type="string">
            <text:p>Menscevichi|Populisti|Socialisti-rivoluzionari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A quale anno risale la caduta del muro di Berlino?</text:p>
          </table:table-cell>
          <table:table-cell office:value-type="string" calcext:value-type="string">
            <text:p>1948|1972|1994</text:p>
          </table:table-cell>
        </table:table-row>
        <table:table-row table:style-name="ro1">
          <table:table-cell office:value-type="string" calcext:value-type="string">
            <text:p>Svezia</text:p>
          </table:table-cell>
          <table:table-cell office:value-type="string" calcext:value-type="string">
            <text:p>Quale dei seguenti Stati era neutrale nella seconda guerra mondiale?</text:p>
          </table:table-cell>
          <table:table-cell office:value-type="string" calcext:value-type="string">
            <text:p>Francia|Germania|Giappone</text:p>
          </table:table-cell>
        </table:table-row>
        <table:table-row table:style-name="ro1">
          <table:table-cell office:value-type="string" calcext:value-type="string">
            <text:p>Comunisti</text:p>
          </table:table-cell>
          <table:table-cell office:value-type="string" calcext:value-type="string">
            <text:p>Quali partiti europei animarono la Terza Internazionale?</text:p>
          </table:table-cell>
          <table:table-cell office:value-type="string" calcext:value-type="string">
            <text:p>Popolari|Repubblicani|Socialdemocratici</text:p>
          </table:table-cell>
        </table:table-row>
        <table:table-row table:style-name="ro1">
          <table:table-cell office:value-type="string" calcext:value-type="string">
            <text:p>Ungheria</text:p>
          </table:table-cell>
          <table:table-cell office:value-type="string" calcext:value-type="string">
            <text:p>Contro quale dei seguenti Stati era schierata la Gran Bretagna nella seconda guerra mondiale?</text:p>
          </table:table-cell>
          <table:table-cell office:value-type="string" calcext:value-type="string">
            <text:p>Canada|Francia|Unione Sovietica</text:p>
          </table:table-cell>
        </table:table-row>
        <table:table-row table:style-name="ro1">
          <table:table-cell office:value-type="string" calcext:value-type="string">
            <text:p>Nel 1917</text:p>
          </table:table-cell>
          <table:table-cell office:value-type="string" calcext:value-type="string">
            <text:p>In quale anno lo zar Nicola II di Russia fu costretto dai rivoluzionari bolscevichi ad abdicare?</text:p>
          </table:table-cell>
          <table:table-cell office:value-type="string" calcext:value-type="string">
            <text:p>Nel 1901|Nel 1927|Nel 1945</text:p>
          </table:table-cell>
        </table:table-row>
        <table:table-row table:style-name="ro1">
          <table:table-cell office:value-type="string" calcext:value-type="string">
            <text:p>Eisenhower</text:p>
          </table:table-cell>
          <table:table-cell office:value-type="string" calcext:value-type="string">
            <text:p>Quale generale diresse lo sbarco in Normandia il 6 giugno 1944?</text:p>
          </table:table-cell>
          <table:table-cell office:value-type="string" calcext:value-type="string">
            <text:p>Chamberlain|De Gaulle|Mihailovic</text:p>
          </table:table-cell>
        </table:table-row>
        <table:table-row table:style-name="ro1">
          <table:table-cell office:value-type="string" calcext:value-type="string">
            <text:p>Rommel</text:p>
          </table:table-cell>
          <table:table-cell office:value-type="string" calcext:value-type="string">
            <text:p>Durante la seconda guerra mondiale, chi comandò il corpo di spedizione tedesco in Africa?</text:p>
          </table:table-cell>
          <table:table-cell office:value-type="string" calcext:value-type="string">
            <text:p>Goering|Montgomery|Patton</text:p>
          </table:table-cell>
        </table:table-row>
        <table:table-row table:style-name="ro1">
          <table:table-cell table:style-name="ce2" office:value-type="string" calcext:value-type="string">
            <text:p>6 giugno 1944</text:p>
          </table:table-cell>
          <table:table-cell office:value-type="string" calcext:value-type="string">
            <text:p>Lo sbarco alleato in Normandia, in codice D-Day, avvenne il:</text:p>
          </table:table-cell>
          <table:table-cell office:value-type="string" calcext:value-type="string">
            <text:p>25 agosto 1942|25 aprile 1948|9 settembre 1936</text:p>
          </table:table-cell>
        </table:table-row>
        <table:table-row table:style-name="ro1">
          <table:table-cell office:value-type="string" calcext:value-type="string">
            <text:p>la Germania</text:p>
          </table:table-cell>
          <table:table-cell office:value-type="string" calcext:value-type="string">
            <text:p>Il governo francese di Vichy, durante la seconda guerra mondiale, era alleato con:</text:p>
          </table:table-cell>
          <table:table-cell office:value-type="string" calcext:value-type="string">
            <text:p>la Gran Bretagna|l'Italia|l'Unione Sovietica</text:p>
          </table:table-cell>
        </table:table-row>
        <table:table-row table:style-name="ro1">
          <table:table-cell office:value-type="string" calcext:value-type="string">
            <text:p>Spagna</text:p>
          </table:table-cell>
          <table:table-cell office:value-type="string" calcext:value-type="string">
            <text:p>Quale dei seguenti Stati rimase neutrale nella prima guerra mondiale?</text:p>
          </table:table-cell>
          <table:table-cell office:value-type="string" calcext:value-type="string">
            <text:p>Austria-Ungheria|Inghilterra|Russia</text:p>
          </table:table-cell>
        </table:table-row>
        <table:table-row table:style-name="ro1">
          <table:table-cell office:value-type="string" calcext:value-type="string">
            <text:p>Pearl Harbor</text:p>
          </table:table-cell>
          <table:table-cell office:value-type="string" calcext:value-type="string">
            <text:p>In quale località l'aviazione giapponese attaccò, alla fine del 1941, la flotta degli Stati Uniti?</text:p>
          </table:table-cell>
          <table:table-cell office:value-type="string" calcext:value-type="string">
            <text:p>Cape Cod|Formosa|San Francisco</text:p>
          </table:table-cell>
        </table:table-row>
        <table:table-row table:style-name="ro1">
          <table:table-cell office:value-type="string" calcext:value-type="string">
            <text:p>Giappone</text:p>
          </table:table-cell>
          <table:table-cell office:value-type="string" calcext:value-type="string">
            <text:p>Contro quale dei seguenti Stati era schierata la Gran Bretagna nella seconda guerra mondiale? </text:p>
          </table:table-cell>
          <table:table-cell office:value-type="string" calcext:value-type="string">
            <text:p>Cina|Spagna|Unione Sovietica</text:p>
          </table:table-cell>
        </table:table-row>
        <table:table-row table:style-name="ro1">
          <table:table-cell office:value-type="string" calcext:value-type="string">
            <text:p>Jurij Gagarin</text:p>
          </table:table-cell>
          <table:table-cell office:value-type="string" calcext:value-type="string">
            <text:p>Chi fu il primo uomo nello spazio?</text:p>
          </table:table-cell>
          <table:table-cell office:value-type="string" calcext:value-type="string">
            <text:p>John Glenn|Jurij Andropov|Mikhail Gorbaciov</text:p>
          </table:table-cell>
        </table:table-row>
        <table:table-row table:style-name="ro1">
          <table:table-cell office:value-type="string" calcext:value-type="string">
            <text:p>l'Organizzazione per la Liberazione della Palestina</text:p>
          </table:table-cell>
          <table:table-cell office:value-type="string" calcext:value-type="string">
            <text:p>L'OLP è:</text:p>
          </table:table-cell>
          <table:table-cell office:value-type="string" calcext:value-type="string">
            <text:p>l'Organismo per la Liberalizzazione del Petrolio|l'Organizzazione dei Lavoratori Palestinesi|l'Organizzazione per la Lotta alla Povertà</text:p>
          </table:table-cell>
        </table:table-row>
        <table:table-row table:style-name="ro1">
          <table:table-cell office:value-type="string" calcext:value-type="string">
            <text:p>non esisteva</text:p>
          </table:table-cell>
          <table:table-cell office:value-type="string" calcext:value-type="string">
            <text:p>Durante la prima guerra mondiale, la Cecoslovacchia:</text:p>
          </table:table-cell>
          <table:table-cell office:value-type="string" calcext:value-type="string">
            <text:p>era alleata dei Paesi della Triplice Alleanza|era alleata dei Paesi della Triplice Intesa|era neutrale</text:p>
          </table:table-cell>
        </table:table-row>
        <table:table-row table:style-name="ro1">
          <table:table-cell office:value-type="string" calcext:value-type="string">
            <text:p>le truppe italo-tedesche furono sconfitte da quelle britanniche</text:p>
          </table:table-cell>
          <table:table-cell office:value-type="string" calcext:value-type="string">
            <text:p>A El Alamein, nel novembre 1942:</text:p>
          </table:table-cell>
          <table:table-cell office:value-type="string" calcext:value-type="string">
            <text:p>i britannici subirono una pesante sconfitta dalle forze dell'Asse|i francesi e i britannici si scontrarono per conquistare l'Egitto|i tedeschi soccorsero gli italiani in difficoltà contro l'esercito egiziano</text:p>
          </table:table-cell>
        </table:table-row>
        <table:table-row table:style-name="ro1">
          <table:table-cell office:value-type="string" calcext:value-type="string">
            <text:p>L'attacco giapponese alla flotta americana stanziata a Pearl Harbor</text:p>
          </table:table-cell>
          <table:table-cell office:value-type="string" calcext:value-type="string">
            <text:p>Quale avvenimento provocò l'entrata degli USA nella seconda guerra mondiale?</text:p>
          </table:table-cell>
          <table:table-cell office:value-type="string" calcext:value-type="string">
            <text:p>La decisione dell'URSS di entrare nel conflitto|La disfatta della Francia|Un attentato al Presidente americano a New York</text:p>
          </table:table-cell>
        </table:table-row>
        <table:table-row table:style-name="ro1">
          <table:table-cell office:value-type="string" calcext:value-type="string">
            <text:p>anglo-americani e giapponesi</text:p>
          </table:table-cell>
          <table:table-cell office:value-type="string" calcext:value-type="string">
            <text:p>Nella seconda guerra mondiale, gli scontri aeronavali nel Pacifico videro prevalentemente impegnati: </text:p>
          </table:table-cell>
          <table:table-cell office:value-type="string" calcext:value-type="string">
            <text:p>cinesi e giapponesi|francesi e sovietici|sovietici e tedeschi</text:p>
          </table:table-cell>
        </table:table-row>
        <table:table-row table:style-name="ro1">
          <table:table-cell office:value-type="string" calcext:value-type="string">
            <text:p>i tedeschi furono sconfitti dai sovietici</text:p>
          </table:table-cell>
          <table:table-cell office:value-type="string" calcext:value-type="string">
            <text:p>Nel 1943, a Stalingrado, al termine di un lungo assedio:</text:p>
          </table:table-cell>
          <table:table-cell office:value-type="string" calcext:value-type="string">
            <text:p>gli anglo-americani annientarono i giapponesi|gli italiani ottennero una schiacciante vittoria|i sovietici furono sconfitti dai tedeschi</text:p>
          </table:table-cell>
        </table:table-row>
        <table:table-row table:style-name="ro1">
          <table:table-cell office:value-type="string" calcext:value-type="string">
            <text:p>Chiang Kai-shek</text:p>
          </table:table-cell>
          <table:table-cell office:value-type="string" calcext:value-type="string">
            <text:p>Chi era il leader nazionalista cinese che combatté i comunisti di Mao Tse-tung fino a quando fu definitivamente sconfitto e venne fondata la Repubblica Popolare Cinese?</text:p>
          </table:table-cell>
          <table:table-cell office:value-type="string" calcext:value-type="string">
            <text:p>Deng Xiao-ping|Kuo Min-tang|Sun Yat-sen</text:p>
          </table:table-cell>
        </table:table-row>
        <table:table-row table:style-name="ro1">
          <table:table-cell office:value-type="string" calcext:value-type="string">
            <text:p>Hiroshima e Nagasaki</text:p>
          </table:table-cell>
          <table:table-cell office:value-type="string" calcext:value-type="string">
            <text:p>Quali sono le due città sulle quali gli Americani, nell'estate 1945, lanciarono la bomba atomica:</text:p>
          </table:table-cell>
          <table:table-cell office:value-type="string" calcext:value-type="string">
            <text:p>Okinawa e Hiroshima|Shangai e Nagasaki|Tokyo e Hiroshima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Il patto Ribbentrop-Molotov fu stipulato da Germania e URSS nel:</text:p>
          </table:table-cell>
          <table:table-cell office:value-type="string" calcext:value-type="string">
            <text:p>1898|1917|1946</text:p>
          </table:table-cell>
        </table:table-row>
        <table:table-row table:style-name="ro1">
          <table:table-cell office:value-type="string" calcext:value-type="string">
            <text:p>Svezia</text:p>
          </table:table-cell>
          <table:table-cell office:value-type="string" calcext:value-type="string">
            <text:p>Quale dei seguenti Stati era neutrale nella seconda guerra mondiale?</text:p>
          </table:table-cell>
          <table:table-cell office:value-type="string" calcext:value-type="string">
            <text:p>Francia|Gran Bretagna|Ungheria</text:p>
          </table:table-cell>
        </table:table-row>
        <table:table-row table:style-name="ro1">
          <table:table-cell office:value-type="string" calcext:value-type="string">
            <text:p>Svezia</text:p>
          </table:table-cell>
          <table:table-cell office:value-type="string" calcext:value-type="string">
            <text:p>Quale dei seguenti Stati era neutrale nella seconda guerra mondiale?</text:p>
          </table:table-cell>
          <table:table-cell office:value-type="string" calcext:value-type="string">
            <text:p>Francia|Giappone|Italia</text:p>
          </table:table-cell>
        </table:table-row>
        <table:table-row table:style-name="ro1">
          <table:table-cell office:value-type="string" calcext:value-type="string">
            <text:p>Ungheria</text:p>
          </table:table-cell>
          <table:table-cell office:value-type="string" calcext:value-type="string">
            <text:p>Contro quale dei seguenti Stati era schierata l'Unione Sovietica nella seconda guerra mondiale?</text:p>
          </table:table-cell>
          <table:table-cell office:value-type="string" calcext:value-type="string">
            <text:p>Francia|Gran Bretagna|Stati Uniti d'America</text:p>
          </table:table-cell>
        </table:table-row>
        <table:table-row table:style-name="ro1">
          <table:table-cell office:value-type="string" calcext:value-type="string">
            <text:p>Giappone</text:p>
          </table:table-cell>
          <table:table-cell office:value-type="string" calcext:value-type="string">
            <text:p>Contro quale dei seguenti Stati era schierata l'Unione Sovietica nella seconda guerra mondiale?</text:p>
          </table:table-cell>
          <table:table-cell office:value-type="string" calcext:value-type="string">
            <text:p>Portogallo|Spagna|Stati Uniti d'America</text:p>
          </table:table-cell>
        </table:table-row>
        <table:table-row table:style-name="ro1">
          <table:table-cell office:value-type="string" calcext:value-type="string">
            <text:p>Ungheria</text:p>
          </table:table-cell>
          <table:table-cell office:value-type="string" calcext:value-type="string">
            <text:p>Con quale dei seguenti Stati era alleata la Germania nella seconda guerra mondiale?</text:p>
          </table:table-cell>
          <table:table-cell office:value-type="string" calcext:value-type="string">
            <text:p>Portogallo|Spagna|Svizzera</text:p>
          </table:table-cell>
        </table:table-row>
        <table:table-row table:style-name="ro1">
          <table:table-cell table:style-name="ce2" office:value-type="string" calcext:value-type="string">
            <text:p>03/09/1939</text:p>
          </table:table-cell>
          <table:table-cell office:value-type="string" calcext:value-type="string">
            <text:p>Francia e Gran Bretagna dichiararono congiuntamente guerra alla Germania il:</text:p>
          </table:table-cell>
          <table:table-cell office:value-type="string" calcext:value-type="string">
            <text:p>06/03/1938|10/05/1940|19/11/1946</text:p>
          </table:table-cell>
        </table:table-row>
        <table:table-row table:style-name="ro1" table:number-rows-repeated="104797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16:19:17.71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16:19:55.321000000</dc:date>
    <meta:generator>LibreOffice/4.2.1.1$Windows_x86 LibreOffice_project/d7dbbd7842e6a58b0f521599204e827654e1fb8b</meta:generator>
    <meta:editing-duration>PT26M</meta:editing-duration>
    <meta:editing-cycles>13</meta:editing-cycles>
    <meta:document-statistic meta:table-count="3" meta:cell-count="4507" meta:object-count="0"/>
  </office:meta>
</office:document-meta>
</file>